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3.113cm"/>
    </style:style>
    <style:style style:name="co9" style:family="table-column">
      <style:table-column-properties fo:break-before="auto" style:column-width="5.99cm"/>
    </style:style>
    <style:style style:name="co10" style:family="table-column">
      <style:table-column-properties fo:break-before="auto" style:column-width="20.00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table:style-name="Default" office:value-type="string" calcext:value-type="string">
            <text:p>AUTOMOVILES</text:p>
          </table:table-cell>
          <table:table-cell table:style-name="ce2" office:value-type="string" calcext:value-type="string" table:number-columns-spanned="10" table:number-rows-spanned="1">
            <text:p>INSERT INTO (ID, ENTIDAD, MASCARA, SERIEINICIAL, SERIEFINAL, PARTECADENA, PARTENUMERICA, TAMANOSERIE, SERIESCADENA, IDUSRCARGA, FECHACARGA)</text:p>
            <text:p>VALUES</text:p>
            <text:p>(</text:p>
          </table:table-cell>
          <table:covered-table-cell table:number-columns-repeated="9" table:style-name="Default"/>
          <table:table-cell table:style-name="Default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ENTIDAD</text:p>
          </table:table-cell>
          <table:table-cell office:value-type="string" calcext:value-type="string">
            <text:p>MASCARA</text:p>
          </table:table-cell>
          <table:table-cell office:value-type="string" calcext:value-type="string">
            <text:p>SERIEINICIAL</text:p>
          </table:table-cell>
          <table:table-cell office:value-type="string" calcext:value-type="string">
            <text:p>SERIEFINAL</text:p>
          </table:table-cell>
          <table:table-cell office:value-type="string" calcext:value-type="string">
            <text:p>PARTECADENA</text:p>
          </table:table-cell>
          <table:table-cell office:value-type="string" calcext:value-type="string">
            <text:p>PARTENUMERICA</text:p>
          </table:table-cell>
          <table:table-cell office:value-type="string" calcext:value-type="string">
            <text:p>TAMANOSERIE</text:p>
          </table:table-cell>
          <table:table-cell office:value-type="string" calcext:value-type="string">
            <text:p>SERIESCADENA</text:p>
          </table:table-cell>
          <table:table-cell office:value-type="string" calcext:value-type="string">
            <text:p>IDUSRCARGA</text:p>
          </table:table-cell>
          <table:table-cell office:value-type="string" calcext:value-type="string">
            <text:p>FECHACARGA</text:p>
          </table:table-cell>
          <table:table-cell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AAA1000</text:p>
          </table:table-cell>
          <table:table-cell office:value-type="string" calcext:value-type="string">
            <text:p>AF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];&quot;',&quot;;&quot;'&quot;;[.C3];&quot;',&quot;;&quot;'&quot;;[.D3];&quot;',&quot;;&quot;'&quot;;[.E3];&quot;',&quot;;&quot;'&quot;;[.F3];&quot;',&quot;;&quot;'&quot;;[.G3];&quot;',&quot;;&quot;&quot;;[.H3];&quot;,&quot;;&quot;&quot;;[.I3];&quot;,&quot;;&quot;'&quot;;[.J3];&quot;',&quot;;&quot;&quot;;[.K3];&quot;);&quot;)" office:value-type="string" office:string-value="INSERT INTO CVT_PLACASSCT ( ENTIDAD, MASCARA, SERIEINICIAL, SERIEFINAL, PARTECADENA, PARTENUMERICA, TAMANOSERIE, SERIESCADENA, IDUSRCARGA, FECHACARGA) VALUES ('01','AAA9999','AAA1000','AFZ9999','[[0,3]]','[[3,7]]',3,2,'D997496224',SYSDATE);" calcext:value-type="string">
            <text:p>INSERT INTO CVT_PLACASSCT ( ENTIDAD, MASCARA, SERIEINICIAL, SERIEFINAL, PARTECADENA, PARTENUMERICA, TAMANOSERIE, SERIESCADENA, IDUSRCARGA, FECHACARGA) VALUES ('01','AAA9999','AAA1000','AF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AGA1000</text:p>
          </table:table-cell>
          <table:table-cell office:value-type="string" calcext:value-type="string">
            <text:p>CY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];&quot;',&quot;;&quot;'&quot;;[.C4];&quot;',&quot;;&quot;'&quot;;[.D4];&quot;',&quot;;&quot;'&quot;;[.E4];&quot;',&quot;;&quot;'&quot;;[.F4];&quot;',&quot;;&quot;'&quot;;[.G4];&quot;',&quot;;&quot;&quot;;[.H4];&quot;,&quot;;&quot;&quot;;[.I4];&quot;,&quot;;&quot;'&quot;;[.J4];&quot;',&quot;;&quot;&quot;;[.K4];&quot;);&quot;)" office:value-type="string" office:string-value="INSERT INTO CVT_PLACASSCT ( ENTIDAD, MASCARA, SERIEINICIAL, SERIEFINAL, PARTECADENA, PARTENUMERICA, TAMANOSERIE, SERIESCADENA, IDUSRCARGA, FECHACARGA) VALUES ('02','AAA9999','AGA1000','CYZ9999','[[0,3]]','[[3,7]]',3,2,'D997496224',SYSDATE);" calcext:value-type="string">
            <text:p>INSERT INTO CVT_PLACASSCT ( ENTIDAD, MASCARA, SERIEINICIAL, SERIEFINAL, PARTECADENA, PARTENUMERICA, TAMANOSERIE, SERIESCADENA, IDUSRCARGA, FECHACARGA) VALUES ('02','AAA9999','AGA1000','CY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CZA1000</text:p>
          </table:table-cell>
          <table:table-cell office:value-type="string" calcext:value-type="string">
            <text:p>DE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];&quot;',&quot;;&quot;'&quot;;[.C5];&quot;',&quot;;&quot;'&quot;;[.D5];&quot;',&quot;;&quot;'&quot;;[.E5];&quot;',&quot;;&quot;'&quot;;[.F5];&quot;',&quot;;&quot;'&quot;;[.G5];&quot;',&quot;;&quot;&quot;;[.H5];&quot;,&quot;;&quot;&quot;;[.I5];&quot;,&quot;;&quot;'&quot;;[.J5];&quot;',&quot;;&quot;&quot;;[.K5];&quot;);&quot;)" office:value-type="string" office:string-value="INSERT INTO CVT_PLACASSCT ( ENTIDAD, MASCARA, SERIEINICIAL, SERIEFINAL, PARTECADENA, PARTENUMERICA, TAMANOSERIE, SERIESCADENA, IDUSRCARGA, FECHACARGA) VALUES ('03','AAA9999','CZA1000','DEZ9999','[[0,3]]','[[3,7]]',3,2,'D997496224',SYSDATE);" calcext:value-type="string">
            <text:p>INSERT INTO CVT_PLACASSCT ( ENTIDAD, MASCARA, SERIEINICIAL, SERIEFINAL, PARTECADENA, PARTENUMERICA, TAMANOSERIE, SERIESCADENA, IDUSRCARGA, FECHACARGA) VALUES ('03','AAA9999','CZA1000','DE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DFA1000</text:p>
          </table:table-cell>
          <table:table-cell office:value-type="string" calcext:value-type="string">
            <text:p>DK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];&quot;',&quot;;&quot;'&quot;;[.C6];&quot;',&quot;;&quot;'&quot;;[.D6];&quot;',&quot;;&quot;'&quot;;[.E6];&quot;',&quot;;&quot;'&quot;;[.F6];&quot;',&quot;;&quot;'&quot;;[.G6];&quot;',&quot;;&quot;&quot;;[.H6];&quot;,&quot;;&quot;&quot;;[.I6];&quot;,&quot;;&quot;'&quot;;[.J6];&quot;',&quot;;&quot;&quot;;[.K6];&quot;);&quot;)" office:value-type="string" office:string-value="INSERT INTO CVT_PLACASSCT ( ENTIDAD, MASCARA, SERIEINICIAL, SERIEFINAL, PARTECADENA, PARTENUMERICA, TAMANOSERIE, SERIESCADENA, IDUSRCARGA, FECHACARGA) VALUES ('04','AAA9999','DFA1000','DKZ9999','[[0,3]]','[[3,7]]',3,2,'D997496224',SYSDATE);" calcext:value-type="string">
            <text:p>INSERT INTO CVT_PLACASSCT ( ENTIDAD, MASCARA, SERIEINICIAL, SERIEFINAL, PARTECADENA, PARTENUMERICA, TAMANOSERIE, SERIESCADENA, IDUSRCARGA, FECHACARGA) VALUES ('04','AAA9999','DFA1000','DK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DLA1000</text:p>
          </table:table-cell>
          <table:table-cell office:value-type="string" calcext:value-type="string">
            <text:p>DS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];&quot;',&quot;;&quot;'&quot;;[.C7];&quot;',&quot;;&quot;'&quot;;[.D7];&quot;',&quot;;&quot;'&quot;;[.E7];&quot;',&quot;;&quot;'&quot;;[.F7];&quot;',&quot;;&quot;'&quot;;[.G7];&quot;',&quot;;&quot;&quot;;[.H7];&quot;,&quot;;&quot;&quot;;[.I7];&quot;,&quot;;&quot;'&quot;;[.J7];&quot;',&quot;;&quot;&quot;;[.K7];&quot;);&quot;)" office:value-type="string" office:string-value="INSERT INTO CVT_PLACASSCT ( ENTIDAD, MASCARA, SERIEINICIAL, SERIEFINAL, PARTECADENA, PARTENUMERICA, TAMANOSERIE, SERIESCADENA, IDUSRCARGA, FECHACARGA) VALUES ('07','AAA9999','DLA1000','DSZ9999','[[0,3]]','[[3,7]]',3,2,'D997496224',SYSDATE);" calcext:value-type="string">
            <text:p>INSERT INTO CVT_PLACASSCT ( ENTIDAD, MASCARA, SERIEINICIAL, SERIEFINAL, PARTECADENA, PARTENUMERICA, TAMANOSERIE, SERIESCADENA, IDUSRCARGA, FECHACARGA) VALUES ('07','AAA9999','DLA1000','DS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DTA1000</text:p>
          </table:table-cell>
          <table:table-cell office:value-type="string" calcext:value-type="string">
            <text:p>ET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];&quot;',&quot;;&quot;'&quot;;[.C8];&quot;',&quot;;&quot;'&quot;;[.D8];&quot;',&quot;;&quot;'&quot;;[.E8];&quot;',&quot;;&quot;'&quot;;[.F8];&quot;',&quot;;&quot;'&quot;;[.G8];&quot;',&quot;;&quot;&quot;;[.H8];&quot;,&quot;;&quot;&quot;;[.I8];&quot;,&quot;;&quot;'&quot;;[.J8];&quot;',&quot;;&quot;&quot;;[.K8];&quot;);&quot;)" office:value-type="string" office:string-value="INSERT INTO CVT_PLACASSCT ( ENTIDAD, MASCARA, SERIEINICIAL, SERIEFINAL, PARTECADENA, PARTENUMERICA, TAMANOSERIE, SERIESCADENA, IDUSRCARGA, FECHACARGA) VALUES ('08','AAA9999','DTA1000','ETZ9999','[[0,3]]','[[3,7]]',3,2,'D997496224',SYSDATE);" calcext:value-type="string">
            <text:p>INSERT INTO CVT_PLACASSCT ( ENTIDAD, MASCARA, SERIEINICIAL, SERIEFINAL, PARTECADENA, PARTENUMERICA, TAMANOSERIE, SERIESCADENA, IDUSRCARGA, FECHACARGA) VALUES ('08','AAA9999','DTA1000','ET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EUA1000</text:p>
          </table:table-cell>
          <table:table-cell office:value-type="string" calcext:value-type="string">
            <text:p>FP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];&quot;',&quot;;&quot;'&quot;;[.C9];&quot;',&quot;;&quot;'&quot;;[.D9];&quot;',&quot;;&quot;'&quot;;[.E9];&quot;',&quot;;&quot;'&quot;;[.F9];&quot;',&quot;;&quot;'&quot;;[.G9];&quot;',&quot;;&quot;&quot;;[.H9];&quot;,&quot;;&quot;&quot;;[.I9];&quot;,&quot;;&quot;'&quot;;[.J9];&quot;',&quot;;&quot;&quot;;[.K9];&quot;);&quot;)" office:value-type="string" office:string-value="INSERT INTO CVT_PLACASSCT ( ENTIDAD, MASCARA, SERIEINICIAL, SERIEFINAL, PARTECADENA, PARTENUMERICA, TAMANOSERIE, SERIESCADENA, IDUSRCARGA, FECHACARGA) VALUES ('05','AAA9999','EUA1000','FPZ9999','[[0,3]]','[[3,7]]',3,2,'D997496224',SYSDATE);" calcext:value-type="string">
            <text:p>INSERT INTO CVT_PLACASSCT ( ENTIDAD, MASCARA, SERIEINICIAL, SERIEFINAL, PARTECADENA, PARTENUMERICA, TAMANOSERIE, SERIESCADENA, IDUSRCARGA, FECHACARGA) VALUES ('05','AAA9999','EUA1000','FP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FRA1000</text:p>
          </table:table-cell>
          <table:table-cell office:value-type="string" calcext:value-type="string">
            <text:p>FW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];&quot;',&quot;;&quot;'&quot;;[.C10];&quot;',&quot;;&quot;'&quot;;[.D10];&quot;',&quot;;&quot;'&quot;;[.E10];&quot;',&quot;;&quot;'&quot;;[.F10];&quot;',&quot;;&quot;'&quot;;[.G10];&quot;',&quot;;&quot;&quot;;[.H10];&quot;,&quot;;&quot;&quot;;[.I10];&quot;,&quot;;&quot;'&quot;;[.J10];&quot;',&quot;;&quot;&quot;;[.K10];&quot;);&quot;)" office:value-type="string" office:string-value="INSERT INTO CVT_PLACASSCT ( ENTIDAD, MASCARA, SERIEINICIAL, SERIEFINAL, PARTECADENA, PARTENUMERICA, TAMANOSERIE, SERIESCADENA, IDUSRCARGA, FECHACARGA) VALUES ('06','AAA9999','FRA1000','FWZ9999','[[0,3]]','[[3,7]]',3,2,'D997496224',SYSDATE);" calcext:value-type="string">
            <text:p>INSERT INTO CVT_PLACASSCT ( ENTIDAD, MASCARA, SERIEINICIAL, SERIEFINAL, PARTECADENA, PARTENUMERICA, TAMANOSERIE, SERIESCADENA, IDUSRCARGA, FECHACARGA) VALUES ('06','AAA9999','FRA1000','FW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999AAA</text:p>
          </table:table-cell>
          <table:table-cell office:value-type="string" calcext:value-type="string">
            <text:p>100AAA</text:p>
          </table:table-cell>
          <table:table-cell office:value-type="string" calcext:value-type="string">
            <text:p>999NPZ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];&quot;',&quot;;&quot;'&quot;;[.C11];&quot;',&quot;;&quot;'&quot;;[.D11];&quot;',&quot;;&quot;'&quot;;[.E11];&quot;',&quot;;&quot;'&quot;;[.F11];&quot;',&quot;;&quot;'&quot;;[.G11];&quot;',&quot;;&quot;&quot;;[.H11];&quot;,&quot;;&quot;&quot;;[.I11];&quot;,&quot;;&quot;'&quot;;[.J11];&quot;',&quot;;&quot;&quot;;[.K11];&quot;);&quot;)" office:value-type="string" office:string-value="INSERT INTO CVT_PLACASSCT ( ENTIDAD, MASCARA, SERIEINICIAL, SERIEFINAL, PARTECADENA, PARTENUMERICA, TAMANOSERIE, SERIESCADENA, IDUSRCARGA, FECHACARGA) VALUES ('09','999AAA','100AAA','999NPZ','[[0,3]]','[[3,7]]',3,2,'D997496224',SYSDATE);" calcext:value-type="string">
            <text:p>INSERT INTO CVT_PLACASSCT ( ENTIDAD, MASCARA, SERIEINICIAL, SERIEFINAL, PARTECADENA, PARTENUMERICA, TAMANOSERIE, SERIESCADENA, IDUSRCARGA, FECHACARGA) VALUES ('09','999AAA','100AAA','999NPZ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FXA1000</text:p>
          </table:table-cell>
          <table:table-cell office:value-type="string" calcext:value-type="string">
            <text:p>GF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];&quot;',&quot;;&quot;'&quot;;[.C12];&quot;',&quot;;&quot;'&quot;;[.D12];&quot;',&quot;;&quot;'&quot;;[.E12];&quot;',&quot;;&quot;'&quot;;[.F12];&quot;',&quot;;&quot;'&quot;;[.G12];&quot;',&quot;;&quot;&quot;;[.H12];&quot;,&quot;;&quot;&quot;;[.I12];&quot;,&quot;;&quot;'&quot;;[.J12];&quot;',&quot;;&quot;&quot;;[.K12];&quot;);&quot;)" office:value-type="string" office:string-value="INSERT INTO CVT_PLACASSCT ( ENTIDAD, MASCARA, SERIEINICIAL, SERIEFINAL, PARTECADENA, PARTENUMERICA, TAMANOSERIE, SERIESCADENA, IDUSRCARGA, FECHACARGA) VALUES ('10','AAA9999','FXA1000','GFZ9999','[[0,3]]','[[3,7]]',3,2,'D997496224',SYSDATE);" calcext:value-type="string">
            <text:p>INSERT INTO CVT_PLACASSCT ( ENTIDAD, MASCARA, SERIEINICIAL, SERIEFINAL, PARTECADENA, PARTENUMERICA, TAMANOSERIE, SERIESCADENA, IDUSRCARGA, FECHACARGA) VALUES ('10','AAA9999','FXA1000','GF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GGA1000</text:p>
          </table:table-cell>
          <table:table-cell office:value-type="string" calcext:value-type="string">
            <text:p>GY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];&quot;',&quot;;&quot;'&quot;;[.C13];&quot;',&quot;;&quot;'&quot;;[.D13];&quot;',&quot;;&quot;'&quot;;[.E13];&quot;',&quot;;&quot;'&quot;;[.F13];&quot;',&quot;;&quot;'&quot;;[.G13];&quot;',&quot;;&quot;&quot;;[.H13];&quot;,&quot;;&quot;&quot;;[.I13];&quot;,&quot;;&quot;'&quot;;[.J13];&quot;',&quot;;&quot;&quot;;[.K13];&quot;);&quot;)" office:value-type="string" office:string-value="INSERT INTO CVT_PLACASSCT ( ENTIDAD, MASCARA, SERIEINICIAL, SERIEFINAL, PARTECADENA, PARTENUMERICA, TAMANOSERIE, SERIESCADENA, IDUSRCARGA, FECHACARGA) VALUES ('11','AAA9999','GGA1000','GYZ9999','[[0,3]]','[[3,7]]',3,2,'D997496224',SYSDATE);" calcext:value-type="string">
            <text:p>INSERT INTO CVT_PLACASSCT ( ENTIDAD, MASCARA, SERIEINICIAL, SERIEFINAL, PARTECADENA, PARTENUMERICA, TAMANOSERIE, SERIESCADENA, IDUSRCARGA, FECHACARGA) VALUES ('11','AAA9999','GGA1000','GY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GZA1000</text:p>
          </table:table-cell>
          <table:table-cell office:value-type="string" calcext:value-type="string">
            <text:p>HF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];&quot;',&quot;;&quot;'&quot;;[.C14];&quot;',&quot;;&quot;'&quot;;[.D14];&quot;',&quot;;&quot;'&quot;;[.E14];&quot;',&quot;;&quot;'&quot;;[.F14];&quot;',&quot;;&quot;'&quot;;[.G14];&quot;',&quot;;&quot;&quot;;[.H14];&quot;,&quot;;&quot;&quot;;[.I14];&quot;,&quot;;&quot;'&quot;;[.J14];&quot;',&quot;;&quot;&quot;;[.K14];&quot;);&quot;)" office:value-type="string" office:string-value="INSERT INTO CVT_PLACASSCT ( ENTIDAD, MASCARA, SERIEINICIAL, SERIEFINAL, PARTECADENA, PARTENUMERICA, TAMANOSERIE, SERIESCADENA, IDUSRCARGA, FECHACARGA) VALUES ('12','AAA9999','GZA1000','HFZ9999','[[0,3]]','[[3,7]]',3,2,'D997496224',SYSDATE);" calcext:value-type="string">
            <text:p>INSERT INTO CVT_PLACASSCT ( ENTIDAD, MASCARA, SERIEINICIAL, SERIEFINAL, PARTECADENA, PARTENUMERICA, TAMANOSERIE, SERIESCADENA, IDUSRCARGA, FECHACARGA) VALUES ('12','AAA9999','GZA1000','HF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HGA1000</text:p>
          </table:table-cell>
          <table:table-cell office:value-type="string" calcext:value-type="string">
            <text:p>HR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];&quot;',&quot;;&quot;'&quot;;[.C15];&quot;',&quot;;&quot;'&quot;;[.D15];&quot;',&quot;;&quot;'&quot;;[.E15];&quot;',&quot;;&quot;'&quot;;[.F15];&quot;',&quot;;&quot;'&quot;;[.G15];&quot;',&quot;;&quot;&quot;;[.H15];&quot;,&quot;;&quot;&quot;;[.I15];&quot;,&quot;;&quot;'&quot;;[.J15];&quot;',&quot;;&quot;&quot;;[.K15];&quot;);&quot;)" office:value-type="string" office:string-value="INSERT INTO CVT_PLACASSCT ( ENTIDAD, MASCARA, SERIEINICIAL, SERIEFINAL, PARTECADENA, PARTENUMERICA, TAMANOSERIE, SERIESCADENA, IDUSRCARGA, FECHACARGA) VALUES ('13','AAA9999','HGA1000','HRZ9999','[[0,3]]','[[3,7]]',3,2,'D997496224',SYSDATE);" calcext:value-type="string">
            <text:p>INSERT INTO CVT_PLACASSCT ( ENTIDAD, MASCARA, SERIEINICIAL, SERIEFINAL, PARTECADENA, PARTENUMERICA, TAMANOSERIE, SERIESCADENA, IDUSRCARGA, FECHACARGA) VALUES ('13','AAA9999','HGA1000','HR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HSA1000</text:p>
          </table:table-cell>
          <table:table-cell office:value-type="string" calcext:value-type="string">
            <text:p>LF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];&quot;',&quot;;&quot;'&quot;;[.C16];&quot;',&quot;;&quot;'&quot;;[.D16];&quot;',&quot;;&quot;'&quot;;[.E16];&quot;',&quot;;&quot;'&quot;;[.F16];&quot;',&quot;;&quot;'&quot;;[.G16];&quot;',&quot;;&quot;&quot;;[.H16];&quot;,&quot;;&quot;&quot;;[.I16];&quot;,&quot;;&quot;'&quot;;[.J16];&quot;',&quot;;&quot;&quot;;[.K16];&quot;);&quot;)" office:value-type="string" office:string-value="INSERT INTO CVT_PLACASSCT ( ENTIDAD, MASCARA, SERIEINICIAL, SERIEFINAL, PARTECADENA, PARTENUMERICA, TAMANOSERIE, SERIESCADENA, IDUSRCARGA, FECHACARGA) VALUES ('14','AAA9999','HSA1000','LFZ9999','[[0,3]]','[[3,7]]',3,2,'D997496224',SYSDATE);" calcext:value-type="string">
            <text:p>INSERT INTO CVT_PLACASSCT ( ENTIDAD, MASCARA, SERIEINICIAL, SERIEFINAL, PARTECADENA, PARTENUMERICA, TAMANOSERIE, SERIESCADENA, IDUSRCARGA, FECHACARGA) VALUES ('14','AAA9999','HSA1000','LF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PFA1000</text:p>
          </table:table-cell>
          <table:table-cell office:value-type="string" calcext:value-type="string">
            <text:p>PU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];&quot;',&quot;;&quot;'&quot;;[.C17];&quot;',&quot;;&quot;'&quot;;[.D17];&quot;',&quot;;&quot;'&quot;;[.E17];&quot;',&quot;;&quot;'&quot;;[.F17];&quot;',&quot;;&quot;'&quot;;[.G17];&quot;',&quot;;&quot;&quot;;[.H17];&quot;,&quot;;&quot;&quot;;[.I17];&quot;,&quot;;&quot;'&quot;;[.J17];&quot;',&quot;;&quot;&quot;;[.K17];&quot;);&quot;)" office:value-type="string" office:string-value="INSERT INTO CVT_PLACASSCT ( ENTIDAD, MASCARA, SERIEINICIAL, SERIEFINAL, PARTECADENA, PARTENUMERICA, TAMANOSERIE, SERIESCADENA, IDUSRCARGA, FECHACARGA) VALUES ('16','AAA9999','PFA1000','PUZ9999','[[0,3]]','[[3,7]]',3,2,'D997496224',SYSDATE);" calcext:value-type="string">
            <text:p>INSERT INTO CVT_PLACASSCT ( ENTIDAD, MASCARA, SERIEINICIAL, SERIEFINAL, PARTECADENA, PARTENUMERICA, TAMANOSERIE, SERIESCADENA, IDUSRCARGA, FECHACARGA) VALUES ('16','AAA9999','PFA1000','PU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PVA1000</text:p>
          </table:table-cell>
          <table:table-cell office:value-type="string" calcext:value-type="string">
            <text:p>RD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];&quot;',&quot;;&quot;'&quot;;[.C18];&quot;',&quot;;&quot;'&quot;;[.D18];&quot;',&quot;;&quot;'&quot;;[.E18];&quot;',&quot;;&quot;'&quot;;[.F18];&quot;',&quot;;&quot;'&quot;;[.G18];&quot;',&quot;;&quot;&quot;;[.H18];&quot;,&quot;;&quot;&quot;;[.I18];&quot;,&quot;;&quot;'&quot;;[.J18];&quot;',&quot;;&quot;&quot;;[.K18];&quot;);&quot;)" office:value-type="string" office:string-value="INSERT INTO CVT_PLACASSCT ( ENTIDAD, MASCARA, SERIEINICIAL, SERIEFINAL, PARTECADENA, PARTENUMERICA, TAMANOSERIE, SERIESCADENA, IDUSRCARGA, FECHACARGA) VALUES ('17','AAA9999','PVA1000','RDZ9999','[[0,3]]','[[3,7]]',3,2,'D997496224',SYSDATE);" calcext:value-type="string">
            <text:p>INSERT INTO CVT_PLACASSCT ( ENTIDAD, MASCARA, SERIEINICIAL, SERIEFINAL, PARTECADENA, PARTENUMERICA, TAMANOSERIE, SERIESCADENA, IDUSRCARGA, FECHACARGA) VALUES ('17','AAA9999','PVA1000','RD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REA1000</text:p>
          </table:table-cell>
          <table:table-cell office:value-type="string" calcext:value-type="string">
            <text:p>RJ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];&quot;',&quot;;&quot;'&quot;;[.C19];&quot;',&quot;;&quot;'&quot;;[.D19];&quot;',&quot;;&quot;'&quot;;[.E19];&quot;',&quot;;&quot;'&quot;;[.F19];&quot;',&quot;;&quot;'&quot;;[.G19];&quot;',&quot;;&quot;&quot;;[.H19];&quot;,&quot;;&quot;&quot;;[.I19];&quot;,&quot;;&quot;'&quot;;[.J19];&quot;',&quot;;&quot;&quot;;[.K19];&quot;);&quot;)" office:value-type="string" office:string-value="INSERT INTO CVT_PLACASSCT ( ENTIDAD, MASCARA, SERIEINICIAL, SERIEFINAL, PARTECADENA, PARTENUMERICA, TAMANOSERIE, SERIESCADENA, IDUSRCARGA, FECHACARGA) VALUES ('18','AAA9999','REA1000','RJZ9999','[[0,3]]','[[3,7]]',3,2,'D997496224',SYSDATE);" calcext:value-type="string">
            <text:p>INSERT INTO CVT_PLACASSCT ( ENTIDAD, MASCARA, SERIEINICIAL, SERIEFINAL, PARTECADENA, PARTENUMERICA, TAMANOSERIE, SERIESCADENA, IDUSRCARGA, FECHACARGA) VALUES ('18','AAA9999','REA1000','RJ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RKA1000</text:p>
          </table:table-cell>
          <table:table-cell office:value-type="string" calcext:value-type="string">
            <text:p>TG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];&quot;',&quot;;&quot;'&quot;;[.C20];&quot;',&quot;;&quot;'&quot;;[.D20];&quot;',&quot;;&quot;'&quot;;[.E20];&quot;',&quot;;&quot;'&quot;;[.F20];&quot;',&quot;;&quot;'&quot;;[.G20];&quot;',&quot;;&quot;&quot;;[.H20];&quot;,&quot;;&quot;&quot;;[.I20];&quot;,&quot;;&quot;'&quot;;[.J20];&quot;',&quot;;&quot;&quot;;[.K20];&quot;);&quot;)" office:value-type="string" office:string-value="INSERT INTO CVT_PLACASSCT ( ENTIDAD, MASCARA, SERIEINICIAL, SERIEFINAL, PARTECADENA, PARTENUMERICA, TAMANOSERIE, SERIESCADENA, IDUSRCARGA, FECHACARGA) VALUES ('19','AAA9999','RKA1000','TGZ9999','[[0,3]]','[[3,7]]',3,2,'D997496224',SYSDATE);" calcext:value-type="string">
            <text:p>INSERT INTO CVT_PLACASSCT ( ENTIDAD, MASCARA, SERIEINICIAL, SERIEFINAL, PARTECADENA, PARTENUMERICA, TAMANOSERIE, SERIESCADENA, IDUSRCARGA, FECHACARGA) VALUES ('19','AAA9999','RKA1000','TG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THA1000</text:p>
          </table:table-cell>
          <table:table-cell office:value-type="string" calcext:value-type="string">
            <text:p>TM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];&quot;',&quot;;&quot;'&quot;;[.C21];&quot;',&quot;;&quot;'&quot;;[.D21];&quot;',&quot;;&quot;'&quot;;[.E21];&quot;',&quot;;&quot;'&quot;;[.F21];&quot;',&quot;;&quot;'&quot;;[.G21];&quot;',&quot;;&quot;&quot;;[.H21];&quot;,&quot;;&quot;&quot;;[.I21];&quot;,&quot;;&quot;'&quot;;[.J21];&quot;',&quot;;&quot;&quot;;[.K21];&quot;);&quot;)" office:value-type="string" office:string-value="INSERT INTO CVT_PLACASSCT ( ENTIDAD, MASCARA, SERIEINICIAL, SERIEFINAL, PARTECADENA, PARTENUMERICA, TAMANOSERIE, SERIESCADENA, IDUSRCARGA, FECHACARGA) VALUES ('20','AAA9999','THA1000','TMZ9999','[[0,3]]','[[3,7]]',3,2,'D997496224',SYSDATE);" calcext:value-type="string">
            <text:p>INSERT INTO CVT_PLACASSCT ( ENTIDAD, MASCARA, SERIEINICIAL, SERIEFINAL, PARTECADENA, PARTENUMERICA, TAMANOSERIE, SERIESCADENA, IDUSRCARGA, FECHACARGA) VALUES ('20','AAA9999','THA1000','TM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TNA1000</text:p>
          </table:table-cell>
          <table:table-cell office:value-type="string" calcext:value-type="string">
            <text:p>UJ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];&quot;',&quot;;&quot;'&quot;;[.C22];&quot;',&quot;;&quot;'&quot;;[.D22];&quot;',&quot;;&quot;'&quot;;[.E22];&quot;',&quot;;&quot;'&quot;;[.F22];&quot;',&quot;;&quot;'&quot;;[.G22];&quot;',&quot;;&quot;&quot;;[.H22];&quot;,&quot;;&quot;&quot;;[.I22];&quot;,&quot;;&quot;'&quot;;[.J22];&quot;',&quot;;&quot;&quot;;[.K22];&quot;);&quot;)" office:value-type="string" office:string-value="INSERT INTO CVT_PLACASSCT ( ENTIDAD, MASCARA, SERIEINICIAL, SERIEFINAL, PARTECADENA, PARTENUMERICA, TAMANOSERIE, SERIESCADENA, IDUSRCARGA, FECHACARGA) VALUES ('21','AAA9999','TNA1000','UJZ9999','[[0,3]]','[[3,7]]',3,2,'D997496224',SYSDATE);" calcext:value-type="string">
            <text:p>INSERT INTO CVT_PLACASSCT ( ENTIDAD, MASCARA, SERIEINICIAL, SERIEFINAL, PARTECADENA, PARTENUMERICA, TAMANOSERIE, SERIESCADENA, IDUSRCARGA, FECHACARGA) VALUES ('21','AAA9999','TNA1000','UJ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UKA1000</text:p>
          </table:table-cell>
          <table:table-cell office:value-type="string" calcext:value-type="string">
            <text:p>UP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];&quot;',&quot;;&quot;'&quot;;[.C23];&quot;',&quot;;&quot;'&quot;;[.D23];&quot;',&quot;;&quot;'&quot;;[.E23];&quot;',&quot;;&quot;'&quot;;[.F23];&quot;',&quot;;&quot;'&quot;;[.G23];&quot;',&quot;;&quot;&quot;;[.H23];&quot;,&quot;;&quot;&quot;;[.I23];&quot;,&quot;;&quot;'&quot;;[.J23];&quot;',&quot;;&quot;&quot;;[.K23];&quot;);&quot;)" office:value-type="string" office:string-value="INSERT INTO CVT_PLACASSCT ( ENTIDAD, MASCARA, SERIEINICIAL, SERIEFINAL, PARTECADENA, PARTENUMERICA, TAMANOSERIE, SERIESCADENA, IDUSRCARGA, FECHACARGA) VALUES ('22','AAA9999','UKA1000','UPZ9999','[[0,3]]','[[3,7]]',3,2,'D997496224',SYSDATE);" calcext:value-type="string">
            <text:p>INSERT INTO CVT_PLACASSCT ( ENTIDAD, MASCARA, SERIEINICIAL, SERIEFINAL, PARTECADENA, PARTENUMERICA, TAMANOSERIE, SERIESCADENA, IDUSRCARGA, FECHACARGA) VALUES ('22','AAA9999','UKA1000','UP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URA1000</text:p>
          </table:table-cell>
          <table:table-cell office:value-type="string" calcext:value-type="string">
            <text:p>UV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];&quot;',&quot;;&quot;'&quot;;[.C24];&quot;',&quot;;&quot;'&quot;;[.D24];&quot;',&quot;;&quot;'&quot;;[.E24];&quot;',&quot;;&quot;'&quot;;[.F24];&quot;',&quot;;&quot;'&quot;;[.G24];&quot;',&quot;;&quot;&quot;;[.H24];&quot;,&quot;;&quot;&quot;;[.I24];&quot;,&quot;;&quot;'&quot;;[.J24];&quot;',&quot;;&quot;&quot;;[.K24];&quot;);&quot;)" office:value-type="string" office:string-value="INSERT INTO CVT_PLACASSCT ( ENTIDAD, MASCARA, SERIEINICIAL, SERIEFINAL, PARTECADENA, PARTENUMERICA, TAMANOSERIE, SERIESCADENA, IDUSRCARGA, FECHACARGA) VALUES ('23','AAA9999','URA1000','UVZ9999','[[0,3]]','[[3,7]]',3,2,'D997496224',SYSDATE);" calcext:value-type="string">
            <text:p>INSERT INTO CVT_PLACASSCT ( ENTIDAD, MASCARA, SERIEINICIAL, SERIEFINAL, PARTECADENA, PARTENUMERICA, TAMANOSERIE, SERIESCADENA, IDUSRCARGA, FECHACARGA) VALUES ('23','AAA9999','URA1000','UV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UWA1000</text:p>
          </table:table-cell>
          <table:table-cell office:value-type="string" calcext:value-type="string">
            <text:p>VE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];&quot;',&quot;;&quot;'&quot;;[.C25];&quot;',&quot;;&quot;'&quot;;[.D25];&quot;',&quot;;&quot;'&quot;;[.E25];&quot;',&quot;;&quot;'&quot;;[.F25];&quot;',&quot;;&quot;'&quot;;[.G25];&quot;',&quot;;&quot;&quot;;[.H25];&quot;,&quot;;&quot;&quot;;[.I25];&quot;,&quot;;&quot;'&quot;;[.J25];&quot;',&quot;;&quot;&quot;;[.K25];&quot;);&quot;)" office:value-type="string" office:string-value="INSERT INTO CVT_PLACASSCT ( ENTIDAD, MASCARA, SERIEINICIAL, SERIEFINAL, PARTECADENA, PARTENUMERICA, TAMANOSERIE, SERIESCADENA, IDUSRCARGA, FECHACARGA) VALUES ('24','AAA9999','UWA1000','VEZ9999','[[0,3]]','[[3,7]]',3,2,'D997496224',SYSDATE);" calcext:value-type="string">
            <text:p>INSERT INTO CVT_PLACASSCT ( ENTIDAD, MASCARA, SERIEINICIAL, SERIEFINAL, PARTECADENA, PARTENUMERICA, TAMANOSERIE, SERIESCADENA, IDUSRCARGA, FECHACARGA) VALUES ('24','AAA9999','UWA1000','VE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VFA1000</text:p>
          </table:table-cell>
          <table:table-cell office:value-type="string" calcext:value-type="string">
            <text:p>VS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];&quot;',&quot;;&quot;'&quot;;[.C26];&quot;',&quot;;&quot;'&quot;;[.D26];&quot;',&quot;;&quot;'&quot;;[.E26];&quot;',&quot;;&quot;'&quot;;[.F26];&quot;',&quot;;&quot;'&quot;;[.G26];&quot;',&quot;;&quot;&quot;;[.H26];&quot;,&quot;;&quot;&quot;;[.I26];&quot;,&quot;;&quot;'&quot;;[.J26];&quot;',&quot;;&quot;&quot;;[.K26];&quot;);&quot;)" office:value-type="string" office:string-value="INSERT INTO CVT_PLACASSCT ( ENTIDAD, MASCARA, SERIEINICIAL, SERIEFINAL, PARTECADENA, PARTENUMERICA, TAMANOSERIE, SERIESCADENA, IDUSRCARGA, FECHACARGA) VALUES ('25','AAA9999','VFA1000','VSZ9999','[[0,3]]','[[3,7]]',3,2,'D997496224',SYSDATE);" calcext:value-type="string">
            <text:p>INSERT INTO CVT_PLACASSCT ( ENTIDAD, MASCARA, SERIEINICIAL, SERIEFINAL, PARTECADENA, PARTENUMERICA, TAMANOSERIE, SERIESCADENA, IDUSRCARGA, FECHACARGA) VALUES ('25','AAA9999','VFA1000','VS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VTA1000</text:p>
          </table:table-cell>
          <table:table-cell office:value-type="string" calcext:value-type="string">
            <text:p>WK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];&quot;',&quot;;&quot;'&quot;;[.C27];&quot;',&quot;;&quot;'&quot;;[.D27];&quot;',&quot;;&quot;'&quot;;[.E27];&quot;',&quot;;&quot;'&quot;;[.F27];&quot;',&quot;;&quot;'&quot;;[.G27];&quot;',&quot;;&quot;&quot;;[.H27];&quot;,&quot;;&quot;&quot;;[.I27];&quot;,&quot;;&quot;'&quot;;[.J27];&quot;',&quot;;&quot;&quot;;[.K27];&quot;);&quot;)" office:value-type="string" office:string-value="INSERT INTO CVT_PLACASSCT ( ENTIDAD, MASCARA, SERIEINICIAL, SERIEFINAL, PARTECADENA, PARTENUMERICA, TAMANOSERIE, SERIESCADENA, IDUSRCARGA, FECHACARGA) VALUES ('26','AAA9999','VTA1000','WKZ9999','[[0,3]]','[[3,7]]',3,2,'D997496224',SYSDATE);" calcext:value-type="string">
            <text:p>INSERT INTO CVT_PLACASSCT ( ENTIDAD, MASCARA, SERIEINICIAL, SERIEFINAL, PARTECADENA, PARTENUMERICA, TAMANOSERIE, SERIESCADENA, IDUSRCARGA, FECHACARGA) VALUES ('26','AAA9999','VTA1000','WK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WLA1000</text:p>
          </table:table-cell>
          <table:table-cell office:value-type="string" calcext:value-type="string">
            <text:p>WW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];&quot;',&quot;;&quot;'&quot;;[.C28];&quot;',&quot;;&quot;'&quot;;[.D28];&quot;',&quot;;&quot;'&quot;;[.E28];&quot;',&quot;;&quot;'&quot;;[.F28];&quot;',&quot;;&quot;'&quot;;[.G28];&quot;',&quot;;&quot;&quot;;[.H28];&quot;,&quot;;&quot;&quot;;[.I28];&quot;,&quot;;&quot;'&quot;;[.J28];&quot;',&quot;;&quot;&quot;;[.K28];&quot;);&quot;)" office:value-type="string" office:string-value="INSERT INTO CVT_PLACASSCT ( ENTIDAD, MASCARA, SERIEINICIAL, SERIEFINAL, PARTECADENA, PARTENUMERICA, TAMANOSERIE, SERIESCADENA, IDUSRCARGA, FECHACARGA) VALUES ('27','AAA9999','WLA1000','WWZ9999','[[0,3]]','[[3,7]]',3,2,'D997496224',SYSDATE);" calcext:value-type="string">
            <text:p>INSERT INTO CVT_PLACASSCT ( ENTIDAD, MASCARA, SERIEINICIAL, SERIEFINAL, PARTECADENA, PARTENUMERICA, TAMANOSERIE, SERIESCADENA, IDUSRCARGA, FECHACARGA) VALUES ('27','AAA9999','WLA1000','WW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WXA1000</text:p>
          </table:table-cell>
          <table:table-cell office:value-type="string" calcext:value-type="string">
            <text:p>XS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];&quot;',&quot;;&quot;'&quot;;[.C29];&quot;',&quot;;&quot;'&quot;;[.D29];&quot;',&quot;;&quot;'&quot;;[.E29];&quot;',&quot;;&quot;'&quot;;[.F29];&quot;',&quot;;&quot;'&quot;;[.G29];&quot;',&quot;;&quot;&quot;;[.H29];&quot;,&quot;;&quot;&quot;;[.I29];&quot;,&quot;;&quot;'&quot;;[.J29];&quot;',&quot;;&quot;&quot;;[.K29];&quot;);&quot;)" office:value-type="string" office:string-value="INSERT INTO CVT_PLACASSCT ( ENTIDAD, MASCARA, SERIEINICIAL, SERIEFINAL, PARTECADENA, PARTENUMERICA, TAMANOSERIE, SERIESCADENA, IDUSRCARGA, FECHACARGA) VALUES ('28','AAA9999','WXA1000','XSZ9999','[[0,3]]','[[3,7]]',3,2,'D997496224',SYSDATE);" calcext:value-type="string">
            <text:p>INSERT INTO CVT_PLACASSCT ( ENTIDAD, MASCARA, SERIEINICIAL, SERIEFINAL, PARTECADENA, PARTENUMERICA, TAMANOSERIE, SERIESCADENA, IDUSRCARGA, FECHACARGA) VALUES ('28','AAA9999','WXA1000','XS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XTA1000</text:p>
          </table:table-cell>
          <table:table-cell office:value-type="string" calcext:value-type="string">
            <text:p>XX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];&quot;',&quot;;&quot;'&quot;;[.C30];&quot;',&quot;;&quot;'&quot;;[.D30];&quot;',&quot;;&quot;'&quot;;[.E30];&quot;',&quot;;&quot;'&quot;;[.F30];&quot;',&quot;;&quot;'&quot;;[.G30];&quot;',&quot;;&quot;&quot;;[.H30];&quot;,&quot;;&quot;&quot;;[.I30];&quot;,&quot;;&quot;'&quot;;[.J30];&quot;',&quot;;&quot;&quot;;[.K30];&quot;);&quot;)" office:value-type="string" office:string-value="INSERT INTO CVT_PLACASSCT ( ENTIDAD, MASCARA, SERIEINICIAL, SERIEFINAL, PARTECADENA, PARTENUMERICA, TAMANOSERIE, SERIESCADENA, IDUSRCARGA, FECHACARGA) VALUES ('29','AAA9999','XTA1000','XXZ9999','[[0,3]]','[[3,7]]',3,2,'D997496224',SYSDATE);" calcext:value-type="string">
            <text:p>INSERT INTO CVT_PLACASSCT ( ENTIDAD, MASCARA, SERIEINICIAL, SERIEFINAL, PARTECADENA, PARTENUMERICA, TAMANOSERIE, SERIESCADENA, IDUSRCARGA, FECHACARGA) VALUES ('29','AAA9999','XTA1000','XX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XYA1000</text:p>
          </table:table-cell>
          <table:table-cell office:value-type="string" calcext:value-type="string">
            <text:p>YV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];&quot;',&quot;;&quot;'&quot;;[.C31];&quot;',&quot;;&quot;'&quot;;[.D31];&quot;',&quot;;&quot;'&quot;;[.E31];&quot;',&quot;;&quot;'&quot;;[.F31];&quot;',&quot;;&quot;'&quot;;[.G31];&quot;',&quot;;&quot;&quot;;[.H31];&quot;,&quot;;&quot;&quot;;[.I31];&quot;,&quot;;&quot;'&quot;;[.J31];&quot;',&quot;;&quot;&quot;;[.K31];&quot;);&quot;)" office:value-type="string" office:string-value="INSERT INTO CVT_PLACASSCT ( ENTIDAD, MASCARA, SERIEINICIAL, SERIEFINAL, PARTECADENA, PARTENUMERICA, TAMANOSERIE, SERIESCADENA, IDUSRCARGA, FECHACARGA) VALUES ('30','AAA9999','XYA1000','YVZ9999','[[0,3]]','[[3,7]]',3,2,'D997496224',SYSDATE);" calcext:value-type="string">
            <text:p>INSERT INTO CVT_PLACASSCT ( ENTIDAD, MASCARA, SERIEINICIAL, SERIEFINAL, PARTECADENA, PARTENUMERICA, TAMANOSERIE, SERIESCADENA, IDUSRCARGA, FECHACARGA) VALUES ('30','AAA9999','XYA1000','YV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YWA1000</text:p>
          </table:table-cell>
          <table:table-cell office:value-type="string" calcext:value-type="string">
            <text:p>ZC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];&quot;',&quot;;&quot;'&quot;;[.C32];&quot;',&quot;;&quot;'&quot;;[.D32];&quot;',&quot;;&quot;'&quot;;[.E32];&quot;',&quot;;&quot;'&quot;;[.F32];&quot;',&quot;;&quot;'&quot;;[.G32];&quot;',&quot;;&quot;&quot;;[.H32];&quot;,&quot;;&quot;&quot;;[.I32];&quot;,&quot;;&quot;'&quot;;[.J32];&quot;',&quot;;&quot;&quot;;[.K32];&quot;);&quot;)" office:value-type="string" office:string-value="INSERT INTO CVT_PLACASSCT ( ENTIDAD, MASCARA, SERIEINICIAL, SERIEFINAL, PARTECADENA, PARTENUMERICA, TAMANOSERIE, SERIESCADENA, IDUSRCARGA, FECHACARGA) VALUES ('31','AAA9999','YWA1000','ZCZ9999','[[0,3]]','[[3,7]]',3,2,'D997496224',SYSDATE);" calcext:value-type="string">
            <text:p>INSERT INTO CVT_PLACASSCT ( ENTIDAD, MASCARA, SERIEINICIAL, SERIEFINAL, PARTECADENA, PARTENUMERICA, TAMANOSERIE, SERIESCADENA, IDUSRCARGA, FECHACARGA) VALUES ('31','AAA9999','YWA1000','ZCZ9999','[[0,3]]','[[3,7]]',3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A9999</text:p>
          </table:table-cell>
          <table:table-cell office:value-type="string" calcext:value-type="string">
            <text:p>ZDA1000</text:p>
          </table:table-cell>
          <table:table-cell office:value-type="string" calcext:value-type="string">
            <text:p>ZH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7]]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];&quot;',&quot;;&quot;'&quot;;[.C33];&quot;',&quot;;&quot;'&quot;;[.D33];&quot;',&quot;;&quot;'&quot;;[.E33];&quot;',&quot;;&quot;'&quot;;[.F33];&quot;',&quot;;&quot;'&quot;;[.G33];&quot;',&quot;;&quot;&quot;;[.H33];&quot;,&quot;;&quot;&quot;;[.I33];&quot;,&quot;;&quot;'&quot;;[.J33];&quot;',&quot;;&quot;&quot;;[.K33];&quot;);&quot;)" office:value-type="string" office:string-value="INSERT INTO CVT_PLACASSCT ( ENTIDAD, MASCARA, SERIEINICIAL, SERIEFINAL, PARTECADENA, PARTENUMERICA, TAMANOSERIE, SERIESCADENA, IDUSRCARGA, FECHACARGA) VALUES ('32','AAA9999','ZDA1000','ZHZ9999','[[0,3]]','[[3,7]]',3,2,'D997496224',SYSDATE);" calcext:value-type="string">
            <text:p>INSERT INTO CVT_PLACASSCT ( ENTIDAD, MASCARA, SERIEINICIAL, SERIEFINAL, PARTECADENA, PARTENUMERICA, TAMANOSERIE, SERIESCADENA, IDUSRCARGA, FECHACARGA) VALUES ('32','AAA9999','ZDA1000','ZHZ9999','[[0,3]]','[[3,7]]',3,2,'D997496224',SYSDATE);</text:p>
          </table:table-cell>
        </table:table-row>
        <table:table-row table:style-name="ro2">
          <table:table-cell office:value-type="string" calcext:value-type="string">
            <text:p>CARGA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AA00001</text:p>
          </table:table-cell>
          <table:table-cell office:value-type="string" calcext:value-type="string">
            <text:p>AF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5];&quot;',&quot;;&quot;'&quot;;[.C35];&quot;',&quot;;&quot;'&quot;;[.D35];&quot;',&quot;;&quot;'&quot;;[.E35];&quot;',&quot;;&quot;'&quot;;[.F35];&quot;',&quot;;&quot;'&quot;;[.G35];&quot;',&quot;;&quot;&quot;;[.H35];&quot;,&quot;;&quot;&quot;;[.I35];&quot;,&quot;;&quot;'&quot;;[.J35];&quot;',&quot;;&quot;&quot;;[.K35];&quot;);&quot;)" office:value-type="string" office:string-value="INSERT INTO CVT_PLACASSCT ( ENTIDAD, MASCARA, SERIEINICIAL, SERIEFINAL, PARTECADENA, PARTENUMERICA, TAMANOSERIE, SERIESCADENA, IDUSRCARGA, FECHACARGA) VALUES ('01','AA99999','AA00001','AF99999','[[0,2]]','[[2,7]]',2,2,'D997496224',SYSDATE);" calcext:value-type="string">
            <text:p>INSERT INTO CVT_PLACASSCT ( ENTIDAD, MASCARA, SERIEINICIAL, SERIEFINAL, PARTECADENA, PARTENUMERICA, TAMANOSERIE, SERIESCADENA, IDUSRCARGA, FECHACARGA) VALUES ('01','AA99999','AA00001','AF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AG00001</text:p>
          </table:table-cell>
          <table:table-cell office:value-type="string" calcext:value-type="string">
            <text:p>CD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6];&quot;',&quot;;&quot;'&quot;;[.C36];&quot;',&quot;;&quot;'&quot;;[.D36];&quot;',&quot;;&quot;'&quot;;[.E36];&quot;',&quot;;&quot;'&quot;;[.F36];&quot;',&quot;;&quot;'&quot;;[.G36];&quot;',&quot;;&quot;&quot;;[.H36];&quot;,&quot;;&quot;&quot;;[.I36];&quot;,&quot;;&quot;'&quot;;[.J36];&quot;',&quot;;&quot;&quot;;[.K36];&quot;);&quot;)" office:value-type="string" office:string-value="INSERT INTO CVT_PLACASSCT ( ENTIDAD, MASCARA, SERIEINICIAL, SERIEFINAL, PARTECADENA, PARTENUMERICA, TAMANOSERIE, SERIESCADENA, IDUSRCARGA, FECHACARGA) VALUES ('02','AA99999','AG00001','CD99999','[[0,2]]','[[2,7]]',2,2,'D997496224',SYSDATE);" calcext:value-type="string">
            <text:p>INSERT INTO CVT_PLACASSCT ( ENTIDAD, MASCARA, SERIEINICIAL, SERIEFINAL, PARTECADENA, PARTENUMERICA, TAMANOSERIE, SERIESCADENA, IDUSRCARGA, FECHACARGA) VALUES ('02','AA99999','AG00001','CD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CE00001</text:p>
          </table:table-cell>
          <table:table-cell office:value-type="string" calcext:value-type="string">
            <text:p>CL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7];&quot;',&quot;;&quot;'&quot;;[.C37];&quot;',&quot;;&quot;'&quot;;[.D37];&quot;',&quot;;&quot;'&quot;;[.E37];&quot;',&quot;;&quot;'&quot;;[.F37];&quot;',&quot;;&quot;'&quot;;[.G37];&quot;',&quot;;&quot;&quot;;[.H37];&quot;,&quot;;&quot;&quot;;[.I37];&quot;,&quot;;&quot;'&quot;;[.J37];&quot;',&quot;;&quot;&quot;;[.K37];&quot;);&quot;)" office:value-type="string" office:string-value="INSERT INTO CVT_PLACASSCT ( ENTIDAD, MASCARA, SERIEINICIAL, SERIEFINAL, PARTECADENA, PARTENUMERICA, TAMANOSERIE, SERIESCADENA, IDUSRCARGA, FECHACARGA) VALUES ('03','AA99999','CE00001','CL99999','[[0,2]]','[[2,7]]',2,2,'D997496224',SYSDATE);" calcext:value-type="string">
            <text:p>INSERT INTO CVT_PLACASSCT ( ENTIDAD, MASCARA, SERIEINICIAL, SERIEFINAL, PARTECADENA, PARTENUMERICA, TAMANOSERIE, SERIESCADENA, IDUSRCARGA, FECHACARGA) VALUES ('03','AA99999','CE00001','CL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CM00001</text:p>
          </table:table-cell>
          <table:table-cell office:value-type="string" calcext:value-type="string">
            <text:p>CU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8];&quot;',&quot;;&quot;'&quot;;[.C38];&quot;',&quot;;&quot;'&quot;;[.D38];&quot;',&quot;;&quot;'&quot;;[.E38];&quot;',&quot;;&quot;'&quot;;[.F38];&quot;',&quot;;&quot;'&quot;;[.G38];&quot;',&quot;;&quot;&quot;;[.H38];&quot;,&quot;;&quot;&quot;;[.I38];&quot;,&quot;;&quot;'&quot;;[.J38];&quot;',&quot;;&quot;&quot;;[.K38];&quot;);&quot;)" office:value-type="string" office:string-value="INSERT INTO CVT_PLACASSCT ( ENTIDAD, MASCARA, SERIEINICIAL, SERIEFINAL, PARTECADENA, PARTENUMERICA, TAMANOSERIE, SERIESCADENA, IDUSRCARGA, FECHACARGA) VALUES ('04','AA99999','CM00001','CU99999','[[0,2]]','[[2,7]]',2,2,'D997496224',SYSDATE);" calcext:value-type="string">
            <text:p>INSERT INTO CVT_PLACASSCT ( ENTIDAD, MASCARA, SERIEINICIAL, SERIEFINAL, PARTECADENA, PARTENUMERICA, TAMANOSERIE, SERIESCADENA, IDUSRCARGA, FECHACARGA) VALUES ('04','AA99999','CM00001','CU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CV00001</text:p>
          </table:table-cell>
          <table:table-cell office:value-type="string" calcext:value-type="string">
            <text:p>DC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9];&quot;',&quot;;&quot;'&quot;;[.C39];&quot;',&quot;;&quot;'&quot;;[.D39];&quot;',&quot;;&quot;'&quot;;[.E39];&quot;',&quot;;&quot;'&quot;;[.F39];&quot;',&quot;;&quot;'&quot;;[.G39];&quot;',&quot;;&quot;&quot;;[.H39];&quot;,&quot;;&quot;&quot;;[.I39];&quot;,&quot;;&quot;'&quot;;[.J39];&quot;',&quot;;&quot;&quot;;[.K39];&quot;);&quot;)" office:value-type="string" office:string-value="INSERT INTO CVT_PLACASSCT ( ENTIDAD, MASCARA, SERIEINICIAL, SERIEFINAL, PARTECADENA, PARTENUMERICA, TAMANOSERIE, SERIESCADENA, IDUSRCARGA, FECHACARGA) VALUES ('07','AA99999','CV00001','DC99999','[[0,2]]','[[2,7]]',2,2,'D997496224',SYSDATE);" calcext:value-type="string">
            <text:p>INSERT INTO CVT_PLACASSCT ( ENTIDAD, MASCARA, SERIEINICIAL, SERIEFINAL, PARTECADENA, PARTENUMERICA, TAMANOSERIE, SERIESCADENA, IDUSRCARGA, FECHACARGA) VALUES ('07','AA99999','CV00001','DC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DD00001</text:p>
          </table:table-cell>
          <table:table-cell office:value-type="string" calcext:value-type="string">
            <text:p>EG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0];&quot;',&quot;;&quot;'&quot;;[.C40];&quot;',&quot;;&quot;'&quot;;[.D40];&quot;',&quot;;&quot;'&quot;;[.E40];&quot;',&quot;;&quot;'&quot;;[.F40];&quot;',&quot;;&quot;'&quot;;[.G40];&quot;',&quot;;&quot;&quot;;[.H40];&quot;,&quot;;&quot;&quot;;[.I40];&quot;,&quot;;&quot;'&quot;;[.J40];&quot;',&quot;;&quot;&quot;;[.K40];&quot;);&quot;)" office:value-type="string" office:string-value="INSERT INTO CVT_PLACASSCT ( ENTIDAD, MASCARA, SERIEINICIAL, SERIEFINAL, PARTECADENA, PARTENUMERICA, TAMANOSERIE, SERIESCADENA, IDUSRCARGA, FECHACARGA) VALUES ('08','AA99999','DD00001','EG99999','[[0,2]]','[[2,7]]',2,2,'D997496224',SYSDATE);" calcext:value-type="string">
            <text:p>INSERT INTO CVT_PLACASSCT ( ENTIDAD, MASCARA, SERIEINICIAL, SERIEFINAL, PARTECADENA, PARTENUMERICA, TAMANOSERIE, SERIESCADENA, IDUSRCARGA, FECHACARGA) VALUES ('08','AA99999','DD00001','EG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EH00001</text:p>
          </table:table-cell>
          <table:table-cell office:value-type="string" calcext:value-type="string">
            <text:p>FB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1];&quot;',&quot;;&quot;'&quot;;[.C41];&quot;',&quot;;&quot;'&quot;;[.D41];&quot;',&quot;;&quot;'&quot;;[.E41];&quot;',&quot;;&quot;'&quot;;[.F41];&quot;',&quot;;&quot;'&quot;;[.G41];&quot;',&quot;;&quot;&quot;;[.H41];&quot;,&quot;;&quot;&quot;;[.I41];&quot;,&quot;;&quot;'&quot;;[.J41];&quot;',&quot;;&quot;&quot;;[.K41];&quot;);&quot;)" office:value-type="string" office:string-value="INSERT INTO CVT_PLACASSCT ( ENTIDAD, MASCARA, SERIEINICIAL, SERIEFINAL, PARTECADENA, PARTENUMERICA, TAMANOSERIE, SERIESCADENA, IDUSRCARGA, FECHACARGA) VALUES ('05','AA99999','EH00001','FB99999','[[0,2]]','[[2,7]]',2,2,'D997496224',SYSDATE);" calcext:value-type="string">
            <text:p>INSERT INTO CVT_PLACASSCT ( ENTIDAD, MASCARA, SERIEINICIAL, SERIEFINAL, PARTECADENA, PARTENUMERICA, TAMANOSERIE, SERIESCADENA, IDUSRCARGA, FECHACARGA) VALUES ('05','AA99999','EH00001','FB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FC00001</text:p>
          </table:table-cell>
          <table:table-cell office:value-type="string" calcext:value-type="string">
            <text:p>FJ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2];&quot;',&quot;;&quot;'&quot;;[.C42];&quot;',&quot;;&quot;'&quot;;[.D42];&quot;',&quot;;&quot;'&quot;;[.E42];&quot;',&quot;;&quot;'&quot;;[.F42];&quot;',&quot;;&quot;'&quot;;[.G42];&quot;',&quot;;&quot;&quot;;[.H42];&quot;,&quot;;&quot;&quot;;[.I42];&quot;,&quot;;&quot;'&quot;;[.J42];&quot;',&quot;;&quot;&quot;;[.K42];&quot;);&quot;)" office:value-type="string" office:string-value="INSERT INTO CVT_PLACASSCT ( ENTIDAD, MASCARA, SERIEINICIAL, SERIEFINAL, PARTECADENA, PARTENUMERICA, TAMANOSERIE, SERIESCADENA, IDUSRCARGA, FECHACARGA) VALUES ('06','AA99999','FC00001','FJ99999','[[0,2]]','[[2,7]]',2,2,'D997496224',SYSDATE);" calcext:value-type="string">
            <text:p>INSERT INTO CVT_PLACASSCT ( ENTIDAD, MASCARA, SERIEINICIAL, SERIEFINAL, PARTECADENA, PARTENUMERICA, TAMANOSERIE, SERIESCADENA, IDUSRCARGA, FECHACARGA) VALUES ('06','AA99999','FC00001','FJ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9999AA</text:p>
          </table:table-cell>
          <table:table-cell office:value-type="string" calcext:value-type="string">
            <text:p>1000AA</text:p>
          </table:table-cell>
          <table:table-cell office:value-type="string" calcext:value-type="string">
            <text:p>9999WZ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3];&quot;',&quot;;&quot;'&quot;;[.C43];&quot;',&quot;;&quot;'&quot;;[.D43];&quot;',&quot;;&quot;'&quot;;[.E43];&quot;',&quot;;&quot;'&quot;;[.F43];&quot;',&quot;;&quot;'&quot;;[.G43];&quot;',&quot;;&quot;&quot;;[.H43];&quot;,&quot;;&quot;&quot;;[.I43];&quot;,&quot;;&quot;'&quot;;[.J43];&quot;',&quot;;&quot;&quot;;[.K43];&quot;);&quot;)" office:value-type="string" office:string-value="INSERT INTO CVT_PLACASSCT ( ENTIDAD, MASCARA, SERIEINICIAL, SERIEFINAL, PARTECADENA, PARTENUMERICA, TAMANOSERIE, SERIESCADENA, IDUSRCARGA, FECHACARGA) VALUES ('09','9999AA','1000AA','9999WZ','[[0,2]]','[[2,7]]',2,2,'D997496224',SYSDATE);" calcext:value-type="string">
            <text:p>INSERT INTO CVT_PLACASSCT ( ENTIDAD, MASCARA, SERIEINICIAL, SERIEFINAL, PARTECADENA, PARTENUMERICA, TAMANOSERIE, SERIESCADENA, IDUSRCARGA, FECHACARGA) VALUES ('09','9999AA','1000AA','9999WZ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FK00001</text:p>
          </table:table-cell>
          <table:table-cell office:value-type="string" calcext:value-type="string">
            <text:p>FX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4];&quot;',&quot;;&quot;'&quot;;[.C44];&quot;',&quot;;&quot;'&quot;;[.D44];&quot;',&quot;;&quot;'&quot;;[.E44];&quot;',&quot;;&quot;'&quot;;[.F44];&quot;',&quot;;&quot;'&quot;;[.G44];&quot;',&quot;;&quot;&quot;;[.H44];&quot;,&quot;;&quot;&quot;;[.I44];&quot;,&quot;;&quot;'&quot;;[.J44];&quot;',&quot;;&quot;&quot;;[.K44];&quot;);&quot;)" office:value-type="string" office:string-value="INSERT INTO CVT_PLACASSCT ( ENTIDAD, MASCARA, SERIEINICIAL, SERIEFINAL, PARTECADENA, PARTENUMERICA, TAMANOSERIE, SERIESCADENA, IDUSRCARGA, FECHACARGA) VALUES ('10','AA99999','FK00001','FX99999','[[0,2]]','[[2,7]]',2,2,'D997496224',SYSDATE);" calcext:value-type="string">
            <text:p>INSERT INTO CVT_PLACASSCT ( ENTIDAD, MASCARA, SERIEINICIAL, SERIEFINAL, PARTECADENA, PARTENUMERICA, TAMANOSERIE, SERIESCADENA, IDUSRCARGA, FECHACARGA) VALUES ('10','AA99999','FK00001','FX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FY00001</text:p>
          </table:table-cell>
          <table:table-cell office:value-type="string" calcext:value-type="string">
            <text:p>GW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5];&quot;',&quot;;&quot;'&quot;;[.C45];&quot;',&quot;;&quot;'&quot;;[.D45];&quot;',&quot;;&quot;'&quot;;[.E45];&quot;',&quot;;&quot;'&quot;;[.F45];&quot;',&quot;;&quot;'&quot;;[.G45];&quot;',&quot;;&quot;&quot;;[.H45];&quot;,&quot;;&quot;&quot;;[.I45];&quot;,&quot;;&quot;'&quot;;[.J45];&quot;',&quot;;&quot;&quot;;[.K45];&quot;);&quot;)" office:value-type="string" office:string-value="INSERT INTO CVT_PLACASSCT ( ENTIDAD, MASCARA, SERIEINICIAL, SERIEFINAL, PARTECADENA, PARTENUMERICA, TAMANOSERIE, SERIESCADENA, IDUSRCARGA, FECHACARGA) VALUES ('11','AA99999','FY00001','GW99999','[[0,2]]','[[2,7]]',2,2,'D997496224',SYSDATE);" calcext:value-type="string">
            <text:p>INSERT INTO CVT_PLACASSCT ( ENTIDAD, MASCARA, SERIEINICIAL, SERIEFINAL, PARTECADENA, PARTENUMERICA, TAMANOSERIE, SERIESCADENA, IDUSRCARGA, FECHACARGA) VALUES ('11','AA99999','FY00001','GW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GX00001</text:p>
          </table:table-cell>
          <table:table-cell office:value-type="string" calcext:value-type="string">
            <text:p>HG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6];&quot;',&quot;;&quot;'&quot;;[.C46];&quot;',&quot;;&quot;'&quot;;[.D46];&quot;',&quot;;&quot;'&quot;;[.E46];&quot;',&quot;;&quot;'&quot;;[.F46];&quot;',&quot;;&quot;'&quot;;[.G46];&quot;',&quot;;&quot;&quot;;[.H46];&quot;,&quot;;&quot;&quot;;[.I46];&quot;,&quot;;&quot;'&quot;;[.J46];&quot;',&quot;;&quot;&quot;;[.K46];&quot;);&quot;)" office:value-type="string" office:string-value="INSERT INTO CVT_PLACASSCT ( ENTIDAD, MASCARA, SERIEINICIAL, SERIEFINAL, PARTECADENA, PARTENUMERICA, TAMANOSERIE, SERIESCADENA, IDUSRCARGA, FECHACARGA) VALUES ('12','AA99999','GX00001','HG99999','[[0,2]]','[[2,7]]',2,2,'D997496224',SYSDATE);" calcext:value-type="string">
            <text:p>INSERT INTO CVT_PLACASSCT ( ENTIDAD, MASCARA, SERIEINICIAL, SERIEFINAL, PARTECADENA, PARTENUMERICA, TAMANOSERIE, SERIESCADENA, IDUSRCARGA, FECHACARGA) VALUES ('12','AA99999','GX00001','HG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HH00001</text:p>
          </table:table-cell>
          <table:table-cell office:value-type="string" calcext:value-type="string">
            <text:p>HT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7];&quot;',&quot;;&quot;'&quot;;[.C47];&quot;',&quot;;&quot;'&quot;;[.D47];&quot;',&quot;;&quot;'&quot;;[.E47];&quot;',&quot;;&quot;'&quot;;[.F47];&quot;',&quot;;&quot;'&quot;;[.G47];&quot;',&quot;;&quot;&quot;;[.H47];&quot;,&quot;;&quot;&quot;;[.I47];&quot;,&quot;;&quot;'&quot;;[.J47];&quot;',&quot;;&quot;&quot;;[.K47];&quot;);&quot;)" office:value-type="string" office:string-value="INSERT INTO CVT_PLACASSCT ( ENTIDAD, MASCARA, SERIEINICIAL, SERIEFINAL, PARTECADENA, PARTENUMERICA, TAMANOSERIE, SERIESCADENA, IDUSRCARGA, FECHACARGA) VALUES ('13','AA99999','HH00001','HT99999','[[0,2]]','[[2,7]]',2,2,'D997496224',SYSDATE);" calcext:value-type="string">
            <text:p>INSERT INTO CVT_PLACASSCT ( ENTIDAD, MASCARA, SERIEINICIAL, SERIEFINAL, PARTECADENA, PARTENUMERICA, TAMANOSERIE, SERIESCADENA, IDUSRCARGA, FECHACARGA) VALUES ('13','AA99999','HH00001','HT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HU00001</text:p>
          </table:table-cell>
          <table:table-cell office:value-type="string" calcext:value-type="string">
            <text:p>KK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8];&quot;',&quot;;&quot;'&quot;;[.C48];&quot;',&quot;;&quot;'&quot;;[.D48];&quot;',&quot;;&quot;'&quot;;[.E48];&quot;',&quot;;&quot;'&quot;;[.F48];&quot;',&quot;;&quot;'&quot;;[.G48];&quot;',&quot;;&quot;&quot;;[.H48];&quot;,&quot;;&quot;&quot;;[.I48];&quot;,&quot;;&quot;'&quot;;[.J48];&quot;',&quot;;&quot;&quot;;[.K48];&quot;);&quot;)" office:value-type="string" office:string-value="INSERT INTO CVT_PLACASSCT ( ENTIDAD, MASCARA, SERIEINICIAL, SERIEFINAL, PARTECADENA, PARTENUMERICA, TAMANOSERIE, SERIESCADENA, IDUSRCARGA, FECHACARGA) VALUES ('14','AA99999','HU00001','KK99999','[[0,2]]','[[2,7]]',2,2,'D997496224',SYSDATE);" calcext:value-type="string">
            <text:p>INSERT INTO CVT_PLACASSCT ( ENTIDAD, MASCARA, SERIEINICIAL, SERIEFINAL, PARTECADENA, PARTENUMERICA, TAMANOSERIE, SERIESCADENA, IDUSRCARGA, FECHACARGA) VALUES ('14','AA99999','HU00001','KK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MT00001</text:p>
          </table:table-cell>
          <table:table-cell office:value-type="string" calcext:value-type="string">
            <text:p>NT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49];&quot;',&quot;;&quot;'&quot;;[.C49];&quot;',&quot;;&quot;'&quot;;[.D49];&quot;',&quot;;&quot;'&quot;;[.E49];&quot;',&quot;;&quot;'&quot;;[.F49];&quot;',&quot;;&quot;'&quot;;[.G49];&quot;',&quot;;&quot;&quot;;[.H49];&quot;,&quot;;&quot;&quot;;[.I49];&quot;,&quot;;&quot;'&quot;;[.J49];&quot;',&quot;;&quot;&quot;;[.K49];&quot;);&quot;)" office:value-type="string" office:string-value="INSERT INTO CVT_PLACASSCT ( ENTIDAD, MASCARA, SERIEINICIAL, SERIEFINAL, PARTECADENA, PARTENUMERICA, TAMANOSERIE, SERIESCADENA, IDUSRCARGA, FECHACARGA) VALUES ('16','AA99999','MT00001','NT99999','[[0,2]]','[[2,7]]',2,2,'D997496224',SYSDATE);" calcext:value-type="string">
            <text:p>INSERT INTO CVT_PLACASSCT ( ENTIDAD, MASCARA, SERIEINICIAL, SERIEFINAL, PARTECADENA, PARTENUMERICA, TAMANOSERIE, SERIESCADENA, IDUSRCARGA, FECHACARGA) VALUES ('16','AA99999','MT00001','NT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NU00001</text:p>
          </table:table-cell>
          <table:table-cell office:value-type="string" calcext:value-type="string">
            <text:p>NZ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0];&quot;',&quot;;&quot;'&quot;;[.C50];&quot;',&quot;;&quot;'&quot;;[.D50];&quot;',&quot;;&quot;'&quot;;[.E50];&quot;',&quot;;&quot;'&quot;;[.F50];&quot;',&quot;;&quot;'&quot;;[.G50];&quot;',&quot;;&quot;&quot;;[.H50];&quot;,&quot;;&quot;&quot;;[.I50];&quot;,&quot;;&quot;'&quot;;[.J50];&quot;',&quot;;&quot;&quot;;[.K50];&quot;);&quot;)" office:value-type="string" office:string-value="INSERT INTO CVT_PLACASSCT ( ENTIDAD, MASCARA, SERIEINICIAL, SERIEFINAL, PARTECADENA, PARTENUMERICA, TAMANOSERIE, SERIESCADENA, IDUSRCARGA, FECHACARGA) VALUES ('17','AA99999','NU00001','NZ99999','[[0,2]]','[[2,7]]',2,2,'D997496224',SYSDATE);" calcext:value-type="string">
            <text:p>INSERT INTO CVT_PLACASSCT ( ENTIDAD, MASCARA, SERIEINICIAL, SERIEFINAL, PARTECADENA, PARTENUMERICA, TAMANOSERIE, SERIESCADENA, IDUSRCARGA, FECHACARGA) VALUES ('17','AA99999','NU00001','NZ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PA00001</text:p>
          </table:table-cell>
          <table:table-cell office:value-type="string" calcext:value-type="string">
            <text:p>PG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1];&quot;',&quot;;&quot;'&quot;;[.C51];&quot;',&quot;;&quot;'&quot;;[.D51];&quot;',&quot;;&quot;'&quot;;[.E51];&quot;',&quot;;&quot;'&quot;;[.F51];&quot;',&quot;;&quot;'&quot;;[.G51];&quot;',&quot;;&quot;&quot;;[.H51];&quot;,&quot;;&quot;&quot;;[.I51];&quot;,&quot;;&quot;'&quot;;[.J51];&quot;',&quot;;&quot;&quot;;[.K51];&quot;);&quot;)" office:value-type="string" office:string-value="INSERT INTO CVT_PLACASSCT ( ENTIDAD, MASCARA, SERIEINICIAL, SERIEFINAL, PARTECADENA, PARTENUMERICA, TAMANOSERIE, SERIESCADENA, IDUSRCARGA, FECHACARGA) VALUES ('18','AA99999','PA00001','PG99999','[[0,2]]','[[2,7]]',2,2,'D997496224',SYSDATE);" calcext:value-type="string">
            <text:p>INSERT INTO CVT_PLACASSCT ( ENTIDAD, MASCARA, SERIEINICIAL, SERIEFINAL, PARTECADENA, PARTENUMERICA, TAMANOSERIE, SERIESCADENA, IDUSRCARGA, FECHACARGA) VALUES ('18','AA99999','PA00001','PG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PH00001</text:p>
          </table:table-cell>
          <table:table-cell office:value-type="string" calcext:value-type="string">
            <text:p>RP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2];&quot;',&quot;;&quot;'&quot;;[.C52];&quot;',&quot;;&quot;'&quot;;[.D52];&quot;',&quot;;&quot;'&quot;;[.E52];&quot;',&quot;;&quot;'&quot;;[.F52];&quot;',&quot;;&quot;'&quot;;[.G52];&quot;',&quot;;&quot;&quot;;[.H52];&quot;,&quot;;&quot;&quot;;[.I52];&quot;,&quot;;&quot;'&quot;;[.J52];&quot;',&quot;;&quot;&quot;;[.K52];&quot;);&quot;)" office:value-type="string" office:string-value="INSERT INTO CVT_PLACASSCT ( ENTIDAD, MASCARA, SERIEINICIAL, SERIEFINAL, PARTECADENA, PARTENUMERICA, TAMANOSERIE, SERIESCADENA, IDUSRCARGA, FECHACARGA) VALUES ('19','AA99999','PH00001','RP99999','[[0,2]]','[[2,7]]',2,2,'D997496224',SYSDATE);" calcext:value-type="string">
            <text:p>INSERT INTO CVT_PLACASSCT ( ENTIDAD, MASCARA, SERIEINICIAL, SERIEFINAL, PARTECADENA, PARTENUMERICA, TAMANOSERIE, SERIESCADENA, IDUSRCARGA, FECHACARGA) VALUES ('19','AA99999','PH00001','RP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RR00001</text:p>
          </table:table-cell>
          <table:table-cell office:value-type="string" calcext:value-type="string">
            <text:p>RY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3];&quot;',&quot;;&quot;'&quot;;[.C53];&quot;',&quot;;&quot;'&quot;;[.D53];&quot;',&quot;;&quot;'&quot;;[.E53];&quot;',&quot;;&quot;'&quot;;[.F53];&quot;',&quot;;&quot;'&quot;;[.G53];&quot;',&quot;;&quot;&quot;;[.H53];&quot;,&quot;;&quot;&quot;;[.I53];&quot;,&quot;;&quot;'&quot;;[.J53];&quot;',&quot;;&quot;&quot;;[.K53];&quot;);&quot;)" office:value-type="string" office:string-value="INSERT INTO CVT_PLACASSCT ( ENTIDAD, MASCARA, SERIEINICIAL, SERIEFINAL, PARTECADENA, PARTENUMERICA, TAMANOSERIE, SERIESCADENA, IDUSRCARGA, FECHACARGA) VALUES ('20','AA99999','RR00001','RY99999','[[0,2]]','[[2,7]]',2,2,'D997496224',SYSDATE);" calcext:value-type="string">
            <text:p>INSERT INTO CVT_PLACASSCT ( ENTIDAD, MASCARA, SERIEINICIAL, SERIEFINAL, PARTECADENA, PARTENUMERICA, TAMANOSERIE, SERIESCADENA, IDUSRCARGA, FECHACARGA) VALUES ('20','AA99999','RR00001','RY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RZ00001</text:p>
          </table:table-cell>
          <table:table-cell office:value-type="string" calcext:value-type="string">
            <text:p>SR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4];&quot;',&quot;;&quot;'&quot;;[.C54];&quot;',&quot;;&quot;'&quot;;[.D54];&quot;',&quot;;&quot;'&quot;;[.E54];&quot;',&quot;;&quot;'&quot;;[.F54];&quot;',&quot;;&quot;'&quot;;[.G54];&quot;',&quot;;&quot;&quot;;[.H54];&quot;,&quot;;&quot;&quot;;[.I54];&quot;,&quot;;&quot;'&quot;;[.J54];&quot;',&quot;;&quot;&quot;;[.K54];&quot;);&quot;)" office:value-type="string" office:string-value="INSERT INTO CVT_PLACASSCT ( ENTIDAD, MASCARA, SERIEINICIAL, SERIEFINAL, PARTECADENA, PARTENUMERICA, TAMANOSERIE, SERIESCADENA, IDUSRCARGA, FECHACARGA) VALUES ('21','AA99999','RZ00001','SR99999','[[0,2]]','[[2,7]]',2,2,'D997496224',SYSDATE);" calcext:value-type="string">
            <text:p>INSERT INTO CVT_PLACASSCT ( ENTIDAD, MASCARA, SERIEINICIAL, SERIEFINAL, PARTECADENA, PARTENUMERICA, TAMANOSERIE, SERIESCADENA, IDUSRCARGA, FECHACARGA) VALUES ('21','AA99999','RZ00001','SR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SS00001</text:p>
          </table:table-cell>
          <table:table-cell office:value-type="string" calcext:value-type="string">
            <text:p>SY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5];&quot;',&quot;;&quot;'&quot;;[.C55];&quot;',&quot;;&quot;'&quot;;[.D55];&quot;',&quot;;&quot;'&quot;;[.E55];&quot;',&quot;;&quot;'&quot;;[.F55];&quot;',&quot;;&quot;'&quot;;[.G55];&quot;',&quot;;&quot;&quot;;[.H55];&quot;,&quot;;&quot;&quot;;[.I55];&quot;,&quot;;&quot;'&quot;;[.J55];&quot;',&quot;;&quot;&quot;;[.K55];&quot;);&quot;)" office:value-type="string" office:string-value="INSERT INTO CVT_PLACASSCT ( ENTIDAD, MASCARA, SERIEINICIAL, SERIEFINAL, PARTECADENA, PARTENUMERICA, TAMANOSERIE, SERIESCADENA, IDUSRCARGA, FECHACARGA) VALUES ('22','AA99999','SS00001','SY99999','[[0,2]]','[[2,7]]',2,2,'D997496224',SYSDATE);" calcext:value-type="string">
            <text:p>INSERT INTO CVT_PLACASSCT ( ENTIDAD, MASCARA, SERIEINICIAL, SERIEFINAL, PARTECADENA, PARTENUMERICA, TAMANOSERIE, SERIESCADENA, IDUSRCARGA, FECHACARGA) VALUES ('22','AA99999','SS00001','SY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SZ00001</text:p>
          </table:table-cell>
          <table:table-cell office:value-type="string" calcext:value-type="string">
            <text:p>TB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6];&quot;',&quot;;&quot;'&quot;;[.C56];&quot;',&quot;;&quot;'&quot;;[.D56];&quot;',&quot;;&quot;'&quot;;[.E56];&quot;',&quot;;&quot;'&quot;;[.F56];&quot;',&quot;;&quot;'&quot;;[.G56];&quot;',&quot;;&quot;&quot;;[.H56];&quot;,&quot;;&quot;&quot;;[.I56];&quot;,&quot;;&quot;'&quot;;[.J56];&quot;',&quot;;&quot;&quot;;[.K56];&quot;);&quot;)" office:value-type="string" office:string-value="INSERT INTO CVT_PLACASSCT ( ENTIDAD, MASCARA, SERIEINICIAL, SERIEFINAL, PARTECADENA, PARTENUMERICA, TAMANOSERIE, SERIESCADENA, IDUSRCARGA, FECHACARGA) VALUES ('23','AA99999','SZ00001','TB99999','[[0,2]]','[[2,7]]',2,2,'D997496224',SYSDATE);" calcext:value-type="string">
            <text:p>INSERT INTO CVT_PLACASSCT ( ENTIDAD, MASCARA, SERIEINICIAL, SERIEFINAL, PARTECADENA, PARTENUMERICA, TAMANOSERIE, SERIESCADENA, IDUSRCARGA, FECHACARGA) VALUES ('23','AA99999','SZ00001','TB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TC00001</text:p>
          </table:table-cell>
          <table:table-cell office:value-type="string" calcext:value-type="string">
            <text:p>TP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7];&quot;',&quot;;&quot;'&quot;;[.C57];&quot;',&quot;;&quot;'&quot;;[.D57];&quot;',&quot;;&quot;'&quot;;[.E57];&quot;',&quot;;&quot;'&quot;;[.F57];&quot;',&quot;;&quot;'&quot;;[.G57];&quot;',&quot;;&quot;&quot;;[.H57];&quot;,&quot;;&quot;&quot;;[.I57];&quot;,&quot;;&quot;'&quot;;[.J57];&quot;',&quot;;&quot;&quot;;[.K57];&quot;);&quot;)" office:value-type="string" office:string-value="INSERT INTO CVT_PLACASSCT ( ENTIDAD, MASCARA, SERIEINICIAL, SERIEFINAL, PARTECADENA, PARTENUMERICA, TAMANOSERIE, SERIESCADENA, IDUSRCARGA, FECHACARGA) VALUES ('24','AA99999','TC00001','TP99999','[[0,2]]','[[2,7]]',2,2,'D997496224',SYSDATE);" calcext:value-type="string">
            <text:p>INSERT INTO CVT_PLACASSCT ( ENTIDAD, MASCARA, SERIEINICIAL, SERIEFINAL, PARTECADENA, PARTENUMERICA, TAMANOSERIE, SERIESCADENA, IDUSRCARGA, FECHACARGA) VALUES ('24','AA99999','TC00001','TP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TR00001</text:p>
          </table:table-cell>
          <table:table-cell office:value-type="string" calcext:value-type="string">
            <text:p>UL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8];&quot;',&quot;;&quot;'&quot;;[.C58];&quot;',&quot;;&quot;'&quot;;[.D58];&quot;',&quot;;&quot;'&quot;;[.E58];&quot;',&quot;;&quot;'&quot;;[.F58];&quot;',&quot;;&quot;'&quot;;[.G58];&quot;',&quot;;&quot;&quot;;[.H58];&quot;,&quot;;&quot;&quot;;[.I58];&quot;,&quot;;&quot;'&quot;;[.J58];&quot;',&quot;;&quot;&quot;;[.K58];&quot;);&quot;)" office:value-type="string" office:string-value="INSERT INTO CVT_PLACASSCT ( ENTIDAD, MASCARA, SERIEINICIAL, SERIEFINAL, PARTECADENA, PARTENUMERICA, TAMANOSERIE, SERIESCADENA, IDUSRCARGA, FECHACARGA) VALUES ('25','AA99999','TR00001','UL99999','[[0,2]]','[[2,7]]',2,2,'D997496224',SYSDATE);" calcext:value-type="string">
            <text:p>INSERT INTO CVT_PLACASSCT ( ENTIDAD, MASCARA, SERIEINICIAL, SERIEFINAL, PARTECADENA, PARTENUMERICA, TAMANOSERIE, SERIESCADENA, IDUSRCARGA, FECHACARGA) VALUES ('25','AA99999','TR00001','UL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UM00001</text:p>
          </table:table-cell>
          <table:table-cell office:value-type="string" calcext:value-type="string">
            <text:p>VK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59];&quot;',&quot;;&quot;'&quot;;[.C59];&quot;',&quot;;&quot;'&quot;;[.D59];&quot;',&quot;;&quot;'&quot;;[.E59];&quot;',&quot;;&quot;'&quot;;[.F59];&quot;',&quot;;&quot;'&quot;;[.G59];&quot;',&quot;;&quot;&quot;;[.H59];&quot;,&quot;;&quot;&quot;;[.I59];&quot;,&quot;;&quot;'&quot;;[.J59];&quot;',&quot;;&quot;&quot;;[.K59];&quot;);&quot;)" office:value-type="string" office:string-value="INSERT INTO CVT_PLACASSCT ( ENTIDAD, MASCARA, SERIEINICIAL, SERIEFINAL, PARTECADENA, PARTENUMERICA, TAMANOSERIE, SERIESCADENA, IDUSRCARGA, FECHACARGA) VALUES ('26','AA99999','UM00001','VK99999','[[0,2]]','[[2,7]]',2,2,'D997496224',SYSDATE);" calcext:value-type="string">
            <text:p>INSERT INTO CVT_PLACASSCT ( ENTIDAD, MASCARA, SERIEINICIAL, SERIEFINAL, PARTECADENA, PARTENUMERICA, TAMANOSERIE, SERIESCADENA, IDUSRCARGA, FECHACARGA) VALUES ('26','AA99999','UM00001','VK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VL00001</text:p>
          </table:table-cell>
          <table:table-cell office:value-type="string" calcext:value-type="string">
            <text:p>VT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0];&quot;',&quot;;&quot;'&quot;;[.C60];&quot;',&quot;;&quot;'&quot;;[.D60];&quot;',&quot;;&quot;'&quot;;[.E60];&quot;',&quot;;&quot;'&quot;;[.F60];&quot;',&quot;;&quot;'&quot;;[.G60];&quot;',&quot;;&quot;&quot;;[.H60];&quot;,&quot;;&quot;&quot;;[.I60];&quot;,&quot;;&quot;'&quot;;[.J60];&quot;',&quot;;&quot;&quot;;[.K60];&quot;);&quot;)" office:value-type="string" office:string-value="INSERT INTO CVT_PLACASSCT ( ENTIDAD, MASCARA, SERIEINICIAL, SERIEFINAL, PARTECADENA, PARTENUMERICA, TAMANOSERIE, SERIESCADENA, IDUSRCARGA, FECHACARGA) VALUES ('27','AA99999','VL00001','VT99999','[[0,2]]','[[2,7]]',2,2,'D997496224',SYSDATE);" calcext:value-type="string">
            <text:p>INSERT INTO CVT_PLACASSCT ( ENTIDAD, MASCARA, SERIEINICIAL, SERIEFINAL, PARTECADENA, PARTENUMERICA, TAMANOSERIE, SERIESCADENA, IDUSRCARGA, FECHACARGA) VALUES ('27','AA99999','VL00001','VT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VU00001</text:p>
          </table:table-cell>
          <table:table-cell office:value-type="string" calcext:value-type="string">
            <text:p>WX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1];&quot;',&quot;;&quot;'&quot;;[.C61];&quot;',&quot;;&quot;'&quot;;[.D61];&quot;',&quot;;&quot;'&quot;;[.E61];&quot;',&quot;;&quot;'&quot;;[.F61];&quot;',&quot;;&quot;'&quot;;[.G61];&quot;',&quot;;&quot;&quot;;[.H61];&quot;,&quot;;&quot;&quot;;[.I61];&quot;,&quot;;&quot;'&quot;;[.J61];&quot;',&quot;;&quot;&quot;;[.K61];&quot;);&quot;)" office:value-type="string" office:string-value="INSERT INTO CVT_PLACASSCT ( ENTIDAD, MASCARA, SERIEINICIAL, SERIEFINAL, PARTECADENA, PARTENUMERICA, TAMANOSERIE, SERIESCADENA, IDUSRCARGA, FECHACARGA) VALUES ('28','AA99999','VU00001','WX99999','[[0,2]]','[[2,7]]',2,2,'D997496224',SYSDATE);" calcext:value-type="string">
            <text:p>INSERT INTO CVT_PLACASSCT ( ENTIDAD, MASCARA, SERIEINICIAL, SERIEFINAL, PARTECADENA, PARTENUMERICA, TAMANOSERIE, SERIESCADENA, IDUSRCARGA, FECHACARGA) VALUES ('28','AA99999','VU00001','WX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WY00001</text:p>
          </table:table-cell>
          <table:table-cell office:value-type="string" calcext:value-type="string">
            <text:p>XE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2];&quot;',&quot;;&quot;'&quot;;[.C62];&quot;',&quot;;&quot;'&quot;;[.D62];&quot;',&quot;;&quot;'&quot;;[.E62];&quot;',&quot;;&quot;'&quot;;[.F62];&quot;',&quot;;&quot;'&quot;;[.G62];&quot;',&quot;;&quot;&quot;;[.H62];&quot;,&quot;;&quot;&quot;;[.I62];&quot;,&quot;;&quot;'&quot;;[.J62];&quot;',&quot;;&quot;&quot;;[.K62];&quot;);&quot;)" office:value-type="string" office:string-value="INSERT INTO CVT_PLACASSCT ( ENTIDAD, MASCARA, SERIEINICIAL, SERIEFINAL, PARTECADENA, PARTENUMERICA, TAMANOSERIE, SERIESCADENA, IDUSRCARGA, FECHACARGA) VALUES ('29','AA99999','WY00001','XE99999','[[0,2]]','[[2,7]]',2,2,'D997496224',SYSDATE);" calcext:value-type="string">
            <text:p>INSERT INTO CVT_PLACASSCT ( ENTIDAD, MASCARA, SERIEINICIAL, SERIEFINAL, PARTECADENA, PARTENUMERICA, TAMANOSERIE, SERIESCADENA, IDUSRCARGA, FECHACARGA) VALUES ('29','AA99999','WY00001','XE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XF00001</text:p>
          </table:table-cell>
          <table:table-cell office:value-type="string" calcext:value-type="string">
            <text:p>YM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3];&quot;',&quot;;&quot;'&quot;;[.C63];&quot;',&quot;;&quot;'&quot;;[.D63];&quot;',&quot;;&quot;'&quot;;[.E63];&quot;',&quot;;&quot;'&quot;;[.F63];&quot;',&quot;;&quot;'&quot;;[.G63];&quot;',&quot;;&quot;&quot;;[.H63];&quot;,&quot;;&quot;&quot;;[.I63];&quot;,&quot;;&quot;'&quot;;[.J63];&quot;',&quot;;&quot;&quot;;[.K63];&quot;);&quot;)" office:value-type="string" office:string-value="INSERT INTO CVT_PLACASSCT ( ENTIDAD, MASCARA, SERIEINICIAL, SERIEFINAL, PARTECADENA, PARTENUMERICA, TAMANOSERIE, SERIESCADENA, IDUSRCARGA, FECHACARGA) VALUES ('30','AA99999','XF00001','YM99999','[[0,2]]','[[2,7]]',2,2,'D997496224',SYSDATE);" calcext:value-type="string">
            <text:p>INSERT INTO CVT_PLACASSCT ( ENTIDAD, MASCARA, SERIEINICIAL, SERIEFINAL, PARTECADENA, PARTENUMERICA, TAMANOSERIE, SERIESCADENA, IDUSRCARGA, FECHACARGA) VALUES ('30','AA99999','XF00001','YM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YN00001</text:p>
          </table:table-cell>
          <table:table-cell office:value-type="string" calcext:value-type="string">
            <text:p>YU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4];&quot;',&quot;;&quot;'&quot;;[.C64];&quot;',&quot;;&quot;'&quot;;[.D64];&quot;',&quot;;&quot;'&quot;;[.E64];&quot;',&quot;;&quot;'&quot;;[.F64];&quot;',&quot;;&quot;'&quot;;[.G64];&quot;',&quot;;&quot;&quot;;[.H64];&quot;,&quot;;&quot;&quot;;[.I64];&quot;,&quot;;&quot;'&quot;;[.J64];&quot;',&quot;;&quot;&quot;;[.K64];&quot;);&quot;)" office:value-type="string" office:string-value="INSERT INTO CVT_PLACASSCT ( ENTIDAD, MASCARA, SERIEINICIAL, SERIEFINAL, PARTECADENA, PARTENUMERICA, TAMANOSERIE, SERIESCADENA, IDUSRCARGA, FECHACARGA) VALUES ('31','AA99999','YN00001','YU99999','[[0,2]]','[[2,7]]',2,2,'D997496224',SYSDATE);" calcext:value-type="string">
            <text:p>INSERT INTO CVT_PLACASSCT ( ENTIDAD, MASCARA, SERIEINICIAL, SERIEFINAL, PARTECADENA, PARTENUMERICA, TAMANOSERIE, SERIESCADENA, IDUSRCARGA, FECHACARGA) VALUES ('31','AA99999','YN00001','YU99999','[[0,2]]','[[2,7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99999</text:p>
          </table:table-cell>
          <table:table-cell office:value-type="string" calcext:value-type="string">
            <text:p>YV00001</text:p>
          </table:table-cell>
          <table:table-cell office:value-type="string" calcext:value-type="string">
            <text:p>ZJ99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7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5];&quot;',&quot;;&quot;'&quot;;[.C65];&quot;',&quot;;&quot;'&quot;;[.D65];&quot;',&quot;;&quot;'&quot;;[.E65];&quot;',&quot;;&quot;'&quot;;[.F65];&quot;',&quot;;&quot;'&quot;;[.G65];&quot;',&quot;;&quot;&quot;;[.H65];&quot;,&quot;;&quot;&quot;;[.I65];&quot;,&quot;;&quot;'&quot;;[.J65];&quot;',&quot;;&quot;&quot;;[.K65];&quot;);&quot;)" office:value-type="string" office:string-value="INSERT INTO CVT_PLACASSCT ( ENTIDAD, MASCARA, SERIEINICIAL, SERIEFINAL, PARTECADENA, PARTENUMERICA, TAMANOSERIE, SERIESCADENA, IDUSRCARGA, FECHACARGA) VALUES ('32','AA99999','YV00001','ZJ99999','[[0,2]]','[[2,7]]',2,2,'D997496224',SYSDATE);" calcext:value-type="string">
            <text:p>INSERT INTO CVT_PLACASSCT ( ENTIDAD, MASCARA, SERIEINICIAL, SERIEFINAL, PARTECADENA, PARTENUMERICA, TAMANOSERIE, SERIESCADENA, IDUSRCARGA, FECHACARGA) VALUES ('32','AA99999','YV00001','ZJ99999','[[0,2]]','[[2,7]]',2,2,'D997496224',SYSDATE);</text:p>
          </table:table-cell>
        </table:table-row>
        <table:table-row table:style-name="ro2">
          <table:table-cell office:value-type="string" calcext:value-type="string">
            <text:p>DEMOSTRACIO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AA001</text:p>
          </table:table-cell>
          <table:table-cell office:value-type="string" calcext:value-type="string">
            <text:p>9AD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7];&quot;',&quot;;&quot;'&quot;;[.C67];&quot;',&quot;;&quot;'&quot;;[.D67];&quot;',&quot;;&quot;'&quot;;[.E67];&quot;',&quot;;&quot;'&quot;;[.F67];&quot;',&quot;;&quot;'&quot;;[.G67];&quot;',&quot;;&quot;&quot;;[.H67];&quot;,&quot;;&quot;&quot;;[.I67];&quot;,&quot;;&quot;'&quot;;[.J67];&quot;',&quot;;&quot;&quot;;[.K67];&quot;);&quot;)" office:value-type="string" office:string-value="INSERT INTO CVT_PLACASSCT ( ENTIDAD, MASCARA, SERIEINICIAL, SERIEFINAL, PARTECADENA, PARTENUMERICA, TAMANOSERIE, SERIESCADENA, IDUSRCARGA, FECHACARGA) VALUES ('01','9AA999','1AA001','9AD999','[[0,3]]','[[3,6]]',2,2,'D997496224',SYSDATE);" calcext:value-type="string">
            <text:p>INSERT INTO CVT_PLACASSCT ( ENTIDAD, MASCARA, SERIEINICIAL, SERIEFINAL, PARTECADENA, PARTENUMERICA, TAMANOSERIE, SERIESCADENA, IDUSRCARGA, FECHACARGA) VALUES ('01','9AA999','1AA001','9AD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AE001</text:p>
          </table:table-cell>
          <table:table-cell office:value-type="string" calcext:value-type="string">
            <text:p>9CT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8];&quot;',&quot;;&quot;'&quot;;[.C68];&quot;',&quot;;&quot;'&quot;;[.D68];&quot;',&quot;;&quot;'&quot;;[.E68];&quot;',&quot;;&quot;'&quot;;[.F68];&quot;',&quot;;&quot;'&quot;;[.G68];&quot;',&quot;;&quot;&quot;;[.H68];&quot;,&quot;;&quot;&quot;;[.I68];&quot;,&quot;;&quot;'&quot;;[.J68];&quot;',&quot;;&quot;&quot;;[.K68];&quot;);&quot;)" office:value-type="string" office:string-value="INSERT INTO CVT_PLACASSCT ( ENTIDAD, MASCARA, SERIEINICIAL, SERIEFINAL, PARTECADENA, PARTENUMERICA, TAMANOSERIE, SERIESCADENA, IDUSRCARGA, FECHACARGA) VALUES ('02','9AA999','1AE001','9CT999','[[0,3]]','[[3,6]]',2,2,'D997496224',SYSDATE);" calcext:value-type="string">
            <text:p>INSERT INTO CVT_PLACASSCT ( ENTIDAD, MASCARA, SERIEINICIAL, SERIEFINAL, PARTECADENA, PARTENUMERICA, TAMANOSERIE, SERIESCADENA, IDUSRCARGA, FECHACARGA) VALUES ('02','9AA999','1AE001','9CT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CU001</text:p>
          </table:table-cell>
          <table:table-cell office:value-type="string" calcext:value-type="string">
            <text:p>9DR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69];&quot;',&quot;;&quot;'&quot;;[.C69];&quot;',&quot;;&quot;'&quot;;[.D69];&quot;',&quot;;&quot;'&quot;;[.E69];&quot;',&quot;;&quot;'&quot;;[.F69];&quot;',&quot;;&quot;'&quot;;[.G69];&quot;',&quot;;&quot;&quot;;[.H69];&quot;,&quot;;&quot;&quot;;[.I69];&quot;,&quot;;&quot;'&quot;;[.J69];&quot;',&quot;;&quot;&quot;;[.K69];&quot;);&quot;)" office:value-type="string" office:string-value="INSERT INTO CVT_PLACASSCT ( ENTIDAD, MASCARA, SERIEINICIAL, SERIEFINAL, PARTECADENA, PARTENUMERICA, TAMANOSERIE, SERIESCADENA, IDUSRCARGA, FECHACARGA) VALUES ('03','9AA999','1CU001','9DR999','[[0,3]]','[[3,6]]',2,2,'D997496224',SYSDATE);" calcext:value-type="string">
            <text:p>INSERT INTO CVT_PLACASSCT ( ENTIDAD, MASCARA, SERIEINICIAL, SERIEFINAL, PARTECADENA, PARTENUMERICA, TAMANOSERIE, SERIESCADENA, IDUSRCARGA, FECHACARGA) VALUES ('03','9AA999','1CU001','9DR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DS001</text:p>
          </table:table-cell>
          <table:table-cell office:value-type="string" calcext:value-type="string">
            <text:p>9DV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0];&quot;',&quot;;&quot;'&quot;;[.C70];&quot;',&quot;;&quot;'&quot;;[.D70];&quot;',&quot;;&quot;'&quot;;[.E70];&quot;',&quot;;&quot;'&quot;;[.F70];&quot;',&quot;;&quot;'&quot;;[.G70];&quot;',&quot;;&quot;&quot;;[.H70];&quot;,&quot;;&quot;&quot;;[.I70];&quot;,&quot;;&quot;'&quot;;[.J70];&quot;',&quot;;&quot;&quot;;[.K70];&quot;);&quot;)" office:value-type="string" office:string-value="INSERT INTO CVT_PLACASSCT ( ENTIDAD, MASCARA, SERIEINICIAL, SERIEFINAL, PARTECADENA, PARTENUMERICA, TAMANOSERIE, SERIESCADENA, IDUSRCARGA, FECHACARGA) VALUES ('04','9AA999','1DS001','9DV999','[[0,3]]','[[3,6]]',2,2,'D997496224',SYSDATE);" calcext:value-type="string">
            <text:p>INSERT INTO CVT_PLACASSCT ( ENTIDAD, MASCARA, SERIEINICIAL, SERIEFINAL, PARTECADENA, PARTENUMERICA, TAMANOSERIE, SERIESCADENA, IDUSRCARGA, FECHACARGA) VALUES ('04','9AA999','1DS001','9DV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DW001</text:p>
          </table:table-cell>
          <table:table-cell office:value-type="string" calcext:value-type="string">
            <text:p>9EC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1];&quot;',&quot;;&quot;'&quot;;[.C71];&quot;',&quot;;&quot;'&quot;;[.D71];&quot;',&quot;;&quot;'&quot;;[.E71];&quot;',&quot;;&quot;'&quot;;[.F71];&quot;',&quot;;&quot;'&quot;;[.G71];&quot;',&quot;;&quot;&quot;;[.H71];&quot;,&quot;;&quot;&quot;;[.I71];&quot;,&quot;;&quot;'&quot;;[.J71];&quot;',&quot;;&quot;&quot;;[.K71];&quot;);&quot;)" office:value-type="string" office:string-value="INSERT INTO CVT_PLACASSCT ( ENTIDAD, MASCARA, SERIEINICIAL, SERIEFINAL, PARTECADENA, PARTENUMERICA, TAMANOSERIE, SERIESCADENA, IDUSRCARGA, FECHACARGA) VALUES ('07','9AA999','1DW001','9EC999','[[0,3]]','[[3,6]]',2,2,'D997496224',SYSDATE);" calcext:value-type="string">
            <text:p>INSERT INTO CVT_PLACASSCT ( ENTIDAD, MASCARA, SERIEINICIAL, SERIEFINAL, PARTECADENA, PARTENUMERICA, TAMANOSERIE, SERIESCADENA, IDUSRCARGA, FECHACARGA) VALUES ('07','9AA999','1DW001','9EC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ED001</text:p>
          </table:table-cell>
          <table:table-cell office:value-type="string" calcext:value-type="string">
            <text:p>9HE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2];&quot;',&quot;;&quot;'&quot;;[.C72];&quot;',&quot;;&quot;'&quot;;[.D72];&quot;',&quot;;&quot;'&quot;;[.E72];&quot;',&quot;;&quot;'&quot;;[.F72];&quot;',&quot;;&quot;'&quot;;[.G72];&quot;',&quot;;&quot;&quot;;[.H72];&quot;,&quot;;&quot;&quot;;[.I72];&quot;,&quot;;&quot;'&quot;;[.J72];&quot;',&quot;;&quot;&quot;;[.K72];&quot;);&quot;)" office:value-type="string" office:string-value="INSERT INTO CVT_PLACASSCT ( ENTIDAD, MASCARA, SERIEINICIAL, SERIEFINAL, PARTECADENA, PARTENUMERICA, TAMANOSERIE, SERIESCADENA, IDUSRCARGA, FECHACARGA) VALUES ('08','9AA999','1ED001','9HE999','[[0,3]]','[[3,6]]',2,2,'D997496224',SYSDATE);" calcext:value-type="string">
            <text:p>INSERT INTO CVT_PLACASSCT ( ENTIDAD, MASCARA, SERIEINICIAL, SERIEFINAL, PARTECADENA, PARTENUMERICA, TAMANOSERIE, SERIESCADENA, IDUSRCARGA, FECHACARGA) VALUES ('08','9AA999','1ED001','9HE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HF001</text:p>
          </table:table-cell>
          <table:table-cell office:value-type="string" calcext:value-type="string">
            <text:p>9HZ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3];&quot;',&quot;;&quot;'&quot;;[.C73];&quot;',&quot;;&quot;'&quot;;[.D73];&quot;',&quot;;&quot;'&quot;;[.E73];&quot;',&quot;;&quot;'&quot;;[.F73];&quot;',&quot;;&quot;'&quot;;[.G73];&quot;',&quot;;&quot;&quot;;[.H73];&quot;,&quot;;&quot;&quot;;[.I73];&quot;,&quot;;&quot;'&quot;;[.J73];&quot;',&quot;;&quot;&quot;;[.K73];&quot;);&quot;)" office:value-type="string" office:string-value="INSERT INTO CVT_PLACASSCT ( ENTIDAD, MASCARA, SERIEINICIAL, SERIEFINAL, PARTECADENA, PARTENUMERICA, TAMANOSERIE, SERIESCADENA, IDUSRCARGA, FECHACARGA) VALUES ('05','9AA999','1HF001','9HZ999','[[0,3]]','[[3,6]]',2,2,'D997496224',SYSDATE);" calcext:value-type="string">
            <text:p>INSERT INTO CVT_PLACASSCT ( ENTIDAD, MASCARA, SERIEINICIAL, SERIEFINAL, PARTECADENA, PARTENUMERICA, TAMANOSERIE, SERIESCADENA, IDUSRCARGA, FECHACARGA) VALUES ('05','9AA999','1HF001','9HZ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JA001</text:p>
          </table:table-cell>
          <table:table-cell office:value-type="string" calcext:value-type="string">
            <text:p>9JE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4];&quot;',&quot;;&quot;'&quot;;[.C74];&quot;',&quot;;&quot;'&quot;;[.D74];&quot;',&quot;;&quot;'&quot;;[.E74];&quot;',&quot;;&quot;'&quot;;[.F74];&quot;',&quot;;&quot;'&quot;;[.G74];&quot;',&quot;;&quot;&quot;;[.H74];&quot;,&quot;;&quot;&quot;;[.I74];&quot;,&quot;;&quot;'&quot;;[.J74];&quot;',&quot;;&quot;&quot;;[.K74];&quot;);&quot;)" office:value-type="string" office:string-value="INSERT INTO CVT_PLACASSCT ( ENTIDAD, MASCARA, SERIEINICIAL, SERIEFINAL, PARTECADENA, PARTENUMERICA, TAMANOSERIE, SERIESCADENA, IDUSRCARGA, FECHACARGA) VALUES ('06','9AA999','1JA001','9JE999','[[0,3]]','[[3,6]]',2,2,'D997496224',SYSDATE);" calcext:value-type="string">
            <text:p>INSERT INTO CVT_PLACASSCT ( ENTIDAD, MASCARA, SERIEINICIAL, SERIEFINAL, PARTECADENA, PARTENUMERICA, TAMANOSERIE, SERIESCADENA, IDUSRCARGA, FECHACARGA) VALUES ('06','9AA999','1JA001','9JE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YK01</text:p>
          </table:table-cell>
          <table:table-cell office:value-type="string" calcext:value-type="string">
            <text:p>ZZ99</text:p>
          </table:table-cell>
          <table:table-cell table:style-name="ce4" office:value-type="string" calcext:value-type="string">
            <text:p>[[0,2]]</text:p>
          </table:table-cell>
          <table:table-cell table:style-name="ce4"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5];&quot;',&quot;;&quot;'&quot;;[.C75];&quot;',&quot;;&quot;'&quot;;[.D75];&quot;',&quot;;&quot;'&quot;;[.E75];&quot;',&quot;;&quot;'&quot;;[.F75];&quot;',&quot;;&quot;'&quot;;[.G75];&quot;',&quot;;&quot;&quot;;[.H75];&quot;,&quot;;&quot;&quot;;[.I75];&quot;,&quot;;&quot;'&quot;;[.J75];&quot;',&quot;;&quot;&quot;;[.K75];&quot;);&quot;)" office:value-type="string" office:string-value="INSERT INTO CVT_PLACASSCT ( ENTIDAD, MASCARA, SERIEINICIAL, SERIEFINAL, PARTECADENA, PARTENUMERICA, TAMANOSERIE, SERIESCADENA, IDUSRCARGA, FECHACARGA) VALUES ('09','AA99','YK01','ZZ99','[[0,2]]','[[2,4]]',2,2,'D997496224',SYSDATE);" calcext:value-type="string">
            <text:p>INSERT INTO CVT_PLACASSCT ( ENTIDAD, MASCARA, SERIEINICIAL, SERIEFINAL, PARTECADENA, PARTENUMERICA, TAMANOSERIE, SERIESCADENA, IDUSRCARGA, FECHACARGA) VALUES ('09','AA99','YK01','Z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JF001</text:p>
          </table:table-cell>
          <table:table-cell office:value-type="string" calcext:value-type="string">
            <text:p>9JN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6];&quot;',&quot;;&quot;'&quot;;[.C76];&quot;',&quot;;&quot;'&quot;;[.D76];&quot;',&quot;;&quot;'&quot;;[.E76];&quot;',&quot;;&quot;'&quot;;[.F76];&quot;',&quot;;&quot;'&quot;;[.G76];&quot;',&quot;;&quot;&quot;;[.H76];&quot;,&quot;;&quot;&quot;;[.I76];&quot;,&quot;;&quot;'&quot;;[.J76];&quot;',&quot;;&quot;&quot;;[.K76];&quot;);&quot;)" office:value-type="string" office:string-value="INSERT INTO CVT_PLACASSCT ( ENTIDAD, MASCARA, SERIEINICIAL, SERIEFINAL, PARTECADENA, PARTENUMERICA, TAMANOSERIE, SERIESCADENA, IDUSRCARGA, FECHACARGA) VALUES ('10','9AA999','1JF001','9JN999','[[0,3]]','[[3,6]]',2,2,'D997496224',SYSDATE);" calcext:value-type="string">
            <text:p>INSERT INTO CVT_PLACASSCT ( ENTIDAD, MASCARA, SERIEINICIAL, SERIEFINAL, PARTECADENA, PARTENUMERICA, TAMANOSERIE, SERIESCADENA, IDUSRCARGA, FECHACARGA) VALUES ('10','9AA999','1JF001','9JN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JP001</text:p>
          </table:table-cell>
          <table:table-cell office:value-type="string" calcext:value-type="string">
            <text:p>9KG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7];&quot;',&quot;;&quot;'&quot;;[.C77];&quot;',&quot;;&quot;'&quot;;[.D77];&quot;',&quot;;&quot;'&quot;;[.E77];&quot;',&quot;;&quot;'&quot;;[.F77];&quot;',&quot;;&quot;'&quot;;[.G77];&quot;',&quot;;&quot;&quot;;[.H77];&quot;,&quot;;&quot;&quot;;[.I77];&quot;,&quot;;&quot;'&quot;;[.J77];&quot;',&quot;;&quot;&quot;;[.K77];&quot;);&quot;)" office:value-type="string" office:string-value="INSERT INTO CVT_PLACASSCT ( ENTIDAD, MASCARA, SERIEINICIAL, SERIEFINAL, PARTECADENA, PARTENUMERICA, TAMANOSERIE, SERIESCADENA, IDUSRCARGA, FECHACARGA) VALUES ('11','9AA999','1JP001','9KG999','[[0,3]]','[[3,6]]',2,2,'D997496224',SYSDATE);" calcext:value-type="string">
            <text:p>INSERT INTO CVT_PLACASSCT ( ENTIDAD, MASCARA, SERIEINICIAL, SERIEFINAL, PARTECADENA, PARTENUMERICA, TAMANOSERIE, SERIESCADENA, IDUSRCARGA, FECHACARGA) VALUES ('11','9AA999','1JP001','9KG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KH001</text:p>
          </table:table-cell>
          <table:table-cell office:value-type="string" calcext:value-type="string">
            <text:p>9KT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8];&quot;',&quot;;&quot;'&quot;;[.C78];&quot;',&quot;;&quot;'&quot;;[.D78];&quot;',&quot;;&quot;'&quot;;[.E78];&quot;',&quot;;&quot;'&quot;;[.F78];&quot;',&quot;;&quot;'&quot;;[.G78];&quot;',&quot;;&quot;&quot;;[.H78];&quot;,&quot;;&quot;&quot;;[.I78];&quot;,&quot;;&quot;'&quot;;[.J78];&quot;',&quot;;&quot;&quot;;[.K78];&quot;);&quot;)" office:value-type="string" office:string-value="INSERT INTO CVT_PLACASSCT ( ENTIDAD, MASCARA, SERIEINICIAL, SERIEFINAL, PARTECADENA, PARTENUMERICA, TAMANOSERIE, SERIESCADENA, IDUSRCARGA, FECHACARGA) VALUES ('12','9AA999','1KH001','9KT999','[[0,3]]','[[3,6]]',2,2,'D997496224',SYSDATE);" calcext:value-type="string">
            <text:p>INSERT INTO CVT_PLACASSCT ( ENTIDAD, MASCARA, SERIEINICIAL, SERIEFINAL, PARTECADENA, PARTENUMERICA, TAMANOSERIE, SERIESCADENA, IDUSRCARGA, FECHACARGA) VALUES ('12','9AA999','1KH001','9KT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KU001</text:p>
          </table:table-cell>
          <table:table-cell office:value-type="string" calcext:value-type="string">
            <text:p>9KY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79];&quot;',&quot;;&quot;'&quot;;[.C79];&quot;',&quot;;&quot;'&quot;;[.D79];&quot;',&quot;;&quot;'&quot;;[.E79];&quot;',&quot;;&quot;'&quot;;[.F79];&quot;',&quot;;&quot;'&quot;;[.G79];&quot;',&quot;;&quot;&quot;;[.H79];&quot;,&quot;;&quot;&quot;;[.I79];&quot;,&quot;;&quot;'&quot;;[.J79];&quot;',&quot;;&quot;&quot;;[.K79];&quot;);&quot;)" office:value-type="string" office:string-value="INSERT INTO CVT_PLACASSCT ( ENTIDAD, MASCARA, SERIEINICIAL, SERIEFINAL, PARTECADENA, PARTENUMERICA, TAMANOSERIE, SERIESCADENA, IDUSRCARGA, FECHACARGA) VALUES ('13','9AA999','1KU001','9KY999','[[0,3]]','[[3,6]]',2,2,'D997496224',SYSDATE);" calcext:value-type="string">
            <text:p>INSERT INTO CVT_PLACASSCT ( ENTIDAD, MASCARA, SERIEINICIAL, SERIEFINAL, PARTECADENA, PARTENUMERICA, TAMANOSERIE, SERIESCADENA, IDUSRCARGA, FECHACARGA) VALUES ('13','9AA999','1KU001','9KY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KZ001</text:p>
          </table:table-cell>
          <table:table-cell office:value-type="string" calcext:value-type="string">
            <text:p>9ML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0];&quot;',&quot;;&quot;'&quot;;[.C80];&quot;',&quot;;&quot;'&quot;;[.D80];&quot;',&quot;;&quot;'&quot;;[.E80];&quot;',&quot;;&quot;'&quot;;[.F80];&quot;',&quot;;&quot;'&quot;;[.G80];&quot;',&quot;;&quot;&quot;;[.H80];&quot;,&quot;;&quot;&quot;;[.I80];&quot;,&quot;;&quot;'&quot;;[.J80];&quot;',&quot;;&quot;&quot;;[.K80];&quot;);&quot;)" office:value-type="string" office:string-value="INSERT INTO CVT_PLACASSCT ( ENTIDAD, MASCARA, SERIEINICIAL, SERIEFINAL, PARTECADENA, PARTENUMERICA, TAMANOSERIE, SERIESCADENA, IDUSRCARGA, FECHACARGA) VALUES ('14','9AA999','1KZ001','9ML999','[[0,3]]','[[3,6]]',2,2,'D997496224',SYSDATE);" calcext:value-type="string">
            <text:p>INSERT INTO CVT_PLACASSCT ( ENTIDAD, MASCARA, SERIEINICIAL, SERIEFINAL, PARTECADENA, PARTENUMERICA, TAMANOSERIE, SERIESCADENA, IDUSRCARGA, FECHACARGA) VALUES ('14','9AA999','1KZ001','9ML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PJ001</text:p>
          </table:table-cell>
          <table:table-cell office:value-type="string" calcext:value-type="string">
            <text:p>9PV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1];&quot;',&quot;;&quot;'&quot;;[.C81];&quot;',&quot;;&quot;'&quot;;[.D81];&quot;',&quot;;&quot;'&quot;;[.E81];&quot;',&quot;;&quot;'&quot;;[.F81];&quot;',&quot;;&quot;'&quot;;[.G81];&quot;',&quot;;&quot;&quot;;[.H81];&quot;,&quot;;&quot;&quot;;[.I81];&quot;,&quot;;&quot;'&quot;;[.J81];&quot;',&quot;;&quot;&quot;;[.K81];&quot;);&quot;)" office:value-type="string" office:string-value="INSERT INTO CVT_PLACASSCT ( ENTIDAD, MASCARA, SERIEINICIAL, SERIEFINAL, PARTECADENA, PARTENUMERICA, TAMANOSERIE, SERIESCADENA, IDUSRCARGA, FECHACARGA) VALUES ('16','9AA999','1PJ001','9PV999','[[0,3]]','[[3,6]]',2,2,'D997496224',SYSDATE);" calcext:value-type="string">
            <text:p>INSERT INTO CVT_PLACASSCT ( ENTIDAD, MASCARA, SERIEINICIAL, SERIEFINAL, PARTECADENA, PARTENUMERICA, TAMANOSERIE, SERIESCADENA, IDUSRCARGA, FECHACARGA) VALUES ('16','9AA999','1PJ001','9PV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PW001</text:p>
          </table:table-cell>
          <table:table-cell office:value-type="string" calcext:value-type="string">
            <text:p>9RA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2];&quot;',&quot;;&quot;'&quot;;[.C82];&quot;',&quot;;&quot;'&quot;;[.D82];&quot;',&quot;;&quot;'&quot;;[.E82];&quot;',&quot;;&quot;'&quot;;[.F82];&quot;',&quot;;&quot;'&quot;;[.G82];&quot;',&quot;;&quot;&quot;;[.H82];&quot;,&quot;;&quot;&quot;;[.I82];&quot;,&quot;;&quot;'&quot;;[.J82];&quot;',&quot;;&quot;&quot;;[.K82];&quot;);&quot;)" office:value-type="string" office:string-value="INSERT INTO CVT_PLACASSCT ( ENTIDAD, MASCARA, SERIEINICIAL, SERIEFINAL, PARTECADENA, PARTENUMERICA, TAMANOSERIE, SERIESCADENA, IDUSRCARGA, FECHACARGA) VALUES ('17','9AA999','1PW001','9RA999','[[0,3]]','[[3,6]]',2,2,'D997496224',SYSDATE);" calcext:value-type="string">
            <text:p>INSERT INTO CVT_PLACASSCT ( ENTIDAD, MASCARA, SERIEINICIAL, SERIEFINAL, PARTECADENA, PARTENUMERICA, TAMANOSERIE, SERIESCADENA, IDUSRCARGA, FECHACARGA) VALUES ('17','9AA999','1PW001','9RA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RB001</text:p>
          </table:table-cell>
          <table:table-cell office:value-type="string" calcext:value-type="string">
            <text:p>9RF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3];&quot;',&quot;;&quot;'&quot;;[.C83];&quot;',&quot;;&quot;'&quot;;[.D83];&quot;',&quot;;&quot;'&quot;;[.E83];&quot;',&quot;;&quot;'&quot;;[.F83];&quot;',&quot;;&quot;'&quot;;[.G83];&quot;',&quot;;&quot;&quot;;[.H83];&quot;,&quot;;&quot;&quot;;[.I83];&quot;,&quot;;&quot;'&quot;;[.J83];&quot;',&quot;;&quot;&quot;;[.K83];&quot;);&quot;)" office:value-type="string" office:string-value="INSERT INTO CVT_PLACASSCT ( ENTIDAD, MASCARA, SERIEINICIAL, SERIEFINAL, PARTECADENA, PARTENUMERICA, TAMANOSERIE, SERIESCADENA, IDUSRCARGA, FECHACARGA) VALUES ('18','9AA999','1RB001','9RF999','[[0,3]]','[[3,6]]',2,2,'D997496224',SYSDATE);" calcext:value-type="string">
            <text:p>INSERT INTO CVT_PLACASSCT ( ENTIDAD, MASCARA, SERIEINICIAL, SERIEFINAL, PARTECADENA, PARTENUMERICA, TAMANOSERIE, SERIESCADENA, IDUSRCARGA, FECHACARGA) VALUES ('18','9AA999','1RB001','9RF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RG001</text:p>
          </table:table-cell>
          <table:table-cell office:value-type="string" calcext:value-type="string">
            <text:p>9SP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4];&quot;',&quot;;&quot;'&quot;;[.C84];&quot;',&quot;;&quot;'&quot;;[.D84];&quot;',&quot;;&quot;'&quot;;[.E84];&quot;',&quot;;&quot;'&quot;;[.F84];&quot;',&quot;;&quot;'&quot;;[.G84];&quot;',&quot;;&quot;&quot;;[.H84];&quot;,&quot;;&quot;&quot;;[.I84];&quot;,&quot;;&quot;'&quot;;[.J84];&quot;',&quot;;&quot;&quot;;[.K84];&quot;);&quot;)" office:value-type="string" office:string-value="INSERT INTO CVT_PLACASSCT ( ENTIDAD, MASCARA, SERIEINICIAL, SERIEFINAL, PARTECADENA, PARTENUMERICA, TAMANOSERIE, SERIESCADENA, IDUSRCARGA, FECHACARGA) VALUES ('19','9AA999','1RG001','9SP999','[[0,3]]','[[3,6]]',2,2,'D997496224',SYSDATE);" calcext:value-type="string">
            <text:p>INSERT INTO CVT_PLACASSCT ( ENTIDAD, MASCARA, SERIEINICIAL, SERIEFINAL, PARTECADENA, PARTENUMERICA, TAMANOSERIE, SERIESCADENA, IDUSRCARGA, FECHACARGA) VALUES ('19','9AA999','1RG001','9SP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SR001</text:p>
          </table:table-cell>
          <table:table-cell office:value-type="string" calcext:value-type="string">
            <text:p>9SV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5];&quot;',&quot;;&quot;'&quot;;[.C85];&quot;',&quot;;&quot;'&quot;;[.D85];&quot;',&quot;;&quot;'&quot;;[.E85];&quot;',&quot;;&quot;'&quot;;[.F85];&quot;',&quot;;&quot;'&quot;;[.G85];&quot;',&quot;;&quot;&quot;;[.H85];&quot;,&quot;;&quot;&quot;;[.I85];&quot;,&quot;;&quot;'&quot;;[.J85];&quot;',&quot;;&quot;&quot;;[.K85];&quot;);&quot;)" office:value-type="string" office:string-value="INSERT INTO CVT_PLACASSCT ( ENTIDAD, MASCARA, SERIEINICIAL, SERIEFINAL, PARTECADENA, PARTENUMERICA, TAMANOSERIE, SERIESCADENA, IDUSRCARGA, FECHACARGA) VALUES ('20','9AA999','1SR001','9SV999','[[0,3]]','[[3,6]]',2,2,'D997496224',SYSDATE);" calcext:value-type="string">
            <text:p>INSERT INTO CVT_PLACASSCT ( ENTIDAD, MASCARA, SERIEINICIAL, SERIEFINAL, PARTECADENA, PARTENUMERICA, TAMANOSERIE, SERIESCADENA, IDUSRCARGA, FECHACARGA) VALUES ('20','9AA999','1SR001','9SV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SW001</text:p>
          </table:table-cell>
          <table:table-cell office:value-type="string" calcext:value-type="string">
            <text:p>9TM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6];&quot;',&quot;;&quot;'&quot;;[.C86];&quot;',&quot;;&quot;'&quot;;[.D86];&quot;',&quot;;&quot;'&quot;;[.E86];&quot;',&quot;;&quot;'&quot;;[.F86];&quot;',&quot;;&quot;'&quot;;[.G86];&quot;',&quot;;&quot;&quot;;[.H86];&quot;,&quot;;&quot;&quot;;[.I86];&quot;,&quot;;&quot;'&quot;;[.J86];&quot;',&quot;;&quot;&quot;;[.K86];&quot;);&quot;)" office:value-type="string" office:string-value="INSERT INTO CVT_PLACASSCT ( ENTIDAD, MASCARA, SERIEINICIAL, SERIEFINAL, PARTECADENA, PARTENUMERICA, TAMANOSERIE, SERIESCADENA, IDUSRCARGA, FECHACARGA) VALUES ('21','9AA999','1SW001','9TM999','[[0,3]]','[[3,6]]',2,2,'D997496224',SYSDATE);" calcext:value-type="string">
            <text:p>INSERT INTO CVT_PLACASSCT ( ENTIDAD, MASCARA, SERIEINICIAL, SERIEFINAL, PARTECADENA, PARTENUMERICA, TAMANOSERIE, SERIESCADENA, IDUSRCARGA, FECHACARGA) VALUES ('21','9AA999','1SW001','9TM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TN001</text:p>
          </table:table-cell>
          <table:table-cell office:value-type="string" calcext:value-type="string">
            <text:p>9TT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7];&quot;',&quot;;&quot;'&quot;;[.C87];&quot;',&quot;;&quot;'&quot;;[.D87];&quot;',&quot;;&quot;'&quot;;[.E87];&quot;',&quot;;&quot;'&quot;;[.F87];&quot;',&quot;;&quot;'&quot;;[.G87];&quot;',&quot;;&quot;&quot;;[.H87];&quot;,&quot;;&quot;&quot;;[.I87];&quot;,&quot;;&quot;'&quot;;[.J87];&quot;',&quot;;&quot;&quot;;[.K87];&quot;);&quot;)" office:value-type="string" office:string-value="INSERT INTO CVT_PLACASSCT ( ENTIDAD, MASCARA, SERIEINICIAL, SERIEFINAL, PARTECADENA, PARTENUMERICA, TAMANOSERIE, SERIESCADENA, IDUSRCARGA, FECHACARGA) VALUES ('22','9AA999','1TN001','9TT999','[[0,3]]','[[3,6]]',2,2,'D997496224',SYSDATE);" calcext:value-type="string">
            <text:p>INSERT INTO CVT_PLACASSCT ( ENTIDAD, MASCARA, SERIEINICIAL, SERIEFINAL, PARTECADENA, PARTENUMERICA, TAMANOSERIE, SERIESCADENA, IDUSRCARGA, FECHACARGA) VALUES ('22','9AA999','1TN001','9TT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TU001</text:p>
          </table:table-cell>
          <table:table-cell office:value-type="string" calcext:value-type="string">
            <text:p>9TX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8];&quot;',&quot;;&quot;'&quot;;[.C88];&quot;',&quot;;&quot;'&quot;;[.D88];&quot;',&quot;;&quot;'&quot;;[.E88];&quot;',&quot;;&quot;'&quot;;[.F88];&quot;',&quot;;&quot;'&quot;;[.G88];&quot;',&quot;;&quot;&quot;;[.H88];&quot;,&quot;;&quot;&quot;;[.I88];&quot;,&quot;;&quot;'&quot;;[.J88];&quot;',&quot;;&quot;&quot;;[.K88];&quot;);&quot;)" office:value-type="string" office:string-value="INSERT INTO CVT_PLACASSCT ( ENTIDAD, MASCARA, SERIEINICIAL, SERIEFINAL, PARTECADENA, PARTENUMERICA, TAMANOSERIE, SERIESCADENA, IDUSRCARGA, FECHACARGA) VALUES ('23','9AA999','1TU001','9TX999','[[0,3]]','[[3,6]]',2,2,'D997496224',SYSDATE);" calcext:value-type="string">
            <text:p>INSERT INTO CVT_PLACASSCT ( ENTIDAD, MASCARA, SERIEINICIAL, SERIEFINAL, PARTECADENA, PARTENUMERICA, TAMANOSERIE, SERIESCADENA, IDUSRCARGA, FECHACARGA) VALUES ('23','9AA999','1TU001','9TX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TY001</text:p>
          </table:table-cell>
          <table:table-cell office:value-type="string" calcext:value-type="string">
            <text:p>9UC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89];&quot;',&quot;;&quot;'&quot;;[.C89];&quot;',&quot;;&quot;'&quot;;[.D89];&quot;',&quot;;&quot;'&quot;;[.E89];&quot;',&quot;;&quot;'&quot;;[.F89];&quot;',&quot;;&quot;'&quot;;[.G89];&quot;',&quot;;&quot;&quot;;[.H89];&quot;,&quot;;&quot;&quot;;[.I89];&quot;,&quot;;&quot;'&quot;;[.J89];&quot;',&quot;;&quot;&quot;;[.K89];&quot;);&quot;)" office:value-type="string" office:string-value="INSERT INTO CVT_PLACASSCT ( ENTIDAD, MASCARA, SERIEINICIAL, SERIEFINAL, PARTECADENA, PARTENUMERICA, TAMANOSERIE, SERIESCADENA, IDUSRCARGA, FECHACARGA) VALUES ('24','9AA999','1TY001','9UC999','[[0,3]]','[[3,6]]',2,2,'D997496224',SYSDATE);" calcext:value-type="string">
            <text:p>INSERT INTO CVT_PLACASSCT ( ENTIDAD, MASCARA, SERIEINICIAL, SERIEFINAL, PARTECADENA, PARTENUMERICA, TAMANOSERIE, SERIESCADENA, IDUSRCARGA, FECHACARGA) VALUES ('24','9AA999','1TY001','9UC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UD001</text:p>
          </table:table-cell>
          <table:table-cell office:value-type="string" calcext:value-type="string">
            <text:p>9UM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0];&quot;',&quot;;&quot;'&quot;;[.C90];&quot;',&quot;;&quot;'&quot;;[.D90];&quot;',&quot;;&quot;'&quot;;[.E90];&quot;',&quot;;&quot;'&quot;;[.F90];&quot;',&quot;;&quot;'&quot;;[.G90];&quot;',&quot;;&quot;&quot;;[.H90];&quot;,&quot;;&quot;&quot;;[.I90];&quot;,&quot;;&quot;'&quot;;[.J90];&quot;',&quot;;&quot;&quot;;[.K90];&quot;);&quot;)" office:value-type="string" office:string-value="INSERT INTO CVT_PLACASSCT ( ENTIDAD, MASCARA, SERIEINICIAL, SERIEFINAL, PARTECADENA, PARTENUMERICA, TAMANOSERIE, SERIESCADENA, IDUSRCARGA, FECHACARGA) VALUES ('25','9AA999','1UD001','9UM999','[[0,3]]','[[3,6]]',2,2,'D997496224',SYSDATE);" calcext:value-type="string">
            <text:p>INSERT INTO CVT_PLACASSCT ( ENTIDAD, MASCARA, SERIEINICIAL, SERIEFINAL, PARTECADENA, PARTENUMERICA, TAMANOSERIE, SERIESCADENA, IDUSRCARGA, FECHACARGA) VALUES ('25','9AA999','1UD001','9UM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UN001</text:p>
          </table:table-cell>
          <table:table-cell office:value-type="string" calcext:value-type="string">
            <text:p>9VK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1];&quot;',&quot;;&quot;'&quot;;[.C91];&quot;',&quot;;&quot;'&quot;;[.D91];&quot;',&quot;;&quot;'&quot;;[.E91];&quot;',&quot;;&quot;'&quot;;[.F91];&quot;',&quot;;&quot;'&quot;;[.G91];&quot;',&quot;;&quot;&quot;;[.H91];&quot;,&quot;;&quot;&quot;;[.I91];&quot;,&quot;;&quot;'&quot;;[.J91];&quot;',&quot;;&quot;&quot;;[.K91];&quot;);&quot;)" office:value-type="string" office:string-value="INSERT INTO CVT_PLACASSCT ( ENTIDAD, MASCARA, SERIEINICIAL, SERIEFINAL, PARTECADENA, PARTENUMERICA, TAMANOSERIE, SERIESCADENA, IDUSRCARGA, FECHACARGA) VALUES ('26','9AA999','1UN001','9VK999','[[0,3]]','[[3,6]]',2,2,'D997496224',SYSDATE);" calcext:value-type="string">
            <text:p>INSERT INTO CVT_PLACASSCT ( ENTIDAD, MASCARA, SERIEINICIAL, SERIEFINAL, PARTECADENA, PARTENUMERICA, TAMANOSERIE, SERIESCADENA, IDUSRCARGA, FECHACARGA) VALUES ('26','9AA999','1UN001','9VK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VL001</text:p>
          </table:table-cell>
          <table:table-cell office:value-type="string" calcext:value-type="string">
            <text:p>9VR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2];&quot;',&quot;;&quot;'&quot;;[.C92];&quot;',&quot;;&quot;'&quot;;[.D92];&quot;',&quot;;&quot;'&quot;;[.E92];&quot;',&quot;;&quot;'&quot;;[.F92];&quot;',&quot;;&quot;'&quot;;[.G92];&quot;',&quot;;&quot;&quot;;[.H92];&quot;,&quot;;&quot;&quot;;[.I92];&quot;,&quot;;&quot;'&quot;;[.J92];&quot;',&quot;;&quot;&quot;;[.K92];&quot;);&quot;)" office:value-type="string" office:string-value="INSERT INTO CVT_PLACASSCT ( ENTIDAD, MASCARA, SERIEINICIAL, SERIEFINAL, PARTECADENA, PARTENUMERICA, TAMANOSERIE, SERIESCADENA, IDUSRCARGA, FECHACARGA) VALUES ('27','9AA999','1VL001','9VR999','[[0,3]]','[[3,6]]',2,2,'D997496224',SYSDATE);" calcext:value-type="string">
            <text:p>INSERT INTO CVT_PLACASSCT ( ENTIDAD, MASCARA, SERIEINICIAL, SERIEFINAL, PARTECADENA, PARTENUMERICA, TAMANOSERIE, SERIESCADENA, IDUSRCARGA, FECHACARGA) VALUES ('27','9AA999','1VL001','9VR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VS001</text:p>
          </table:table-cell>
          <table:table-cell office:value-type="string" calcext:value-type="string">
            <text:p>9XJ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3];&quot;',&quot;;&quot;'&quot;;[.C93];&quot;',&quot;;&quot;'&quot;;[.D93];&quot;',&quot;;&quot;'&quot;;[.E93];&quot;',&quot;;&quot;'&quot;;[.F93];&quot;',&quot;;&quot;'&quot;;[.G93];&quot;',&quot;;&quot;&quot;;[.H93];&quot;,&quot;;&quot;&quot;;[.I93];&quot;,&quot;;&quot;'&quot;;[.J93];&quot;',&quot;;&quot;&quot;;[.K93];&quot;);&quot;)" office:value-type="string" office:string-value="INSERT INTO CVT_PLACASSCT ( ENTIDAD, MASCARA, SERIEINICIAL, SERIEFINAL, PARTECADENA, PARTENUMERICA, TAMANOSERIE, SERIESCADENA, IDUSRCARGA, FECHACARGA) VALUES ('28','9AA999','1VS001','9XJ999','[[0,3]]','[[3,6]]',2,2,'D997496224',SYSDATE);" calcext:value-type="string">
            <text:p>INSERT INTO CVT_PLACASSCT ( ENTIDAD, MASCARA, SERIEINICIAL, SERIEFINAL, PARTECADENA, PARTENUMERICA, TAMANOSERIE, SERIESCADENA, IDUSRCARGA, FECHACARGA) VALUES ('28','9AA999','1VS001','9XJ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XK001</text:p>
          </table:table-cell>
          <table:table-cell office:value-type="string" calcext:value-type="string">
            <text:p>9XN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4];&quot;',&quot;;&quot;'&quot;;[.C94];&quot;',&quot;;&quot;'&quot;;[.D94];&quot;',&quot;;&quot;'&quot;;[.E94];&quot;',&quot;;&quot;'&quot;;[.F94];&quot;',&quot;;&quot;'&quot;;[.G94];&quot;',&quot;;&quot;&quot;;[.H94];&quot;,&quot;;&quot;&quot;;[.I94];&quot;,&quot;;&quot;'&quot;;[.J94];&quot;',&quot;;&quot;&quot;;[.K94];&quot;);&quot;)" office:value-type="string" office:string-value="INSERT INTO CVT_PLACASSCT ( ENTIDAD, MASCARA, SERIEINICIAL, SERIEFINAL, PARTECADENA, PARTENUMERICA, TAMANOSERIE, SERIESCADENA, IDUSRCARGA, FECHACARGA) VALUES ('29','9AA999','1XK001','9XN999','[[0,3]]','[[3,6]]',2,2,'D997496224',SYSDATE);" calcext:value-type="string">
            <text:p>INSERT INTO CVT_PLACASSCT ( ENTIDAD, MASCARA, SERIEINICIAL, SERIEFINAL, PARTECADENA, PARTENUMERICA, TAMANOSERIE, SERIESCADENA, IDUSRCARGA, FECHACARGA) VALUES ('29','9AA999','1XK001','9XN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XP001</text:p>
          </table:table-cell>
          <table:table-cell office:value-type="string" calcext:value-type="string">
            <text:p>9XZ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5];&quot;',&quot;;&quot;'&quot;;[.C95];&quot;',&quot;;&quot;'&quot;;[.D95];&quot;',&quot;;&quot;'&quot;;[.E95];&quot;',&quot;;&quot;'&quot;;[.F95];&quot;',&quot;;&quot;'&quot;;[.G95];&quot;',&quot;;&quot;&quot;;[.H95];&quot;,&quot;;&quot;&quot;;[.I95];&quot;,&quot;;&quot;'&quot;;[.J95];&quot;',&quot;;&quot;&quot;;[.K95];&quot;);&quot;)" office:value-type="string" office:string-value="INSERT INTO CVT_PLACASSCT ( ENTIDAD, MASCARA, SERIEINICIAL, SERIEFINAL, PARTECADENA, PARTENUMERICA, TAMANOSERIE, SERIESCADENA, IDUSRCARGA, FECHACARGA) VALUES ('30','9AA999','1XP001','9XZ999','[[0,3]]','[[3,6]]',2,2,'D997496224',SYSDATE);" calcext:value-type="string">
            <text:p>INSERT INTO CVT_PLACASSCT ( ENTIDAD, MASCARA, SERIEINICIAL, SERIEFINAL, PARTECADENA, PARTENUMERICA, TAMANOSERIE, SERIESCADENA, IDUSRCARGA, FECHACARGA) VALUES ('30','9AA999','1XP001','9XZ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YA001</text:p>
          </table:table-cell>
          <table:table-cell office:value-type="string" calcext:value-type="string">
            <text:p>9YE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6];&quot;',&quot;;&quot;'&quot;;[.C96];&quot;',&quot;;&quot;'&quot;;[.D96];&quot;',&quot;;&quot;'&quot;;[.E96];&quot;',&quot;;&quot;'&quot;;[.F96];&quot;',&quot;;&quot;'&quot;;[.G96];&quot;',&quot;;&quot;&quot;;[.H96];&quot;,&quot;;&quot;&quot;;[.I96];&quot;,&quot;;&quot;'&quot;;[.J96];&quot;',&quot;;&quot;&quot;;[.K96];&quot;);&quot;)" office:value-type="string" office:string-value="INSERT INTO CVT_PLACASSCT ( ENTIDAD, MASCARA, SERIEINICIAL, SERIEFINAL, PARTECADENA, PARTENUMERICA, TAMANOSERIE, SERIESCADENA, IDUSRCARGA, FECHACARGA) VALUES ('31','9AA999','1YA001','9YE999','[[0,3]]','[[3,6]]',2,2,'D997496224',SYSDATE);" calcext:value-type="string">
            <text:p>INSERT INTO CVT_PLACASSCT ( ENTIDAD, MASCARA, SERIEINICIAL, SERIEFINAL, PARTECADENA, PARTENUMERICA, TAMANOSERIE, SERIESCADENA, IDUSRCARGA, FECHACARGA) VALUES ('31','9AA999','1YA001','9YE999','[[0,3]]','[[3,6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AA999</text:p>
          </table:table-cell>
          <table:table-cell office:value-type="string" calcext:value-type="string">
            <text:p>1TF001</text:p>
          </table:table-cell>
          <table:table-cell office:value-type="string" calcext:value-type="string">
            <text:p>9YJ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6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7];&quot;',&quot;;&quot;'&quot;;[.C97];&quot;',&quot;;&quot;'&quot;;[.D97];&quot;',&quot;;&quot;'&quot;;[.E97];&quot;',&quot;;&quot;'&quot;;[.F97];&quot;',&quot;;&quot;'&quot;;[.G97];&quot;',&quot;;&quot;&quot;;[.H97];&quot;,&quot;;&quot;&quot;;[.I97];&quot;,&quot;;&quot;'&quot;;[.J97];&quot;',&quot;;&quot;&quot;;[.K97];&quot;);&quot;)" office:value-type="string" office:string-value="INSERT INTO CVT_PLACASSCT ( ENTIDAD, MASCARA, SERIEINICIAL, SERIEFINAL, PARTECADENA, PARTENUMERICA, TAMANOSERIE, SERIESCADENA, IDUSRCARGA, FECHACARGA) VALUES ('32','9AA999','1TF001','9YJ999','[[0,3]]','[[3,6]]',2,2,'D997496224',SYSDATE);" calcext:value-type="string">
            <text:p>INSERT INTO CVT_PLACASSCT ( ENTIDAD, MASCARA, SERIEINICIAL, SERIEFINAL, PARTECADENA, PARTENUMERICA, TAMANOSERIE, SERIESCADENA, IDUSRCARGA, FECHACARGA) VALUES ('32','9AA999','1TF001','9YJ999','[[0,3]]','[[3,6]]',2,2,'D997496224',SYSDATE);</text:p>
          </table:table-cell>
        </table:table-row>
        <table:table-row table:style-name="ro2">
          <table:table-cell office:value-type="string" calcext:value-type="string">
            <text:p>REMOLQU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AA1000</text:p>
          </table:table-cell>
          <table:table-cell office:value-type="string" calcext:value-type="string">
            <text:p>9AE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99];&quot;',&quot;;&quot;'&quot;;[.C99];&quot;',&quot;;&quot;'&quot;;[.D99];&quot;',&quot;;&quot;'&quot;;[.E99];&quot;',&quot;;&quot;'&quot;;[.F99];&quot;',&quot;;&quot;'&quot;;[.G99];&quot;',&quot;;&quot;&quot;;[.H99];&quot;,&quot;;&quot;&quot;;[.I99];&quot;,&quot;;&quot;'&quot;;[.J99];&quot;',&quot;;&quot;&quot;;[.K99];&quot;);&quot;)" office:value-type="string" office:string-value="INSERT INTO CVT_PLACASSCT ( ENTIDAD, MASCARA, SERIEINICIAL, SERIEFINAL, PARTECADENA, PARTENUMERICA, TAMANOSERIE, SERIESCADENA, IDUSRCARGA, FECHACARGA) VALUES ('01','9AA9999','1AA1000','9AE9999','[[0,3]]','[[3,4]]',2,2,'D997496224',SYSDATE);" calcext:value-type="string">
            <text:p>INSERT INTO CVT_PLACASSCT ( ENTIDAD, MASCARA, SERIEINICIAL, SERIEFINAL, PARTECADENA, PARTENUMERICA, TAMANOSERIE, SERIESCADENA, IDUSRCARGA, FECHACARGA) VALUES ('01','9AA9999','1AA1000','9AE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AF1000</text:p>
          </table:table-cell>
          <table:table-cell office:value-type="string" calcext:value-type="string">
            <text:p>9BD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0];&quot;',&quot;;&quot;'&quot;;[.C100];&quot;',&quot;;&quot;'&quot;;[.D100];&quot;',&quot;;&quot;'&quot;;[.E100];&quot;',&quot;;&quot;'&quot;;[.F100];&quot;',&quot;;&quot;'&quot;;[.G100];&quot;',&quot;;&quot;&quot;;[.H100];&quot;,&quot;;&quot;&quot;;[.I100];&quot;,&quot;;&quot;'&quot;;[.J100];&quot;',&quot;;&quot;&quot;;[.K100];&quot;);&quot;)" office:value-type="string" office:string-value="INSERT INTO CVT_PLACASSCT ( ENTIDAD, MASCARA, SERIEINICIAL, SERIEFINAL, PARTECADENA, PARTENUMERICA, TAMANOSERIE, SERIESCADENA, IDUSRCARGA, FECHACARGA) VALUES ('02','9AA9999','1AF1000','9BD9999','[[0,3]]','[[3,4]]',2,2,'D997496224',SYSDATE);" calcext:value-type="string">
            <text:p>INSERT INTO CVT_PLACASSCT ( ENTIDAD, MASCARA, SERIEINICIAL, SERIEFINAL, PARTECADENA, PARTENUMERICA, TAMANOSERIE, SERIESCADENA, IDUSRCARGA, FECHACARGA) VALUES ('02','9AA9999','1AF1000','9BD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BE1000</text:p>
          </table:table-cell>
          <table:table-cell office:value-type="string" calcext:value-type="string">
            <text:p>9BJ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1];&quot;',&quot;;&quot;'&quot;;[.C101];&quot;',&quot;;&quot;'&quot;;[.D101];&quot;',&quot;;&quot;'&quot;;[.E101];&quot;',&quot;;&quot;'&quot;;[.F101];&quot;',&quot;;&quot;'&quot;;[.G101];&quot;',&quot;;&quot;&quot;;[.H101];&quot;,&quot;;&quot;&quot;;[.I101];&quot;,&quot;;&quot;'&quot;;[.J101];&quot;',&quot;;&quot;&quot;;[.K101];&quot;);&quot;)" office:value-type="string" office:string-value="INSERT INTO CVT_PLACASSCT ( ENTIDAD, MASCARA, SERIEINICIAL, SERIEFINAL, PARTECADENA, PARTENUMERICA, TAMANOSERIE, SERIESCADENA, IDUSRCARGA, FECHACARGA) VALUES ('03','9AA9999','1BE1000','9BJ9999','[[0,3]]','[[3,4]]',2,2,'D997496224',SYSDATE);" calcext:value-type="string">
            <text:p>INSERT INTO CVT_PLACASSCT ( ENTIDAD, MASCARA, SERIEINICIAL, SERIEFINAL, PARTECADENA, PARTENUMERICA, TAMANOSERIE, SERIESCADENA, IDUSRCARGA, FECHACARGA) VALUES ('03','9AA9999','1BE1000','9BJ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BK1000</text:p>
          </table:table-cell>
          <table:table-cell office:value-type="string" calcext:value-type="string">
            <text:p>9BP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2];&quot;',&quot;;&quot;'&quot;;[.C102];&quot;',&quot;;&quot;'&quot;;[.D102];&quot;',&quot;;&quot;'&quot;;[.E102];&quot;',&quot;;&quot;'&quot;;[.F102];&quot;',&quot;;&quot;'&quot;;[.G102];&quot;',&quot;;&quot;&quot;;[.H102];&quot;,&quot;;&quot;&quot;;[.I102];&quot;,&quot;;&quot;'&quot;;[.J102];&quot;',&quot;;&quot;&quot;;[.K102];&quot;);&quot;)" office:value-type="string" office:string-value="INSERT INTO CVT_PLACASSCT ( ENTIDAD, MASCARA, SERIEINICIAL, SERIEFINAL, PARTECADENA, PARTENUMERICA, TAMANOSERIE, SERIESCADENA, IDUSRCARGA, FECHACARGA) VALUES ('04','9AA9999','1BK1000','9BP9999','[[0,3]]','[[3,4]]',2,2,'D997496224',SYSDATE);" calcext:value-type="string">
            <text:p>INSERT INTO CVT_PLACASSCT ( ENTIDAD, MASCARA, SERIEINICIAL, SERIEFINAL, PARTECADENA, PARTENUMERICA, TAMANOSERIE, SERIESCADENA, IDUSRCARGA, FECHACARGA) VALUES ('04','9AA9999','1BK1000','9BP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BR1000</text:p>
          </table:table-cell>
          <table:table-cell office:value-type="string" calcext:value-type="string">
            <text:p>9BY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3];&quot;',&quot;;&quot;'&quot;;[.C103];&quot;',&quot;;&quot;'&quot;;[.D103];&quot;',&quot;;&quot;'&quot;;[.E103];&quot;',&quot;;&quot;'&quot;;[.F103];&quot;',&quot;;&quot;'&quot;;[.G103];&quot;',&quot;;&quot;&quot;;[.H103];&quot;,&quot;;&quot;&quot;;[.I103];&quot;,&quot;;&quot;'&quot;;[.J103];&quot;',&quot;;&quot;&quot;;[.K103];&quot;);&quot;)" office:value-type="string" office:string-value="INSERT INTO CVT_PLACASSCT ( ENTIDAD, MASCARA, SERIEINICIAL, SERIEFINAL, PARTECADENA, PARTENUMERICA, TAMANOSERIE, SERIESCADENA, IDUSRCARGA, FECHACARGA) VALUES ('07','9AA9999','1BR1000','9BY9999','[[0,3]]','[[3,4]]',2,2,'D997496224',SYSDATE);" calcext:value-type="string">
            <text:p>INSERT INTO CVT_PLACASSCT ( ENTIDAD, MASCARA, SERIEINICIAL, SERIEFINAL, PARTECADENA, PARTENUMERICA, TAMANOSERIE, SERIESCADENA, IDUSRCARGA, FECHACARGA) VALUES ('07','9AA9999','1BR1000','9BY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BZ1000</text:p>
          </table:table-cell>
          <table:table-cell office:value-type="string" calcext:value-type="string">
            <text:p>9CX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4];&quot;',&quot;;&quot;'&quot;;[.C104];&quot;',&quot;;&quot;'&quot;;[.D104];&quot;',&quot;;&quot;'&quot;;[.E104];&quot;',&quot;;&quot;'&quot;;[.F104];&quot;',&quot;;&quot;'&quot;;[.G104];&quot;',&quot;;&quot;&quot;;[.H104];&quot;,&quot;;&quot;&quot;;[.I104];&quot;,&quot;;&quot;'&quot;;[.J104];&quot;',&quot;;&quot;&quot;;[.K104];&quot;);&quot;)" office:value-type="string" office:string-value="INSERT INTO CVT_PLACASSCT ( ENTIDAD, MASCARA, SERIEINICIAL, SERIEFINAL, PARTECADENA, PARTENUMERICA, TAMANOSERIE, SERIESCADENA, IDUSRCARGA, FECHACARGA) VALUES ('08','9AA9999','1BZ1000','9CX9999','[[0,3]]','[[3,4]]',2,2,'D997496224',SYSDATE);" calcext:value-type="string">
            <text:p>INSERT INTO CVT_PLACASSCT ( ENTIDAD, MASCARA, SERIEINICIAL, SERIEFINAL, PARTECADENA, PARTENUMERICA, TAMANOSERIE, SERIESCADENA, IDUSRCARGA, FECHACARGA) VALUES ('08','9AA9999','1BZ1000','9CX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CY1000</text:p>
          </table:table-cell>
          <table:table-cell office:value-type="string" calcext:value-type="string">
            <text:p>9EV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5];&quot;',&quot;;&quot;'&quot;;[.C105];&quot;',&quot;;&quot;'&quot;;[.D105];&quot;',&quot;;&quot;'&quot;;[.E105];&quot;',&quot;;&quot;'&quot;;[.F105];&quot;',&quot;;&quot;'&quot;;[.G105];&quot;',&quot;;&quot;&quot;;[.H105];&quot;,&quot;;&quot;&quot;;[.I105];&quot;,&quot;;&quot;'&quot;;[.J105];&quot;',&quot;;&quot;&quot;;[.K105];&quot;);&quot;)" office:value-type="string" office:string-value="INSERT INTO CVT_PLACASSCT ( ENTIDAD, MASCARA, SERIEINICIAL, SERIEFINAL, PARTECADENA, PARTENUMERICA, TAMANOSERIE, SERIESCADENA, IDUSRCARGA, FECHACARGA) VALUES ('05','9AA9999','1CY1000','9EV9999','[[0,3]]','[[3,4]]',2,2,'D997496224',SYSDATE);" calcext:value-type="string">
            <text:p>INSERT INTO CVT_PLACASSCT ( ENTIDAD, MASCARA, SERIEINICIAL, SERIEFINAL, PARTECADENA, PARTENUMERICA, TAMANOSERIE, SERIESCADENA, IDUSRCARGA, FECHACARGA) VALUES ('05','9AA9999','1CY1000','9EV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EW1000</text:p>
          </table:table-cell>
          <table:table-cell office:value-type="string" calcext:value-type="string">
            <text:p>9FA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6];&quot;',&quot;;&quot;'&quot;;[.C106];&quot;',&quot;;&quot;'&quot;;[.D106];&quot;',&quot;;&quot;'&quot;;[.E106];&quot;',&quot;;&quot;'&quot;;[.F106];&quot;',&quot;;&quot;'&quot;;[.G106];&quot;',&quot;;&quot;&quot;;[.H106];&quot;,&quot;;&quot;&quot;;[.I106];&quot;,&quot;;&quot;'&quot;;[.J106];&quot;',&quot;;&quot;&quot;;[.K106];&quot;);&quot;)" office:value-type="string" office:string-value="INSERT INTO CVT_PLACASSCT ( ENTIDAD, MASCARA, SERIEINICIAL, SERIEFINAL, PARTECADENA, PARTENUMERICA, TAMANOSERIE, SERIESCADENA, IDUSRCARGA, FECHACARGA) VALUES ('06','9AA9999','1EW1000','9FA9999','[[0,3]]','[[3,4]]',2,2,'D997496224',SYSDATE);" calcext:value-type="string">
            <text:p>INSERT INTO CVT_PLACASSCT ( ENTIDAD, MASCARA, SERIEINICIAL, SERIEFINAL, PARTECADENA, PARTENUMERICA, TAMANOSERIE, SERIESCADENA, IDUSRCARGA, FECHACARGA) VALUES ('06','9AA9999','1EW1000','9FA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9999</text:p>
          </table:table-cell>
          <table:table-cell office:value-type="string" calcext:value-type="string">
            <text:p>A0001</text:p>
          </table:table-cell>
          <table:table-cell office:value-type="string" calcext:value-type="string">
            <text:p>Z9999</text:p>
          </table:table-cell>
          <table:table-cell table:style-name="ce4" office:value-type="string" calcext:value-type="string">
            <text:p>[[0,1]]</text:p>
          </table:table-cell>
          <table:table-cell table:style-name="ce4" office:value-type="string" calcext:value-type="string">
            <text:p>[[1,4]]</text:p>
          </table:table-cell>
          <table:table-cell table:style-name="ce4" table:number-columns-repeated="4"/>
          <table:table-cell/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FB1000</text:p>
          </table:table-cell>
          <table:table-cell office:value-type="string" calcext:value-type="string">
            <text:p>9FY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8];&quot;',&quot;;&quot;'&quot;;[.C108];&quot;',&quot;;&quot;'&quot;;[.D108];&quot;',&quot;;&quot;'&quot;;[.E108];&quot;',&quot;;&quot;'&quot;;[.F108];&quot;',&quot;;&quot;'&quot;;[.G108];&quot;',&quot;;&quot;&quot;;[.H108];&quot;,&quot;;&quot;&quot;;[.I108];&quot;,&quot;;&quot;'&quot;;[.J108];&quot;',&quot;;&quot;&quot;;[.K108];&quot;);&quot;)" office:value-type="string" office:string-value="INSERT INTO CVT_PLACASSCT ( ENTIDAD, MASCARA, SERIEINICIAL, SERIEFINAL, PARTECADENA, PARTENUMERICA, TAMANOSERIE, SERIESCADENA, IDUSRCARGA, FECHACARGA) VALUES ('10','9AA9999','1FB1000','9FY9999','[[0,3]]','[[3,4]]',2,2,'D997496224',SYSDATE);" calcext:value-type="string">
            <text:p>INSERT INTO CVT_PLACASSCT ( ENTIDAD, MASCARA, SERIEINICIAL, SERIEFINAL, PARTECADENA, PARTENUMERICA, TAMANOSERIE, SERIESCADENA, IDUSRCARGA, FECHACARGA) VALUES ('10','9AA9999','1FB1000','9FY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FZ1000</text:p>
          </table:table-cell>
          <table:table-cell office:value-type="string" calcext:value-type="string">
            <text:p>9GE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09];&quot;',&quot;;&quot;'&quot;;[.C109];&quot;',&quot;;&quot;'&quot;;[.D109];&quot;',&quot;;&quot;'&quot;;[.E109];&quot;',&quot;;&quot;'&quot;;[.F109];&quot;',&quot;;&quot;'&quot;;[.G109];&quot;',&quot;;&quot;&quot;;[.H109];&quot;,&quot;;&quot;&quot;;[.I109];&quot;,&quot;;&quot;'&quot;;[.J109];&quot;',&quot;;&quot;&quot;;[.K109];&quot;);&quot;)" office:value-type="string" office:string-value="INSERT INTO CVT_PLACASSCT ( ENTIDAD, MASCARA, SERIEINICIAL, SERIEFINAL, PARTECADENA, PARTENUMERICA, TAMANOSERIE, SERIESCADENA, IDUSRCARGA, FECHACARGA) VALUES ('11','9AA9999','1FZ1000','9GE9999','[[0,3]]','[[3,4]]',2,2,'D997496224',SYSDATE);" calcext:value-type="string">
            <text:p>INSERT INTO CVT_PLACASSCT ( ENTIDAD, MASCARA, SERIEINICIAL, SERIEFINAL, PARTECADENA, PARTENUMERICA, TAMANOSERIE, SERIESCADENA, IDUSRCARGA, FECHACARGA) VALUES ('11','9AA9999','1FZ1000','9GE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GF1000</text:p>
          </table:table-cell>
          <table:table-cell office:value-type="string" calcext:value-type="string">
            <text:p>9GS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0];&quot;',&quot;;&quot;'&quot;;[.C110];&quot;',&quot;;&quot;'&quot;;[.D110];&quot;',&quot;;&quot;'&quot;;[.E110];&quot;',&quot;;&quot;'&quot;;[.F110];&quot;',&quot;;&quot;'&quot;;[.G110];&quot;',&quot;;&quot;&quot;;[.H110];&quot;,&quot;;&quot;&quot;;[.I110];&quot;,&quot;;&quot;'&quot;;[.J110];&quot;',&quot;;&quot;&quot;;[.K110];&quot;);&quot;)" office:value-type="string" office:string-value="INSERT INTO CVT_PLACASSCT ( ENTIDAD, MASCARA, SERIEINICIAL, SERIEFINAL, PARTECADENA, PARTENUMERICA, TAMANOSERIE, SERIESCADENA, IDUSRCARGA, FECHACARGA) VALUES ('12','9AA9999','1GF1000','9GS9999','[[0,3]]','[[3,4]]',2,2,'D997496224',SYSDATE);" calcext:value-type="string">
            <text:p>INSERT INTO CVT_PLACASSCT ( ENTIDAD, MASCARA, SERIEINICIAL, SERIEFINAL, PARTECADENA, PARTENUMERICA, TAMANOSERIE, SERIESCADENA, IDUSRCARGA, FECHACARGA) VALUES ('12','9AA9999','1GF1000','9GS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GT1000</text:p>
          </table:table-cell>
          <table:table-cell office:value-type="string" calcext:value-type="string">
            <text:p>9HF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1];&quot;',&quot;;&quot;'&quot;;[.C111];&quot;',&quot;;&quot;'&quot;;[.D111];&quot;',&quot;;&quot;'&quot;;[.E111];&quot;',&quot;;&quot;'&quot;;[.F111];&quot;',&quot;;&quot;'&quot;;[.G111];&quot;',&quot;;&quot;&quot;;[.H111];&quot;,&quot;;&quot;&quot;;[.I111];&quot;,&quot;;&quot;'&quot;;[.J111];&quot;',&quot;;&quot;&quot;;[.K111];&quot;);&quot;)" office:value-type="string" office:string-value="INSERT INTO CVT_PLACASSCT ( ENTIDAD, MASCARA, SERIEINICIAL, SERIEFINAL, PARTECADENA, PARTENUMERICA, TAMANOSERIE, SERIESCADENA, IDUSRCARGA, FECHACARGA) VALUES ('13','9AA9999','1GT1000','9HF9999','[[0,3]]','[[3,4]]',2,2,'D997496224',SYSDATE);" calcext:value-type="string">
            <text:p>INSERT INTO CVT_PLACASSCT ( ENTIDAD, MASCARA, SERIEINICIAL, SERIEFINAL, PARTECADENA, PARTENUMERICA, TAMANOSERIE, SERIESCADENA, IDUSRCARGA, FECHACARGA) VALUES ('13','9AA9999','1GT1000','9HF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HG1000</text:p>
          </table:table-cell>
          <table:table-cell office:value-type="string" calcext:value-type="string">
            <text:p>9HT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2];&quot;',&quot;;&quot;'&quot;;[.C112];&quot;',&quot;;&quot;'&quot;;[.D112];&quot;',&quot;;&quot;'&quot;;[.E112];&quot;',&quot;;&quot;'&quot;;[.F112];&quot;',&quot;;&quot;'&quot;;[.G112];&quot;',&quot;;&quot;&quot;;[.H112];&quot;,&quot;;&quot;&quot;;[.I112];&quot;,&quot;;&quot;'&quot;;[.J112];&quot;',&quot;;&quot;&quot;;[.K112];&quot;);&quot;)" office:value-type="string" office:string-value="INSERT INTO CVT_PLACASSCT ( ENTIDAD, MASCARA, SERIEINICIAL, SERIEFINAL, PARTECADENA, PARTENUMERICA, TAMANOSERIE, SERIESCADENA, IDUSRCARGA, FECHACARGA) VALUES ('14','9AA9999','1HG1000','9HT9999','[[0,3]]','[[3,4]]',2,2,'D997496224',SYSDATE);" calcext:value-type="string">
            <text:p>INSERT INTO CVT_PLACASSCT ( ENTIDAD, MASCARA, SERIEINICIAL, SERIEFINAL, PARTECADENA, PARTENUMERICA, TAMANOSERIE, SERIESCADENA, IDUSRCARGA, FECHACARGA) VALUES ('14','9AA9999','1HG1000','9HT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MK1000</text:p>
          </table:table-cell>
          <table:table-cell office:value-type="string" calcext:value-type="string">
            <text:p>9MX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3];&quot;',&quot;;&quot;'&quot;;[.C113];&quot;',&quot;;&quot;'&quot;;[.D113];&quot;',&quot;;&quot;'&quot;;[.E113];&quot;',&quot;;&quot;'&quot;;[.F113];&quot;',&quot;;&quot;'&quot;;[.G113];&quot;',&quot;;&quot;&quot;;[.H113];&quot;,&quot;;&quot;&quot;;[.I113];&quot;,&quot;;&quot;'&quot;;[.J113];&quot;',&quot;;&quot;&quot;;[.K113];&quot;);&quot;)" office:value-type="string" office:string-value="INSERT INTO CVT_PLACASSCT ( ENTIDAD, MASCARA, SERIEINICIAL, SERIEFINAL, PARTECADENA, PARTENUMERICA, TAMANOSERIE, SERIESCADENA, IDUSRCARGA, FECHACARGA) VALUES ('16','9AA9999','1MK1000','9MX9999','[[0,3]]','[[3,4]]',2,2,'D997496224',SYSDATE);" calcext:value-type="string">
            <text:p>INSERT INTO CVT_PLACASSCT ( ENTIDAD, MASCARA, SERIEINICIAL, SERIEFINAL, PARTECADENA, PARTENUMERICA, TAMANOSERIE, SERIESCADENA, IDUSRCARGA, FECHACARGA) VALUES ('16','9AA9999','1MK1000','9MX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MY1000</text:p>
          </table:table-cell>
          <table:table-cell office:value-type="string" calcext:value-type="string">
            <text:p>9NC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4];&quot;',&quot;;&quot;'&quot;;[.C114];&quot;',&quot;;&quot;'&quot;;[.D114];&quot;',&quot;;&quot;'&quot;;[.E114];&quot;',&quot;;&quot;'&quot;;[.F114];&quot;',&quot;;&quot;'&quot;;[.G114];&quot;',&quot;;&quot;&quot;;[.H114];&quot;,&quot;;&quot;&quot;;[.I114];&quot;,&quot;;&quot;'&quot;;[.J114];&quot;',&quot;;&quot;&quot;;[.K114];&quot;);&quot;)" office:value-type="string" office:string-value="INSERT INTO CVT_PLACASSCT ( ENTIDAD, MASCARA, SERIEINICIAL, SERIEFINAL, PARTECADENA, PARTENUMERICA, TAMANOSERIE, SERIESCADENA, IDUSRCARGA, FECHACARGA) VALUES ('17','9AA9999','1MY1000','9NC9999','[[0,3]]','[[3,4]]',2,2,'D997496224',SYSDATE);" calcext:value-type="string">
            <text:p>INSERT INTO CVT_PLACASSCT ( ENTIDAD, MASCARA, SERIEINICIAL, SERIEFINAL, PARTECADENA, PARTENUMERICA, TAMANOSERIE, SERIESCADENA, IDUSRCARGA, FECHACARGA) VALUES ('17','9AA9999','1MY1000','9NC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ND1000</text:p>
          </table:table-cell>
          <table:table-cell office:value-type="string" calcext:value-type="string">
            <text:p>9NL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5];&quot;',&quot;;&quot;'&quot;;[.C115];&quot;',&quot;;&quot;'&quot;;[.D115];&quot;',&quot;;&quot;'&quot;;[.E115];&quot;',&quot;;&quot;'&quot;;[.F115];&quot;',&quot;;&quot;'&quot;;[.G115];&quot;',&quot;;&quot;&quot;;[.H115];&quot;,&quot;;&quot;&quot;;[.I115];&quot;,&quot;;&quot;'&quot;;[.J115];&quot;',&quot;;&quot;&quot;;[.K115];&quot;);&quot;)" office:value-type="string" office:string-value="INSERT INTO CVT_PLACASSCT ( ENTIDAD, MASCARA, SERIEINICIAL, SERIEFINAL, PARTECADENA, PARTENUMERICA, TAMANOSERIE, SERIESCADENA, IDUSRCARGA, FECHACARGA) VALUES ('18','9AA9999','1ND1000','9NL9999','[[0,3]]','[[3,4]]',2,2,'D997496224',SYSDATE);" calcext:value-type="string">
            <text:p>INSERT INTO CVT_PLACASSCT ( ENTIDAD, MASCARA, SERIEINICIAL, SERIEFINAL, PARTECADENA, PARTENUMERICA, TAMANOSERIE, SERIESCADENA, IDUSRCARGA, FECHACARGA) VALUES ('18','9AA9999','1ND1000','9NL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NM1000</text:p>
          </table:table-cell>
          <table:table-cell office:value-type="string" calcext:value-type="string">
            <text:p>9PF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6];&quot;',&quot;;&quot;'&quot;;[.C116];&quot;',&quot;;&quot;'&quot;;[.D116];&quot;',&quot;;&quot;'&quot;;[.E116];&quot;',&quot;;&quot;'&quot;;[.F116];&quot;',&quot;;&quot;'&quot;;[.G116];&quot;',&quot;;&quot;&quot;;[.H116];&quot;,&quot;;&quot;&quot;;[.I116];&quot;,&quot;;&quot;'&quot;;[.J116];&quot;',&quot;;&quot;&quot;;[.K116];&quot;);&quot;)" office:value-type="string" office:string-value="INSERT INTO CVT_PLACASSCT ( ENTIDAD, MASCARA, SERIEINICIAL, SERIEFINAL, PARTECADENA, PARTENUMERICA, TAMANOSERIE, SERIESCADENA, IDUSRCARGA, FECHACARGA) VALUES ('19','9AA9999','1NM1000','9PF9999','[[0,3]]','[[3,4]]',2,2,'D997496224',SYSDATE);" calcext:value-type="string">
            <text:p>INSERT INTO CVT_PLACASSCT ( ENTIDAD, MASCARA, SERIEINICIAL, SERIEFINAL, PARTECADENA, PARTENUMERICA, TAMANOSERIE, SERIESCADENA, IDUSRCARGA, FECHACARGA) VALUES ('19','9AA9999','1NM1000','9PF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PG1000</text:p>
          </table:table-cell>
          <table:table-cell office:value-type="string" calcext:value-type="string">
            <text:p>9PL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7];&quot;',&quot;;&quot;'&quot;;[.C117];&quot;',&quot;;&quot;'&quot;;[.D117];&quot;',&quot;;&quot;'&quot;;[.E117];&quot;',&quot;;&quot;'&quot;;[.F117];&quot;',&quot;;&quot;'&quot;;[.G117];&quot;',&quot;;&quot;&quot;;[.H117];&quot;,&quot;;&quot;&quot;;[.I117];&quot;,&quot;;&quot;'&quot;;[.J117];&quot;',&quot;;&quot;&quot;;[.K117];&quot;);&quot;)" office:value-type="string" office:string-value="INSERT INTO CVT_PLACASSCT ( ENTIDAD, MASCARA, SERIEINICIAL, SERIEFINAL, PARTECADENA, PARTENUMERICA, TAMANOSERIE, SERIESCADENA, IDUSRCARGA, FECHACARGA) VALUES ('20','9AA9999','1PG1000','9PL9999','[[0,3]]','[[3,4]]',2,2,'D997496224',SYSDATE);" calcext:value-type="string">
            <text:p>INSERT INTO CVT_PLACASSCT ( ENTIDAD, MASCARA, SERIEINICIAL, SERIEFINAL, PARTECADENA, PARTENUMERICA, TAMANOSERIE, SERIESCADENA, IDUSRCARGA, FECHACARGA) VALUES ('20','9AA9999','1PG1000','9PL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PM1000</text:p>
          </table:table-cell>
          <table:table-cell office:value-type="string" calcext:value-type="string">
            <text:p>9PZ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8];&quot;',&quot;;&quot;'&quot;;[.C118];&quot;',&quot;;&quot;'&quot;;[.D118];&quot;',&quot;;&quot;'&quot;;[.E118];&quot;',&quot;;&quot;'&quot;;[.F118];&quot;',&quot;;&quot;'&quot;;[.G118];&quot;',&quot;;&quot;&quot;;[.H118];&quot;,&quot;;&quot;&quot;;[.I118];&quot;,&quot;;&quot;'&quot;;[.J118];&quot;',&quot;;&quot;&quot;;[.K118];&quot;);&quot;)" office:value-type="string" office:string-value="INSERT INTO CVT_PLACASSCT ( ENTIDAD, MASCARA, SERIEINICIAL, SERIEFINAL, PARTECADENA, PARTENUMERICA, TAMANOSERIE, SERIESCADENA, IDUSRCARGA, FECHACARGA) VALUES ('21','9AA9999','1PM1000','9PZ9999','[[0,3]]','[[3,4]]',2,2,'D997496224',SYSDATE);" calcext:value-type="string">
            <text:p>INSERT INTO CVT_PLACASSCT ( ENTIDAD, MASCARA, SERIEINICIAL, SERIEFINAL, PARTECADENA, PARTENUMERICA, TAMANOSERIE, SERIESCADENA, IDUSRCARGA, FECHACARGA) VALUES ('21','9AA9999','1PM1000','9PZ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RA1000</text:p>
          </table:table-cell>
          <table:table-cell office:value-type="string" calcext:value-type="string">
            <text:p>9RH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19];&quot;',&quot;;&quot;'&quot;;[.C119];&quot;',&quot;;&quot;'&quot;;[.D119];&quot;',&quot;;&quot;'&quot;;[.E119];&quot;',&quot;;&quot;'&quot;;[.F119];&quot;',&quot;;&quot;'&quot;;[.G119];&quot;',&quot;;&quot;&quot;;[.H119];&quot;,&quot;;&quot;&quot;;[.I119];&quot;,&quot;;&quot;'&quot;;[.J119];&quot;',&quot;;&quot;&quot;;[.K119];&quot;);&quot;)" office:value-type="string" office:string-value="INSERT INTO CVT_PLACASSCT ( ENTIDAD, MASCARA, SERIEINICIAL, SERIEFINAL, PARTECADENA, PARTENUMERICA, TAMANOSERIE, SERIESCADENA, IDUSRCARGA, FECHACARGA) VALUES ('22','9AA9999','1RA1000','9RH9999','[[0,3]]','[[3,4]]',2,2,'D997496224',SYSDATE);" calcext:value-type="string">
            <text:p>INSERT INTO CVT_PLACASSCT ( ENTIDAD, MASCARA, SERIEINICIAL, SERIEFINAL, PARTECADENA, PARTENUMERICA, TAMANOSERIE, SERIESCADENA, IDUSRCARGA, FECHACARGA) VALUES ('22','9AA9999','1RA1000','9RH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RJ1000</text:p>
          </table:table-cell>
          <table:table-cell office:value-type="string" calcext:value-type="string">
            <text:p>9RN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0];&quot;',&quot;;&quot;'&quot;;[.C120];&quot;',&quot;;&quot;'&quot;;[.D120];&quot;',&quot;;&quot;'&quot;;[.E120];&quot;',&quot;;&quot;'&quot;;[.F120];&quot;',&quot;;&quot;'&quot;;[.G120];&quot;',&quot;;&quot;&quot;;[.H120];&quot;,&quot;;&quot;&quot;;[.I120];&quot;,&quot;;&quot;'&quot;;[.J120];&quot;',&quot;;&quot;&quot;;[.K120];&quot;);&quot;)" office:value-type="string" office:string-value="INSERT INTO CVT_PLACASSCT ( ENTIDAD, MASCARA, SERIEINICIAL, SERIEFINAL, PARTECADENA, PARTENUMERICA, TAMANOSERIE, SERIESCADENA, IDUSRCARGA, FECHACARGA) VALUES ('23','9AA9999','1RJ1000','9RN9999','[[0,3]]','[[3,4]]',2,2,'D997496224',SYSDATE);" calcext:value-type="string">
            <text:p>INSERT INTO CVT_PLACASSCT ( ENTIDAD, MASCARA, SERIEINICIAL, SERIEFINAL, PARTECADENA, PARTENUMERICA, TAMANOSERIE, SERIESCADENA, IDUSRCARGA, FECHACARGA) VALUES ('23','9AA9999','1RJ1000','9RN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RP1000</text:p>
          </table:table-cell>
          <table:table-cell office:value-type="string" calcext:value-type="string">
            <text:p>9RU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1];&quot;',&quot;;&quot;'&quot;;[.C121];&quot;',&quot;;&quot;'&quot;;[.D121];&quot;',&quot;;&quot;'&quot;;[.E121];&quot;',&quot;;&quot;'&quot;;[.F121];&quot;',&quot;;&quot;'&quot;;[.G121];&quot;',&quot;;&quot;&quot;;[.H121];&quot;,&quot;;&quot;&quot;;[.I121];&quot;,&quot;;&quot;'&quot;;[.J121];&quot;',&quot;;&quot;&quot;;[.K121];&quot;);&quot;)" office:value-type="string" office:string-value="INSERT INTO CVT_PLACASSCT ( ENTIDAD, MASCARA, SERIEINICIAL, SERIEFINAL, PARTECADENA, PARTENUMERICA, TAMANOSERIE, SERIESCADENA, IDUSRCARGA, FECHACARGA) VALUES ('24','9AA9999','1RP1000','9RU9999','[[0,3]]','[[3,4]]',2,2,'D997496224',SYSDATE);" calcext:value-type="string">
            <text:p>INSERT INTO CVT_PLACASSCT ( ENTIDAD, MASCARA, SERIEINICIAL, SERIEFINAL, PARTECADENA, PARTENUMERICA, TAMANOSERIE, SERIESCADENA, IDUSRCARGA, FECHACARGA) VALUES ('24','9AA9999','1RP1000','9RU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RV1000</text:p>
          </table:table-cell>
          <table:table-cell office:value-type="string" calcext:value-type="string">
            <text:p>9ST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2];&quot;',&quot;;&quot;'&quot;;[.C122];&quot;',&quot;;&quot;'&quot;;[.D122];&quot;',&quot;;&quot;'&quot;;[.E122];&quot;',&quot;;&quot;'&quot;;[.F122];&quot;',&quot;;&quot;'&quot;;[.G122];&quot;',&quot;;&quot;&quot;;[.H122];&quot;,&quot;;&quot;&quot;;[.I122];&quot;,&quot;;&quot;'&quot;;[.J122];&quot;',&quot;;&quot;&quot;;[.K122];&quot;);&quot;)" office:value-type="string" office:string-value="INSERT INTO CVT_PLACASSCT ( ENTIDAD, MASCARA, SERIEINICIAL, SERIEFINAL, PARTECADENA, PARTENUMERICA, TAMANOSERIE, SERIESCADENA, IDUSRCARGA, FECHACARGA) VALUES ('25','9AA9999','1RV1000','9ST9999','[[0,3]]','[[3,4]]',2,2,'D997496224',SYSDATE);" calcext:value-type="string">
            <text:p>INSERT INTO CVT_PLACASSCT ( ENTIDAD, MASCARA, SERIEINICIAL, SERIEFINAL, PARTECADENA, PARTENUMERICA, TAMANOSERIE, SERIESCADENA, IDUSRCARGA, FECHACARGA) VALUES ('25','9AA9999','1RV1000','9ST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SU1000</text:p>
          </table:table-cell>
          <table:table-cell office:value-type="string" calcext:value-type="string">
            <text:p>9WB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3];&quot;',&quot;;&quot;'&quot;;[.C123];&quot;',&quot;;&quot;'&quot;;[.D123];&quot;',&quot;;&quot;'&quot;;[.E123];&quot;',&quot;;&quot;'&quot;;[.F123];&quot;',&quot;;&quot;'&quot;;[.G123];&quot;',&quot;;&quot;&quot;;[.H123];&quot;,&quot;;&quot;&quot;;[.I123];&quot;,&quot;;&quot;'&quot;;[.J123];&quot;',&quot;;&quot;&quot;;[.K123];&quot;);&quot;)" office:value-type="string" office:string-value="INSERT INTO CVT_PLACASSCT ( ENTIDAD, MASCARA, SERIEINICIAL, SERIEFINAL, PARTECADENA, PARTENUMERICA, TAMANOSERIE, SERIESCADENA, IDUSRCARGA, FECHACARGA) VALUES ('26','9AA9999','1SU1000','9WB9999','[[0,3]]','[[3,4]]',2,2,'D997496224',SYSDATE);" calcext:value-type="string">
            <text:p>INSERT INTO CVT_PLACASSCT ( ENTIDAD, MASCARA, SERIEINICIAL, SERIEFINAL, PARTECADENA, PARTENUMERICA, TAMANOSERIE, SERIESCADENA, IDUSRCARGA, FECHACARGA) VALUES ('26','9AA9999','1SU1000','9WB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WC1000</text:p>
          </table:table-cell>
          <table:table-cell office:value-type="string" calcext:value-type="string">
            <text:p>9WG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4];&quot;',&quot;;&quot;'&quot;;[.C124];&quot;',&quot;;&quot;'&quot;;[.D124];&quot;',&quot;;&quot;'&quot;;[.E124];&quot;',&quot;;&quot;'&quot;;[.F124];&quot;',&quot;;&quot;'&quot;;[.G124];&quot;',&quot;;&quot;&quot;;[.H124];&quot;,&quot;;&quot;&quot;;[.I124];&quot;,&quot;;&quot;'&quot;;[.J124];&quot;',&quot;;&quot;&quot;;[.K124];&quot;);&quot;)" office:value-type="string" office:string-value="INSERT INTO CVT_PLACASSCT ( ENTIDAD, MASCARA, SERIEINICIAL, SERIEFINAL, PARTECADENA, PARTENUMERICA, TAMANOSERIE, SERIESCADENA, IDUSRCARGA, FECHACARGA) VALUES ('27','9AA9999','1WC1000','9WG9999','[[0,3]]','[[3,4]]',2,2,'D997496224',SYSDATE);" calcext:value-type="string">
            <text:p>INSERT INTO CVT_PLACASSCT ( ENTIDAD, MASCARA, SERIEINICIAL, SERIEFINAL, PARTECADENA, PARTENUMERICA, TAMANOSERIE, SERIESCADENA, IDUSRCARGA, FECHACARGA) VALUES ('27','9AA9999','1WC1000','9WG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WH1000</text:p>
          </table:table-cell>
          <table:table-cell office:value-type="string" calcext:value-type="string">
            <text:p>9XA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5];&quot;',&quot;;&quot;'&quot;;[.C125];&quot;',&quot;;&quot;'&quot;;[.D125];&quot;',&quot;;&quot;'&quot;;[.E125];&quot;',&quot;;&quot;'&quot;;[.F125];&quot;',&quot;;&quot;'&quot;;[.G125];&quot;',&quot;;&quot;&quot;;[.H125];&quot;,&quot;;&quot;&quot;;[.I125];&quot;,&quot;;&quot;'&quot;;[.J125];&quot;',&quot;;&quot;&quot;;[.K125];&quot;);&quot;)" office:value-type="string" office:string-value="INSERT INTO CVT_PLACASSCT ( ENTIDAD, MASCARA, SERIEINICIAL, SERIEFINAL, PARTECADENA, PARTENUMERICA, TAMANOSERIE, SERIESCADENA, IDUSRCARGA, FECHACARGA) VALUES ('28','9AA9999','1WH1000','9XA9999','[[0,3]]','[[3,4]]',2,2,'D997496224',SYSDATE);" calcext:value-type="string">
            <text:p>INSERT INTO CVT_PLACASSCT ( ENTIDAD, MASCARA, SERIEINICIAL, SERIEFINAL, PARTECADENA, PARTENUMERICA, TAMANOSERIE, SERIESCADENA, IDUSRCARGA, FECHACARGA) VALUES ('28','9AA9999','1WH1000','9XA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XB1000</text:p>
          </table:table-cell>
          <table:table-cell office:value-type="string" calcext:value-type="string">
            <text:p>9XW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6];&quot;',&quot;;&quot;'&quot;;[.C126];&quot;',&quot;;&quot;'&quot;;[.D126];&quot;',&quot;;&quot;'&quot;;[.E126];&quot;',&quot;;&quot;'&quot;;[.F126];&quot;',&quot;;&quot;'&quot;;[.G126];&quot;',&quot;;&quot;&quot;;[.H126];&quot;,&quot;;&quot;&quot;;[.I126];&quot;,&quot;;&quot;'&quot;;[.J126];&quot;',&quot;;&quot;&quot;;[.K126];&quot;);&quot;)" office:value-type="string" office:string-value="INSERT INTO CVT_PLACASSCT ( ENTIDAD, MASCARA, SERIEINICIAL, SERIEFINAL, PARTECADENA, PARTENUMERICA, TAMANOSERIE, SERIESCADENA, IDUSRCARGA, FECHACARGA) VALUES ('29','9AA9999','1XB1000','9XW9999','[[0,3]]','[[3,4]]',2,2,'D997496224',SYSDATE);" calcext:value-type="string">
            <text:p>INSERT INTO CVT_PLACASSCT ( ENTIDAD, MASCARA, SERIEINICIAL, SERIEFINAL, PARTECADENA, PARTENUMERICA, TAMANOSERIE, SERIESCADENA, IDUSRCARGA, FECHACARGA) VALUES ('29','9AA9999','1XB1000','9XW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XX1000</text:p>
          </table:table-cell>
          <table:table-cell office:value-type="string" calcext:value-type="string">
            <text:p>9YN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7];&quot;',&quot;;&quot;'&quot;;[.C127];&quot;',&quot;;&quot;'&quot;;[.D127];&quot;',&quot;;&quot;'&quot;;[.E127];&quot;',&quot;;&quot;'&quot;;[.F127];&quot;',&quot;;&quot;'&quot;;[.G127];&quot;',&quot;;&quot;&quot;;[.H127];&quot;,&quot;;&quot;&quot;;[.I127];&quot;,&quot;;&quot;'&quot;;[.J127];&quot;',&quot;;&quot;&quot;;[.K127];&quot;);&quot;)" office:value-type="string" office:string-value="INSERT INTO CVT_PLACASSCT ( ENTIDAD, MASCARA, SERIEINICIAL, SERIEFINAL, PARTECADENA, PARTENUMERICA, TAMANOSERIE, SERIESCADENA, IDUSRCARGA, FECHACARGA) VALUES ('30','9AA9999','1XX1000','9YN9999','[[0,3]]','[[3,4]]',2,2,'D997496224',SYSDATE);" calcext:value-type="string">
            <text:p>INSERT INTO CVT_PLACASSCT ( ENTIDAD, MASCARA, SERIEINICIAL, SERIEFINAL, PARTECADENA, PARTENUMERICA, TAMANOSERIE, SERIESCADENA, IDUSRCARGA, FECHACARGA) VALUES ('30','9AA9999','1XX1000','9YN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YP1000</text:p>
          </table:table-cell>
          <table:table-cell office:value-type="string" calcext:value-type="string">
            <text:p>9YU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8];&quot;',&quot;;&quot;'&quot;;[.C128];&quot;',&quot;;&quot;'&quot;;[.D128];&quot;',&quot;;&quot;'&quot;;[.E128];&quot;',&quot;;&quot;'&quot;;[.F128];&quot;',&quot;;&quot;'&quot;;[.G128];&quot;',&quot;;&quot;&quot;;[.H128];&quot;,&quot;;&quot;&quot;;[.I128];&quot;,&quot;;&quot;'&quot;;[.J128];&quot;',&quot;;&quot;&quot;;[.K128];&quot;);&quot;)" office:value-type="string" office:string-value="INSERT INTO CVT_PLACASSCT ( ENTIDAD, MASCARA, SERIEINICIAL, SERIEFINAL, PARTECADENA, PARTENUMERICA, TAMANOSERIE, SERIESCADENA, IDUSRCARGA, FECHACARGA) VALUES ('31','9AA9999','1YP1000','9YU9999','[[0,3]]','[[3,4]]',2,2,'D997496224',SYSDATE);" calcext:value-type="string">
            <text:p>INSERT INTO CVT_PLACASSCT ( ENTIDAD, MASCARA, SERIEINICIAL, SERIEFINAL, PARTECADENA, PARTENUMERICA, TAMANOSERIE, SERIESCADENA, IDUSRCARGA, FECHACARGA) VALUES ('31','9AA9999','1YP1000','9YU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AA9999</text:p>
          </table:table-cell>
          <table:table-cell office:value-type="string" calcext:value-type="string">
            <text:p>1YV1000</text:p>
          </table:table-cell>
          <table:table-cell office:value-type="string" calcext:value-type="string">
            <text:p>9ZK99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29];&quot;',&quot;;&quot;'&quot;;[.C129];&quot;',&quot;;&quot;'&quot;;[.D129];&quot;',&quot;;&quot;'&quot;;[.E129];&quot;',&quot;;&quot;'&quot;;[.F129];&quot;',&quot;;&quot;'&quot;;[.G129];&quot;',&quot;;&quot;&quot;;[.H129];&quot;,&quot;;&quot;&quot;;[.I129];&quot;,&quot;;&quot;'&quot;;[.J129];&quot;',&quot;;&quot;&quot;;[.K129];&quot;);&quot;)" office:value-type="string" office:string-value="INSERT INTO CVT_PLACASSCT ( ENTIDAD, MASCARA, SERIEINICIAL, SERIEFINAL, PARTECADENA, PARTENUMERICA, TAMANOSERIE, SERIESCADENA, IDUSRCARGA, FECHACARGA) VALUES ('32','9AA9999','1YV1000','9ZK9999','[[0,3]]','[[3,4]]',2,2,'D997496224',SYSDATE);" calcext:value-type="string">
            <text:p>INSERT INTO CVT_PLACASSCT ( ENTIDAD, MASCARA, SERIEINICIAL, SERIEFINAL, PARTECADENA, PARTENUMERICA, TAMANOSERIE, SERIESCADENA, IDUSRCARGA, FECHACARGA) VALUES ('32','9AA9999','1YV1000','9ZK9999','[[0,3]]','[[3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999999</text:p>
          </table:table-cell>
          <table:table-cell office:value-type="string" calcext:value-type="string">
            <text:p>Y940000</text:p>
          </table:table-cell>
          <table:table-cell office:value-type="string" calcext:value-type="string">
            <text:p>Z68999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[1,6]]</text:p>
          </table:table-cell>
          <table:table-cell table:style-name="ce4" table:number-columns-repeated="2"/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0];&quot;',&quot;;&quot;'&quot;;[.C130];&quot;',&quot;;&quot;'&quot;;[.D130];&quot;',&quot;;&quot;'&quot;;[.E130];&quot;',&quot;;&quot;'&quot;;[.F130];&quot;',&quot;;&quot;'&quot;;[.G130];&quot;',&quot;;&quot;&quot;;[.H130];&quot;,&quot;;&quot;&quot;;[.I130];&quot;,&quot;;&quot;'&quot;;[.J130];&quot;',&quot;;&quot;&quot;;[.K130];&quot;);&quot;)" office:value-type="string" office:string-value="INSERT INTO CVT_PLACASSCT ( ENTIDAD, MASCARA, SERIEINICIAL, SERIEFINAL, PARTECADENA, PARTENUMERICA, TAMANOSERIE, SERIESCADENA, IDUSRCARGA, FECHACARGA) VALUES ('31','A999999','Y940000','Z689999','[[0,1]]','[[1,6]]',,,'D997496224',SYSDATE);" calcext:value-type="string">
            <text:p>INSERT INTO CVT_PLACASSCT ( ENTIDAD, MASCARA, SERIEINICIAL, SERIEFINAL, PARTECADENA, PARTENUMERICA, TAMANOSERIE, SERIESCADENA, IDUSRCARGA, FECHACARGA) VALUES ('31','A999999','Y940000','Z689999','[[0,1]]','[[1,6]]',,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999999</text:p>
          </table:table-cell>
          <table:table-cell office:value-type="string" calcext:value-type="string">
            <text:p>Z690000</text:p>
          </table:table-cell>
          <table:table-cell office:value-type="string" calcext:value-type="string">
            <text:p>Z989999</text:p>
          </table:table-cell>
          <table:table-cell office:value-type="string" calcext:value-type="string">
            <text:p>[[0,1]]</text:p>
          </table:table-cell>
          <table:table-cell office:value-type="string" calcext:value-type="string">
            <text:p>[[1,6]]</text:p>
          </table:table-cell>
          <table:table-cell table:style-name="ce4" table:number-columns-repeated="2"/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1];&quot;',&quot;;&quot;'&quot;;[.C131];&quot;',&quot;;&quot;'&quot;;[.D131];&quot;',&quot;;&quot;'&quot;;[.E131];&quot;',&quot;;&quot;'&quot;;[.F131];&quot;',&quot;;&quot;'&quot;;[.G131];&quot;',&quot;;&quot;&quot;;[.H131];&quot;,&quot;;&quot;&quot;;[.I131];&quot;,&quot;;&quot;'&quot;;[.J131];&quot;',&quot;;&quot;&quot;;[.K131];&quot;);&quot;)" office:value-type="string" office:string-value="INSERT INTO CVT_PLACASSCT ( ENTIDAD, MASCARA, SERIEINICIAL, SERIEFINAL, PARTECADENA, PARTENUMERICA, TAMANOSERIE, SERIESCADENA, IDUSRCARGA, FECHACARGA) VALUES ('32','A999999','Z690000','Z989999','[[0,1]]','[[1,6]]',,,'D997496224',SYSDATE);" calcext:value-type="string">
            <text:p>INSERT INTO CVT_PLACASSCT ( ENTIDAD, MASCARA, SERIEINICIAL, SERIEFINAL, PARTECADENA, PARTENUMERICA, TAMANOSERIE, SERIESCADENA, IDUSRCARGA, FECHACARGA) VALUES ('32','A999999','Z690000','Z989999','[[0,1]]','[[1,6]]',,,'D997496224',SYSDATE);</text:p>
          </table:table-cell>
        </table:table-row>
        <table:table-row table:style-name="ro2">
          <table:table-cell office:value-type="string" calcext:value-type="string">
            <text:p>REMOLQUE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A999</text:p>
          </table:table-cell>
          <table:table-cell office:value-type="string" calcext:value-type="string">
            <text:p>CM001</text:p>
          </table:table-cell>
          <table:table-cell office:value-type="string" calcext:value-type="string">
            <text:p>CZ9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3];&quot;',&quot;;&quot;'&quot;;[.C133];&quot;',&quot;;&quot;'&quot;;[.D133];&quot;',&quot;;&quot;'&quot;;[.E133];&quot;',&quot;;&quot;'&quot;;[.F133];&quot;',&quot;;&quot;'&quot;;[.G133];&quot;',&quot;;&quot;&quot;;[.H133];&quot;,&quot;;&quot;&quot;;[.I133];&quot;,&quot;;&quot;'&quot;;[.J133];&quot;',&quot;;&quot;&quot;;[.K133];&quot;);&quot;)" office:value-type="string" office:string-value="INSERT INTO CVT_PLACASSCT ( ENTIDAD, MASCARA, SERIEINICIAL, SERIEFINAL, PARTECADENA, PARTENUMERICA, TAMANOSERIE, SERIESCADENA, IDUSRCARGA, FECHACARGA) VALUES ('09','AA999','CM001','CZ999','[[0,2]]','[[2,4]]',2,2,'D997496224',SYSDATE);" calcext:value-type="string">
            <text:p>INSERT INTO CVT_PLACASSCT ( ENTIDAD, MASCARA, SERIEINICIAL, SERIEFINAL, PARTECADENA, PARTENUMERICA, TAMANOSERIE, SERIESCADENA, IDUSRCARGA, FECHACARGA) VALUES ('09','AA999','CM001','CZ9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BV01</text:p>
          </table:table-cell>
          <table:table-cell office:value-type="string" calcext:value-type="string">
            <text:p>B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4];&quot;',&quot;;&quot;'&quot;;[.C134];&quot;',&quot;;&quot;'&quot;;[.D134];&quot;',&quot;;&quot;'&quot;;[.E134];&quot;',&quot;;&quot;'&quot;;[.F134];&quot;',&quot;;&quot;'&quot;;[.G134];&quot;',&quot;;&quot;&quot;;[.H134];&quot;,&quot;;&quot;&quot;;[.I134];&quot;,&quot;;&quot;'&quot;;[.J134];&quot;',&quot;;&quot;&quot;;[.K134];&quot;);&quot;)" office:value-type="string" office:string-value="INSERT INTO CVT_PLACASSCT ( ENTIDAD, MASCARA, SERIEINICIAL, SERIEFINAL, PARTECADENA, PARTENUMERICA, TAMANOSERIE, SERIESCADENA, IDUSRCARGA, FECHACARGA) VALUES ('01','AA99','BV01','BZ99','[[0,2]]','[[2,4]]',2,2,'D997496224',SYSDATE);" calcext:value-type="string">
            <text:p>INSERT INTO CVT_PLACASSCT ( ENTIDAD, MASCARA, SERIEINICIAL, SERIEFINAL, PARTECADENA, PARTENUMERICA, TAMANOSERIE, SERIESCADENA, IDUSRCARGA, FECHACARGA) VALUES ('01','AA99','BV01','B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CA01</text:p>
          </table:table-cell>
          <table:table-cell office:value-type="string" calcext:value-type="string">
            <text:p>CJ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5];&quot;',&quot;;&quot;'&quot;;[.C135];&quot;',&quot;;&quot;'&quot;;[.D135];&quot;',&quot;;&quot;'&quot;;[.E135];&quot;',&quot;;&quot;'&quot;;[.F135];&quot;',&quot;;&quot;'&quot;;[.G135];&quot;',&quot;;&quot;&quot;;[.H135];&quot;,&quot;;&quot;&quot;;[.I135];&quot;,&quot;;&quot;'&quot;;[.J135];&quot;',&quot;;&quot;&quot;;[.K135];&quot;);&quot;)" office:value-type="string" office:string-value="INSERT INTO CVT_PLACASSCT ( ENTIDAD, MASCARA, SERIEINICIAL, SERIEFINAL, PARTECADENA, PARTENUMERICA, TAMANOSERIE, SERIESCADENA, IDUSRCARGA, FECHACARGA) VALUES ('02','AA99','CA01','CJ99','[[0,2]]','[[2,4]]',2,2,'D997496224',SYSDATE);" calcext:value-type="string">
            <text:p>INSERT INTO CVT_PLACASSCT ( ENTIDAD, MASCARA, SERIEINICIAL, SERIEFINAL, PARTECADENA, PARTENUMERICA, TAMANOSERIE, SERIESCADENA, IDUSRCARGA, FECHACARGA) VALUES ('02','AA99','CA01','CJ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CK01</text:p>
          </table:table-cell>
          <table:table-cell office:value-type="string" calcext:value-type="string">
            <text:p>CR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6];&quot;',&quot;;&quot;'&quot;;[.C136];&quot;',&quot;;&quot;'&quot;;[.D136];&quot;',&quot;;&quot;'&quot;;[.E136];&quot;',&quot;;&quot;'&quot;;[.F136];&quot;',&quot;;&quot;'&quot;;[.G136];&quot;',&quot;;&quot;&quot;;[.H136];&quot;,&quot;;&quot;&quot;;[.I136];&quot;,&quot;;&quot;'&quot;;[.J136];&quot;',&quot;;&quot;&quot;;[.K136];&quot;);&quot;)" office:value-type="string" office:string-value="INSERT INTO CVT_PLACASSCT ( ENTIDAD, MASCARA, SERIEINICIAL, SERIEFINAL, PARTECADENA, PARTENUMERICA, TAMANOSERIE, SERIESCADENA, IDUSRCARGA, FECHACARGA) VALUES ('03','AA99','CK01','CR99','[[0,2]]','[[2,4]]',2,2,'D997496224',SYSDATE);" calcext:value-type="string">
            <text:p>INSERT INTO CVT_PLACASSCT ( ENTIDAD, MASCARA, SERIEINICIAL, SERIEFINAL, PARTECADENA, PARTENUMERICA, TAMANOSERIE, SERIESCADENA, IDUSRCARGA, FECHACARGA) VALUES ('03','AA99','CK01','CR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W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7];&quot;',&quot;;&quot;'&quot;;[.C137];&quot;',&quot;;&quot;'&quot;;[.D137];&quot;',&quot;;&quot;'&quot;;[.E137];&quot;',&quot;;&quot;'&quot;;[.F137];&quot;',&quot;;&quot;'&quot;;[.G137];&quot;',&quot;;&quot;&quot;;[.H137];&quot;,&quot;;&quot;&quot;;[.I137];&quot;,&quot;;&quot;'&quot;;[.J137];&quot;',&quot;;&quot;&quot;;[.K137];&quot;);&quot;)" office:value-type="string" office:string-value="INSERT INTO CVT_PLACASSCT ( ENTIDAD, MASCARA, SERIEINICIAL, SERIEFINAL, PARTECADENA, PARTENUMERICA, TAMANOSERIE, SERIESCADENA, IDUSRCARGA, FECHACARGA) VALUES ('04','AA99','CS01','CW99','[[0,2]]','[[2,4]]',2,2,'D997496224',SYSDATE);" calcext:value-type="string">
            <text:p>INSERT INTO CVT_PLACASSCT ( ENTIDAD, MASCARA, SERIEINICIAL, SERIEFINAL, PARTECADENA, PARTENUMERICA, TAMANOSERIE, SERIESCADENA, IDUSRCARGA, FECHACARGA) VALUES ('04','AA99','CS01','CW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CX01</text:p>
          </table:table-cell>
          <table:table-cell office:value-type="string" calcext:value-type="string">
            <text:p>DB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8];&quot;',&quot;;&quot;'&quot;;[.C138];&quot;',&quot;;&quot;'&quot;;[.D138];&quot;',&quot;;&quot;'&quot;;[.E138];&quot;',&quot;;&quot;'&quot;;[.F138];&quot;',&quot;;&quot;'&quot;;[.G138];&quot;',&quot;;&quot;&quot;;[.H138];&quot;,&quot;;&quot;&quot;;[.I138];&quot;,&quot;;&quot;'&quot;;[.J138];&quot;',&quot;;&quot;&quot;;[.K138];&quot;);&quot;)" office:value-type="string" office:string-value="INSERT INTO CVT_PLACASSCT ( ENTIDAD, MASCARA, SERIEINICIAL, SERIEFINAL, PARTECADENA, PARTENUMERICA, TAMANOSERIE, SERIESCADENA, IDUSRCARGA, FECHACARGA) VALUES ('07','AA99','CX01','DB99','[[0,2]]','[[2,4]]',2,2,'D997496224',SYSDATE);" calcext:value-type="string">
            <text:p>INSERT INTO CVT_PLACASSCT ( ENTIDAD, MASCARA, SERIEINICIAL, SERIEFINAL, PARTECADENA, PARTENUMERICA, TAMANOSERIE, SERIESCADENA, IDUSRCARGA, FECHACARGA) VALUES ('07','AA99','CX01','DB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DC01</text:p>
          </table:table-cell>
          <table:table-cell office:value-type="string" calcext:value-type="string">
            <text:p>DR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39];&quot;',&quot;;&quot;'&quot;;[.C139];&quot;',&quot;;&quot;'&quot;;[.D139];&quot;',&quot;;&quot;'&quot;;[.E139];&quot;',&quot;;&quot;'&quot;;[.F139];&quot;',&quot;;&quot;'&quot;;[.G139];&quot;',&quot;;&quot;&quot;;[.H139];&quot;,&quot;;&quot;&quot;;[.I139];&quot;,&quot;;&quot;'&quot;;[.J139];&quot;',&quot;;&quot;&quot;;[.K139];&quot;);&quot;)" office:value-type="string" office:string-value="INSERT INTO CVT_PLACASSCT ( ENTIDAD, MASCARA, SERIEINICIAL, SERIEFINAL, PARTECADENA, PARTENUMERICA, TAMANOSERIE, SERIESCADENA, IDUSRCARGA, FECHACARGA) VALUES ('08','AA99','DC01','DR99','[[0,2]]','[[2,4]]',2,2,'D997496224',SYSDATE);" calcext:value-type="string">
            <text:p>INSERT INTO CVT_PLACASSCT ( ENTIDAD, MASCARA, SERIEINICIAL, SERIEFINAL, PARTECADENA, PARTENUMERICA, TAMANOSERIE, SERIESCADENA, IDUSRCARGA, FECHACARGA) VALUES ('08','AA99','DC01','DR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DS01</text:p>
          </table:table-cell>
          <table:table-cell office:value-type="string" calcext:value-type="string">
            <text:p>EB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0];&quot;',&quot;;&quot;'&quot;;[.C140];&quot;',&quot;;&quot;'&quot;;[.D140];&quot;',&quot;;&quot;'&quot;;[.E140];&quot;',&quot;;&quot;'&quot;;[.F140];&quot;',&quot;;&quot;'&quot;;[.G140];&quot;',&quot;;&quot;&quot;;[.H140];&quot;,&quot;;&quot;&quot;;[.I140];&quot;,&quot;;&quot;'&quot;;[.J140];&quot;',&quot;;&quot;&quot;;[.K140];&quot;);&quot;)" office:value-type="string" office:string-value="INSERT INTO CVT_PLACASSCT ( ENTIDAD, MASCARA, SERIEINICIAL, SERIEFINAL, PARTECADENA, PARTENUMERICA, TAMANOSERIE, SERIESCADENA, IDUSRCARGA, FECHACARGA) VALUES ('05','AA99','DS01','EB99','[[0,2]]','[[2,4]]',2,2,'D997496224',SYSDATE);" calcext:value-type="string">
            <text:p>INSERT INTO CVT_PLACASSCT ( ENTIDAD, MASCARA, SERIEINICIAL, SERIEFINAL, PARTECADENA, PARTENUMERICA, TAMANOSERIE, SERIESCADENA, IDUSRCARGA, FECHACARGA) VALUES ('05','AA99','DS01','EB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EC01</text:p>
          </table:table-cell>
          <table:table-cell office:value-type="string" calcext:value-type="string">
            <text:p>EF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1];&quot;',&quot;;&quot;'&quot;;[.C141];&quot;',&quot;;&quot;'&quot;;[.D141];&quot;',&quot;;&quot;'&quot;;[.E141];&quot;',&quot;;&quot;'&quot;;[.F141];&quot;',&quot;;&quot;'&quot;;[.G141];&quot;',&quot;;&quot;&quot;;[.H141];&quot;,&quot;;&quot;&quot;;[.I141];&quot;,&quot;;&quot;'&quot;;[.J141];&quot;',&quot;;&quot;&quot;;[.K141];&quot;);&quot;)" office:value-type="string" office:string-value="INSERT INTO CVT_PLACASSCT ( ENTIDAD, MASCARA, SERIEINICIAL, SERIEFINAL, PARTECADENA, PARTENUMERICA, TAMANOSERIE, SERIESCADENA, IDUSRCARGA, FECHACARGA) VALUES ('06','AA99','EC01','EF99','[[0,2]]','[[2,4]]',2,2,'D997496224',SYSDATE);" calcext:value-type="string">
            <text:p>INSERT INTO CVT_PLACASSCT ( ENTIDAD, MASCARA, SERIEINICIAL, SERIEFINAL, PARTECADENA, PARTENUMERICA, TAMANOSERIE, SERIESCADENA, IDUSRCARGA, FECHACARGA) VALUES ('06','AA99','EC01','EF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EG01</text:p>
          </table:table-cell>
          <table:table-cell office:value-type="string" calcext:value-type="string">
            <text:p>ER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2];&quot;',&quot;;&quot;'&quot;;[.C142];&quot;',&quot;;&quot;'&quot;;[.D142];&quot;',&quot;;&quot;'&quot;;[.E142];&quot;',&quot;;&quot;'&quot;;[.F142];&quot;',&quot;;&quot;'&quot;;[.G142];&quot;',&quot;;&quot;&quot;;[.H142];&quot;,&quot;;&quot;&quot;;[.I142];&quot;,&quot;;&quot;'&quot;;[.J142];&quot;',&quot;;&quot;&quot;;[.K142];&quot;);&quot;)" office:value-type="string" office:string-value="INSERT INTO CVT_PLACASSCT ( ENTIDAD, MASCARA, SERIEINICIAL, SERIEFINAL, PARTECADENA, PARTENUMERICA, TAMANOSERIE, SERIESCADENA, IDUSRCARGA, FECHACARGA) VALUES ('10','AA99','EG01','ER99','[[0,2]]','[[2,4]]',2,2,'D997496224',SYSDATE);" calcext:value-type="string">
            <text:p>INSERT INTO CVT_PLACASSCT ( ENTIDAD, MASCARA, SERIEINICIAL, SERIEFINAL, PARTECADENA, PARTENUMERICA, TAMANOSERIE, SERIESCADENA, IDUSRCARGA, FECHACARGA) VALUES ('10','AA99','EG01','ER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GJ01</text:p>
          </table:table-cell>
          <table:table-cell office:value-type="string" calcext:value-type="string">
            <text:p>G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3];&quot;',&quot;;&quot;'&quot;;[.C143];&quot;',&quot;;&quot;'&quot;;[.D143];&quot;',&quot;;&quot;'&quot;;[.E143];&quot;',&quot;;&quot;'&quot;;[.F143];&quot;',&quot;;&quot;'&quot;;[.G143];&quot;',&quot;;&quot;&quot;;[.H143];&quot;,&quot;;&quot;&quot;;[.I143];&quot;,&quot;;&quot;'&quot;;[.J143];&quot;',&quot;;&quot;&quot;;[.K143];&quot;);&quot;)" office:value-type="string" office:string-value="INSERT INTO CVT_PLACASSCT ( ENTIDAD, MASCARA, SERIEINICIAL, SERIEFINAL, PARTECADENA, PARTENUMERICA, TAMANOSERIE, SERIESCADENA, IDUSRCARGA, FECHACARGA) VALUES ('15','AA99','GJ01','GZ99','[[0,2]]','[[2,4]]',2,2,'D997496224',SYSDATE);" calcext:value-type="string">
            <text:p>INSERT INTO CVT_PLACASSCT ( ENTIDAD, MASCARA, SERIEINICIAL, SERIEFINAL, PARTECADENA, PARTENUMERICA, TAMANOSERIE, SERIESCADENA, IDUSRCARGA, FECHACARGA) VALUES ('15','AA99','GJ01','G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ES01</text:p>
          </table:table-cell>
          <table:table-cell office:value-type="string" calcext:value-type="string">
            <text:p>E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4];&quot;',&quot;;&quot;'&quot;;[.C144];&quot;',&quot;;&quot;'&quot;;[.D144];&quot;',&quot;;&quot;'&quot;;[.E144];&quot;',&quot;;&quot;'&quot;;[.F144];&quot;',&quot;;&quot;'&quot;;[.G144];&quot;',&quot;;&quot;&quot;;[.H144];&quot;,&quot;;&quot;&quot;;[.I144];&quot;,&quot;;&quot;'&quot;;[.J144];&quot;',&quot;;&quot;&quot;;[.K144];&quot;);&quot;)" office:value-type="string" office:string-value="INSERT INTO CVT_PLACASSCT ( ENTIDAD, MASCARA, SERIEINICIAL, SERIEFINAL, PARTECADENA, PARTENUMERICA, TAMANOSERIE, SERIESCADENA, IDUSRCARGA, FECHACARGA) VALUES ('11','AA99','ES01','EZ99','[[0,2]]','[[2,4]]',2,2,'D997496224',SYSDATE);" calcext:value-type="string">
            <text:p>INSERT INTO CVT_PLACASSCT ( ENTIDAD, MASCARA, SERIEINICIAL, SERIEFINAL, PARTECADENA, PARTENUMERICA, TAMANOSERIE, SERIESCADENA, IDUSRCARGA, FECHACARGA) VALUES ('11','AA99','ES01','E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FA01</text:p>
          </table:table-cell>
          <table:table-cell office:value-type="string" calcext:value-type="string">
            <text:p>FE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5];&quot;',&quot;;&quot;'&quot;;[.C145];&quot;',&quot;;&quot;'&quot;;[.D145];&quot;',&quot;;&quot;'&quot;;[.E145];&quot;',&quot;;&quot;'&quot;;[.F145];&quot;',&quot;;&quot;'&quot;;[.G145];&quot;',&quot;;&quot;&quot;;[.H145];&quot;,&quot;;&quot;&quot;;[.I145];&quot;,&quot;;&quot;'&quot;;[.J145];&quot;',&quot;;&quot;&quot;;[.K145];&quot;);&quot;)" office:value-type="string" office:string-value="INSERT INTO CVT_PLACASSCT ( ENTIDAD, MASCARA, SERIEINICIAL, SERIEFINAL, PARTECADENA, PARTENUMERICA, TAMANOSERIE, SERIESCADENA, IDUSRCARGA, FECHACARGA) VALUES ('12','AA99','FA01','FE99','[[0,2]]','[[2,4]]',2,2,'D997496224',SYSDATE);" calcext:value-type="string">
            <text:p>INSERT INTO CVT_PLACASSCT ( ENTIDAD, MASCARA, SERIEINICIAL, SERIEFINAL, PARTECADENA, PARTENUMERICA, TAMANOSERIE, SERIESCADENA, IDUSRCARGA, FECHACARGA) VALUES ('12','AA99','FA01','FE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FF01</text:p>
          </table:table-cell>
          <table:table-cell office:value-type="string" calcext:value-type="string">
            <text:p>FP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6];&quot;',&quot;;&quot;'&quot;;[.C146];&quot;',&quot;;&quot;'&quot;;[.D146];&quot;',&quot;;&quot;'&quot;;[.E146];&quot;',&quot;;&quot;'&quot;;[.F146];&quot;',&quot;;&quot;'&quot;;[.G146];&quot;',&quot;;&quot;&quot;;[.H146];&quot;,&quot;;&quot;&quot;;[.I146];&quot;,&quot;;&quot;'&quot;;[.J146];&quot;',&quot;;&quot;&quot;;[.K146];&quot;);&quot;)" office:value-type="string" office:string-value="INSERT INTO CVT_PLACASSCT ( ENTIDAD, MASCARA, SERIEINICIAL, SERIEFINAL, PARTECADENA, PARTENUMERICA, TAMANOSERIE, SERIESCADENA, IDUSRCARGA, FECHACARGA) VALUES ('13','AA99','FF01','FP99','[[0,2]]','[[2,4]]',2,2,'D997496224',SYSDATE);" calcext:value-type="string">
            <text:p>INSERT INTO CVT_PLACASSCT ( ENTIDAD, MASCARA, SERIEINICIAL, SERIEFINAL, PARTECADENA, PARTENUMERICA, TAMANOSERIE, SERIESCADENA, IDUSRCARGA, FECHACARGA) VALUES ('13','AA99','FF01','FP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FR01</text:p>
          </table:table-cell>
          <table:table-cell office:value-type="string" calcext:value-type="string">
            <text:p>GH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7];&quot;',&quot;;&quot;'&quot;;[.C147];&quot;',&quot;;&quot;'&quot;;[.D147];&quot;',&quot;;&quot;'&quot;;[.E147];&quot;',&quot;;&quot;'&quot;;[.F147];&quot;',&quot;;&quot;'&quot;;[.G147];&quot;',&quot;;&quot;&quot;;[.H147];&quot;,&quot;;&quot;&quot;;[.I147];&quot;,&quot;;&quot;'&quot;;[.J147];&quot;',&quot;;&quot;&quot;;[.K147];&quot;);&quot;)" office:value-type="string" office:string-value="INSERT INTO CVT_PLACASSCT ( ENTIDAD, MASCARA, SERIEINICIAL, SERIEFINAL, PARTECADENA, PARTENUMERICA, TAMANOSERIE, SERIESCADENA, IDUSRCARGA, FECHACARGA) VALUES ('14','AA99','FR01','GH99','[[0,2]]','[[2,4]]',2,2,'D997496224',SYSDATE);" calcext:value-type="string">
            <text:p>INSERT INTO CVT_PLACASSCT ( ENTIDAD, MASCARA, SERIEINICIAL, SERIEFINAL, PARTECADENA, PARTENUMERICA, TAMANOSERIE, SERIESCADENA, IDUSRCARGA, FECHACARGA) VALUES ('14','AA99','FR01','GH99','[[0,2]]','[[2,4]]',2,2,'D997496224',SYSDATE);</text:p>
          </table:table-cell>
        </table:table-row>
        <table:table-row table:style-name="ro2">
          <table:table-cell office:value-type="string" calcext:value-type="string">
            <text:p>AUTOS ANTIGUO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HA01</text:p>
          </table:table-cell>
          <table:table-cell office:value-type="string" calcext:value-type="string">
            <text:p>HG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49];&quot;',&quot;;&quot;'&quot;;[.C149];&quot;',&quot;;&quot;'&quot;;[.D149];&quot;',&quot;;&quot;'&quot;;[.E149];&quot;',&quot;;&quot;'&quot;;[.F149];&quot;',&quot;;&quot;'&quot;;[.G149];&quot;',&quot;;&quot;&quot;;[.H149];&quot;,&quot;;&quot;&quot;;[.I149];&quot;,&quot;;&quot;'&quot;;[.J149];&quot;',&quot;;&quot;&quot;;[.K149];&quot;);&quot;)" office:value-type="string" office:string-value="INSERT INTO CVT_PLACASSCT ( ENTIDAD, MASCARA, SERIEINICIAL, SERIEFINAL, PARTECADENA, PARTENUMERICA, TAMANOSERIE, SERIESCADENA, IDUSRCARGA, FECHACARGA) VALUES ('16','AA99','HA01','HG99','[[0,2]]','[[2,4]]',2,2,'D997496224',SYSDATE);" calcext:value-type="string">
            <text:p>INSERT INTO CVT_PLACASSCT ( ENTIDAD, MASCARA, SERIEINICIAL, SERIEFINAL, PARTECADENA, PARTENUMERICA, TAMANOSERIE, SERIESCADENA, IDUSRCARGA, FECHACARGA) VALUES ('16','AA99','HA01','HG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HH01</text:p>
          </table:table-cell>
          <table:table-cell office:value-type="string" calcext:value-type="string">
            <text:p>HS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0];&quot;',&quot;;&quot;'&quot;;[.C150];&quot;',&quot;;&quot;'&quot;;[.D150];&quot;',&quot;;&quot;'&quot;;[.E150];&quot;',&quot;;&quot;'&quot;;[.F150];&quot;',&quot;;&quot;'&quot;;[.G150];&quot;',&quot;;&quot;&quot;;[.H150];&quot;,&quot;;&quot;&quot;;[.I150];&quot;,&quot;;&quot;'&quot;;[.J150];&quot;',&quot;;&quot;&quot;;[.K150];&quot;);&quot;)" office:value-type="string" office:string-value="INSERT INTO CVT_PLACASSCT ( ENTIDAD, MASCARA, SERIEINICIAL, SERIEFINAL, PARTECADENA, PARTENUMERICA, TAMANOSERIE, SERIESCADENA, IDUSRCARGA, FECHACARGA) VALUES ('17','AA99','HH01','HS99','[[0,2]]','[[2,4]]',2,2,'D997496224',SYSDATE);" calcext:value-type="string">
            <text:p>INSERT INTO CVT_PLACASSCT ( ENTIDAD, MASCARA, SERIEINICIAL, SERIEFINAL, PARTECADENA, PARTENUMERICA, TAMANOSERIE, SERIESCADENA, IDUSRCARGA, FECHACARGA) VALUES ('17','AA99','HH01','HS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HT01</text:p>
          </table:table-cell>
          <table:table-cell office:value-type="string" calcext:value-type="string">
            <text:p>HW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1];&quot;',&quot;;&quot;'&quot;;[.C151];&quot;',&quot;;&quot;'&quot;;[.D151];&quot;',&quot;;&quot;'&quot;;[.E151];&quot;',&quot;;&quot;'&quot;;[.F151];&quot;',&quot;;&quot;'&quot;;[.G151];&quot;',&quot;;&quot;&quot;;[.H151];&quot;,&quot;;&quot;&quot;;[.I151];&quot;,&quot;;&quot;'&quot;;[.J151];&quot;',&quot;;&quot;&quot;;[.K151];&quot;);&quot;)" office:value-type="string" office:string-value="INSERT INTO CVT_PLACASSCT ( ENTIDAD, MASCARA, SERIEINICIAL, SERIEFINAL, PARTECADENA, PARTENUMERICA, TAMANOSERIE, SERIESCADENA, IDUSRCARGA, FECHACARGA) VALUES ('18','AA99','HT01','HW99','[[0,2]]','[[2,4]]',2,2,'D997496224',SYSDATE);" calcext:value-type="string">
            <text:p>INSERT INTO CVT_PLACASSCT ( ENTIDAD, MASCARA, SERIEINICIAL, SERIEFINAL, PARTECADENA, PARTENUMERICA, TAMANOSERIE, SERIESCADENA, IDUSRCARGA, FECHACARGA) VALUES ('18','AA99','HT01','HW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HX01</text:p>
          </table:table-cell>
          <table:table-cell office:value-type="string" calcext:value-type="string">
            <text:p>JM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2];&quot;',&quot;;&quot;'&quot;;[.C152];&quot;',&quot;;&quot;'&quot;;[.D152];&quot;',&quot;;&quot;'&quot;;[.E152];&quot;',&quot;;&quot;'&quot;;[.F152];&quot;',&quot;;&quot;'&quot;;[.G152];&quot;',&quot;;&quot;&quot;;[.H152];&quot;,&quot;;&quot;&quot;;[.I152];&quot;,&quot;;&quot;'&quot;;[.J152];&quot;',&quot;;&quot;&quot;;[.K152];&quot;);&quot;)" office:value-type="string" office:string-value="INSERT INTO CVT_PLACASSCT ( ENTIDAD, MASCARA, SERIEINICIAL, SERIEFINAL, PARTECADENA, PARTENUMERICA, TAMANOSERIE, SERIESCADENA, IDUSRCARGA, FECHACARGA) VALUES ('19','AA99','HX01','JM99','[[0,2]]','[[2,4]]',2,2,'D997496224',SYSDATE);" calcext:value-type="string">
            <text:p>INSERT INTO CVT_PLACASSCT ( ENTIDAD, MASCARA, SERIEINICIAL, SERIEFINAL, PARTECADENA, PARTENUMERICA, TAMANOSERIE, SERIESCADENA, IDUSRCARGA, FECHACARGA) VALUES ('19','AA99','HX01','JM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JN01</text:p>
          </table:table-cell>
          <table:table-cell office:value-type="string" calcext:value-type="string">
            <text:p>JU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3];&quot;',&quot;;&quot;'&quot;;[.C153];&quot;',&quot;;&quot;'&quot;;[.D153];&quot;',&quot;;&quot;'&quot;;[.E153];&quot;',&quot;;&quot;'&quot;;[.F153];&quot;',&quot;;&quot;'&quot;;[.G153];&quot;',&quot;;&quot;&quot;;[.H153];&quot;,&quot;;&quot;&quot;;[.I153];&quot;,&quot;;&quot;'&quot;;[.J153];&quot;',&quot;;&quot;&quot;;[.K153];&quot;);&quot;)" office:value-type="string" office:string-value="INSERT INTO CVT_PLACASSCT ( ENTIDAD, MASCARA, SERIEINICIAL, SERIEFINAL, PARTECADENA, PARTENUMERICA, TAMANOSERIE, SERIESCADENA, IDUSRCARGA, FECHACARGA) VALUES ('20','AA99','JN01','JU99','[[0,2]]','[[2,4]]',2,2,'D997496224',SYSDATE);" calcext:value-type="string">
            <text:p>INSERT INTO CVT_PLACASSCT ( ENTIDAD, MASCARA, SERIEINICIAL, SERIEFINAL, PARTECADENA, PARTENUMERICA, TAMANOSERIE, SERIESCADENA, IDUSRCARGA, FECHACARGA) VALUES ('20','AA99','JN01','JU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JV01</text:p>
          </table:table-cell>
          <table:table-cell office:value-type="string" calcext:value-type="string">
            <text:p>KD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4];&quot;',&quot;;&quot;'&quot;;[.C154];&quot;',&quot;;&quot;'&quot;;[.D154];&quot;',&quot;;&quot;'&quot;;[.E154];&quot;',&quot;;&quot;'&quot;;[.F154];&quot;',&quot;;&quot;'&quot;;[.G154];&quot;',&quot;;&quot;&quot;;[.H154];&quot;,&quot;;&quot;&quot;;[.I154];&quot;,&quot;;&quot;'&quot;;[.J154];&quot;',&quot;;&quot;&quot;;[.K154];&quot;);&quot;)" office:value-type="string" office:string-value="INSERT INTO CVT_PLACASSCT ( ENTIDAD, MASCARA, SERIEINICIAL, SERIEFINAL, PARTECADENA, PARTENUMERICA, TAMANOSERIE, SERIESCADENA, IDUSRCARGA, FECHACARGA) VALUES ('21','AA99','JV01','KD99','[[0,2]]','[[2,4]]',2,2,'D997496224',SYSDATE);" calcext:value-type="string">
            <text:p>INSERT INTO CVT_PLACASSCT ( ENTIDAD, MASCARA, SERIEINICIAL, SERIEFINAL, PARTECADENA, PARTENUMERICA, TAMANOSERIE, SERIESCADENA, IDUSRCARGA, FECHACARGA) VALUES ('21','AA99','JV01','KD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KE01</text:p>
          </table:table-cell>
          <table:table-cell office:value-type="string" calcext:value-type="string">
            <text:p>KR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5];&quot;',&quot;;&quot;'&quot;;[.C155];&quot;',&quot;;&quot;'&quot;;[.D155];&quot;',&quot;;&quot;'&quot;;[.E155];&quot;',&quot;;&quot;'&quot;;[.F155];&quot;',&quot;;&quot;'&quot;;[.G155];&quot;',&quot;;&quot;&quot;;[.H155];&quot;,&quot;;&quot;&quot;;[.I155];&quot;,&quot;;&quot;'&quot;;[.J155];&quot;',&quot;;&quot;&quot;;[.K155];&quot;);&quot;)" office:value-type="string" office:string-value="INSERT INTO CVT_PLACASSCT ( ENTIDAD, MASCARA, SERIEINICIAL, SERIEFINAL, PARTECADENA, PARTENUMERICA, TAMANOSERIE, SERIESCADENA, IDUSRCARGA, FECHACARGA) VALUES ('22','AA99','KE01','KR99','[[0,2]]','[[2,4]]',2,2,'D997496224',SYSDATE);" calcext:value-type="string">
            <text:p>INSERT INTO CVT_PLACASSCT ( ENTIDAD, MASCARA, SERIEINICIAL, SERIEFINAL, PARTECADENA, PARTENUMERICA, TAMANOSERIE, SERIESCADENA, IDUSRCARGA, FECHACARGA) VALUES ('22','AA99','KE01','KR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KS01</text:p>
          </table:table-cell>
          <table:table-cell office:value-type="string" calcext:value-type="string">
            <text:p>KW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6];&quot;',&quot;;&quot;'&quot;;[.C156];&quot;',&quot;;&quot;'&quot;;[.D156];&quot;',&quot;;&quot;'&quot;;[.E156];&quot;',&quot;;&quot;'&quot;;[.F156];&quot;',&quot;;&quot;'&quot;;[.G156];&quot;',&quot;;&quot;&quot;;[.H156];&quot;,&quot;;&quot;&quot;;[.I156];&quot;,&quot;;&quot;'&quot;;[.J156];&quot;',&quot;;&quot;&quot;;[.K156];&quot;);&quot;)" office:value-type="string" office:string-value="INSERT INTO CVT_PLACASSCT ( ENTIDAD, MASCARA, SERIEINICIAL, SERIEFINAL, PARTECADENA, PARTENUMERICA, TAMANOSERIE, SERIESCADENA, IDUSRCARGA, FECHACARGA) VALUES ('23','AA99','KS01','KW99','[[0,2]]','[[2,4]]',2,2,'D997496224',SYSDATE);" calcext:value-type="string">
            <text:p>INSERT INTO CVT_PLACASSCT ( ENTIDAD, MASCARA, SERIEINICIAL, SERIEFINAL, PARTECADENA, PARTENUMERICA, TAMANOSERIE, SERIESCADENA, IDUSRCARGA, FECHACARGA) VALUES ('23','AA99','KS01','KW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KX01</text:p>
          </table:table-cell>
          <table:table-cell office:value-type="string" calcext:value-type="string">
            <text:p>LL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7];&quot;',&quot;;&quot;'&quot;;[.C157];&quot;',&quot;;&quot;'&quot;;[.D157];&quot;',&quot;;&quot;'&quot;;[.E157];&quot;',&quot;;&quot;'&quot;;[.F157];&quot;',&quot;;&quot;'&quot;;[.G157];&quot;',&quot;;&quot;&quot;;[.H157];&quot;,&quot;;&quot;&quot;;[.I157];&quot;,&quot;;&quot;'&quot;;[.J157];&quot;',&quot;;&quot;&quot;;[.K157];&quot;);&quot;)" office:value-type="string" office:string-value="INSERT INTO CVT_PLACASSCT ( ENTIDAD, MASCARA, SERIEINICIAL, SERIEFINAL, PARTECADENA, PARTENUMERICA, TAMANOSERIE, SERIESCADENA, IDUSRCARGA, FECHACARGA) VALUES ('24','AA99','KX01','LL99','[[0,2]]','[[2,4]]',2,2,'D997496224',SYSDATE);" calcext:value-type="string">
            <text:p>INSERT INTO CVT_PLACASSCT ( ENTIDAD, MASCARA, SERIEINICIAL, SERIEFINAL, PARTECADENA, PARTENUMERICA, TAMANOSERIE, SERIESCADENA, IDUSRCARGA, FECHACARGA) VALUES ('24','AA99','KX01','LL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LM01</text:p>
          </table:table-cell>
          <table:table-cell office:value-type="string" calcext:value-type="string">
            <text:p>L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8];&quot;',&quot;;&quot;'&quot;;[.C158];&quot;',&quot;;&quot;'&quot;;[.D158];&quot;',&quot;;&quot;'&quot;;[.E158];&quot;',&quot;;&quot;'&quot;;[.F158];&quot;',&quot;;&quot;'&quot;;[.G158];&quot;',&quot;;&quot;&quot;;[.H158];&quot;,&quot;;&quot;&quot;;[.I158];&quot;,&quot;;&quot;'&quot;;[.J158];&quot;',&quot;;&quot;&quot;;[.K158];&quot;);&quot;)" office:value-type="string" office:string-value="INSERT INTO CVT_PLACASSCT ( ENTIDAD, MASCARA, SERIEINICIAL, SERIEFINAL, PARTECADENA, PARTENUMERICA, TAMANOSERIE, SERIESCADENA, IDUSRCARGA, FECHACARGA) VALUES ('25','AA99','LM01','LZ99','[[0,2]]','[[2,4]]',2,2,'D997496224',SYSDATE);" calcext:value-type="string">
            <text:p>INSERT INTO CVT_PLACASSCT ( ENTIDAD, MASCARA, SERIEINICIAL, SERIEFINAL, PARTECADENA, PARTENUMERICA, TAMANOSERIE, SERIESCADENA, IDUSRCARGA, FECHACARGA) VALUES ('25','AA99','LM01','L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MA01</text:p>
          </table:table-cell>
          <table:table-cell office:value-type="string" calcext:value-type="string">
            <text:p>MU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59];&quot;',&quot;;&quot;'&quot;;[.C159];&quot;',&quot;;&quot;'&quot;;[.D159];&quot;',&quot;;&quot;'&quot;;[.E159];&quot;',&quot;;&quot;'&quot;;[.F159];&quot;',&quot;;&quot;'&quot;;[.G159];&quot;',&quot;;&quot;&quot;;[.H159];&quot;,&quot;;&quot;&quot;;[.I159];&quot;,&quot;;&quot;'&quot;;[.J159];&quot;',&quot;;&quot;&quot;;[.K159];&quot;);&quot;)" office:value-type="string" office:string-value="INSERT INTO CVT_PLACASSCT ( ENTIDAD, MASCARA, SERIEINICIAL, SERIEFINAL, PARTECADENA, PARTENUMERICA, TAMANOSERIE, SERIESCADENA, IDUSRCARGA, FECHACARGA) VALUES ('26','AA99','MA01','MU99','[[0,2]]','[[2,4]]',2,2,'D997496224',SYSDATE);" calcext:value-type="string">
            <text:p>INSERT INTO CVT_PLACASSCT ( ENTIDAD, MASCARA, SERIEINICIAL, SERIEFINAL, PARTECADENA, PARTENUMERICA, TAMANOSERIE, SERIESCADENA, IDUSRCARGA, FECHACARGA) VALUES ('26','AA99','MA01','MU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MV01</text:p>
          </table:table-cell>
          <table:table-cell office:value-type="string" calcext:value-type="string">
            <text:p>M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0];&quot;',&quot;;&quot;'&quot;;[.C160];&quot;',&quot;;&quot;'&quot;;[.D160];&quot;',&quot;;&quot;'&quot;;[.E160];&quot;',&quot;;&quot;'&quot;;[.F160];&quot;',&quot;;&quot;'&quot;;[.G160];&quot;',&quot;;&quot;&quot;;[.H160];&quot;,&quot;;&quot;&quot;;[.I160];&quot;,&quot;;&quot;'&quot;;[.J160];&quot;',&quot;;&quot;&quot;;[.K160];&quot;);&quot;)" office:value-type="string" office:string-value="INSERT INTO CVT_PLACASSCT ( ENTIDAD, MASCARA, SERIEINICIAL, SERIEFINAL, PARTECADENA, PARTENUMERICA, TAMANOSERIE, SERIESCADENA, IDUSRCARGA, FECHACARGA) VALUES ('27','AA99','MV01','MZ99','[[0,2]]','[[2,4]]',2,2,'D997496224',SYSDATE);" calcext:value-type="string">
            <text:p>INSERT INTO CVT_PLACASSCT ( ENTIDAD, MASCARA, SERIEINICIAL, SERIEFINAL, PARTECADENA, PARTENUMERICA, TAMANOSERIE, SERIESCADENA, IDUSRCARGA, FECHACARGA) VALUES ('27','AA99','MV01','M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NA01</text:p>
          </table:table-cell>
          <table:table-cell office:value-type="string" calcext:value-type="string">
            <text:p>NS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1];&quot;',&quot;;&quot;'&quot;;[.C161];&quot;',&quot;;&quot;'&quot;;[.D161];&quot;',&quot;;&quot;'&quot;;[.E161];&quot;',&quot;;&quot;'&quot;;[.F161];&quot;',&quot;;&quot;'&quot;;[.G161];&quot;',&quot;;&quot;&quot;;[.H161];&quot;,&quot;;&quot;&quot;;[.I161];&quot;,&quot;;&quot;'&quot;;[.J161];&quot;',&quot;;&quot;&quot;;[.K161];&quot;);&quot;)" office:value-type="string" office:string-value="INSERT INTO CVT_PLACASSCT ( ENTIDAD, MASCARA, SERIEINICIAL, SERIEFINAL, PARTECADENA, PARTENUMERICA, TAMANOSERIE, SERIESCADENA, IDUSRCARGA, FECHACARGA) VALUES ('28','AA99','NA01','NS99','[[0,2]]','[[2,4]]',2,2,'D997496224',SYSDATE);" calcext:value-type="string">
            <text:p>INSERT INTO CVT_PLACASSCT ( ENTIDAD, MASCARA, SERIEINICIAL, SERIEFINAL, PARTECADENA, PARTENUMERICA, TAMANOSERIE, SERIESCADENA, IDUSRCARGA, FECHACARGA) VALUES ('28','AA99','NA01','NS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NT01</text:p>
          </table:table-cell>
          <table:table-cell office:value-type="string" calcext:value-type="string">
            <text:p>N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2];&quot;',&quot;;&quot;'&quot;;[.C162];&quot;',&quot;;&quot;'&quot;;[.D162];&quot;',&quot;;&quot;'&quot;;[.E162];&quot;',&quot;;&quot;'&quot;;[.F162];&quot;',&quot;;&quot;'&quot;;[.G162];&quot;',&quot;;&quot;&quot;;[.H162];&quot;,&quot;;&quot;&quot;;[.I162];&quot;,&quot;;&quot;'&quot;;[.J162];&quot;',&quot;;&quot;&quot;;[.K162];&quot;);&quot;)" office:value-type="string" office:string-value="INSERT INTO CVT_PLACASSCT ( ENTIDAD, MASCARA, SERIEINICIAL, SERIEFINAL, PARTECADENA, PARTENUMERICA, TAMANOSERIE, SERIESCADENA, IDUSRCARGA, FECHACARGA) VALUES ('29','AA99','NT01','NZ99','[[0,2]]','[[2,4]]',2,2,'D997496224',SYSDATE);" calcext:value-type="string">
            <text:p>INSERT INTO CVT_PLACASSCT ( ENTIDAD, MASCARA, SERIEINICIAL, SERIEFINAL, PARTECADENA, PARTENUMERICA, TAMANOSERIE, SERIESCADENA, IDUSRCARGA, FECHACARGA) VALUES ('29','AA99','NT01','N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PN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3];&quot;',&quot;;&quot;'&quot;;[.C163];&quot;',&quot;;&quot;'&quot;;[.D163];&quot;',&quot;;&quot;'&quot;;[.E163];&quot;',&quot;;&quot;'&quot;;[.F163];&quot;',&quot;;&quot;'&quot;;[.G163];&quot;',&quot;;&quot;&quot;;[.H163];&quot;,&quot;;&quot;&quot;;[.I163];&quot;,&quot;;&quot;'&quot;;[.J163];&quot;',&quot;;&quot;&quot;;[.K163];&quot;);&quot;)" office:value-type="string" office:string-value="INSERT INTO CVT_PLACASSCT ( ENTIDAD, MASCARA, SERIEINICIAL, SERIEFINAL, PARTECADENA, PARTENUMERICA, TAMANOSERIE, SERIESCADENA, IDUSRCARGA, FECHACARGA) VALUES ('30','AA99','PA01','PN99','[[0,2]]','[[2,4]]',2,2,'D997496224',SYSDATE);" calcext:value-type="string">
            <text:p>INSERT INTO CVT_PLACASSCT ( ENTIDAD, MASCARA, SERIEINICIAL, SERIEFINAL, PARTECADENA, PARTENUMERICA, TAMANOSERIE, SERIESCADENA, IDUSRCARGA, FECHACARGA) VALUES ('30','AA99','PA01','PN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PP01</text:p>
          </table:table-cell>
          <table:table-cell office:value-type="string" calcext:value-type="string">
            <text:p>P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4];&quot;',&quot;;&quot;'&quot;;[.C164];&quot;',&quot;;&quot;'&quot;;[.D164];&quot;',&quot;;&quot;'&quot;;[.E164];&quot;',&quot;;&quot;'&quot;;[.F164];&quot;',&quot;;&quot;'&quot;;[.G164];&quot;',&quot;;&quot;&quot;;[.H164];&quot;,&quot;;&quot;&quot;;[.I164];&quot;,&quot;;&quot;'&quot;;[.J164];&quot;',&quot;;&quot;&quot;;[.K164];&quot;);&quot;)" office:value-type="string" office:string-value="INSERT INTO CVT_PLACASSCT ( ENTIDAD, MASCARA, SERIEINICIAL, SERIEFINAL, PARTECADENA, PARTENUMERICA, TAMANOSERIE, SERIESCADENA, IDUSRCARGA, FECHACARGA) VALUES ('31','AA99','PP01','PZ99','[[0,2]]','[[2,4]]',2,2,'D997496224',SYSDATE);" calcext:value-type="string">
            <text:p>INSERT INTO CVT_PLACASSCT ( ENTIDAD, MASCARA, SERIEINICIAL, SERIEFINAL, PARTECADENA, PARTENUMERICA, TAMANOSERIE, SERIESCADENA, IDUSRCARGA, FECHACARGA) VALUES ('31','AA99','PP01','PZ99','[[0,2]]','[[2,4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99</text:p>
          </table:table-cell>
          <table:table-cell office:value-type="string" calcext:value-type="string">
            <text:p>RA01</text:p>
          </table:table-cell>
          <table:table-cell office:value-type="string" calcext:value-type="string">
            <text:p>RZ99</text:p>
          </table:table-cell>
          <table:table-cell office:value-type="string" calcext:value-type="string">
            <text:p>[[0,2]]</text:p>
          </table:table-cell>
          <table:table-cell office:value-type="string" calcext:value-type="string">
            <text:p>[[2,4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5];&quot;',&quot;;&quot;'&quot;;[.C165];&quot;',&quot;;&quot;'&quot;;[.D165];&quot;',&quot;;&quot;'&quot;;[.E165];&quot;',&quot;;&quot;'&quot;;[.F165];&quot;',&quot;;&quot;'&quot;;[.G165];&quot;',&quot;;&quot;&quot;;[.H165];&quot;,&quot;;&quot;&quot;;[.I165];&quot;,&quot;;&quot;'&quot;;[.J165];&quot;',&quot;;&quot;&quot;;[.K165];&quot;);&quot;)" office:value-type="string" office:string-value="INSERT INTO CVT_PLACASSCT ( ENTIDAD, MASCARA, SERIEINICIAL, SERIEFINAL, PARTECADENA, PARTENUMERICA, TAMANOSERIE, SERIESCADENA, IDUSRCARGA, FECHACARGA) VALUES ('32','AA99','RA01','RZ99','[[0,2]]','[[2,4]]',2,2,'D997496224',SYSDATE);" calcext:value-type="string">
            <text:p>INSERT INTO CVT_PLACASSCT ( ENTIDAD, MASCARA, SERIEINICIAL, SERIEFINAL, PARTECADENA, PARTENUMERICA, TAMANOSERIE, SERIESCADENA, IDUSRCARGA, FECHACARGA) VALUES ('32','AA99','RA01','RZ99','[[0,2]]','[[2,4]]',2,2,'D997496224',SYSDATE);</text:p>
          </table:table-cell>
        </table:table-row>
        <table:table-row table:style-name="ro2">
          <table:table-cell office:value-type="string" calcext:value-type="string">
            <text:p>MOTO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A</text:p>
          </table:table-cell>
          <table:table-cell office:value-type="string" calcext:value-type="string">
            <text:p>Y999A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7];&quot;',&quot;;&quot;'&quot;;[.C167];&quot;',&quot;;&quot;'&quot;;[.D167];&quot;',&quot;;&quot;'&quot;;[.E167];&quot;',&quot;;&quot;'&quot;;[.F167];&quot;',&quot;;&quot;'&quot;;[.G167];&quot;',&quot;;&quot;&quot;;[.H167];&quot;,&quot;;&quot;&quot;;[.I167];&quot;,&quot;;&quot;'&quot;;[.J167];&quot;',&quot;;&quot;&quot;;[.K167];&quot;);&quot;)" office:value-type="string" office:string-value="INSERT INTO CVT_PLACASSCT ( ENTIDAD, MASCARA, SERIEINICIAL, SERIEFINAL, PARTECADENA, PARTENUMERICA, TAMANOSERIE, SERIESCADENA, IDUSRCARGA, FECHACARGA) VALUES ('01','A999A','Y001A','Y999A','[[0,1],[4,5]]','[[1,4]]',2,3,'D997496224',SYSDATE);" calcext:value-type="string">
            <text:p>INSERT INTO CVT_PLACASSCT ( ENTIDAD, MASCARA, SERIEINICIAL, SERIEFINAL, PARTECADENA, PARTENUMERICA, TAMANOSERIE, SERIESCADENA, IDUSRCARGA, FECHACARGA) VALUES ('01','A999A','Y001A','Y999A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AA1</text:p>
          </table:table-cell>
          <table:table-cell office:value-type="string" calcext:value-type="string">
            <text:p>9AC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8];&quot;',&quot;;&quot;'&quot;;[.C168];&quot;',&quot;;&quot;'&quot;;[.D168];&quot;',&quot;;&quot;'&quot;;[.E168];&quot;',&quot;;&quot;'&quot;;[.F168];&quot;',&quot;;&quot;'&quot;;[.G168];&quot;',&quot;;&quot;&quot;;[.H168];&quot;,&quot;;&quot;&quot;;[.I168];&quot;,&quot;;&quot;'&quot;;[.J168];&quot;',&quot;;&quot;&quot;;[.K168];&quot;);&quot;)" office:value-type="string" office:string-value="INSERT INTO CVT_PLACASSCT ( ENTIDAD, MASCARA, SERIEINICIAL, SERIEFINAL, PARTECADENA, PARTENUMERICA, TAMANOSERIE, SERIESCADENA, IDUSRCARGA, FECHACARGA) VALUES ('01','9AAA9','1AAA1','9ACZ9','[[0,4]]','[[4,5]]',2,2,'D997496224',SYSDATE);" calcext:value-type="string">
            <text:p>INSERT INTO CVT_PLACASSCT ( ENTIDAD, MASCARA, SERIEINICIAL, SERIEFINAL, PARTECADENA, PARTENUMERICA, TAMANOSERIE, SERIESCADENA, IDUSRCARGA, FECHACARGA) VALUES ('01','9AAA9','1AAA1','9AC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B</text:p>
          </table:table-cell>
          <table:table-cell office:value-type="string" calcext:value-type="string">
            <text:p>Y999B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69];&quot;',&quot;;&quot;'&quot;;[.C169];&quot;',&quot;;&quot;'&quot;;[.D169];&quot;',&quot;;&quot;'&quot;;[.E169];&quot;',&quot;;&quot;'&quot;;[.F169];&quot;',&quot;;&quot;'&quot;;[.G169];&quot;',&quot;;&quot;&quot;;[.H169];&quot;,&quot;;&quot;&quot;;[.I169];&quot;,&quot;;&quot;'&quot;;[.J169];&quot;',&quot;;&quot;&quot;;[.K169];&quot;);&quot;)" office:value-type="string" office:string-value="INSERT INTO CVT_PLACASSCT ( ENTIDAD, MASCARA, SERIEINICIAL, SERIEFINAL, PARTECADENA, PARTENUMERICA, TAMANOSERIE, SERIESCADENA, IDUSRCARGA, FECHACARGA) VALUES ('02','A999A','Y001B','Y999B','[[0,1],[4,5]]','[[1,4]]',2,3,'D997496224',SYSDATE);" calcext:value-type="string">
            <text:p>INSERT INTO CVT_PLACASSCT ( ENTIDAD, MASCARA, SERIEINICIAL, SERIEFINAL, PARTECADENA, PARTENUMERICA, TAMANOSERIE, SERIESCADENA, IDUSRCARGA, FECHACARGA) VALUES ('02','A999A','Y001B','Y999B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DA1</text:p>
          </table:table-cell>
          <table:table-cell office:value-type="string" calcext:value-type="string">
            <text:p>9AF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0];&quot;',&quot;;&quot;'&quot;;[.C170];&quot;',&quot;;&quot;'&quot;;[.D170];&quot;',&quot;;&quot;'&quot;;[.E170];&quot;',&quot;;&quot;'&quot;;[.F170];&quot;',&quot;;&quot;'&quot;;[.G170];&quot;',&quot;;&quot;&quot;;[.H170];&quot;,&quot;;&quot;&quot;;[.I170];&quot;,&quot;;&quot;'&quot;;[.J170];&quot;',&quot;;&quot;&quot;;[.K170];&quot;);&quot;)" office:value-type="string" office:string-value="INSERT INTO CVT_PLACASSCT ( ENTIDAD, MASCARA, SERIEINICIAL, SERIEFINAL, PARTECADENA, PARTENUMERICA, TAMANOSERIE, SERIESCADENA, IDUSRCARGA, FECHACARGA) VALUES ('02','9AAA9','1ADA1','9AFZ9','[[0,4]]','[[4,5]]',2,2,'D997496224',SYSDATE);" calcext:value-type="string">
            <text:p>INSERT INTO CVT_PLACASSCT ( ENTIDAD, MASCARA, SERIEINICIAL, SERIEFINAL, PARTECADENA, PARTENUMERICA, TAMANOSERIE, SERIESCADENA, IDUSRCARGA, FECHACARGA) VALUES ('02','9AAA9','1ADA1','9AF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C</text:p>
          </table:table-cell>
          <table:table-cell office:value-type="string" calcext:value-type="string">
            <text:p>Y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1];&quot;',&quot;;&quot;'&quot;;[.C171];&quot;',&quot;;&quot;'&quot;;[.D171];&quot;',&quot;;&quot;'&quot;;[.E171];&quot;',&quot;;&quot;'&quot;;[.F171];&quot;',&quot;;&quot;'&quot;;[.G171];&quot;',&quot;;&quot;&quot;;[.H171];&quot;,&quot;;&quot;&quot;;[.I171];&quot;,&quot;;&quot;'&quot;;[.J171];&quot;',&quot;;&quot;&quot;;[.K171];&quot;);&quot;)" office:value-type="string" office:string-value="INSERT INTO CVT_PLACASSCT ( ENTIDAD, MASCARA, SERIEINICIAL, SERIEFINAL, PARTECADENA, PARTENUMERICA, TAMANOSERIE, SERIESCADENA, IDUSRCARGA, FECHACARGA) VALUES ('03','A999A','Y001C','Y999C','[[0,1],[4,5]]','[[1,4]]',2,3,'D997496224',SYSDATE);" calcext:value-type="string">
            <text:p>INSERT INTO CVT_PLACASSCT ( ENTIDAD, MASCARA, SERIEINICIAL, SERIEFINAL, PARTECADENA, PARTENUMERICA, TAMANOSERIE, SERIESCADENA, IDUSRCARGA, FECHACARGA) VALUES ('03','A999A','Y001C','Y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GA1</text:p>
          </table:table-cell>
          <table:table-cell office:value-type="string" calcext:value-type="string">
            <text:p>9AJ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2];&quot;',&quot;;&quot;'&quot;;[.C172];&quot;',&quot;;&quot;'&quot;;[.D172];&quot;',&quot;;&quot;'&quot;;[.E172];&quot;',&quot;;&quot;'&quot;;[.F172];&quot;',&quot;;&quot;'&quot;;[.G172];&quot;',&quot;;&quot;&quot;;[.H172];&quot;,&quot;;&quot;&quot;;[.I172];&quot;,&quot;;&quot;'&quot;;[.J172];&quot;',&quot;;&quot;&quot;;[.K172];&quot;);&quot;)" office:value-type="string" office:string-value="INSERT INTO CVT_PLACASSCT ( ENTIDAD, MASCARA, SERIEINICIAL, SERIEFINAL, PARTECADENA, PARTENUMERICA, TAMANOSERIE, SERIESCADENA, IDUSRCARGA, FECHACARGA) VALUES ('03','9AAA9','1AGA1','9AJZ9','[[0,4]]','[[4,5]]',2,2,'D997496224',SYSDATE);" calcext:value-type="string">
            <text:p>INSERT INTO CVT_PLACASSCT ( ENTIDAD, MASCARA, SERIEINICIAL, SERIEFINAL, PARTECADENA, PARTENUMERICA, TAMANOSERIE, SERIESCADENA, IDUSRCARGA, FECHACARGA) VALUES ('03','9AAA9','1AGA1','9AJ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D</text:p>
          </table:table-cell>
          <table:table-cell office:value-type="string" calcext:value-type="string">
            <text:p>Y999D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3];&quot;',&quot;;&quot;'&quot;;[.C173];&quot;',&quot;;&quot;'&quot;;[.D173];&quot;',&quot;;&quot;'&quot;;[.E173];&quot;',&quot;;&quot;'&quot;;[.F173];&quot;',&quot;;&quot;'&quot;;[.G173];&quot;',&quot;;&quot;&quot;;[.H173];&quot;,&quot;;&quot;&quot;;[.I173];&quot;,&quot;;&quot;'&quot;;[.J173];&quot;',&quot;;&quot;&quot;;[.K173];&quot;);&quot;)" office:value-type="string" office:string-value="INSERT INTO CVT_PLACASSCT ( ENTIDAD, MASCARA, SERIEINICIAL, SERIEFINAL, PARTECADENA, PARTENUMERICA, TAMANOSERIE, SERIESCADENA, IDUSRCARGA, FECHACARGA) VALUES ('04','A999A','Y001D','Y999D','[[0,1],[4,5]]','[[1,4]]',2,3,'D997496224',SYSDATE);" calcext:value-type="string">
            <text:p>INSERT INTO CVT_PLACASSCT ( ENTIDAD, MASCARA, SERIEINICIAL, SERIEFINAL, PARTECADENA, PARTENUMERICA, TAMANOSERIE, SERIESCADENA, IDUSRCARGA, FECHACARGA) VALUES ('04','A999A','Y001D','Y999D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KA1</text:p>
          </table:table-cell>
          <table:table-cell office:value-type="string" calcext:value-type="string">
            <text:p>9AM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4];&quot;',&quot;;&quot;'&quot;;[.C174];&quot;',&quot;;&quot;'&quot;;[.D174];&quot;',&quot;;&quot;'&quot;;[.E174];&quot;',&quot;;&quot;'&quot;;[.F174];&quot;',&quot;;&quot;'&quot;;[.G174];&quot;',&quot;;&quot;&quot;;[.H174];&quot;,&quot;;&quot;&quot;;[.I174];&quot;,&quot;;&quot;'&quot;;[.J174];&quot;',&quot;;&quot;&quot;;[.K174];&quot;);&quot;)" office:value-type="string" office:string-value="INSERT INTO CVT_PLACASSCT ( ENTIDAD, MASCARA, SERIEINICIAL, SERIEFINAL, PARTECADENA, PARTENUMERICA, TAMANOSERIE, SERIESCADENA, IDUSRCARGA, FECHACARGA) VALUES ('04','9AAA9','1AKA1','9AMZ9','[[0,4]]','[[4,5]]',2,2,'D997496224',SYSDATE);" calcext:value-type="string">
            <text:p>INSERT INTO CVT_PLACASSCT ( ENTIDAD, MASCARA, SERIEINICIAL, SERIEFINAL, PARTECADENA, PARTENUMERICA, TAMANOSERIE, SERIESCADENA, IDUSRCARGA, FECHACARGA) VALUES ('04','9AAA9','1AKA1','9AM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E</text:p>
          </table:table-cell>
          <table:table-cell office:value-type="string" calcext:value-type="string">
            <text:p>Y999E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5];&quot;',&quot;;&quot;'&quot;;[.C175];&quot;',&quot;;&quot;'&quot;;[.D175];&quot;',&quot;;&quot;'&quot;;[.E175];&quot;',&quot;;&quot;'&quot;;[.F175];&quot;',&quot;;&quot;'&quot;;[.G175];&quot;',&quot;;&quot;&quot;;[.H175];&quot;,&quot;;&quot;&quot;;[.I175];&quot;,&quot;;&quot;'&quot;;[.J175];&quot;',&quot;;&quot;&quot;;[.K175];&quot;);&quot;)" office:value-type="string" office:string-value="INSERT INTO CVT_PLACASSCT ( ENTIDAD, MASCARA, SERIEINICIAL, SERIEFINAL, PARTECADENA, PARTENUMERICA, TAMANOSERIE, SERIESCADENA, IDUSRCARGA, FECHACARGA) VALUES ('07','A999A','Y001E','Y999E','[[0,1],[4,5]]','[[1,4]]',2,3,'D997496224',SYSDATE);" calcext:value-type="string">
            <text:p>INSERT INTO CVT_PLACASSCT ( ENTIDAD, MASCARA, SERIEINICIAL, SERIEFINAL, PARTECADENA, PARTENUMERICA, TAMANOSERIE, SERIESCADENA, IDUSRCARGA, FECHACARGA) VALUES ('07','A999A','Y001E','Y999E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NA1</text:p>
          </table:table-cell>
          <table:table-cell office:value-type="string" calcext:value-type="string">
            <text:p>9AR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6];&quot;',&quot;;&quot;'&quot;;[.C176];&quot;',&quot;;&quot;'&quot;;[.D176];&quot;',&quot;;&quot;'&quot;;[.E176];&quot;',&quot;;&quot;'&quot;;[.F176];&quot;',&quot;;&quot;'&quot;;[.G176];&quot;',&quot;;&quot;&quot;;[.H176];&quot;,&quot;;&quot;&quot;;[.I176];&quot;,&quot;;&quot;'&quot;;[.J176];&quot;',&quot;;&quot;&quot;;[.K176];&quot;);&quot;)" office:value-type="string" office:string-value="INSERT INTO CVT_PLACASSCT ( ENTIDAD, MASCARA, SERIEINICIAL, SERIEFINAL, PARTECADENA, PARTENUMERICA, TAMANOSERIE, SERIESCADENA, IDUSRCARGA, FECHACARGA) VALUES ('07','9AAA9','1ANA1','9ARZ9','[[0,4]]','[[4,5]]',2,2,'D997496224',SYSDATE);" calcext:value-type="string">
            <text:p>INSERT INTO CVT_PLACASSCT ( ENTIDAD, MASCARA, SERIEINICIAL, SERIEFINAL, PARTECADENA, PARTENUMERICA, TAMANOSERIE, SERIESCADENA, IDUSRCARGA, FECHACARGA) VALUES ('07','9AAA9','1ANA1','9AR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F</text:p>
          </table:table-cell>
          <table:table-cell office:value-type="string" calcext:value-type="string">
            <text:p>Y999F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7];&quot;',&quot;;&quot;'&quot;;[.C177];&quot;',&quot;;&quot;'&quot;;[.D177];&quot;',&quot;;&quot;'&quot;;[.E177];&quot;',&quot;;&quot;'&quot;;[.F177];&quot;',&quot;;&quot;'&quot;;[.G177];&quot;',&quot;;&quot;&quot;;[.H177];&quot;,&quot;;&quot;&quot;;[.I177];&quot;,&quot;;&quot;'&quot;;[.J177];&quot;',&quot;;&quot;&quot;;[.K177];&quot;);&quot;)" office:value-type="string" office:string-value="INSERT INTO CVT_PLACASSCT ( ENTIDAD, MASCARA, SERIEINICIAL, SERIEFINAL, PARTECADENA, PARTENUMERICA, TAMANOSERIE, SERIESCADENA, IDUSRCARGA, FECHACARGA) VALUES ('08','A999A','Y001F','Y999F','[[0,1],[4,5]]','[[1,4]]',2,3,'D997496224',SYSDATE);" calcext:value-type="string">
            <text:p>INSERT INTO CVT_PLACASSCT ( ENTIDAD, MASCARA, SERIEINICIAL, SERIEFINAL, PARTECADENA, PARTENUMERICA, TAMANOSERIE, SERIESCADENA, IDUSRCARGA, FECHACARGA) VALUES ('08','A999A','Y001F','Y999F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SA1</text:p>
          </table:table-cell>
          <table:table-cell office:value-type="string" calcext:value-type="string">
            <text:p>9AU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8];&quot;',&quot;;&quot;'&quot;;[.C178];&quot;',&quot;;&quot;'&quot;;[.D178];&quot;',&quot;;&quot;'&quot;;[.E178];&quot;',&quot;;&quot;'&quot;;[.F178];&quot;',&quot;;&quot;'&quot;;[.G178];&quot;',&quot;;&quot;&quot;;[.H178];&quot;,&quot;;&quot;&quot;;[.I178];&quot;,&quot;;&quot;'&quot;;[.J178];&quot;',&quot;;&quot;&quot;;[.K178];&quot;);&quot;)" office:value-type="string" office:string-value="INSERT INTO CVT_PLACASSCT ( ENTIDAD, MASCARA, SERIEINICIAL, SERIEFINAL, PARTECADENA, PARTENUMERICA, TAMANOSERIE, SERIESCADENA, IDUSRCARGA, FECHACARGA) VALUES ('08','9AAA9','1ASA1','9AUZ9','[[0,4]]','[[4,5]]',2,2,'D997496224',SYSDATE);" calcext:value-type="string">
            <text:p>INSERT INTO CVT_PLACASSCT ( ENTIDAD, MASCARA, SERIEINICIAL, SERIEFINAL, PARTECADENA, PARTENUMERICA, TAMANOSERIE, SERIESCADENA, IDUSRCARGA, FECHACARGA) VALUES ('08','9AAA9','1ASA1','9AU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G</text:p>
          </table:table-cell>
          <table:table-cell office:value-type="string" calcext:value-type="string">
            <text:p>Y999G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79];&quot;',&quot;;&quot;'&quot;;[.C179];&quot;',&quot;;&quot;'&quot;;[.D179];&quot;',&quot;;&quot;'&quot;;[.E179];&quot;',&quot;;&quot;'&quot;;[.F179];&quot;',&quot;;&quot;'&quot;;[.G179];&quot;',&quot;;&quot;&quot;;[.H179];&quot;,&quot;;&quot;&quot;;[.I179];&quot;,&quot;;&quot;'&quot;;[.J179];&quot;',&quot;;&quot;&quot;;[.K179];&quot;);&quot;)" office:value-type="string" office:string-value="INSERT INTO CVT_PLACASSCT ( ENTIDAD, MASCARA, SERIEINICIAL, SERIEFINAL, PARTECADENA, PARTENUMERICA, TAMANOSERIE, SERIESCADENA, IDUSRCARGA, FECHACARGA) VALUES ('05','A999A','Y001G','Y999G','[[0,1],[4,5]]','[[1,4]]',2,3,'D997496224',SYSDATE);" calcext:value-type="string">
            <text:p>INSERT INTO CVT_PLACASSCT ( ENTIDAD, MASCARA, SERIEINICIAL, SERIEFINAL, PARTECADENA, PARTENUMERICA, TAMANOSERIE, SERIESCADENA, IDUSRCARGA, FECHACARGA) VALUES ('05','A999A','Y001G','Y999G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VA1</text:p>
          </table:table-cell>
          <table:table-cell office:value-type="string" calcext:value-type="string">
            <text:p>9AX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0];&quot;',&quot;;&quot;'&quot;;[.C180];&quot;',&quot;;&quot;'&quot;;[.D180];&quot;',&quot;;&quot;'&quot;;[.E180];&quot;',&quot;;&quot;'&quot;;[.F180];&quot;',&quot;;&quot;'&quot;;[.G180];&quot;',&quot;;&quot;&quot;;[.H180];&quot;,&quot;;&quot;&quot;;[.I180];&quot;,&quot;;&quot;'&quot;;[.J180];&quot;',&quot;;&quot;&quot;;[.K180];&quot;);&quot;)" office:value-type="string" office:string-value="INSERT INTO CVT_PLACASSCT ( ENTIDAD, MASCARA, SERIEINICIAL, SERIEFINAL, PARTECADENA, PARTENUMERICA, TAMANOSERIE, SERIESCADENA, IDUSRCARGA, FECHACARGA) VALUES ('05','9AAA9','1AVA1','9AXZ9','[[0,4]]','[[4,5]]',2,2,'D997496224',SYSDATE);" calcext:value-type="string">
            <text:p>INSERT INTO CVT_PLACASSCT ( ENTIDAD, MASCARA, SERIEINICIAL, SERIEFINAL, PARTECADENA, PARTENUMERICA, TAMANOSERIE, SERIESCADENA, IDUSRCARGA, FECHACARGA) VALUES ('05','9AAA9','1AVA1','9AX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H</text:p>
          </table:table-cell>
          <table:table-cell office:value-type="string" calcext:value-type="string">
            <text:p>Y999H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1];&quot;',&quot;;&quot;'&quot;;[.C181];&quot;',&quot;;&quot;'&quot;;[.D181];&quot;',&quot;;&quot;'&quot;;[.E181];&quot;',&quot;;&quot;'&quot;;[.F181];&quot;',&quot;;&quot;'&quot;;[.G181];&quot;',&quot;;&quot;&quot;;[.H181];&quot;,&quot;;&quot;&quot;;[.I181];&quot;,&quot;;&quot;'&quot;;[.J181];&quot;',&quot;;&quot;&quot;;[.K181];&quot;);&quot;)" office:value-type="string" office:string-value="INSERT INTO CVT_PLACASSCT ( ENTIDAD, MASCARA, SERIEINICIAL, SERIEFINAL, PARTECADENA, PARTENUMERICA, TAMANOSERIE, SERIESCADENA, IDUSRCARGA, FECHACARGA) VALUES ('06','A999A','Y001H','Y999H','[[0,1],[4,5]]','[[1,4]]',2,3,'D997496224',SYSDATE);" calcext:value-type="string">
            <text:p>INSERT INTO CVT_PLACASSCT ( ENTIDAD, MASCARA, SERIEINICIAL, SERIEFINAL, PARTECADENA, PARTENUMERICA, TAMANOSERIE, SERIESCADENA, IDUSRCARGA, FECHACARGA) VALUES ('06','A999A','Y001H','Y999H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AYA1</text:p>
          </table:table-cell>
          <table:table-cell office:value-type="string" calcext:value-type="string">
            <text:p>9BA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2];&quot;',&quot;;&quot;'&quot;;[.C182];&quot;',&quot;;&quot;'&quot;;[.D182];&quot;',&quot;;&quot;'&quot;;[.E182];&quot;',&quot;;&quot;'&quot;;[.F182];&quot;',&quot;;&quot;'&quot;;[.G182];&quot;',&quot;;&quot;&quot;;[.H182];&quot;,&quot;;&quot;&quot;;[.I182];&quot;,&quot;;&quot;'&quot;;[.J182];&quot;',&quot;;&quot;&quot;;[.K182];&quot;);&quot;)" office:value-type="string" office:string-value="INSERT INTO CVT_PLACASSCT ( ENTIDAD, MASCARA, SERIEINICIAL, SERIEFINAL, PARTECADENA, PARTENUMERICA, TAMANOSERIE, SERIESCADENA, IDUSRCARGA, FECHACARGA) VALUES ('06','9AAA9','1AYA1','9BAZ9','[[0,4]]','[[4,5]]',2,2,'D997496224',SYSDATE);" calcext:value-type="string">
            <text:p>INSERT INTO CVT_PLACASSCT ( ENTIDAD, MASCARA, SERIEINICIAL, SERIEFINAL, PARTECADENA, PARTENUMERICA, TAMANOSERIE, SERIESCADENA, IDUSRCARGA, FECHACARGA) VALUES ('06','9AAA9','1AYA1','9BA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float" office:value="99999" calcext:value-type="float">
            <text:p>99999</text:p>
          </table:table-cell>
          <table:table-cell office:value-type="float" office:value="99000" calcext:value-type="float">
            <text:p>99000</text:p>
          </table:table-cell>
          <table:table-cell office:value-type="float" office:value="99999" calcext:value-type="float">
            <text:p>99999</text:p>
          </table:table-cell>
          <table:table-cell table:style-name="ce4" table:number-columns-repeated="5"/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3];&quot;',&quot;;&quot;'&quot;;[.C183];&quot;',&quot;;&quot;'&quot;;[.D183];&quot;',&quot;;&quot;'&quot;;[.E183];&quot;',&quot;;&quot;'&quot;;[.F183];&quot;',&quot;;&quot;'&quot;;[.G183];&quot;',&quot;;&quot;&quot;;[.H183];&quot;,&quot;;&quot;&quot;;[.I183];&quot;,&quot;;&quot;'&quot;;[.J183];&quot;',&quot;;&quot;&quot;;[.K183];&quot;);&quot;)" office:value-type="string" office:string-value="INSERT INTO CVT_PLACASSCT ( ENTIDAD, MASCARA, SERIEINICIAL, SERIEFINAL, PARTECADENA, PARTENUMERICA, TAMANOSERIE, SERIESCADENA, IDUSRCARGA, FECHACARGA) VALUES ('09','99999','99000','99999','','',,,'',SYSDATE);" calcext:value-type="string">
            <text:p>INSERT INTO CVT_PLACASSCT ( ENTIDAD, MASCARA, SERIEINICIAL, SERIEFINAL, PARTECADENA, PARTENUMERICA, TAMANOSERIE, SERIESCADENA, IDUSRCARGA, FECHACARGA) VALUES ('09','99999','99000','99999','','',,,'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J</text:p>
          </table:table-cell>
          <table:table-cell office:value-type="string" calcext:value-type="string">
            <text:p>Y999J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4];&quot;',&quot;;&quot;'&quot;;[.C184];&quot;',&quot;;&quot;'&quot;;[.D184];&quot;',&quot;;&quot;'&quot;;[.E184];&quot;',&quot;;&quot;'&quot;;[.F184];&quot;',&quot;;&quot;'&quot;;[.G184];&quot;',&quot;;&quot;&quot;;[.H184];&quot;,&quot;;&quot;&quot;;[.I184];&quot;,&quot;;&quot;'&quot;;[.J184];&quot;',&quot;;&quot;&quot;;[.K184];&quot;);&quot;)" office:value-type="string" office:string-value="INSERT INTO CVT_PLACASSCT ( ENTIDAD, MASCARA, SERIEINICIAL, SERIEFINAL, PARTECADENA, PARTENUMERICA, TAMANOSERIE, SERIESCADENA, IDUSRCARGA, FECHACARGA) VALUES ('10','A999A','Y001J','Y999J','[[0,1],[4,5]]','[[1,4]]',2,3,'D997496224',SYSDATE);" calcext:value-type="string">
            <text:p>INSERT INTO CVT_PLACASSCT ( ENTIDAD, MASCARA, SERIEINICIAL, SERIEFINAL, PARTECADENA, PARTENUMERICA, TAMANOSERIE, SERIESCADENA, IDUSRCARGA, FECHACARGA) VALUES ('10','A999A','Y001J','Y999J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BA1</text:p>
          </table:table-cell>
          <table:table-cell office:value-type="string" calcext:value-type="string">
            <text:p>9BD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5];&quot;',&quot;;&quot;'&quot;;[.C185];&quot;',&quot;;&quot;'&quot;;[.D185];&quot;',&quot;;&quot;'&quot;;[.E185];&quot;',&quot;;&quot;'&quot;;[.F185];&quot;',&quot;;&quot;'&quot;;[.G185];&quot;',&quot;;&quot;&quot;;[.H185];&quot;,&quot;;&quot;&quot;;[.I185];&quot;,&quot;;&quot;'&quot;;[.J185];&quot;',&quot;;&quot;&quot;;[.K185];&quot;);&quot;)" office:value-type="string" office:string-value="INSERT INTO CVT_PLACASSCT ( ENTIDAD, MASCARA, SERIEINICIAL, SERIEFINAL, PARTECADENA, PARTENUMERICA, TAMANOSERIE, SERIESCADENA, IDUSRCARGA, FECHACARGA) VALUES ('10','9AAA9','1BBA1','9BDZ9','[[0,4]]','[[4,5]]',2,2,'D997496224',SYSDATE);" calcext:value-type="string">
            <text:p>INSERT INTO CVT_PLACASSCT ( ENTIDAD, MASCARA, SERIEINICIAL, SERIEFINAL, PARTECADENA, PARTENUMERICA, TAMANOSERIE, SERIESCADENA, IDUSRCARGA, FECHACARGA) VALUES ('10','9AAA9','1BBA1','9BD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K</text:p>
          </table:table-cell>
          <table:table-cell office:value-type="string" calcext:value-type="string">
            <text:p>Y999K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6];&quot;',&quot;;&quot;'&quot;;[.C186];&quot;',&quot;;&quot;'&quot;;[.D186];&quot;',&quot;;&quot;'&quot;;[.E186];&quot;',&quot;;&quot;'&quot;;[.F186];&quot;',&quot;;&quot;'&quot;;[.G186];&quot;',&quot;;&quot;&quot;;[.H186];&quot;,&quot;;&quot;&quot;;[.I186];&quot;,&quot;;&quot;'&quot;;[.J186];&quot;',&quot;;&quot;&quot;;[.K186];&quot;);&quot;)" office:value-type="string" office:string-value="INSERT INTO CVT_PLACASSCT ( ENTIDAD, MASCARA, SERIEINICIAL, SERIEFINAL, PARTECADENA, PARTENUMERICA, TAMANOSERIE, SERIESCADENA, IDUSRCARGA, FECHACARGA) VALUES ('11','A999A','Y001K','Y999K','[[0,1],[4,5]]','[[1,4]]',2,3,'D997496224',SYSDATE);" calcext:value-type="string">
            <text:p>INSERT INTO CVT_PLACASSCT ( ENTIDAD, MASCARA, SERIEINICIAL, SERIEFINAL, PARTECADENA, PARTENUMERICA, TAMANOSERIE, SERIESCADENA, IDUSRCARGA, FECHACARGA) VALUES ('11','A999A','Y001K','Y999K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EA1</text:p>
          </table:table-cell>
          <table:table-cell office:value-type="string" calcext:value-type="string">
            <text:p>9BG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7];&quot;',&quot;;&quot;'&quot;;[.C187];&quot;',&quot;;&quot;'&quot;;[.D187];&quot;',&quot;;&quot;'&quot;;[.E187];&quot;',&quot;;&quot;'&quot;;[.F187];&quot;',&quot;;&quot;'&quot;;[.G187];&quot;',&quot;;&quot;&quot;;[.H187];&quot;,&quot;;&quot;&quot;;[.I187];&quot;,&quot;;&quot;'&quot;;[.J187];&quot;',&quot;;&quot;&quot;;[.K187];&quot;);&quot;)" office:value-type="string" office:string-value="INSERT INTO CVT_PLACASSCT ( ENTIDAD, MASCARA, SERIEINICIAL, SERIEFINAL, PARTECADENA, PARTENUMERICA, TAMANOSERIE, SERIESCADENA, IDUSRCARGA, FECHACARGA) VALUES ('11','9AAA9','1BEA1','9BGZ9','[[0,4]]','[[4,5]]',2,2,'D997496224',SYSDATE);" calcext:value-type="string">
            <text:p>INSERT INTO CVT_PLACASSCT ( ENTIDAD, MASCARA, SERIEINICIAL, SERIEFINAL, PARTECADENA, PARTENUMERICA, TAMANOSERIE, SERIESCADENA, IDUSRCARGA, FECHACARGA) VALUES ('11','9AAA9','1BEA1','9BG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L</text:p>
          </table:table-cell>
          <table:table-cell office:value-type="string" calcext:value-type="string">
            <text:p>Y999L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8];&quot;',&quot;;&quot;'&quot;;[.C188];&quot;',&quot;;&quot;'&quot;;[.D188];&quot;',&quot;;&quot;'&quot;;[.E188];&quot;',&quot;;&quot;'&quot;;[.F188];&quot;',&quot;;&quot;'&quot;;[.G188];&quot;',&quot;;&quot;&quot;;[.H188];&quot;,&quot;;&quot;&quot;;[.I188];&quot;,&quot;;&quot;'&quot;;[.J188];&quot;',&quot;;&quot;&quot;;[.K188];&quot;);&quot;)" office:value-type="string" office:string-value="INSERT INTO CVT_PLACASSCT ( ENTIDAD, MASCARA, SERIEINICIAL, SERIEFINAL, PARTECADENA, PARTENUMERICA, TAMANOSERIE, SERIESCADENA, IDUSRCARGA, FECHACARGA) VALUES ('12','A999A','Y001L','Y999L','[[0,1],[4,5]]','[[1,4]]',2,3,'D997496224',SYSDATE);" calcext:value-type="string">
            <text:p>INSERT INTO CVT_PLACASSCT ( ENTIDAD, MASCARA, SERIEINICIAL, SERIEFINAL, PARTECADENA, PARTENUMERICA, TAMANOSERIE, SERIESCADENA, IDUSRCARGA, FECHACARGA) VALUES ('12','A999A','Y001L','Y999L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HA1</text:p>
          </table:table-cell>
          <table:table-cell office:value-type="string" calcext:value-type="string">
            <text:p>9BK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89];&quot;',&quot;;&quot;'&quot;;[.C189];&quot;',&quot;;&quot;'&quot;;[.D189];&quot;',&quot;;&quot;'&quot;;[.E189];&quot;',&quot;;&quot;'&quot;;[.F189];&quot;',&quot;;&quot;'&quot;;[.G189];&quot;',&quot;;&quot;&quot;;[.H189];&quot;,&quot;;&quot;&quot;;[.I189];&quot;,&quot;;&quot;'&quot;;[.J189];&quot;',&quot;;&quot;&quot;;[.K189];&quot;);&quot;)" office:value-type="string" office:string-value="INSERT INTO CVT_PLACASSCT ( ENTIDAD, MASCARA, SERIEINICIAL, SERIEFINAL, PARTECADENA, PARTENUMERICA, TAMANOSERIE, SERIESCADENA, IDUSRCARGA, FECHACARGA) VALUES ('12','9AAA9','1BHA1','9BKZ9','[[0,4]]','[[4,5]]',2,2,'D997496224',SYSDATE);" calcext:value-type="string">
            <text:p>INSERT INTO CVT_PLACASSCT ( ENTIDAD, MASCARA, SERIEINICIAL, SERIEFINAL, PARTECADENA, PARTENUMERICA, TAMANOSERIE, SERIESCADENA, IDUSRCARGA, FECHACARGA) VALUES ('12','9AAA9','1BHA1','9BK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M</text:p>
          </table:table-cell>
          <table:table-cell office:value-type="string" calcext:value-type="string">
            <text:p>Y999M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0];&quot;',&quot;;&quot;'&quot;;[.C190];&quot;',&quot;;&quot;'&quot;;[.D190];&quot;',&quot;;&quot;'&quot;;[.E190];&quot;',&quot;;&quot;'&quot;;[.F190];&quot;',&quot;;&quot;'&quot;;[.G190];&quot;',&quot;;&quot;&quot;;[.H190];&quot;,&quot;;&quot;&quot;;[.I190];&quot;,&quot;;&quot;'&quot;;[.J190];&quot;',&quot;;&quot;&quot;;[.K190];&quot;);&quot;)" office:value-type="string" office:string-value="INSERT INTO CVT_PLACASSCT ( ENTIDAD, MASCARA, SERIEINICIAL, SERIEFINAL, PARTECADENA, PARTENUMERICA, TAMANOSERIE, SERIESCADENA, IDUSRCARGA, FECHACARGA) VALUES ('13','A999A','Y001M','Y999M','[[0,1],[4,5]]','[[1,4]]',2,3,'D997496224',SYSDATE);" calcext:value-type="string">
            <text:p>INSERT INTO CVT_PLACASSCT ( ENTIDAD, MASCARA, SERIEINICIAL, SERIEFINAL, PARTECADENA, PARTENUMERICA, TAMANOSERIE, SERIESCADENA, IDUSRCARGA, FECHACARGA) VALUES ('13','A999A','Y001M','Y999M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LA1</text:p>
          </table:table-cell>
          <table:table-cell office:value-type="string" calcext:value-type="string">
            <text:p>9BN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1];&quot;',&quot;;&quot;'&quot;;[.C191];&quot;',&quot;;&quot;'&quot;;[.D191];&quot;',&quot;;&quot;'&quot;;[.E191];&quot;',&quot;;&quot;'&quot;;[.F191];&quot;',&quot;;&quot;'&quot;;[.G191];&quot;',&quot;;&quot;&quot;;[.H191];&quot;,&quot;;&quot;&quot;;[.I191];&quot;,&quot;;&quot;'&quot;;[.J191];&quot;',&quot;;&quot;&quot;;[.K191];&quot;);&quot;)" office:value-type="string" office:string-value="INSERT INTO CVT_PLACASSCT ( ENTIDAD, MASCARA, SERIEINICIAL, SERIEFINAL, PARTECADENA, PARTENUMERICA, TAMANOSERIE, SERIESCADENA, IDUSRCARGA, FECHACARGA) VALUES ('13','9AAA9','1BLA1','9BNZ9','[[0,4]]','[[4,5]]',2,2,'D997496224',SYSDATE);" calcext:value-type="string">
            <text:p>INSERT INTO CVT_PLACASSCT ( ENTIDAD, MASCARA, SERIEINICIAL, SERIEFINAL, PARTECADENA, PARTENUMERICA, TAMANOSERIE, SERIESCADENA, IDUSRCARGA, FECHACARGA) VALUES ('13','9AAA9','1BLA1','9BN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N</text:p>
          </table:table-cell>
          <table:table-cell office:value-type="string" calcext:value-type="string">
            <text:p>Y999N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2];&quot;',&quot;;&quot;'&quot;;[.C192];&quot;',&quot;;&quot;'&quot;;[.D192];&quot;',&quot;;&quot;'&quot;;[.E192];&quot;',&quot;;&quot;'&quot;;[.F192];&quot;',&quot;;&quot;'&quot;;[.G192];&quot;',&quot;;&quot;&quot;;[.H192];&quot;,&quot;;&quot;&quot;;[.I192];&quot;,&quot;;&quot;'&quot;;[.J192];&quot;',&quot;;&quot;&quot;;[.K192];&quot;);&quot;)" office:value-type="string" office:string-value="INSERT INTO CVT_PLACASSCT ( ENTIDAD, MASCARA, SERIEINICIAL, SERIEFINAL, PARTECADENA, PARTENUMERICA, TAMANOSERIE, SERIESCADENA, IDUSRCARGA, FECHACARGA) VALUES ('14','A999A','Y001N','Y999N','[[0,1],[4,5]]','[[1,4]]',2,3,'D997496224',SYSDATE);" calcext:value-type="string">
            <text:p>INSERT INTO CVT_PLACASSCT ( ENTIDAD, MASCARA, SERIEINICIAL, SERIEFINAL, PARTECADENA, PARTENUMERICA, TAMANOSERIE, SERIESCADENA, IDUSRCARGA, FECHACARGA) VALUES ('14','A999A','Y001N','Y999N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PA1</text:p>
          </table:table-cell>
          <table:table-cell office:value-type="string" calcext:value-type="string">
            <text:p>9BS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3];&quot;',&quot;;&quot;'&quot;;[.C193];&quot;',&quot;;&quot;'&quot;;[.D193];&quot;',&quot;;&quot;'&quot;;[.E193];&quot;',&quot;;&quot;'&quot;;[.F193];&quot;',&quot;;&quot;'&quot;;[.G193];&quot;',&quot;;&quot;&quot;;[.H193];&quot;,&quot;;&quot;&quot;;[.I193];&quot;,&quot;;&quot;'&quot;;[.J193];&quot;',&quot;;&quot;&quot;;[.K193];&quot;);&quot;)" office:value-type="string" office:string-value="INSERT INTO CVT_PLACASSCT ( ENTIDAD, MASCARA, SERIEINICIAL, SERIEFINAL, PARTECADENA, PARTENUMERICA, TAMANOSERIE, SERIESCADENA, IDUSRCARGA, FECHACARGA) VALUES ('14','9AAA9','1BPA1','9BSZ9','[[0,4]]','[[4,5]]',2,2,'D997496224',SYSDATE);" calcext:value-type="string">
            <text:p>INSERT INTO CVT_PLACASSCT ( ENTIDAD, MASCARA, SERIEINICIAL, SERIEFINAL, PARTECADENA, PARTENUMERICA, TAMANOSERIE, SERIESCADENA, IDUSRCARGA, FECHACARGA) VALUES ('14','9AAA9','1BPA1','9BS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R</text:p>
          </table:table-cell>
          <table:table-cell office:value-type="string" calcext:value-type="string">
            <text:p>Y999R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4];&quot;',&quot;;&quot;'&quot;;[.C194];&quot;',&quot;;&quot;'&quot;;[.D194];&quot;',&quot;;&quot;'&quot;;[.E194];&quot;',&quot;;&quot;'&quot;;[.F194];&quot;',&quot;;&quot;'&quot;;[.G194];&quot;',&quot;;&quot;&quot;;[.H194];&quot;,&quot;;&quot;&quot;;[.I194];&quot;,&quot;;&quot;'&quot;;[.J194];&quot;',&quot;;&quot;&quot;;[.K194];&quot;);&quot;)" office:value-type="string" office:string-value="INSERT INTO CVT_PLACASSCT ( ENTIDAD, MASCARA, SERIEINICIAL, SERIEFINAL, PARTECADENA, PARTENUMERICA, TAMANOSERIE, SERIESCADENA, IDUSRCARGA, FECHACARGA) VALUES ('16','A999A','Y001R','Y999R','[[0,1],[4,5]]','[[1,4]]',2,3,'D997496224',SYSDATE);" calcext:value-type="string">
            <text:p>INSERT INTO CVT_PLACASSCT ( ENTIDAD, MASCARA, SERIEINICIAL, SERIEFINAL, PARTECADENA, PARTENUMERICA, TAMANOSERIE, SERIESCADENA, IDUSRCARGA, FECHACARGA) VALUES ('16','A999A','Y001R','Y999R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WA1</text:p>
          </table:table-cell>
          <table:table-cell office:value-type="string" calcext:value-type="string">
            <text:p>9BY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5];&quot;',&quot;;&quot;'&quot;;[.C195];&quot;',&quot;;&quot;'&quot;;[.D195];&quot;',&quot;;&quot;'&quot;;[.E195];&quot;',&quot;;&quot;'&quot;;[.F195];&quot;',&quot;;&quot;'&quot;;[.G195];&quot;',&quot;;&quot;&quot;;[.H195];&quot;,&quot;;&quot;&quot;;[.I195];&quot;,&quot;;&quot;'&quot;;[.J195];&quot;',&quot;;&quot;&quot;;[.K195];&quot;);&quot;)" office:value-type="string" office:string-value="INSERT INTO CVT_PLACASSCT ( ENTIDAD, MASCARA, SERIEINICIAL, SERIEFINAL, PARTECADENA, PARTENUMERICA, TAMANOSERIE, SERIESCADENA, IDUSRCARGA, FECHACARGA) VALUES ('16','9AAA9','1BWA1','9BYZ9','[[0,4]]','[[4,5]]',2,2,'D997496224',SYSDATE);" calcext:value-type="string">
            <text:p>INSERT INTO CVT_PLACASSCT ( ENTIDAD, MASCARA, SERIEINICIAL, SERIEFINAL, PARTECADENA, PARTENUMERICA, TAMANOSERIE, SERIESCADENA, IDUSRCARGA, FECHACARGA) VALUES ('16','9AAA9','1BWA1','9BY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S</text:p>
          </table:table-cell>
          <table:table-cell office:value-type="string" calcext:value-type="string">
            <text:p>Y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6];&quot;',&quot;;&quot;'&quot;;[.C196];&quot;',&quot;;&quot;'&quot;;[.D196];&quot;',&quot;;&quot;'&quot;;[.E196];&quot;',&quot;;&quot;'&quot;;[.F196];&quot;',&quot;;&quot;'&quot;;[.G196];&quot;',&quot;;&quot;&quot;;[.H196];&quot;,&quot;;&quot;&quot;;[.I196];&quot;,&quot;;&quot;'&quot;;[.J196];&quot;',&quot;;&quot;&quot;;[.K196];&quot;);&quot;)" office:value-type="string" office:string-value="INSERT INTO CVT_PLACASSCT ( ENTIDAD, MASCARA, SERIEINICIAL, SERIEFINAL, PARTECADENA, PARTENUMERICA, TAMANOSERIE, SERIESCADENA, IDUSRCARGA, FECHACARGA) VALUES ('17','A999A','Y001S','Y999S','[[0,1],[4,5]]','[[1,4]]',2,3,'D997496224',SYSDATE);" calcext:value-type="string">
            <text:p>INSERT INTO CVT_PLACASSCT ( ENTIDAD, MASCARA, SERIEINICIAL, SERIEFINAL, PARTECADENA, PARTENUMERICA, TAMANOSERIE, SERIESCADENA, IDUSRCARGA, FECHACARGA) VALUES ('17','A999A','Y001S','Y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BZA1</text:p>
          </table:table-cell>
          <table:table-cell office:value-type="string" calcext:value-type="string">
            <text:p>9CB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7];&quot;',&quot;;&quot;'&quot;;[.C197];&quot;',&quot;;&quot;'&quot;;[.D197];&quot;',&quot;;&quot;'&quot;;[.E197];&quot;',&quot;;&quot;'&quot;;[.F197];&quot;',&quot;;&quot;'&quot;;[.G197];&quot;',&quot;;&quot;&quot;;[.H197];&quot;,&quot;;&quot;&quot;;[.I197];&quot;,&quot;;&quot;'&quot;;[.J197];&quot;',&quot;;&quot;&quot;;[.K197];&quot;);&quot;)" office:value-type="string" office:string-value="INSERT INTO CVT_PLACASSCT ( ENTIDAD, MASCARA, SERIEINICIAL, SERIEFINAL, PARTECADENA, PARTENUMERICA, TAMANOSERIE, SERIESCADENA, IDUSRCARGA, FECHACARGA) VALUES ('17','9AAA9','1BZA1','9CBZ9','[[0,4]]','[[4,5]]',2,2,'D997496224',SYSDATE);" calcext:value-type="string">
            <text:p>INSERT INTO CVT_PLACASSCT ( ENTIDAD, MASCARA, SERIEINICIAL, SERIEFINAL, PARTECADENA, PARTENUMERICA, TAMANOSERIE, SERIESCADENA, IDUSRCARGA, FECHACARGA) VALUES ('17','9AAA9','1BZA1','9CB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T</text:p>
          </table:table-cell>
          <table:table-cell office:value-type="string" calcext:value-type="string">
            <text:p>Y999T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8];&quot;',&quot;;&quot;'&quot;;[.C198];&quot;',&quot;;&quot;'&quot;;[.D198];&quot;',&quot;;&quot;'&quot;;[.E198];&quot;',&quot;;&quot;'&quot;;[.F198];&quot;',&quot;;&quot;'&quot;;[.G198];&quot;',&quot;;&quot;&quot;;[.H198];&quot;,&quot;;&quot;&quot;;[.I198];&quot;,&quot;;&quot;'&quot;;[.J198];&quot;',&quot;;&quot;&quot;;[.K198];&quot;);&quot;)" office:value-type="string" office:string-value="INSERT INTO CVT_PLACASSCT ( ENTIDAD, MASCARA, SERIEINICIAL, SERIEFINAL, PARTECADENA, PARTENUMERICA, TAMANOSERIE, SERIESCADENA, IDUSRCARGA, FECHACARGA) VALUES ('18','A999A','Y001T','Y999T','[[0,1],[4,5]]','[[1,4]]',2,3,'D997496224',SYSDATE);" calcext:value-type="string">
            <text:p>INSERT INTO CVT_PLACASSCT ( ENTIDAD, MASCARA, SERIEINICIAL, SERIEFINAL, PARTECADENA, PARTENUMERICA, TAMANOSERIE, SERIESCADENA, IDUSRCARGA, FECHACARGA) VALUES ('18','A999A','Y001T','Y999T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CA1</text:p>
          </table:table-cell>
          <table:table-cell office:value-type="string" calcext:value-type="string">
            <text:p>9CE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199];&quot;',&quot;;&quot;'&quot;;[.C199];&quot;',&quot;;&quot;'&quot;;[.D199];&quot;',&quot;;&quot;'&quot;;[.E199];&quot;',&quot;;&quot;'&quot;;[.F199];&quot;',&quot;;&quot;'&quot;;[.G199];&quot;',&quot;;&quot;&quot;;[.H199];&quot;,&quot;;&quot;&quot;;[.I199];&quot;,&quot;;&quot;'&quot;;[.J199];&quot;',&quot;;&quot;&quot;;[.K199];&quot;);&quot;)" office:value-type="string" office:string-value="INSERT INTO CVT_PLACASSCT ( ENTIDAD, MASCARA, SERIEINICIAL, SERIEFINAL, PARTECADENA, PARTENUMERICA, TAMANOSERIE, SERIESCADENA, IDUSRCARGA, FECHACARGA) VALUES ('18','9AAA9','1CCA1','9CEZ9','[[0,4]]','[[4,5]]',2,2,'D997496224',SYSDATE);" calcext:value-type="string">
            <text:p>INSERT INTO CVT_PLACASSCT ( ENTIDAD, MASCARA, SERIEINICIAL, SERIEFINAL, PARTECADENA, PARTENUMERICA, TAMANOSERIE, SERIESCADENA, IDUSRCARGA, FECHACARGA) VALUES ('18','9AAA9','1CCA1','9CE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U</text:p>
          </table:table-cell>
          <table:table-cell office:value-type="string" calcext:value-type="string">
            <text:p>Y999U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0];&quot;',&quot;;&quot;'&quot;;[.C200];&quot;',&quot;;&quot;'&quot;;[.D200];&quot;',&quot;;&quot;'&quot;;[.E200];&quot;',&quot;;&quot;'&quot;;[.F200];&quot;',&quot;;&quot;'&quot;;[.G200];&quot;',&quot;;&quot;&quot;;[.H200];&quot;,&quot;;&quot;&quot;;[.I200];&quot;,&quot;;&quot;'&quot;;[.J200];&quot;',&quot;;&quot;&quot;;[.K200];&quot;);&quot;)" office:value-type="string" office:string-value="INSERT INTO CVT_PLACASSCT ( ENTIDAD, MASCARA, SERIEINICIAL, SERIEFINAL, PARTECADENA, PARTENUMERICA, TAMANOSERIE, SERIESCADENA, IDUSRCARGA, FECHACARGA) VALUES ('19','A999A','Y001U','Y999U','[[0,1],[4,5]]','[[1,4]]',2,3,'D997496224',SYSDATE);" calcext:value-type="string">
            <text:p>INSERT INTO CVT_PLACASSCT ( ENTIDAD, MASCARA, SERIEINICIAL, SERIEFINAL, PARTECADENA, PARTENUMERICA, TAMANOSERIE, SERIESCADENA, IDUSRCARGA, FECHACARGA) VALUES ('19','A999A','Y001U','Y999U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FA1</text:p>
          </table:table-cell>
          <table:table-cell office:value-type="string" calcext:value-type="string">
            <text:p>9CH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1];&quot;',&quot;;&quot;'&quot;;[.C201];&quot;',&quot;;&quot;'&quot;;[.D201];&quot;',&quot;;&quot;'&quot;;[.E201];&quot;',&quot;;&quot;'&quot;;[.F201];&quot;',&quot;;&quot;'&quot;;[.G201];&quot;',&quot;;&quot;&quot;;[.H201];&quot;,&quot;;&quot;&quot;;[.I201];&quot;,&quot;;&quot;'&quot;;[.J201];&quot;',&quot;;&quot;&quot;;[.K201];&quot;);&quot;)" office:value-type="string" office:string-value="INSERT INTO CVT_PLACASSCT ( ENTIDAD, MASCARA, SERIEINICIAL, SERIEFINAL, PARTECADENA, PARTENUMERICA, TAMANOSERIE, SERIESCADENA, IDUSRCARGA, FECHACARGA) VALUES ('19','9AAA9','1CFA1','9CHZ9','[[0,4]]','[[4,5]]',2,2,'D997496224',SYSDATE);" calcext:value-type="string">
            <text:p>INSERT INTO CVT_PLACASSCT ( ENTIDAD, MASCARA, SERIEINICIAL, SERIEFINAL, PARTECADENA, PARTENUMERICA, TAMANOSERIE, SERIESCADENA, IDUSRCARGA, FECHACARGA) VALUES ('19','9AAA9','1CFA1','9CH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V</text:p>
          </table:table-cell>
          <table:table-cell office:value-type="string" calcext:value-type="string">
            <text:p>Y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2];&quot;',&quot;;&quot;'&quot;;[.C202];&quot;',&quot;;&quot;'&quot;;[.D202];&quot;',&quot;;&quot;'&quot;;[.E202];&quot;',&quot;;&quot;'&quot;;[.F202];&quot;',&quot;;&quot;'&quot;;[.G202];&quot;',&quot;;&quot;&quot;;[.H202];&quot;,&quot;;&quot;&quot;;[.I202];&quot;,&quot;;&quot;'&quot;;[.J202];&quot;',&quot;;&quot;&quot;;[.K202];&quot;);&quot;)" office:value-type="string" office:string-value="INSERT INTO CVT_PLACASSCT ( ENTIDAD, MASCARA, SERIEINICIAL, SERIEFINAL, PARTECADENA, PARTENUMERICA, TAMANOSERIE, SERIESCADENA, IDUSRCARGA, FECHACARGA) VALUES ('20','A999A','Y001V','Y999V','[[0,1],[4,5]]','[[1,4]]',2,3,'D997496224',SYSDATE);" calcext:value-type="string">
            <text:p>INSERT INTO CVT_PLACASSCT ( ENTIDAD, MASCARA, SERIEINICIAL, SERIEFINAL, PARTECADENA, PARTENUMERICA, TAMANOSERIE, SERIESCADENA, IDUSRCARGA, FECHACARGA) VALUES ('20','A999A','Y001V','Y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JA1</text:p>
          </table:table-cell>
          <table:table-cell office:value-type="string" calcext:value-type="string">
            <text:p>9CL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3];&quot;',&quot;;&quot;'&quot;;[.C203];&quot;',&quot;;&quot;'&quot;;[.D203];&quot;',&quot;;&quot;'&quot;;[.E203];&quot;',&quot;;&quot;'&quot;;[.F203];&quot;',&quot;;&quot;'&quot;;[.G203];&quot;',&quot;;&quot;&quot;;[.H203];&quot;,&quot;;&quot;&quot;;[.I203];&quot;,&quot;;&quot;'&quot;;[.J203];&quot;',&quot;;&quot;&quot;;[.K203];&quot;);&quot;)" office:value-type="string" office:string-value="INSERT INTO CVT_PLACASSCT ( ENTIDAD, MASCARA, SERIEINICIAL, SERIEFINAL, PARTECADENA, PARTENUMERICA, TAMANOSERIE, SERIESCADENA, IDUSRCARGA, FECHACARGA) VALUES ('20','9AAA9','1CJA1','9CLZ9','[[0,4]]','[[4,5]]',2,2,'D997496224',SYSDATE);" calcext:value-type="string">
            <text:p>INSERT INTO CVT_PLACASSCT ( ENTIDAD, MASCARA, SERIEINICIAL, SERIEFINAL, PARTECADENA, PARTENUMERICA, TAMANOSERIE, SERIESCADENA, IDUSRCARGA, FECHACARGA) VALUES ('20','9AAA9','1CJA1','9CL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W</text:p>
          </table:table-cell>
          <table:table-cell office:value-type="string" calcext:value-type="string">
            <text:p>Y999W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4];&quot;',&quot;;&quot;'&quot;;[.C204];&quot;',&quot;;&quot;'&quot;;[.D204];&quot;',&quot;;&quot;'&quot;;[.E204];&quot;',&quot;;&quot;'&quot;;[.F204];&quot;',&quot;;&quot;'&quot;;[.G204];&quot;',&quot;;&quot;&quot;;[.H204];&quot;,&quot;;&quot;&quot;;[.I204];&quot;,&quot;;&quot;'&quot;;[.J204];&quot;',&quot;;&quot;&quot;;[.K204];&quot;);&quot;)" office:value-type="string" office:string-value="INSERT INTO CVT_PLACASSCT ( ENTIDAD, MASCARA, SERIEINICIAL, SERIEFINAL, PARTECADENA, PARTENUMERICA, TAMANOSERIE, SERIESCADENA, IDUSRCARGA, FECHACARGA) VALUES ('21','A999A','Y001W','Y999W','[[0,1],[4,5]]','[[1,4]]',2,3,'D997496224',SYSDATE);" calcext:value-type="string">
            <text:p>INSERT INTO CVT_PLACASSCT ( ENTIDAD, MASCARA, SERIEINICIAL, SERIEFINAL, PARTECADENA, PARTENUMERICA, TAMANOSERIE, SERIESCADENA, IDUSRCARGA, FECHACARGA) VALUES ('21','A999A','Y001W','Y999W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MA1</text:p>
          </table:table-cell>
          <table:table-cell office:value-type="string" calcext:value-type="string">
            <text:p>9CP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5];&quot;',&quot;;&quot;'&quot;;[.C205];&quot;',&quot;;&quot;'&quot;;[.D205];&quot;',&quot;;&quot;'&quot;;[.E205];&quot;',&quot;;&quot;'&quot;;[.F205];&quot;',&quot;;&quot;'&quot;;[.G205];&quot;',&quot;;&quot;&quot;;[.H205];&quot;,&quot;;&quot;&quot;;[.I205];&quot;,&quot;;&quot;'&quot;;[.J205];&quot;',&quot;;&quot;&quot;;[.K205];&quot;);&quot;)" office:value-type="string" office:string-value="INSERT INTO CVT_PLACASSCT ( ENTIDAD, MASCARA, SERIEINICIAL, SERIEFINAL, PARTECADENA, PARTENUMERICA, TAMANOSERIE, SERIESCADENA, IDUSRCARGA, FECHACARGA) VALUES ('21','9AAA9','1CMA1','9CPZ9','[[0,4]]','[[4,5]]',2,2,'D997496224',SYSDATE);" calcext:value-type="string">
            <text:p>INSERT INTO CVT_PLACASSCT ( ENTIDAD, MASCARA, SERIEINICIAL, SERIEFINAL, PARTECADENA, PARTENUMERICA, TAMANOSERIE, SERIESCADENA, IDUSRCARGA, FECHACARGA) VALUES ('21','9AAA9','1CMA1','9CP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X</text:p>
          </table:table-cell>
          <table:table-cell office:value-type="string" calcext:value-type="string">
            <text:p>Y999X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6];&quot;',&quot;;&quot;'&quot;;[.C206];&quot;',&quot;;&quot;'&quot;;[.D206];&quot;',&quot;;&quot;'&quot;;[.E206];&quot;',&quot;;&quot;'&quot;;[.F206];&quot;',&quot;;&quot;'&quot;;[.G206];&quot;',&quot;;&quot;&quot;;[.H206];&quot;,&quot;;&quot;&quot;;[.I206];&quot;,&quot;;&quot;'&quot;;[.J206];&quot;',&quot;;&quot;&quot;;[.K206];&quot;);&quot;)" office:value-type="string" office:string-value="INSERT INTO CVT_PLACASSCT ( ENTIDAD, MASCARA, SERIEINICIAL, SERIEFINAL, PARTECADENA, PARTENUMERICA, TAMANOSERIE, SERIESCADENA, IDUSRCARGA, FECHACARGA) VALUES ('22','A999A','Y001X','Y999X','[[0,1],[4,5]]','[[1,4]]',2,3,'D997496224',SYSDATE);" calcext:value-type="string">
            <text:p>INSERT INTO CVT_PLACASSCT ( ENTIDAD, MASCARA, SERIEINICIAL, SERIEFINAL, PARTECADENA, PARTENUMERICA, TAMANOSERIE, SERIESCADENA, IDUSRCARGA, FECHACARGA) VALUES ('22','A999A','Y001X','Y999X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RA1</text:p>
          </table:table-cell>
          <table:table-cell office:value-type="string" calcext:value-type="string">
            <text:p>0CT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7];&quot;',&quot;;&quot;'&quot;;[.C207];&quot;',&quot;;&quot;'&quot;;[.D207];&quot;',&quot;;&quot;'&quot;;[.E207];&quot;',&quot;;&quot;'&quot;;[.F207];&quot;',&quot;;&quot;'&quot;;[.G207];&quot;',&quot;;&quot;&quot;;[.H207];&quot;,&quot;;&quot;&quot;;[.I207];&quot;,&quot;;&quot;'&quot;;[.J207];&quot;',&quot;;&quot;&quot;;[.K207];&quot;);&quot;)" office:value-type="string" office:string-value="INSERT INTO CVT_PLACASSCT ( ENTIDAD, MASCARA, SERIEINICIAL, SERIEFINAL, PARTECADENA, PARTENUMERICA, TAMANOSERIE, SERIESCADENA, IDUSRCARGA, FECHACARGA) VALUES ('22','9AAA9','1CRA1','0CTZ9','[[0,4]]','[[4,5]]',2,2,'D997496224',SYSDATE);" calcext:value-type="string">
            <text:p>INSERT INTO CVT_PLACASSCT ( ENTIDAD, MASCARA, SERIEINICIAL, SERIEFINAL, PARTECADENA, PARTENUMERICA, TAMANOSERIE, SERIESCADENA, IDUSRCARGA, FECHACARGA) VALUES ('22','9AAA9','1CRA1','0CT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Y</text:p>
          </table:table-cell>
          <table:table-cell office:value-type="string" calcext:value-type="string">
            <text:p>Y999Y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8];&quot;',&quot;;&quot;'&quot;;[.C208];&quot;',&quot;;&quot;'&quot;;[.D208];&quot;',&quot;;&quot;'&quot;;[.E208];&quot;',&quot;;&quot;'&quot;;[.F208];&quot;',&quot;;&quot;'&quot;;[.G208];&quot;',&quot;;&quot;&quot;;[.H208];&quot;,&quot;;&quot;&quot;;[.I208];&quot;,&quot;;&quot;'&quot;;[.J208];&quot;',&quot;;&quot;&quot;;[.K208];&quot;);&quot;)" office:value-type="string" office:string-value="INSERT INTO CVT_PLACASSCT ( ENTIDAD, MASCARA, SERIEINICIAL, SERIEFINAL, PARTECADENA, PARTENUMERICA, TAMANOSERIE, SERIESCADENA, IDUSRCARGA, FECHACARGA) VALUES ('23','A999A','Y001Y','Y999Y','[[0,1],[4,5]]','[[1,4]]',2,3,'D997496224',SYSDATE);" calcext:value-type="string">
            <text:p>INSERT INTO CVT_PLACASSCT ( ENTIDAD, MASCARA, SERIEINICIAL, SERIEFINAL, PARTECADENA, PARTENUMERICA, TAMANOSERIE, SERIESCADENA, IDUSRCARGA, FECHACARGA) VALUES ('23','A999A','Y001Y','Y999Y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CUA1</text:p>
          </table:table-cell>
          <table:table-cell office:value-type="string" calcext:value-type="string">
            <text:p>9DE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09];&quot;',&quot;;&quot;'&quot;;[.C209];&quot;',&quot;;&quot;'&quot;;[.D209];&quot;',&quot;;&quot;'&quot;;[.E209];&quot;',&quot;;&quot;'&quot;;[.F209];&quot;',&quot;;&quot;'&quot;;[.G209];&quot;',&quot;;&quot;&quot;;[.H209];&quot;,&quot;;&quot;&quot;;[.I209];&quot;,&quot;;&quot;'&quot;;[.J209];&quot;',&quot;;&quot;&quot;;[.K209];&quot;);&quot;)" office:value-type="string" office:string-value="INSERT INTO CVT_PLACASSCT ( ENTIDAD, MASCARA, SERIEINICIAL, SERIEFINAL, PARTECADENA, PARTENUMERICA, TAMANOSERIE, SERIESCADENA, IDUSRCARGA, FECHACARGA) VALUES ('23','9AAA9','1CUA1','9DEZ9','[[0,4]]','[[4,5]]',2,2,'D997496224',SYSDATE);" calcext:value-type="string">
            <text:p>INSERT INTO CVT_PLACASSCT ( ENTIDAD, MASCARA, SERIEINICIAL, SERIEFINAL, PARTECADENA, PARTENUMERICA, TAMANOSERIE, SERIESCADENA, IDUSRCARGA, FECHACARGA) VALUES ('23','9AAA9','1CUA1','9DE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B</text:p>
          </table:table-cell>
          <table:table-cell office:value-type="string" calcext:value-type="string">
            <text:p>Z999B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0];&quot;',&quot;;&quot;'&quot;;[.C210];&quot;',&quot;;&quot;'&quot;;[.D210];&quot;',&quot;;&quot;'&quot;;[.E210];&quot;',&quot;;&quot;'&quot;;[.F210];&quot;',&quot;;&quot;'&quot;;[.G210];&quot;',&quot;;&quot;&quot;;[.H210];&quot;,&quot;;&quot;&quot;;[.I210];&quot;,&quot;;&quot;'&quot;;[.J210];&quot;',&quot;;&quot;&quot;;[.K210];&quot;);&quot;)" office:value-type="string" office:string-value="INSERT INTO CVT_PLACASSCT ( ENTIDAD, MASCARA, SERIEINICIAL, SERIEFINAL, PARTECADENA, PARTENUMERICA, TAMANOSERIE, SERIESCADENA, IDUSRCARGA, FECHACARGA) VALUES ('24','A999A','Z001B','Z999B','[[0,1],[4,5]]','[[1,4]]',2,3,'D997496224',SYSDATE);" calcext:value-type="string">
            <text:p>INSERT INTO CVT_PLACASSCT ( ENTIDAD, MASCARA, SERIEINICIAL, SERIEFINAL, PARTECADENA, PARTENUMERICA, TAMANOSERIE, SERIESCADENA, IDUSRCARGA, FECHACARGA) VALUES ('24','A999A','Z001B','Z999B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FA1</text:p>
          </table:table-cell>
          <table:table-cell office:value-type="string" calcext:value-type="string">
            <text:p>9DH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1];&quot;',&quot;;&quot;'&quot;;[.C211];&quot;',&quot;;&quot;'&quot;;[.D211];&quot;',&quot;;&quot;'&quot;;[.E211];&quot;',&quot;;&quot;'&quot;;[.F211];&quot;',&quot;;&quot;'&quot;;[.G211];&quot;',&quot;;&quot;&quot;;[.H211];&quot;,&quot;;&quot;&quot;;[.I211];&quot;,&quot;;&quot;'&quot;;[.J211];&quot;',&quot;;&quot;&quot;;[.K211];&quot;);&quot;)" office:value-type="string" office:string-value="INSERT INTO CVT_PLACASSCT ( ENTIDAD, MASCARA, SERIEINICIAL, SERIEFINAL, PARTECADENA, PARTENUMERICA, TAMANOSERIE, SERIESCADENA, IDUSRCARGA, FECHACARGA) VALUES ('24','9AAA9','1DFA1','9DHZ9','[[0,4]]','[[4,5]]',2,2,'D997496224',SYSDATE);" calcext:value-type="string">
            <text:p>INSERT INTO CVT_PLACASSCT ( ENTIDAD, MASCARA, SERIEINICIAL, SERIEFINAL, PARTECADENA, PARTENUMERICA, TAMANOSERIE, SERIESCADENA, IDUSRCARGA, FECHACARGA) VALUES ('24','9AAA9','1DFA1','9DH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C</text:p>
          </table:table-cell>
          <table:table-cell office:value-type="string" calcext:value-type="string">
            <text:p>Z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2];&quot;',&quot;;&quot;'&quot;;[.C212];&quot;',&quot;;&quot;'&quot;;[.D212];&quot;',&quot;;&quot;'&quot;;[.E212];&quot;',&quot;;&quot;'&quot;;[.F212];&quot;',&quot;;&quot;'&quot;;[.G212];&quot;',&quot;;&quot;&quot;;[.H212];&quot;,&quot;;&quot;&quot;;[.I212];&quot;,&quot;;&quot;'&quot;;[.J212];&quot;',&quot;;&quot;&quot;;[.K212];&quot;);&quot;)" office:value-type="string" office:string-value="INSERT INTO CVT_PLACASSCT ( ENTIDAD, MASCARA, SERIEINICIAL, SERIEFINAL, PARTECADENA, PARTENUMERICA, TAMANOSERIE, SERIESCADENA, IDUSRCARGA, FECHACARGA) VALUES ('25','A999A','Z001C','Z999C','[[0,1],[4,5]]','[[1,4]]',2,3,'D997496224',SYSDATE);" calcext:value-type="string">
            <text:p>INSERT INTO CVT_PLACASSCT ( ENTIDAD, MASCARA, SERIEINICIAL, SERIEFINAL, PARTECADENA, PARTENUMERICA, TAMANOSERIE, SERIESCADENA, IDUSRCARGA, FECHACARGA) VALUES ('25','A999A','Z001C','Z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JA1</text:p>
          </table:table-cell>
          <table:table-cell office:value-type="string" calcext:value-type="string">
            <text:p>9DL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3];&quot;',&quot;;&quot;'&quot;;[.C213];&quot;',&quot;;&quot;'&quot;;[.D213];&quot;',&quot;;&quot;'&quot;;[.E213];&quot;',&quot;;&quot;'&quot;;[.F213];&quot;',&quot;;&quot;'&quot;;[.G213];&quot;',&quot;;&quot;&quot;;[.H213];&quot;,&quot;;&quot;&quot;;[.I213];&quot;,&quot;;&quot;'&quot;;[.J213];&quot;',&quot;;&quot;&quot;;[.K213];&quot;);&quot;)" office:value-type="string" office:string-value="INSERT INTO CVT_PLACASSCT ( ENTIDAD, MASCARA, SERIEINICIAL, SERIEFINAL, PARTECADENA, PARTENUMERICA, TAMANOSERIE, SERIESCADENA, IDUSRCARGA, FECHACARGA) VALUES ('25','9AAA9','1DJA1','9DLZ9','[[0,4]]','[[4,5]]',2,2,'D997496224',SYSDATE);" calcext:value-type="string">
            <text:p>INSERT INTO CVT_PLACASSCT ( ENTIDAD, MASCARA, SERIEINICIAL, SERIEFINAL, PARTECADENA, PARTENUMERICA, TAMANOSERIE, SERIESCADENA, IDUSRCARGA, FECHACARGA) VALUES ('25','9AAA9','1DJA1','9DL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D</text:p>
          </table:table-cell>
          <table:table-cell office:value-type="string" calcext:value-type="string">
            <text:p>Z999D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4];&quot;',&quot;;&quot;'&quot;;[.C214];&quot;',&quot;;&quot;'&quot;;[.D214];&quot;',&quot;;&quot;'&quot;;[.E214];&quot;',&quot;;&quot;'&quot;;[.F214];&quot;',&quot;;&quot;'&quot;;[.G214];&quot;',&quot;;&quot;&quot;;[.H214];&quot;,&quot;;&quot;&quot;;[.I214];&quot;,&quot;;&quot;'&quot;;[.J214];&quot;',&quot;;&quot;&quot;;[.K214];&quot;);&quot;)" office:value-type="string" office:string-value="INSERT INTO CVT_PLACASSCT ( ENTIDAD, MASCARA, SERIEINICIAL, SERIEFINAL, PARTECADENA, PARTENUMERICA, TAMANOSERIE, SERIESCADENA, IDUSRCARGA, FECHACARGA) VALUES ('26','A999A','Z001D','Z999D','[[0,1],[4,5]]','[[1,4]]',2,3,'D997496224',SYSDATE);" calcext:value-type="string">
            <text:p>INSERT INTO CVT_PLACASSCT ( ENTIDAD, MASCARA, SERIEINICIAL, SERIEFINAL, PARTECADENA, PARTENUMERICA, TAMANOSERIE, SERIESCADENA, IDUSRCARGA, FECHACARGA) VALUES ('26','A999A','Z001D','Z999D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MA1</text:p>
          </table:table-cell>
          <table:table-cell office:value-type="string" calcext:value-type="string">
            <text:p>9DP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5];&quot;',&quot;;&quot;'&quot;;[.C215];&quot;',&quot;;&quot;'&quot;;[.D215];&quot;',&quot;;&quot;'&quot;;[.E215];&quot;',&quot;;&quot;'&quot;;[.F215];&quot;',&quot;;&quot;'&quot;;[.G215];&quot;',&quot;;&quot;&quot;;[.H215];&quot;,&quot;;&quot;&quot;;[.I215];&quot;,&quot;;&quot;'&quot;;[.J215];&quot;',&quot;;&quot;&quot;;[.K215];&quot;);&quot;)" office:value-type="string" office:string-value="INSERT INTO CVT_PLACASSCT ( ENTIDAD, MASCARA, SERIEINICIAL, SERIEFINAL, PARTECADENA, PARTENUMERICA, TAMANOSERIE, SERIESCADENA, IDUSRCARGA, FECHACARGA) VALUES ('26','9AAA9','1DMA1','9DPZ9','[[0,4]]','[[4,5]]',2,2,'D997496224',SYSDATE);" calcext:value-type="string">
            <text:p>INSERT INTO CVT_PLACASSCT ( ENTIDAD, MASCARA, SERIEINICIAL, SERIEFINAL, PARTECADENA, PARTENUMERICA, TAMANOSERIE, SERIESCADENA, IDUSRCARGA, FECHACARGA) VALUES ('26','9AAA9','1DMA1','9DP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E</text:p>
          </table:table-cell>
          <table:table-cell office:value-type="string" calcext:value-type="string">
            <text:p>Z999E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6];&quot;',&quot;;&quot;'&quot;;[.C216];&quot;',&quot;;&quot;'&quot;;[.D216];&quot;',&quot;;&quot;'&quot;;[.E216];&quot;',&quot;;&quot;'&quot;;[.F216];&quot;',&quot;;&quot;'&quot;;[.G216];&quot;',&quot;;&quot;&quot;;[.H216];&quot;,&quot;;&quot;&quot;;[.I216];&quot;,&quot;;&quot;'&quot;;[.J216];&quot;',&quot;;&quot;&quot;;[.K216];&quot;);&quot;)" office:value-type="string" office:string-value="INSERT INTO CVT_PLACASSCT ( ENTIDAD, MASCARA, SERIEINICIAL, SERIEFINAL, PARTECADENA, PARTENUMERICA, TAMANOSERIE, SERIESCADENA, IDUSRCARGA, FECHACARGA) VALUES ('27','A999A','Z001E','Z999E','[[0,1],[4,5]]','[[1,4]]',2,3,'D997496224',SYSDATE);" calcext:value-type="string">
            <text:p>INSERT INTO CVT_PLACASSCT ( ENTIDAD, MASCARA, SERIEINICIAL, SERIEFINAL, PARTECADENA, PARTENUMERICA, TAMANOSERIE, SERIESCADENA, IDUSRCARGA, FECHACARGA) VALUES ('27','A999A','Z001E','Z999E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RA1</text:p>
          </table:table-cell>
          <table:table-cell office:value-type="string" calcext:value-type="string">
            <text:p>9DT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7];&quot;',&quot;;&quot;'&quot;;[.C217];&quot;',&quot;;&quot;'&quot;;[.D217];&quot;',&quot;;&quot;'&quot;;[.E217];&quot;',&quot;;&quot;'&quot;;[.F217];&quot;',&quot;;&quot;'&quot;;[.G217];&quot;',&quot;;&quot;&quot;;[.H217];&quot;,&quot;;&quot;&quot;;[.I217];&quot;,&quot;;&quot;'&quot;;[.J217];&quot;',&quot;;&quot;&quot;;[.K217];&quot;);&quot;)" office:value-type="string" office:string-value="INSERT INTO CVT_PLACASSCT ( ENTIDAD, MASCARA, SERIEINICIAL, SERIEFINAL, PARTECADENA, PARTENUMERICA, TAMANOSERIE, SERIESCADENA, IDUSRCARGA, FECHACARGA) VALUES ('27','9AAA9','1DRA1','9DTZ9','[[0,4]]','[[4,5]]',2,2,'D997496224',SYSDATE);" calcext:value-type="string">
            <text:p>INSERT INTO CVT_PLACASSCT ( ENTIDAD, MASCARA, SERIEINICIAL, SERIEFINAL, PARTECADENA, PARTENUMERICA, TAMANOSERIE, SERIESCADENA, IDUSRCARGA, FECHACARGA) VALUES ('27','9AAA9','1DRA1','9DT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F</text:p>
          </table:table-cell>
          <table:table-cell office:value-type="string" calcext:value-type="string">
            <text:p>Z999F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8];&quot;',&quot;;&quot;'&quot;;[.C218];&quot;',&quot;;&quot;'&quot;;[.D218];&quot;',&quot;;&quot;'&quot;;[.E218];&quot;',&quot;;&quot;'&quot;;[.F218];&quot;',&quot;;&quot;'&quot;;[.G218];&quot;',&quot;;&quot;&quot;;[.H218];&quot;,&quot;;&quot;&quot;;[.I218];&quot;,&quot;;&quot;'&quot;;[.J218];&quot;',&quot;;&quot;&quot;;[.K218];&quot;);&quot;)" office:value-type="string" office:string-value="INSERT INTO CVT_PLACASSCT ( ENTIDAD, MASCARA, SERIEINICIAL, SERIEFINAL, PARTECADENA, PARTENUMERICA, TAMANOSERIE, SERIESCADENA, IDUSRCARGA, FECHACARGA) VALUES ('28','A999A','Z001F','Z999F','[[0,1],[4,5]]','[[1,4]]',2,3,'D997496224',SYSDATE);" calcext:value-type="string">
            <text:p>INSERT INTO CVT_PLACASSCT ( ENTIDAD, MASCARA, SERIEINICIAL, SERIEFINAL, PARTECADENA, PARTENUMERICA, TAMANOSERIE, SERIESCADENA, IDUSRCARGA, FECHACARGA) VALUES ('28','A999A','Z001F','Z999F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UA1</text:p>
          </table:table-cell>
          <table:table-cell office:value-type="string" calcext:value-type="string">
            <text:p>9DW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19];&quot;',&quot;;&quot;'&quot;;[.C219];&quot;',&quot;;&quot;'&quot;;[.D219];&quot;',&quot;;&quot;'&quot;;[.E219];&quot;',&quot;;&quot;'&quot;;[.F219];&quot;',&quot;;&quot;'&quot;;[.G219];&quot;',&quot;;&quot;&quot;;[.H219];&quot;,&quot;;&quot;&quot;;[.I219];&quot;,&quot;;&quot;'&quot;;[.J219];&quot;',&quot;;&quot;&quot;;[.K219];&quot;);&quot;)" office:value-type="string" office:string-value="INSERT INTO CVT_PLACASSCT ( ENTIDAD, MASCARA, SERIEINICIAL, SERIEFINAL, PARTECADENA, PARTENUMERICA, TAMANOSERIE, SERIESCADENA, IDUSRCARGA, FECHACARGA) VALUES ('28','9AAA9','1DUA1','9DWZ9','[[0,4]]','[[4,5]]',2,2,'D997496224',SYSDATE);" calcext:value-type="string">
            <text:p>INSERT INTO CVT_PLACASSCT ( ENTIDAD, MASCARA, SERIEINICIAL, SERIEFINAL, PARTECADENA, PARTENUMERICA, TAMANOSERIE, SERIESCADENA, IDUSRCARGA, FECHACARGA) VALUES ('28','9AAA9','1DUA1','9DW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G</text:p>
          </table:table-cell>
          <table:table-cell office:value-type="string" calcext:value-type="string">
            <text:p>Z999G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0];&quot;',&quot;;&quot;'&quot;;[.C220];&quot;',&quot;;&quot;'&quot;;[.D220];&quot;',&quot;;&quot;'&quot;;[.E220];&quot;',&quot;;&quot;'&quot;;[.F220];&quot;',&quot;;&quot;'&quot;;[.G220];&quot;',&quot;;&quot;&quot;;[.H220];&quot;,&quot;;&quot;&quot;;[.I220];&quot;,&quot;;&quot;'&quot;;[.J220];&quot;',&quot;;&quot;&quot;;[.K220];&quot;);&quot;)" office:value-type="string" office:string-value="INSERT INTO CVT_PLACASSCT ( ENTIDAD, MASCARA, SERIEINICIAL, SERIEFINAL, PARTECADENA, PARTENUMERICA, TAMANOSERIE, SERIESCADENA, IDUSRCARGA, FECHACARGA) VALUES ('29','A999A','Z001G','Z999G','[[0,1],[4,5]]','[[1,4]]',2,3,'D997496224',SYSDATE);" calcext:value-type="string">
            <text:p>INSERT INTO CVT_PLACASSCT ( ENTIDAD, MASCARA, SERIEINICIAL, SERIEFINAL, PARTECADENA, PARTENUMERICA, TAMANOSERIE, SERIESCADENA, IDUSRCARGA, FECHACARGA) VALUES ('29','A999A','Z001G','Z999G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DXA1</text:p>
          </table:table-cell>
          <table:table-cell office:value-type="string" calcext:value-type="string">
            <text:p>9DD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1];&quot;',&quot;;&quot;'&quot;;[.C221];&quot;',&quot;;&quot;'&quot;;[.D221];&quot;',&quot;;&quot;'&quot;;[.E221];&quot;',&quot;;&quot;'&quot;;[.F221];&quot;',&quot;;&quot;'&quot;;[.G221];&quot;',&quot;;&quot;&quot;;[.H221];&quot;,&quot;;&quot;&quot;;[.I221];&quot;,&quot;;&quot;'&quot;;[.J221];&quot;',&quot;;&quot;&quot;;[.K221];&quot;);&quot;)" office:value-type="string" office:string-value="INSERT INTO CVT_PLACASSCT ( ENTIDAD, MASCARA, SERIEINICIAL, SERIEFINAL, PARTECADENA, PARTENUMERICA, TAMANOSERIE, SERIESCADENA, IDUSRCARGA, FECHACARGA) VALUES ('29','9AAA9','1DXA1','9DDZ9','[[0,4]]','[[4,5]]',2,2,'D997496224',SYSDATE);" calcext:value-type="string">
            <text:p>INSERT INTO CVT_PLACASSCT ( ENTIDAD, MASCARA, SERIEINICIAL, SERIEFINAL, PARTECADENA, PARTENUMERICA, TAMANOSERIE, SERIESCADENA, IDUSRCARGA, FECHACARGA) VALUES ('29','9AAA9','1DXA1','9DD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H</text:p>
          </table:table-cell>
          <table:table-cell office:value-type="string" calcext:value-type="string">
            <text:p>Z999H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2];&quot;',&quot;;&quot;'&quot;;[.C222];&quot;',&quot;;&quot;'&quot;;[.D222];&quot;',&quot;;&quot;'&quot;;[.E222];&quot;',&quot;;&quot;'&quot;;[.F222];&quot;',&quot;;&quot;'&quot;;[.G222];&quot;',&quot;;&quot;&quot;;[.H222];&quot;,&quot;;&quot;&quot;;[.I222];&quot;,&quot;;&quot;'&quot;;[.J222];&quot;',&quot;;&quot;&quot;;[.K222];&quot;);&quot;)" office:value-type="string" office:string-value="INSERT INTO CVT_PLACASSCT ( ENTIDAD, MASCARA, SERIEINICIAL, SERIEFINAL, PARTECADENA, PARTENUMERICA, TAMANOSERIE, SERIESCADENA, IDUSRCARGA, FECHACARGA) VALUES ('30','A999A','Z001H','Z999H','[[0,1],[4,5]]','[[1,4]]',2,3,'D997496224',SYSDATE);" calcext:value-type="string">
            <text:p>INSERT INTO CVT_PLACASSCT ( ENTIDAD, MASCARA, SERIEINICIAL, SERIEFINAL, PARTECADENA, PARTENUMERICA, TAMANOSERIE, SERIESCADENA, IDUSRCARGA, FECHACARGA) VALUES ('30','A999A','Z001H','Z999H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EAA1</text:p>
          </table:table-cell>
          <table:table-cell office:value-type="string" calcext:value-type="string">
            <text:p>9EC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3];&quot;',&quot;;&quot;'&quot;;[.C223];&quot;',&quot;;&quot;'&quot;;[.D223];&quot;',&quot;;&quot;'&quot;;[.E223];&quot;',&quot;;&quot;'&quot;;[.F223];&quot;',&quot;;&quot;'&quot;;[.G223];&quot;',&quot;;&quot;&quot;;[.H223];&quot;,&quot;;&quot;&quot;;[.I223];&quot;,&quot;;&quot;'&quot;;[.J223];&quot;',&quot;;&quot;&quot;;[.K223];&quot;);&quot;)" office:value-type="string" office:string-value="INSERT INTO CVT_PLACASSCT ( ENTIDAD, MASCARA, SERIEINICIAL, SERIEFINAL, PARTECADENA, PARTENUMERICA, TAMANOSERIE, SERIESCADENA, IDUSRCARGA, FECHACARGA) VALUES ('30','9AAA9','1EAA1','9ECZ9','[[0,4]]','[[4,5]]',2,2,'D997496224',SYSDATE);" calcext:value-type="string">
            <text:p>INSERT INTO CVT_PLACASSCT ( ENTIDAD, MASCARA, SERIEINICIAL, SERIEFINAL, PARTECADENA, PARTENUMERICA, TAMANOSERIE, SERIESCADENA, IDUSRCARGA, FECHACARGA) VALUES ('30','9AAA9','1EAA1','9EC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J</text:p>
          </table:table-cell>
          <table:table-cell office:value-type="string" calcext:value-type="string">
            <text:p>Z999J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4];&quot;',&quot;;&quot;'&quot;;[.C224];&quot;',&quot;;&quot;'&quot;;[.D224];&quot;',&quot;;&quot;'&quot;;[.E224];&quot;',&quot;;&quot;'&quot;;[.F224];&quot;',&quot;;&quot;'&quot;;[.G224];&quot;',&quot;;&quot;&quot;;[.H224];&quot;,&quot;;&quot;&quot;;[.I224];&quot;,&quot;;&quot;'&quot;;[.J224];&quot;',&quot;;&quot;&quot;;[.K224];&quot;);&quot;)" office:value-type="string" office:string-value="INSERT INTO CVT_PLACASSCT ( ENTIDAD, MASCARA, SERIEINICIAL, SERIEFINAL, PARTECADENA, PARTENUMERICA, TAMANOSERIE, SERIESCADENA, IDUSRCARGA, FECHACARGA) VALUES ('31','A999A','Z001J','Z999J','[[0,1],[4,5]]','[[1,4]]',2,3,'D997496224',SYSDATE);" calcext:value-type="string">
            <text:p>INSERT INTO CVT_PLACASSCT ( ENTIDAD, MASCARA, SERIEINICIAL, SERIEFINAL, PARTECADENA, PARTENUMERICA, TAMANOSERIE, SERIESCADENA, IDUSRCARGA, FECHACARGA) VALUES ('31','A999A','Z001J','Z999J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EDA1</text:p>
          </table:table-cell>
          <table:table-cell office:value-type="string" calcext:value-type="string">
            <text:p>9EF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5];&quot;',&quot;;&quot;'&quot;;[.C225];&quot;',&quot;;&quot;'&quot;;[.D225];&quot;',&quot;;&quot;'&quot;;[.E225];&quot;',&quot;;&quot;'&quot;;[.F225];&quot;',&quot;;&quot;'&quot;;[.G225];&quot;',&quot;;&quot;&quot;;[.H225];&quot;,&quot;;&quot;&quot;;[.I225];&quot;,&quot;;&quot;'&quot;;[.J225];&quot;',&quot;;&quot;&quot;;[.K225];&quot;);&quot;)" office:value-type="string" office:string-value="INSERT INTO CVT_PLACASSCT ( ENTIDAD, MASCARA, SERIEINICIAL, SERIEFINAL, PARTECADENA, PARTENUMERICA, TAMANOSERIE, SERIESCADENA, IDUSRCARGA, FECHACARGA) VALUES ('31','9AAA9','1EDA1','9EFZ9','[[0,4]]','[[4,5]]',2,2,'D997496224',SYSDATE);" calcext:value-type="string">
            <text:p>INSERT INTO CVT_PLACASSCT ( ENTIDAD, MASCARA, SERIEINICIAL, SERIEFINAL, PARTECADENA, PARTENUMERICA, TAMANOSERIE, SERIESCADENA, IDUSRCARGA, FECHACARGA) VALUES ('31','9AAA9','1EDA1','9EFZ9','[[0,4]]','[[4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K</text:p>
          </table:table-cell>
          <table:table-cell office:value-type="string" calcext:value-type="string">
            <text:p>Z999K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6];&quot;',&quot;;&quot;'&quot;;[.C226];&quot;',&quot;;&quot;'&quot;;[.D226];&quot;',&quot;;&quot;'&quot;;[.E226];&quot;',&quot;;&quot;'&quot;;[.F226];&quot;',&quot;;&quot;'&quot;;[.G226];&quot;',&quot;;&quot;&quot;;[.H226];&quot;,&quot;;&quot;&quot;;[.I226];&quot;,&quot;;&quot;'&quot;;[.J226];&quot;',&quot;;&quot;&quot;;[.K226];&quot;);&quot;)" office:value-type="string" office:string-value="INSERT INTO CVT_PLACASSCT ( ENTIDAD, MASCARA, SERIEINICIAL, SERIEFINAL, PARTECADENA, PARTENUMERICA, TAMANOSERIE, SERIESCADENA, IDUSRCARGA, FECHACARGA) VALUES ('32','A999A','Z001K','Z999K','[[0,1],[4,5]]','[[1,4]]',2,3,'D997496224',SYSDATE);" calcext:value-type="string">
            <text:p>INSERT INTO CVT_PLACASSCT ( ENTIDAD, MASCARA, SERIEINICIAL, SERIEFINAL, PARTECADENA, PARTENUMERICA, TAMANOSERIE, SERIESCADENA, IDUSRCARGA, FECHACARGA) VALUES ('32','A999A','Z001K','Z999K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AAA9</text:p>
          </table:table-cell>
          <table:table-cell office:value-type="string" calcext:value-type="string">
            <text:p>1EGA1</text:p>
          </table:table-cell>
          <table:table-cell office:value-type="string" calcext:value-type="string">
            <text:p>9EJZ9</text:p>
          </table:table-cell>
          <table:table-cell office:value-type="string" calcext:value-type="string">
            <text:p>[[0,4]]</text:p>
          </table:table-cell>
          <table:table-cell office:value-type="string" calcext:value-type="string">
            <text:p>[[4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7];&quot;',&quot;;&quot;'&quot;;[.C227];&quot;',&quot;;&quot;'&quot;;[.D227];&quot;',&quot;;&quot;'&quot;;[.E227];&quot;',&quot;;&quot;'&quot;;[.F227];&quot;',&quot;;&quot;'&quot;;[.G227];&quot;',&quot;;&quot;&quot;;[.H227];&quot;,&quot;;&quot;&quot;;[.I227];&quot;,&quot;;&quot;'&quot;;[.J227];&quot;',&quot;;&quot;&quot;;[.K227];&quot;);&quot;)" office:value-type="string" office:string-value="INSERT INTO CVT_PLACASSCT ( ENTIDAD, MASCARA, SERIEINICIAL, SERIEFINAL, PARTECADENA, PARTENUMERICA, TAMANOSERIE, SERIESCADENA, IDUSRCARGA, FECHACARGA) VALUES ('32','9AAA9','1EGA1','9EJZ9','[[0,4]]','[[4,5]]',2,2,'D997496224',SYSDATE);" calcext:value-type="string">
            <text:p>INSERT INTO CVT_PLACASSCT ( ENTIDAD, MASCARA, SERIEINICIAL, SERIEFINAL, PARTECADENA, PARTENUMERICA, TAMANOSERIE, SERIESCADENA, IDUSRCARGA, FECHACARGA) VALUES ('32','9AAA9','1EGA1','9EJZ9','[[0,4]]','[[4,5]]',2,2,'D997496224',SYSDATE);</text:p>
          </table:table-cell>
        </table:table-row>
        <table:table-row table:style-name="ro2">
          <table:table-cell office:value-type="string" calcext:value-type="string">
            <text:p>MOTO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D</text:p>
          </table:table-cell>
          <table:table-cell office:value-type="string" calcext:value-type="string">
            <text:p>Y999D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29];&quot;',&quot;;&quot;'&quot;;[.C229];&quot;',&quot;;&quot;'&quot;;[.D229];&quot;',&quot;;&quot;'&quot;;[.E229];&quot;',&quot;;&quot;'&quot;;[.F229];&quot;',&quot;;&quot;'&quot;;[.G229];&quot;',&quot;;&quot;&quot;;[.H229];&quot;,&quot;;&quot;&quot;;[.I229];&quot;,&quot;;&quot;'&quot;;[.J229];&quot;',&quot;;&quot;&quot;;[.K229];&quot;);&quot;)" office:value-type="string" office:string-value="INSERT INTO CVT_PLACASSCT ( ENTIDAD, MASCARA, SERIEINICIAL, SERIEFINAL, PARTECADENA, PARTENUMERICA, TAMANOSERIE, SERIESCADENA, IDUSRCARGA, FECHACARGA) VALUES ('01','A999A','Y001D','Y999D','[[0,1],[4,5]]','[[1,4]]',2,3,'D997496224',SYSDATE);" calcext:value-type="string">
            <text:p>INSERT INTO CVT_PLACASSCT ( ENTIDAD, MASCARA, SERIEINICIAL, SERIEFINAL, PARTECADENA, PARTENUMERICA, TAMANOSERIE, SERIESCADENA, IDUSRCARGA, FECHACARGA) VALUES ('01','A999A','Y001D','Y999D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E</text:p>
          </table:table-cell>
          <table:table-cell office:value-type="string" calcext:value-type="string">
            <text:p>Y999F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0];&quot;',&quot;;&quot;'&quot;;[.C230];&quot;',&quot;;&quot;'&quot;;[.D230];&quot;',&quot;;&quot;'&quot;;[.E230];&quot;',&quot;;&quot;'&quot;;[.F230];&quot;',&quot;;&quot;'&quot;;[.G230];&quot;',&quot;;&quot;&quot;;[.H230];&quot;,&quot;;&quot;&quot;;[.I230];&quot;,&quot;;&quot;'&quot;;[.J230];&quot;',&quot;;&quot;&quot;;[.K230];&quot;);&quot;)" office:value-type="string" office:string-value="INSERT INTO CVT_PLACASSCT ( ENTIDAD, MASCARA, SERIEINICIAL, SERIEFINAL, PARTECADENA, PARTENUMERICA, TAMANOSERIE, SERIESCADENA, IDUSRCARGA, FECHACARGA) VALUES ('02','A999A','Y001E','Y999F','[[0,1],[4,5]]','[[1,4]]',2,3,'D997496224',SYSDATE);" calcext:value-type="string">
            <text:p>INSERT INTO CVT_PLACASSCT ( ENTIDAD, MASCARA, SERIEINICIAL, SERIEFINAL, PARTECADENA, PARTENUMERICA, TAMANOSERIE, SERIESCADENA, IDUSRCARGA, FECHACARGA) VALUES ('02','A999A','Y001E','Y999F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G</text:p>
          </table:table-cell>
          <table:table-cell office:value-type="string" calcext:value-type="string">
            <text:p>Y999G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1];&quot;',&quot;;&quot;'&quot;;[.C231];&quot;',&quot;;&quot;'&quot;;[.D231];&quot;',&quot;;&quot;'&quot;;[.E231];&quot;',&quot;;&quot;'&quot;;[.F231];&quot;',&quot;;&quot;'&quot;;[.G231];&quot;',&quot;;&quot;&quot;;[.H231];&quot;,&quot;;&quot;&quot;;[.I231];&quot;,&quot;;&quot;'&quot;;[.J231];&quot;',&quot;;&quot;&quot;;[.K231];&quot;);&quot;)" office:value-type="string" office:string-value="INSERT INTO CVT_PLACASSCT ( ENTIDAD, MASCARA, SERIEINICIAL, SERIEFINAL, PARTECADENA, PARTENUMERICA, TAMANOSERIE, SERIESCADENA, IDUSRCARGA, FECHACARGA) VALUES ('03','A999A','Y001G','Y999G','[[0,1],[4,5]]','[[1,4]]',2,3,'D997496224',SYSDATE);" calcext:value-type="string">
            <text:p>INSERT INTO CVT_PLACASSCT ( ENTIDAD, MASCARA, SERIEINICIAL, SERIEFINAL, PARTECADENA, PARTENUMERICA, TAMANOSERIE, SERIESCADENA, IDUSRCARGA, FECHACARGA) VALUES ('03','A999A','Y001G','Y999G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H</text:p>
          </table:table-cell>
          <table:table-cell office:value-type="string" calcext:value-type="string">
            <text:p>Y999H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2];&quot;',&quot;;&quot;'&quot;;[.C232];&quot;',&quot;;&quot;'&quot;;[.D232];&quot;',&quot;;&quot;'&quot;;[.E232];&quot;',&quot;;&quot;'&quot;;[.F232];&quot;',&quot;;&quot;'&quot;;[.G232];&quot;',&quot;;&quot;&quot;;[.H232];&quot;,&quot;;&quot;&quot;;[.I232];&quot;,&quot;;&quot;'&quot;;[.J232];&quot;',&quot;;&quot;&quot;;[.K232];&quot;);&quot;)" office:value-type="string" office:string-value="INSERT INTO CVT_PLACASSCT ( ENTIDAD, MASCARA, SERIEINICIAL, SERIEFINAL, PARTECADENA, PARTENUMERICA, TAMANOSERIE, SERIESCADENA, IDUSRCARGA, FECHACARGA) VALUES ('04','A999A','Y001H','Y999H','[[0,1],[4,5]]','[[1,4]]',2,3,'D997496224',SYSDATE);" calcext:value-type="string">
            <text:p>INSERT INTO CVT_PLACASSCT ( ENTIDAD, MASCARA, SERIEINICIAL, SERIEFINAL, PARTECADENA, PARTENUMERICA, TAMANOSERIE, SERIESCADENA, IDUSRCARGA, FECHACARGA) VALUES ('04','A999A','Y001H','Y999H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J</text:p>
          </table:table-cell>
          <table:table-cell office:value-type="string" calcext:value-type="string">
            <text:p>Y999J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3];&quot;',&quot;;&quot;'&quot;;[.C233];&quot;',&quot;;&quot;'&quot;;[.D233];&quot;',&quot;;&quot;'&quot;;[.E233];&quot;',&quot;;&quot;'&quot;;[.F233];&quot;',&quot;;&quot;'&quot;;[.G233];&quot;',&quot;;&quot;&quot;;[.H233];&quot;,&quot;;&quot;&quot;;[.I233];&quot;,&quot;;&quot;'&quot;;[.J233];&quot;',&quot;;&quot;&quot;;[.K233];&quot;);&quot;)" office:value-type="string" office:string-value="INSERT INTO CVT_PLACASSCT ( ENTIDAD, MASCARA, SERIEINICIAL, SERIEFINAL, PARTECADENA, PARTENUMERICA, TAMANOSERIE, SERIESCADENA, IDUSRCARGA, FECHACARGA) VALUES ('07','A999A','Y001J','Y999J','[[0,1],[4,5]]','[[1,4]]',2,3,'D997496224',SYSDATE);" calcext:value-type="string">
            <text:p>INSERT INTO CVT_PLACASSCT ( ENTIDAD, MASCARA, SERIEINICIAL, SERIEFINAL, PARTECADENA, PARTENUMERICA, TAMANOSERIE, SERIESCADENA, IDUSRCARGA, FECHACARGA) VALUES ('07','A999A','Y001J','Y999J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K</text:p>
          </table:table-cell>
          <table:table-cell office:value-type="string" calcext:value-type="string">
            <text:p>Y999L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4];&quot;',&quot;;&quot;'&quot;;[.C234];&quot;',&quot;;&quot;'&quot;;[.D234];&quot;',&quot;;&quot;'&quot;;[.E234];&quot;',&quot;;&quot;'&quot;;[.F234];&quot;',&quot;;&quot;'&quot;;[.G234];&quot;',&quot;;&quot;&quot;;[.H234];&quot;,&quot;;&quot;&quot;;[.I234];&quot;,&quot;;&quot;'&quot;;[.J234];&quot;',&quot;;&quot;&quot;;[.K234];&quot;);&quot;)" office:value-type="string" office:string-value="INSERT INTO CVT_PLACASSCT ( ENTIDAD, MASCARA, SERIEINICIAL, SERIEFINAL, PARTECADENA, PARTENUMERICA, TAMANOSERIE, SERIESCADENA, IDUSRCARGA, FECHACARGA) VALUES ('08','A999A','Y001K','Y999L','[[0,1],[4,5]]','[[1,4]]',2,3,'D997496224',SYSDATE);" calcext:value-type="string">
            <text:p>INSERT INTO CVT_PLACASSCT ( ENTIDAD, MASCARA, SERIEINICIAL, SERIEFINAL, PARTECADENA, PARTENUMERICA, TAMANOSERIE, SERIESCADENA, IDUSRCARGA, FECHACARGA) VALUES ('08','A999A','Y001K','Y999L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M</text:p>
          </table:table-cell>
          <table:table-cell office:value-type="string" calcext:value-type="string">
            <text:p>Y999M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5];&quot;',&quot;;&quot;'&quot;;[.C235];&quot;',&quot;;&quot;'&quot;;[.D235];&quot;',&quot;;&quot;'&quot;;[.E235];&quot;',&quot;;&quot;'&quot;;[.F235];&quot;',&quot;;&quot;'&quot;;[.G235];&quot;',&quot;;&quot;&quot;;[.H235];&quot;,&quot;;&quot;&quot;;[.I235];&quot;,&quot;;&quot;'&quot;;[.J235];&quot;',&quot;;&quot;&quot;;[.K235];&quot;);&quot;)" office:value-type="string" office:string-value="INSERT INTO CVT_PLACASSCT ( ENTIDAD, MASCARA, SERIEINICIAL, SERIEFINAL, PARTECADENA, PARTENUMERICA, TAMANOSERIE, SERIESCADENA, IDUSRCARGA, FECHACARGA) VALUES ('05','A999A','Y001M','Y999M','[[0,1],[4,5]]','[[1,4]]',2,3,'D997496224',SYSDATE);" calcext:value-type="string">
            <text:p>INSERT INTO CVT_PLACASSCT ( ENTIDAD, MASCARA, SERIEINICIAL, SERIEFINAL, PARTECADENA, PARTENUMERICA, TAMANOSERIE, SERIESCADENA, IDUSRCARGA, FECHACARGA) VALUES ('05','A999A','Y001M','Y999M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N</text:p>
          </table:table-cell>
          <table:table-cell office:value-type="string" calcext:value-type="string">
            <text:p>Y999N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6];&quot;',&quot;;&quot;'&quot;;[.C236];&quot;',&quot;;&quot;'&quot;;[.D236];&quot;',&quot;;&quot;'&quot;;[.E236];&quot;',&quot;;&quot;'&quot;;[.F236];&quot;',&quot;;&quot;'&quot;;[.G236];&quot;',&quot;;&quot;&quot;;[.H236];&quot;,&quot;;&quot;&quot;;[.I236];&quot;,&quot;;&quot;'&quot;;[.J236];&quot;',&quot;;&quot;&quot;;[.K236];&quot;);&quot;)" office:value-type="string" office:string-value="INSERT INTO CVT_PLACASSCT ( ENTIDAD, MASCARA, SERIEINICIAL, SERIEFINAL, PARTECADENA, PARTENUMERICA, TAMANOSERIE, SERIESCADENA, IDUSRCARGA, FECHACARGA) VALUES ('06','A999A','Y001N','Y999N','[[0,1],[4,5]]','[[1,4]]',2,3,'D997496224',SYSDATE);" calcext:value-type="string">
            <text:p>INSERT INTO CVT_PLACASSCT ( ENTIDAD, MASCARA, SERIEINICIAL, SERIEFINAL, PARTECADENA, PARTENUMERICA, TAMANOSERIE, SERIESCADENA, IDUSRCARGA, FECHACARGA) VALUES ('06','A999A','Y001N','Y999N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A</text:p>
          </table:table-cell>
          <table:table-cell office:value-type="string" calcext:value-type="string">
            <text:p>Y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7];&quot;',&quot;;&quot;'&quot;;[.C237];&quot;',&quot;;&quot;'&quot;;[.D237];&quot;',&quot;;&quot;'&quot;;[.E237];&quot;',&quot;;&quot;'&quot;;[.F237];&quot;',&quot;;&quot;'&quot;;[.G237];&quot;',&quot;;&quot;&quot;;[.H237];&quot;,&quot;;&quot;&quot;;[.I237];&quot;,&quot;;&quot;'&quot;;[.J237];&quot;',&quot;;&quot;&quot;;[.K237];&quot;);&quot;)" office:value-type="string" office:string-value="INSERT INTO CVT_PLACASSCT ( ENTIDAD, MASCARA, SERIEINICIAL, SERIEFINAL, PARTECADENA, PARTENUMERICA, TAMANOSERIE, SERIESCADENA, IDUSRCARGA, FECHACARGA) VALUES ('09','A999A','Y001A','Y999C','[[0,1],[4,5]]','[[1,4]]',2,3,'D997496224',SYSDATE);" calcext:value-type="string">
            <text:p>INSERT INTO CVT_PLACASSCT ( ENTIDAD, MASCARA, SERIEINICIAL, SERIEFINAL, PARTECADENA, PARTENUMERICA, TAMANOSERIE, SERIESCADENA, IDUSRCARGA, FECHACARGA) VALUES ('09','A999A','Y001A','Y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P</text:p>
          </table:table-cell>
          <table:table-cell office:value-type="string" calcext:value-type="string">
            <text:p>Y999P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8];&quot;',&quot;;&quot;'&quot;;[.C238];&quot;',&quot;;&quot;'&quot;;[.D238];&quot;',&quot;;&quot;'&quot;;[.E238];&quot;',&quot;;&quot;'&quot;;[.F238];&quot;',&quot;;&quot;'&quot;;[.G238];&quot;',&quot;;&quot;&quot;;[.H238];&quot;,&quot;;&quot;&quot;;[.I238];&quot;,&quot;;&quot;'&quot;;[.J238];&quot;',&quot;;&quot;&quot;;[.K238];&quot;);&quot;)" office:value-type="string" office:string-value="INSERT INTO CVT_PLACASSCT ( ENTIDAD, MASCARA, SERIEINICIAL, SERIEFINAL, PARTECADENA, PARTENUMERICA, TAMANOSERIE, SERIESCADENA, IDUSRCARGA, FECHACARGA) VALUES ('10','A999A','Y001P','Y999P','[[0,1],[4,5]]','[[1,4]]',2,3,'D997496224',SYSDATE);" calcext:value-type="string">
            <text:p>INSERT INTO CVT_PLACASSCT ( ENTIDAD, MASCARA, SERIEINICIAL, SERIEFINAL, PARTECADENA, PARTENUMERICA, TAMANOSERIE, SERIESCADENA, IDUSRCARGA, FECHACARGA) VALUES ('10','A999A','Y001P','Y999P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R</text:p>
          </table:table-cell>
          <table:table-cell office:value-type="string" calcext:value-type="string">
            <text:p>Y999R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39];&quot;',&quot;;&quot;'&quot;;[.C239];&quot;',&quot;;&quot;'&quot;;[.D239];&quot;',&quot;;&quot;'&quot;;[.E239];&quot;',&quot;;&quot;'&quot;;[.F239];&quot;',&quot;;&quot;'&quot;;[.G239];&quot;',&quot;;&quot;&quot;;[.H239];&quot;,&quot;;&quot;&quot;;[.I239];&quot;,&quot;;&quot;'&quot;;[.J239];&quot;',&quot;;&quot;&quot;;[.K239];&quot;);&quot;)" office:value-type="string" office:string-value="INSERT INTO CVT_PLACASSCT ( ENTIDAD, MASCARA, SERIEINICIAL, SERIEFINAL, PARTECADENA, PARTENUMERICA, TAMANOSERIE, SERIESCADENA, IDUSRCARGA, FECHACARGA) VALUES ('11','A999A','Y001R','Y999R','[[0,1],[4,5]]','[[1,4]]',2,3,'D997496224',SYSDATE);" calcext:value-type="string">
            <text:p>INSERT INTO CVT_PLACASSCT ( ENTIDAD, MASCARA, SERIEINICIAL, SERIEFINAL, PARTECADENA, PARTENUMERICA, TAMANOSERIE, SERIESCADENA, IDUSRCARGA, FECHACARGA) VALUES ('11','A999A','Y001R','Y999R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S</text:p>
          </table:table-cell>
          <table:table-cell office:value-type="string" calcext:value-type="string">
            <text:p>Y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0];&quot;',&quot;;&quot;'&quot;;[.C240];&quot;',&quot;;&quot;'&quot;;[.D240];&quot;',&quot;;&quot;'&quot;;[.E240];&quot;',&quot;;&quot;'&quot;;[.F240];&quot;',&quot;;&quot;'&quot;;[.G240];&quot;',&quot;;&quot;&quot;;[.H240];&quot;,&quot;;&quot;&quot;;[.I240];&quot;,&quot;;&quot;'&quot;;[.J240];&quot;',&quot;;&quot;&quot;;[.K240];&quot;);&quot;)" office:value-type="string" office:string-value="INSERT INTO CVT_PLACASSCT ( ENTIDAD, MASCARA, SERIEINICIAL, SERIEFINAL, PARTECADENA, PARTENUMERICA, TAMANOSERIE, SERIESCADENA, IDUSRCARGA, FECHACARGA) VALUES ('12','A999A','Y001S','Y999S','[[0,1],[4,5]]','[[1,4]]',2,3,'D997496224',SYSDATE);" calcext:value-type="string">
            <text:p>INSERT INTO CVT_PLACASSCT ( ENTIDAD, MASCARA, SERIEINICIAL, SERIEFINAL, PARTECADENA, PARTENUMERICA, TAMANOSERIE, SERIESCADENA, IDUSRCARGA, FECHACARGA) VALUES ('12','A999A','Y001S','Y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T</text:p>
          </table:table-cell>
          <table:table-cell office:value-type="string" calcext:value-type="string">
            <text:p>Y999T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1];&quot;',&quot;;&quot;'&quot;;[.C241];&quot;',&quot;;&quot;'&quot;;[.D241];&quot;',&quot;;&quot;'&quot;;[.E241];&quot;',&quot;;&quot;'&quot;;[.F241];&quot;',&quot;;&quot;'&quot;;[.G241];&quot;',&quot;;&quot;&quot;;[.H241];&quot;,&quot;;&quot;&quot;;[.I241];&quot;,&quot;;&quot;'&quot;;[.J241];&quot;',&quot;;&quot;&quot;;[.K241];&quot;);&quot;)" office:value-type="string" office:string-value="INSERT INTO CVT_PLACASSCT ( ENTIDAD, MASCARA, SERIEINICIAL, SERIEFINAL, PARTECADENA, PARTENUMERICA, TAMANOSERIE, SERIESCADENA, IDUSRCARGA, FECHACARGA) VALUES ('13','A999A','Y001T','Y999T','[[0,1],[4,5]]','[[1,4]]',2,3,'D997496224',SYSDATE);" calcext:value-type="string">
            <text:p>INSERT INTO CVT_PLACASSCT ( ENTIDAD, MASCARA, SERIEINICIAL, SERIEFINAL, PARTECADENA, PARTENUMERICA, TAMANOSERIE, SERIESCADENA, IDUSRCARGA, FECHACARGA) VALUES ('13','A999A','Y001T','Y999T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U</text:p>
          </table:table-cell>
          <table:table-cell office:value-type="string" calcext:value-type="string">
            <text:p>Y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2];&quot;',&quot;;&quot;'&quot;;[.C242];&quot;',&quot;;&quot;'&quot;;[.D242];&quot;',&quot;;&quot;'&quot;;[.E242];&quot;',&quot;;&quot;'&quot;;[.F242];&quot;',&quot;;&quot;'&quot;;[.G242];&quot;',&quot;;&quot;&quot;;[.H242];&quot;,&quot;;&quot;&quot;;[.I242];&quot;,&quot;;&quot;'&quot;;[.J242];&quot;',&quot;;&quot;&quot;;[.K242];&quot;);&quot;)" office:value-type="string" office:string-value="INSERT INTO CVT_PLACASSCT ( ENTIDAD, MASCARA, SERIEINICIAL, SERIEFINAL, PARTECADENA, PARTENUMERICA, TAMANOSERIE, SERIESCADENA, IDUSRCARGA, FECHACARGA) VALUES ('14','A999A','Y001U','Y999V','[[0,1],[4,5]]','[[1,4]]',2,3,'D997496224',SYSDATE);" calcext:value-type="string">
            <text:p>INSERT INTO CVT_PLACASSCT ( ENTIDAD, MASCARA, SERIEINICIAL, SERIEFINAL, PARTECADENA, PARTENUMERICA, TAMANOSERIE, SERIESCADENA, IDUSRCARGA, FECHACARGA) VALUES ('14','A999A','Y001U','Y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Y</text:p>
          </table:table-cell>
          <table:table-cell office:value-type="string" calcext:value-type="string">
            <text:p>Y999Y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3];&quot;',&quot;;&quot;'&quot;;[.C243];&quot;',&quot;;&quot;'&quot;;[.D243];&quot;',&quot;;&quot;'&quot;;[.E243];&quot;',&quot;;&quot;'&quot;;[.F243];&quot;',&quot;;&quot;'&quot;;[.G243];&quot;',&quot;;&quot;&quot;;[.H243];&quot;,&quot;;&quot;&quot;;[.I243];&quot;,&quot;;&quot;'&quot;;[.J243];&quot;',&quot;;&quot;&quot;;[.K243];&quot;);&quot;)" office:value-type="string" office:string-value="INSERT INTO CVT_PLACASSCT ( ENTIDAD, MASCARA, SERIEINICIAL, SERIEFINAL, PARTECADENA, PARTENUMERICA, TAMANOSERIE, SERIESCADENA, IDUSRCARGA, FECHACARGA) VALUES ('16','A999A','Y001Y','Y999Y','[[0,1],[4,5]]','[[1,4]]',2,3,'D997496224',SYSDATE);" calcext:value-type="string">
            <text:p>INSERT INTO CVT_PLACASSCT ( ENTIDAD, MASCARA, SERIEINICIAL, SERIEFINAL, PARTECADENA, PARTENUMERICA, TAMANOSERIE, SERIESCADENA, IDUSRCARGA, FECHACARGA) VALUES ('16','A999A','Y001Y','Y999Y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Y001Z</text:p>
          </table:table-cell>
          <table:table-cell office:value-type="string" calcext:value-type="string">
            <text:p>Y999Z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4];&quot;',&quot;;&quot;'&quot;;[.C244];&quot;',&quot;;&quot;'&quot;;[.D244];&quot;',&quot;;&quot;'&quot;;[.E244];&quot;',&quot;;&quot;'&quot;;[.F244];&quot;',&quot;;&quot;'&quot;;[.G244];&quot;',&quot;;&quot;&quot;;[.H244];&quot;,&quot;;&quot;&quot;;[.I244];&quot;,&quot;;&quot;'&quot;;[.J244];&quot;',&quot;;&quot;&quot;;[.K244];&quot;);&quot;)" office:value-type="string" office:string-value="INSERT INTO CVT_PLACASSCT ( ENTIDAD, MASCARA, SERIEINICIAL, SERIEFINAL, PARTECADENA, PARTENUMERICA, TAMANOSERIE, SERIESCADENA, IDUSRCARGA, FECHACARGA) VALUES ('17','A999A','Y001Z','Y999Z','[[0,1],[4,5]]','[[1,4]]',2,3,'D997496224',SYSDATE);" calcext:value-type="string">
            <text:p>INSERT INTO CVT_PLACASSCT ( ENTIDAD, MASCARA, SERIEINICIAL, SERIEFINAL, PARTECADENA, PARTENUMERICA, TAMANOSERIE, SERIESCADENA, IDUSRCARGA, FECHACARGA) VALUES ('17','A999A','Y001Z','Y999Z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A</text:p>
          </table:table-cell>
          <table:table-cell office:value-type="string" calcext:value-type="string">
            <text:p>Y999A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5];&quot;',&quot;;&quot;'&quot;;[.C245];&quot;',&quot;;&quot;'&quot;;[.D245];&quot;',&quot;;&quot;'&quot;;[.E245];&quot;',&quot;;&quot;'&quot;;[.F245];&quot;',&quot;;&quot;'&quot;;[.G245];&quot;',&quot;;&quot;&quot;;[.H245];&quot;,&quot;;&quot;&quot;;[.I245];&quot;,&quot;;&quot;'&quot;;[.J245];&quot;',&quot;;&quot;&quot;;[.K245];&quot;);&quot;)" office:value-type="string" office:string-value="INSERT INTO CVT_PLACASSCT ( ENTIDAD, MASCARA, SERIEINICIAL, SERIEFINAL, PARTECADENA, PARTENUMERICA, TAMANOSERIE, SERIESCADENA, IDUSRCARGA, FECHACARGA) VALUES ('18','A999A','Z001A','Y999A','[[0,1],[4,5]]','[[1,4]]',2,3,'D997496224',SYSDATE);" calcext:value-type="string">
            <text:p>INSERT INTO CVT_PLACASSCT ( ENTIDAD, MASCARA, SERIEINICIAL, SERIEFINAL, PARTECADENA, PARTENUMERICA, TAMANOSERIE, SERIESCADENA, IDUSRCARGA, FECHACARGA) VALUES ('18','A999A','Z001A','Y999A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B</text:p>
          </table:table-cell>
          <table:table-cell office:value-type="string" calcext:value-type="string">
            <text:p>Y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6];&quot;',&quot;;&quot;'&quot;;[.C246];&quot;',&quot;;&quot;'&quot;;[.D246];&quot;',&quot;;&quot;'&quot;;[.E246];&quot;',&quot;;&quot;'&quot;;[.F246];&quot;',&quot;;&quot;'&quot;;[.G246];&quot;',&quot;;&quot;&quot;;[.H246];&quot;,&quot;;&quot;&quot;;[.I246];&quot;,&quot;;&quot;'&quot;;[.J246];&quot;',&quot;;&quot;&quot;;[.K246];&quot;);&quot;)" office:value-type="string" office:string-value="INSERT INTO CVT_PLACASSCT ( ENTIDAD, MASCARA, SERIEINICIAL, SERIEFINAL, PARTECADENA, PARTENUMERICA, TAMANOSERIE, SERIESCADENA, IDUSRCARGA, FECHACARGA) VALUES ('19','A999A','Z001B','Y999C','[[0,1],[4,5]]','[[1,4]]',2,3,'D997496224',SYSDATE);" calcext:value-type="string">
            <text:p>INSERT INTO CVT_PLACASSCT ( ENTIDAD, MASCARA, SERIEINICIAL, SERIEFINAL, PARTECADENA, PARTENUMERICA, TAMANOSERIE, SERIESCADENA, IDUSRCARGA, FECHACARGA) VALUES ('19','A999A','Z001B','Y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D</text:p>
          </table:table-cell>
          <table:table-cell office:value-type="string" calcext:value-type="string">
            <text:p>Y999D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7];&quot;',&quot;;&quot;'&quot;;[.C247];&quot;',&quot;;&quot;'&quot;;[.D247];&quot;',&quot;;&quot;'&quot;;[.E247];&quot;',&quot;;&quot;'&quot;;[.F247];&quot;',&quot;;&quot;'&quot;;[.G247];&quot;',&quot;;&quot;&quot;;[.H247];&quot;,&quot;;&quot;&quot;;[.I247];&quot;,&quot;;&quot;'&quot;;[.J247];&quot;',&quot;;&quot;&quot;;[.K247];&quot;);&quot;)" office:value-type="string" office:string-value="INSERT INTO CVT_PLACASSCT ( ENTIDAD, MASCARA, SERIEINICIAL, SERIEFINAL, PARTECADENA, PARTENUMERICA, TAMANOSERIE, SERIESCADENA, IDUSRCARGA, FECHACARGA) VALUES ('20','A999A','Z001D','Y999D','[[0,1],[4,5]]','[[1,4]]',2,3,'D997496224',SYSDATE);" calcext:value-type="string">
            <text:p>INSERT INTO CVT_PLACASSCT ( ENTIDAD, MASCARA, SERIEINICIAL, SERIEFINAL, PARTECADENA, PARTENUMERICA, TAMANOSERIE, SERIESCADENA, IDUSRCARGA, FECHACARGA) VALUES ('20','A999A','Z001D','Y999D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E</text:p>
          </table:table-cell>
          <table:table-cell office:value-type="string" calcext:value-type="string">
            <text:p>Y999F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8];&quot;',&quot;;&quot;'&quot;;[.C248];&quot;',&quot;;&quot;'&quot;;[.D248];&quot;',&quot;;&quot;'&quot;;[.E248];&quot;',&quot;;&quot;'&quot;;[.F248];&quot;',&quot;;&quot;'&quot;;[.G248];&quot;',&quot;;&quot;&quot;;[.H248];&quot;,&quot;;&quot;&quot;;[.I248];&quot;,&quot;;&quot;'&quot;;[.J248];&quot;',&quot;;&quot;&quot;;[.K248];&quot;);&quot;)" office:value-type="string" office:string-value="INSERT INTO CVT_PLACASSCT ( ENTIDAD, MASCARA, SERIEINICIAL, SERIEFINAL, PARTECADENA, PARTENUMERICA, TAMANOSERIE, SERIESCADENA, IDUSRCARGA, FECHACARGA) VALUES ('21','A999A','Z001E','Y999F','[[0,1],[4,5]]','[[1,4]]',2,3,'D997496224',SYSDATE);" calcext:value-type="string">
            <text:p>INSERT INTO CVT_PLACASSCT ( ENTIDAD, MASCARA, SERIEINICIAL, SERIEFINAL, PARTECADENA, PARTENUMERICA, TAMANOSERIE, SERIESCADENA, IDUSRCARGA, FECHACARGA) VALUES ('21','A999A','Z001E','Y999F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G</text:p>
          </table:table-cell>
          <table:table-cell office:value-type="string" calcext:value-type="string">
            <text:p>Y999G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49];&quot;',&quot;;&quot;'&quot;;[.C249];&quot;',&quot;;&quot;'&quot;;[.D249];&quot;',&quot;;&quot;'&quot;;[.E249];&quot;',&quot;;&quot;'&quot;;[.F249];&quot;',&quot;;&quot;'&quot;;[.G249];&quot;',&quot;;&quot;&quot;;[.H249];&quot;,&quot;;&quot;&quot;;[.I249];&quot;,&quot;;&quot;'&quot;;[.J249];&quot;',&quot;;&quot;&quot;;[.K249];&quot;);&quot;)" office:value-type="string" office:string-value="INSERT INTO CVT_PLACASSCT ( ENTIDAD, MASCARA, SERIEINICIAL, SERIEFINAL, PARTECADENA, PARTENUMERICA, TAMANOSERIE, SERIESCADENA, IDUSRCARGA, FECHACARGA) VALUES ('22','A999A','Z001G','Y999G','[[0,1],[4,5]]','[[1,4]]',2,3,'D997496224',SYSDATE);" calcext:value-type="string">
            <text:p>INSERT INTO CVT_PLACASSCT ( ENTIDAD, MASCARA, SERIEINICIAL, SERIEFINAL, PARTECADENA, PARTENUMERICA, TAMANOSERIE, SERIESCADENA, IDUSRCARGA, FECHACARGA) VALUES ('22','A999A','Z001G','Y999G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H</text:p>
          </table:table-cell>
          <table:table-cell office:value-type="string" calcext:value-type="string">
            <text:p>Y999H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0];&quot;',&quot;;&quot;'&quot;;[.C250];&quot;',&quot;;&quot;'&quot;;[.D250];&quot;',&quot;;&quot;'&quot;;[.E250];&quot;',&quot;;&quot;'&quot;;[.F250];&quot;',&quot;;&quot;'&quot;;[.G250];&quot;',&quot;;&quot;&quot;;[.H250];&quot;,&quot;;&quot;&quot;;[.I250];&quot;,&quot;;&quot;'&quot;;[.J250];&quot;',&quot;;&quot;&quot;;[.K250];&quot;);&quot;)" office:value-type="string" office:string-value="INSERT INTO CVT_PLACASSCT ( ENTIDAD, MASCARA, SERIEINICIAL, SERIEFINAL, PARTECADENA, PARTENUMERICA, TAMANOSERIE, SERIESCADENA, IDUSRCARGA, FECHACARGA) VALUES ('23','A999A','Z001H','Y999H','[[0,1],[4,5]]','[[1,4]]',2,3,'D997496224',SYSDATE);" calcext:value-type="string">
            <text:p>INSERT INTO CVT_PLACASSCT ( ENTIDAD, MASCARA, SERIEINICIAL, SERIEFINAL, PARTECADENA, PARTENUMERICA, TAMANOSERIE, SERIESCADENA, IDUSRCARGA, FECHACARGA) VALUES ('23','A999A','Z001H','Y999H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J</text:p>
          </table:table-cell>
          <table:table-cell office:value-type="string" calcext:value-type="string">
            <text:p>Y999J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1];&quot;',&quot;;&quot;'&quot;;[.C251];&quot;',&quot;;&quot;'&quot;;[.D251];&quot;',&quot;;&quot;'&quot;;[.E251];&quot;',&quot;;&quot;'&quot;;[.F251];&quot;',&quot;;&quot;'&quot;;[.G251];&quot;',&quot;;&quot;&quot;;[.H251];&quot;,&quot;;&quot;&quot;;[.I251];&quot;,&quot;;&quot;'&quot;;[.J251];&quot;',&quot;;&quot;&quot;;[.K251];&quot;);&quot;)" office:value-type="string" office:string-value="INSERT INTO CVT_PLACASSCT ( ENTIDAD, MASCARA, SERIEINICIAL, SERIEFINAL, PARTECADENA, PARTENUMERICA, TAMANOSERIE, SERIESCADENA, IDUSRCARGA, FECHACARGA) VALUES ('24','A999A','Z001J','Y999J','[[0,1],[4,5]]','[[1,4]]',2,3,'D997496224',SYSDATE);" calcext:value-type="string">
            <text:p>INSERT INTO CVT_PLACASSCT ( ENTIDAD, MASCARA, SERIEINICIAL, SERIEFINAL, PARTECADENA, PARTENUMERICA, TAMANOSERIE, SERIESCADENA, IDUSRCARGA, FECHACARGA) VALUES ('24','A999A','Z001J','Y999J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K</text:p>
          </table:table-cell>
          <table:table-cell office:value-type="string" calcext:value-type="string">
            <text:p>Y999K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2];&quot;',&quot;;&quot;'&quot;;[.C252];&quot;',&quot;;&quot;'&quot;;[.D252];&quot;',&quot;;&quot;'&quot;;[.E252];&quot;',&quot;;&quot;'&quot;;[.F252];&quot;',&quot;;&quot;'&quot;;[.G252];&quot;',&quot;;&quot;&quot;;[.H252];&quot;,&quot;;&quot;&quot;;[.I252];&quot;,&quot;;&quot;'&quot;;[.J252];&quot;',&quot;;&quot;&quot;;[.K252];&quot;);&quot;)" office:value-type="string" office:string-value="INSERT INTO CVT_PLACASSCT ( ENTIDAD, MASCARA, SERIEINICIAL, SERIEFINAL, PARTECADENA, PARTENUMERICA, TAMANOSERIE, SERIESCADENA, IDUSRCARGA, FECHACARGA) VALUES ('25','A999A','Z001K','Y999K','[[0,1],[4,5]]','[[1,4]]',2,3,'D997496224',SYSDATE);" calcext:value-type="string">
            <text:p>INSERT INTO CVT_PLACASSCT ( ENTIDAD, MASCARA, SERIEINICIAL, SERIEFINAL, PARTECADENA, PARTENUMERICA, TAMANOSERIE, SERIESCADENA, IDUSRCARGA, FECHACARGA) VALUES ('25','A999A','Z001K','Y999K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L</text:p>
          </table:table-cell>
          <table:table-cell office:value-type="string" calcext:value-type="string">
            <text:p>Y999L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3];&quot;',&quot;;&quot;'&quot;;[.C253];&quot;',&quot;;&quot;'&quot;;[.D253];&quot;',&quot;;&quot;'&quot;;[.E253];&quot;',&quot;;&quot;'&quot;;[.F253];&quot;',&quot;;&quot;'&quot;;[.G253];&quot;',&quot;;&quot;&quot;;[.H253];&quot;,&quot;;&quot;&quot;;[.I253];&quot;,&quot;;&quot;'&quot;;[.J253];&quot;',&quot;;&quot;&quot;;[.K253];&quot;);&quot;)" office:value-type="string" office:string-value="INSERT INTO CVT_PLACASSCT ( ENTIDAD, MASCARA, SERIEINICIAL, SERIEFINAL, PARTECADENA, PARTENUMERICA, TAMANOSERIE, SERIESCADENA, IDUSRCARGA, FECHACARGA) VALUES ('26','A999A','Z001L','Y999L','[[0,1],[4,5]]','[[1,4]]',2,3,'D997496224',SYSDATE);" calcext:value-type="string">
            <text:p>INSERT INTO CVT_PLACASSCT ( ENTIDAD, MASCARA, SERIEINICIAL, SERIEFINAL, PARTECADENA, PARTENUMERICA, TAMANOSERIE, SERIESCADENA, IDUSRCARGA, FECHACARGA) VALUES ('26','A999A','Z001L','Y999L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M</text:p>
          </table:table-cell>
          <table:table-cell office:value-type="string" calcext:value-type="string">
            <text:p>Y999M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4];&quot;',&quot;;&quot;'&quot;;[.C254];&quot;',&quot;;&quot;'&quot;;[.D254];&quot;',&quot;;&quot;'&quot;;[.E254];&quot;',&quot;;&quot;'&quot;;[.F254];&quot;',&quot;;&quot;'&quot;;[.G254];&quot;',&quot;;&quot;&quot;;[.H254];&quot;,&quot;;&quot;&quot;;[.I254];&quot;,&quot;;&quot;'&quot;;[.J254];&quot;',&quot;;&quot;&quot;;[.K254];&quot;);&quot;)" office:value-type="string" office:string-value="INSERT INTO CVT_PLACASSCT ( ENTIDAD, MASCARA, SERIEINICIAL, SERIEFINAL, PARTECADENA, PARTENUMERICA, TAMANOSERIE, SERIESCADENA, IDUSRCARGA, FECHACARGA) VALUES ('27','A999A','Z001M','Y999M','[[0,1],[4,5]]','[[1,4]]',2,3,'D997496224',SYSDATE);" calcext:value-type="string">
            <text:p>INSERT INTO CVT_PLACASSCT ( ENTIDAD, MASCARA, SERIEINICIAL, SERIEFINAL, PARTECADENA, PARTENUMERICA, TAMANOSERIE, SERIESCADENA, IDUSRCARGA, FECHACARGA) VALUES ('27','A999A','Z001M','Y999M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N</text:p>
          </table:table-cell>
          <table:table-cell office:value-type="string" calcext:value-type="string">
            <text:p>Y999N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5];&quot;',&quot;;&quot;'&quot;;[.C255];&quot;',&quot;;&quot;'&quot;;[.D255];&quot;',&quot;;&quot;'&quot;;[.E255];&quot;',&quot;;&quot;'&quot;;[.F255];&quot;',&quot;;&quot;'&quot;;[.G255];&quot;',&quot;;&quot;&quot;;[.H255];&quot;,&quot;;&quot;&quot;;[.I255];&quot;,&quot;;&quot;'&quot;;[.J255];&quot;',&quot;;&quot;&quot;;[.K255];&quot;);&quot;)" office:value-type="string" office:string-value="INSERT INTO CVT_PLACASSCT ( ENTIDAD, MASCARA, SERIEINICIAL, SERIEFINAL, PARTECADENA, PARTENUMERICA, TAMANOSERIE, SERIESCADENA, IDUSRCARGA, FECHACARGA) VALUES ('28','A999A','Z001N','Y999N','[[0,1],[4,5]]','[[1,4]]',2,3,'D997496224',SYSDATE);" calcext:value-type="string">
            <text:p>INSERT INTO CVT_PLACASSCT ( ENTIDAD, MASCARA, SERIEINICIAL, SERIEFINAL, PARTECADENA, PARTENUMERICA, TAMANOSERIE, SERIESCADENA, IDUSRCARGA, FECHACARGA) VALUES ('28','A999A','Z001N','Y999N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P</text:p>
          </table:table-cell>
          <table:table-cell office:value-type="string" calcext:value-type="string">
            <text:p>Y999P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6];&quot;',&quot;;&quot;'&quot;;[.C256];&quot;',&quot;;&quot;'&quot;;[.D256];&quot;',&quot;;&quot;'&quot;;[.E256];&quot;',&quot;;&quot;'&quot;;[.F256];&quot;',&quot;;&quot;'&quot;;[.G256];&quot;',&quot;;&quot;&quot;;[.H256];&quot;,&quot;;&quot;&quot;;[.I256];&quot;,&quot;;&quot;'&quot;;[.J256];&quot;',&quot;;&quot;&quot;;[.K256];&quot;);&quot;)" office:value-type="string" office:string-value="INSERT INTO CVT_PLACASSCT ( ENTIDAD, MASCARA, SERIEINICIAL, SERIEFINAL, PARTECADENA, PARTENUMERICA, TAMANOSERIE, SERIESCADENA, IDUSRCARGA, FECHACARGA) VALUES ('29','A999A','Z001P','Y999P','[[0,1],[4,5]]','[[1,4]]',2,3,'D997496224',SYSDATE);" calcext:value-type="string">
            <text:p>INSERT INTO CVT_PLACASSCT ( ENTIDAD, MASCARA, SERIEINICIAL, SERIEFINAL, PARTECADENA, PARTENUMERICA, TAMANOSERIE, SERIESCADENA, IDUSRCARGA, FECHACARGA) VALUES ('29','A999A','Z001P','Y999P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R</text:p>
          </table:table-cell>
          <table:table-cell office:value-type="string" calcext:value-type="string">
            <text:p>Y999R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7];&quot;',&quot;;&quot;'&quot;;[.C257];&quot;',&quot;;&quot;'&quot;;[.D257];&quot;',&quot;;&quot;'&quot;;[.E257];&quot;',&quot;;&quot;'&quot;;[.F257];&quot;',&quot;;&quot;'&quot;;[.G257];&quot;',&quot;;&quot;&quot;;[.H257];&quot;,&quot;;&quot;&quot;;[.I257];&quot;,&quot;;&quot;'&quot;;[.J257];&quot;',&quot;;&quot;&quot;;[.K257];&quot;);&quot;)" office:value-type="string" office:string-value="INSERT INTO CVT_PLACASSCT ( ENTIDAD, MASCARA, SERIEINICIAL, SERIEFINAL, PARTECADENA, PARTENUMERICA, TAMANOSERIE, SERIESCADENA, IDUSRCARGA, FECHACARGA) VALUES ('30','A999A','Z001R','Y999R','[[0,1],[4,5]]','[[1,4]]',2,3,'D997496224',SYSDATE);" calcext:value-type="string">
            <text:p>INSERT INTO CVT_PLACASSCT ( ENTIDAD, MASCARA, SERIEINICIAL, SERIEFINAL, PARTECADENA, PARTENUMERICA, TAMANOSERIE, SERIESCADENA, IDUSRCARGA, FECHACARGA) VALUES ('30','A999A','Z001R','Y999R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S</text:p>
          </table:table-cell>
          <table:table-cell office:value-type="string" calcext:value-type="string">
            <text:p>Y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8];&quot;',&quot;;&quot;'&quot;;[.C258];&quot;',&quot;;&quot;'&quot;;[.D258];&quot;',&quot;;&quot;'&quot;;[.E258];&quot;',&quot;;&quot;'&quot;;[.F258];&quot;',&quot;;&quot;'&quot;;[.G258];&quot;',&quot;;&quot;&quot;;[.H258];&quot;,&quot;;&quot;&quot;;[.I258];&quot;,&quot;;&quot;'&quot;;[.J258];&quot;',&quot;;&quot;&quot;;[.K258];&quot;);&quot;)" office:value-type="string" office:string-value="INSERT INTO CVT_PLACASSCT ( ENTIDAD, MASCARA, SERIEINICIAL, SERIEFINAL, PARTECADENA, PARTENUMERICA, TAMANOSERIE, SERIESCADENA, IDUSRCARGA, FECHACARGA) VALUES ('31','A999A','Z001S','Y999S','[[0,1],[4,5]]','[[1,4]]',2,3,'D997496224',SYSDATE);" calcext:value-type="string">
            <text:p>INSERT INTO CVT_PLACASSCT ( ENTIDAD, MASCARA, SERIEINICIAL, SERIEFINAL, PARTECADENA, PARTENUMERICA, TAMANOSERIE, SERIESCADENA, IDUSRCARGA, FECHACARGA) VALUES ('31','A999A','Z001S','Y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Z001T</text:p>
          </table:table-cell>
          <table:table-cell office:value-type="string" calcext:value-type="string">
            <text:p>Y999T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59];&quot;',&quot;;&quot;'&quot;;[.C259];&quot;',&quot;;&quot;'&quot;;[.D259];&quot;',&quot;;&quot;'&quot;;[.E259];&quot;',&quot;;&quot;'&quot;;[.F259];&quot;',&quot;;&quot;'&quot;;[.G259];&quot;',&quot;;&quot;&quot;;[.H259];&quot;,&quot;;&quot;&quot;;[.I259];&quot;,&quot;;&quot;'&quot;;[.J259];&quot;',&quot;;&quot;&quot;;[.K259];&quot;);&quot;)" office:value-type="string" office:string-value="INSERT INTO CVT_PLACASSCT ( ENTIDAD, MASCARA, SERIEINICIAL, SERIEFINAL, PARTECADENA, PARTENUMERICA, TAMANOSERIE, SERIESCADENA, IDUSRCARGA, FECHACARGA) VALUES ('32','A999A','Z001T','Y999T','[[0,1],[4,5]]','[[1,4]]',2,3,'D997496224',SYSDATE);" calcext:value-type="string">
            <text:p>INSERT INTO CVT_PLACASSCT ( ENTIDAD, MASCARA, SERIEINICIAL, SERIEFINAL, PARTECADENA, PARTENUMERICA, TAMANOSERIE, SERIESCADENA, IDUSRCARGA, FECHACARGA) VALUES ('32','A999A','Z001T','Y999T','[[0,1],[4,5]]','[[1,4]]',2,3,'D997496224',SYSDATE);</text:p>
          </table:table-cell>
        </table:table-row>
        <table:table-row table:style-name="ro2">
          <table:table-cell office:value-type="string" calcext:value-type="string">
            <text:p>MOTOS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A001A</text:p>
          </table:table-cell>
          <table:table-cell office:value-type="string" calcext:value-type="string">
            <text:p>A999H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1];&quot;',&quot;;&quot;'&quot;;[.C261];&quot;',&quot;;&quot;'&quot;;[.D261];&quot;',&quot;;&quot;'&quot;;[.E261];&quot;',&quot;;&quot;'&quot;;[.F261];&quot;',&quot;;&quot;'&quot;;[.G261];&quot;',&quot;;&quot;&quot;;[.H261];&quot;,&quot;;&quot;&quot;;[.I261];&quot;,&quot;;&quot;'&quot;;[.J261];&quot;',&quot;;&quot;&quot;;[.K261];&quot;);&quot;)" office:value-type="string" office:string-value="INSERT INTO CVT_PLACASSCT ( ENTIDAD, MASCARA, SERIEINICIAL, SERIEFINAL, PARTECADENA, PARTENUMERICA, TAMANOSERIE, SERIESCADENA, IDUSRCARGA, FECHACARGA) VALUES ('01','A999A','A001A','A999H','[[0,1],[4,5]]','[[1,4]]',2,3,'D997496224',SYSDATE);" calcext:value-type="string">
            <text:p>INSERT INTO CVT_PLACASSCT ( ENTIDAD, MASCARA, SERIEINICIAL, SERIEFINAL, PARTECADENA, PARTENUMERICA, TAMANOSERIE, SERIESCADENA, IDUSRCARGA, FECHACARGA) VALUES ('01','A999A','A001A','A999H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AA99</text:p>
          </table:table-cell>
          <table:table-cell table:style-name="ce3" office:value-type="string" calcext:value-type="string">
            <text:p>AAA01</text:p>
          </table:table-cell>
          <table:table-cell office:value-type="string" calcext:value-type="string">
            <text:p>A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2];&quot;',&quot;;&quot;'&quot;;[.C262];&quot;',&quot;;&quot;'&quot;;[.D262];&quot;',&quot;;&quot;'&quot;;[.E262];&quot;',&quot;;&quot;'&quot;;[.F262];&quot;',&quot;;&quot;'&quot;;[.G262];&quot;',&quot;;&quot;&quot;;[.H262];&quot;,&quot;;&quot;&quot;;[.I262];&quot;,&quot;;&quot;'&quot;;[.J262];&quot;',&quot;;&quot;&quot;;[.K262];&quot;);&quot;)" office:value-type="string" office:string-value="INSERT INTO CVT_PLACASSCT ( ENTIDAD, MASCARA, SERIEINICIAL, SERIEFINAL, PARTECADENA, PARTENUMERICA, TAMANOSERIE, SERIESCADENA, IDUSRCARGA, FECHACARGA) VALUES ('01','AAA99','AAA01','AKZ99','[[0,3]]','[[3,5]]',2,2,'D997496224',SYSDATE);" calcext:value-type="string">
            <text:p>INSERT INTO CVT_PLACASSCT ( ENTIDAD, MASCARA, SERIEINICIAL, SERIEFINAL, PARTECADENA, PARTENUMERICA, TAMANOSERIE, SERIESCADENA, IDUSRCARGA, FECHACARGA) VALUES ('01','AAA99','AAA01','A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A001J</text:p>
          </table:table-cell>
          <table:table-cell office:value-type="string" calcext:value-type="string">
            <text:p>A999X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3];&quot;',&quot;;&quot;'&quot;;[.C263];&quot;',&quot;;&quot;'&quot;;[.D263];&quot;',&quot;;&quot;'&quot;;[.E263];&quot;',&quot;;&quot;'&quot;;[.F263];&quot;',&quot;;&quot;'&quot;;[.G263];&quot;',&quot;;&quot;&quot;;[.H263];&quot;,&quot;;&quot;&quot;;[.I263];&quot;,&quot;;&quot;'&quot;;[.J263];&quot;',&quot;;&quot;&quot;;[.K263];&quot;);&quot;)" office:value-type="string" office:string-value="INSERT INTO CVT_PLACASSCT ( ENTIDAD, MASCARA, SERIEINICIAL, SERIEFINAL, PARTECADENA, PARTENUMERICA, TAMANOSERIE, SERIESCADENA, IDUSRCARGA, FECHACARGA) VALUES ('02','A999A','A001J','A999X','[[0,1],[4,5]]','[[1,4]]',2,3,'D997496224',SYSDATE);" calcext:value-type="string">
            <text:p>INSERT INTO CVT_PLACASSCT ( ENTIDAD, MASCARA, SERIEINICIAL, SERIEFINAL, PARTECADENA, PARTENUMERICA, TAMANOSERIE, SERIESCADENA, IDUSRCARGA, FECHACARGA) VALUES ('02','A999A','A001J','A999X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ALA01</text:p>
          </table:table-cell>
          <table:table-cell office:value-type="string" calcext:value-type="string">
            <text:p>A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4];&quot;',&quot;;&quot;'&quot;;[.C264];&quot;',&quot;;&quot;'&quot;;[.D264];&quot;',&quot;;&quot;'&quot;;[.E264];&quot;',&quot;;&quot;'&quot;;[.F264];&quot;',&quot;;&quot;'&quot;;[.G264];&quot;',&quot;;&quot;&quot;;[.H264];&quot;,&quot;;&quot;&quot;;[.I264];&quot;,&quot;;&quot;'&quot;;[.J264];&quot;',&quot;;&quot;&quot;;[.K264];&quot;);&quot;)" office:value-type="string" office:string-value="INSERT INTO CVT_PLACASSCT ( ENTIDAD, MASCARA, SERIEINICIAL, SERIEFINAL, PARTECADENA, PARTENUMERICA, TAMANOSERIE, SERIESCADENA, IDUSRCARGA, FECHACARGA) VALUES ('02','AAA99','ALA01','AZZ99','[[0,3]]','[[3,5]]',2,2,'D997496224',SYSDATE);" calcext:value-type="string">
            <text:p>INSERT INTO CVT_PLACASSCT ( ENTIDAD, MASCARA, SERIEINICIAL, SERIEFINAL, PARTECADENA, PARTENUMERICA, TAMANOSERIE, SERIESCADENA, IDUSRCARGA, FECHACARGA) VALUES ('02','AAA99','ALA01','A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A001Y</text:p>
          </table:table-cell>
          <table:table-cell office:value-type="string" calcext:value-type="string">
            <text:p>B999B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5];&quot;',&quot;;&quot;'&quot;;[.C265];&quot;',&quot;;&quot;'&quot;;[.D265];&quot;',&quot;;&quot;'&quot;;[.E265];&quot;',&quot;;&quot;'&quot;;[.F265];&quot;',&quot;;&quot;'&quot;;[.G265];&quot;',&quot;;&quot;&quot;;[.H265];&quot;,&quot;;&quot;&quot;;[.I265];&quot;,&quot;;&quot;'&quot;;[.J265];&quot;',&quot;;&quot;&quot;;[.K265];&quot;);&quot;)" office:value-type="string" office:string-value="INSERT INTO CVT_PLACASSCT ( ENTIDAD, MASCARA, SERIEINICIAL, SERIEFINAL, PARTECADENA, PARTENUMERICA, TAMANOSERIE, SERIESCADENA, IDUSRCARGA, FECHACARGA) VALUES ('03','A999A','A001Y','B999B','[[0,1],[4,5]]','[[1,4]]',2,3,'D997496224',SYSDATE);" calcext:value-type="string">
            <text:p>INSERT INTO CVT_PLACASSCT ( ENTIDAD, MASCARA, SERIEINICIAL, SERIEFINAL, PARTECADENA, PARTENUMERICA, TAMANOSERIE, SERIESCADENA, IDUSRCARGA, FECHACARGA) VALUES ('03','A999A','A001Y','B999B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BAA01</text:p>
          </table:table-cell>
          <table:table-cell office:value-type="string" calcext:value-type="string">
            <text:p>B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6];&quot;',&quot;;&quot;'&quot;;[.C266];&quot;',&quot;;&quot;'&quot;;[.D266];&quot;',&quot;;&quot;'&quot;;[.E266];&quot;',&quot;;&quot;'&quot;;[.F266];&quot;',&quot;;&quot;'&quot;;[.G266];&quot;',&quot;;&quot;&quot;;[.H266];&quot;,&quot;;&quot;&quot;;[.I266];&quot;,&quot;;&quot;'&quot;;[.J266];&quot;',&quot;;&quot;&quot;;[.K266];&quot;);&quot;)" office:value-type="string" office:string-value="INSERT INTO CVT_PLACASSCT ( ENTIDAD, MASCARA, SERIEINICIAL, SERIEFINAL, PARTECADENA, PARTENUMERICA, TAMANOSERIE, SERIESCADENA, IDUSRCARGA, FECHACARGA) VALUES ('03','AAA99','BAA01','BKZ99','[[0,3]]','[[3,5]]',2,2,'D997496224',SYSDATE);" calcext:value-type="string">
            <text:p>INSERT INTO CVT_PLACASSCT ( ENTIDAD, MASCARA, SERIEINICIAL, SERIEFINAL, PARTECADENA, PARTENUMERICA, TAMANOSERIE, SERIESCADENA, IDUSRCARGA, FECHACARGA) VALUES ('03','AAA99','BAA01','B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B001C</text:p>
          </table:table-cell>
          <table:table-cell office:value-type="string" calcext:value-type="string">
            <text:p>B999T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7];&quot;',&quot;;&quot;'&quot;;[.C267];&quot;',&quot;;&quot;'&quot;;[.D267];&quot;',&quot;;&quot;'&quot;;[.E267];&quot;',&quot;;&quot;'&quot;;[.F267];&quot;',&quot;;&quot;'&quot;;[.G267];&quot;',&quot;;&quot;&quot;;[.H267];&quot;,&quot;;&quot;&quot;;[.I267];&quot;,&quot;;&quot;'&quot;;[.J267];&quot;',&quot;;&quot;&quot;;[.K267];&quot;);&quot;)" office:value-type="string" office:string-value="INSERT INTO CVT_PLACASSCT ( ENTIDAD, MASCARA, SERIEINICIAL, SERIEFINAL, PARTECADENA, PARTENUMERICA, TAMANOSERIE, SERIESCADENA, IDUSRCARGA, FECHACARGA) VALUES ('04','A999A','B001C','B999T','[[0,1],[4,5]]','[[1,4]]',2,3,'D997496224',SYSDATE);" calcext:value-type="string">
            <text:p>INSERT INTO CVT_PLACASSCT ( ENTIDAD, MASCARA, SERIEINICIAL, SERIEFINAL, PARTECADENA, PARTENUMERICA, TAMANOSERIE, SERIESCADENA, IDUSRCARGA, FECHACARGA) VALUES ('04','A999A','B001C','B999T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BLA01</text:p>
          </table:table-cell>
          <table:table-cell office:value-type="string" calcext:value-type="string">
            <text:p>B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8];&quot;',&quot;;&quot;'&quot;;[.C268];&quot;',&quot;;&quot;'&quot;;[.D268];&quot;',&quot;;&quot;'&quot;;[.E268];&quot;',&quot;;&quot;'&quot;;[.F268];&quot;',&quot;;&quot;'&quot;;[.G268];&quot;',&quot;;&quot;&quot;;[.H268];&quot;,&quot;;&quot;&quot;;[.I268];&quot;,&quot;;&quot;'&quot;;[.J268];&quot;',&quot;;&quot;&quot;;[.K268];&quot;);&quot;)" office:value-type="string" office:string-value="INSERT INTO CVT_PLACASSCT ( ENTIDAD, MASCARA, SERIEINICIAL, SERIEFINAL, PARTECADENA, PARTENUMERICA, TAMANOSERIE, SERIESCADENA, IDUSRCARGA, FECHACARGA) VALUES ('04','AAA99','BLA01','BZZ99','[[0,3]]','[[3,5]]',2,2,'D997496224',SYSDATE);" calcext:value-type="string">
            <text:p>INSERT INTO CVT_PLACASSCT ( ENTIDAD, MASCARA, SERIEINICIAL, SERIEFINAL, PARTECADENA, PARTENUMERICA, TAMANOSERIE, SERIESCADENA, IDUSRCARGA, FECHACARGA) VALUES ('04','AAA99','BLA01','B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B001U</text:p>
          </table:table-cell>
          <table:table-cell office:value-type="string" calcext:value-type="string">
            <text:p>C999B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69];&quot;',&quot;;&quot;'&quot;;[.C269];&quot;',&quot;;&quot;'&quot;;[.D269];&quot;',&quot;;&quot;'&quot;;[.E269];&quot;',&quot;;&quot;'&quot;;[.F269];&quot;',&quot;;&quot;'&quot;;[.G269];&quot;',&quot;;&quot;&quot;;[.H269];&quot;,&quot;;&quot;&quot;;[.I269];&quot;,&quot;;&quot;'&quot;;[.J269];&quot;',&quot;;&quot;&quot;;[.K269];&quot;);&quot;)" office:value-type="string" office:string-value="INSERT INTO CVT_PLACASSCT ( ENTIDAD, MASCARA, SERIEINICIAL, SERIEFINAL, PARTECADENA, PARTENUMERICA, TAMANOSERIE, SERIESCADENA, IDUSRCARGA, FECHACARGA) VALUES ('07','A999A','B001U','C999B','[[0,1],[4,5]]','[[1,4]]',2,3,'D997496224',SYSDATE);" calcext:value-type="string">
            <text:p>INSERT INTO CVT_PLACASSCT ( ENTIDAD, MASCARA, SERIEINICIAL, SERIEFINAL, PARTECADENA, PARTENUMERICA, TAMANOSERIE, SERIESCADENA, IDUSRCARGA, FECHACARGA) VALUES ('07','A999A','B001U','C999B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CAA01</text:p>
          </table:table-cell>
          <table:table-cell office:value-type="string" calcext:value-type="string">
            <text:p>C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0];&quot;',&quot;;&quot;'&quot;;[.C270];&quot;',&quot;;&quot;'&quot;;[.D270];&quot;',&quot;;&quot;'&quot;;[.E270];&quot;',&quot;;&quot;'&quot;;[.F270];&quot;',&quot;;&quot;'&quot;;[.G270];&quot;',&quot;;&quot;&quot;;[.H270];&quot;,&quot;;&quot;&quot;;[.I270];&quot;,&quot;;&quot;'&quot;;[.J270];&quot;',&quot;;&quot;&quot;;[.K270];&quot;);&quot;)" office:value-type="string" office:string-value="INSERT INTO CVT_PLACASSCT ( ENTIDAD, MASCARA, SERIEINICIAL, SERIEFINAL, PARTECADENA, PARTENUMERICA, TAMANOSERIE, SERIESCADENA, IDUSRCARGA, FECHACARGA) VALUES ('07','AAA99','CAA01','CKZ99','[[0,3]]','[[3,5]]',2,2,'D997496224',SYSDATE);" calcext:value-type="string">
            <text:p>INSERT INTO CVT_PLACASSCT ( ENTIDAD, MASCARA, SERIEINICIAL, SERIEFINAL, PARTECADENA, PARTENUMERICA, TAMANOSERIE, SERIESCADENA, IDUSRCARGA, FECHACARGA) VALUES ('07','AAA99','CAA01','C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C001C</text:p>
          </table:table-cell>
          <table:table-cell office:value-type="string" calcext:value-type="string">
            <text:p>D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1];&quot;',&quot;;&quot;'&quot;;[.C271];&quot;',&quot;;&quot;'&quot;;[.D271];&quot;',&quot;;&quot;'&quot;;[.E271];&quot;',&quot;;&quot;'&quot;;[.F271];&quot;',&quot;;&quot;'&quot;;[.G271];&quot;',&quot;;&quot;&quot;;[.H271];&quot;,&quot;;&quot;&quot;;[.I271];&quot;,&quot;;&quot;'&quot;;[.J271];&quot;',&quot;;&quot;&quot;;[.K271];&quot;);&quot;)" office:value-type="string" office:string-value="INSERT INTO CVT_PLACASSCT ( ENTIDAD, MASCARA, SERIEINICIAL, SERIEFINAL, PARTECADENA, PARTENUMERICA, TAMANOSERIE, SERIESCADENA, IDUSRCARGA, FECHACARGA) VALUES ('08','A999A','C001C','D999C','[[0,1],[4,5]]','[[1,4]]',2,3,'D997496224',SYSDATE);" calcext:value-type="string">
            <text:p>INSERT INTO CVT_PLACASSCT ( ENTIDAD, MASCARA, SERIEINICIAL, SERIEFINAL, PARTECADENA, PARTENUMERICA, TAMANOSERIE, SERIESCADENA, IDUSRCARGA, FECHACARGA) VALUES ('08','A999A','C001C','D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CLA01</text:p>
          </table:table-cell>
          <table:table-cell office:value-type="string" calcext:value-type="string">
            <text:p>DD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2];&quot;',&quot;;&quot;'&quot;;[.C272];&quot;',&quot;;&quot;'&quot;;[.D272];&quot;',&quot;;&quot;'&quot;;[.E272];&quot;',&quot;;&quot;'&quot;;[.F272];&quot;',&quot;;&quot;'&quot;;[.G272];&quot;',&quot;;&quot;&quot;;[.H272];&quot;,&quot;;&quot;&quot;;[.I272];&quot;,&quot;;&quot;'&quot;;[.J272];&quot;',&quot;;&quot;&quot;;[.K272];&quot;);&quot;)" office:value-type="string" office:string-value="INSERT INTO CVT_PLACASSCT ( ENTIDAD, MASCARA, SERIEINICIAL, SERIEFINAL, PARTECADENA, PARTENUMERICA, TAMANOSERIE, SERIESCADENA, IDUSRCARGA, FECHACARGA) VALUES ('08','AAA99','CLA01','DDZ99','[[0,3]]','[[3,5]]',2,2,'D997496224',SYSDATE);" calcext:value-type="string">
            <text:p>INSERT INTO CVT_PLACASSCT ( ENTIDAD, MASCARA, SERIEINICIAL, SERIEFINAL, PARTECADENA, PARTENUMERICA, TAMANOSERIE, SERIESCADENA, IDUSRCARGA, FECHACARGA) VALUES ('08','AAA99','CLA01','DD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D001D</text:p>
          </table:table-cell>
          <table:table-cell office:value-type="string" calcext:value-type="string">
            <text:p>D999X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3];&quot;',&quot;;&quot;'&quot;;[.C273];&quot;',&quot;;&quot;'&quot;;[.D273];&quot;',&quot;;&quot;'&quot;;[.E273];&quot;',&quot;;&quot;'&quot;;[.F273];&quot;',&quot;;&quot;'&quot;;[.G273];&quot;',&quot;;&quot;&quot;;[.H273];&quot;,&quot;;&quot;&quot;;[.I273];&quot;,&quot;;&quot;'&quot;;[.J273];&quot;',&quot;;&quot;&quot;;[.K273];&quot;);&quot;)" office:value-type="string" office:string-value="INSERT INTO CVT_PLACASSCT ( ENTIDAD, MASCARA, SERIEINICIAL, SERIEFINAL, PARTECADENA, PARTENUMERICA, TAMANOSERIE, SERIESCADENA, IDUSRCARGA, FECHACARGA) VALUES ('05','A999A','D001D','D999X','[[0,1],[4,5]]','[[1,4]]',2,3,'D997496224',SYSDATE);" calcext:value-type="string">
            <text:p>INSERT INTO CVT_PLACASSCT ( ENTIDAD, MASCARA, SERIEINICIAL, SERIEFINAL, PARTECADENA, PARTENUMERICA, TAMANOSERIE, SERIESCADENA, IDUSRCARGA, FECHACARGA) VALUES ('05','A999A','D001D','D999X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DEA01</text:p>
          </table:table-cell>
          <table:table-cell office:value-type="string" calcext:value-type="string">
            <text:p>DT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4];&quot;',&quot;;&quot;'&quot;;[.C274];&quot;',&quot;;&quot;'&quot;;[.D274];&quot;',&quot;;&quot;'&quot;;[.E274];&quot;',&quot;;&quot;'&quot;;[.F274];&quot;',&quot;;&quot;'&quot;;[.G274];&quot;',&quot;;&quot;&quot;;[.H274];&quot;,&quot;;&quot;&quot;;[.I274];&quot;,&quot;;&quot;'&quot;;[.J274];&quot;',&quot;;&quot;&quot;;[.K274];&quot;);&quot;)" office:value-type="string" office:string-value="INSERT INTO CVT_PLACASSCT ( ENTIDAD, MASCARA, SERIEINICIAL, SERIEFINAL, PARTECADENA, PARTENUMERICA, TAMANOSERIE, SERIESCADENA, IDUSRCARGA, FECHACARGA) VALUES ('05','AAA99','DEA01','DTZ99','[[0,3]]','[[3,5]]',2,2,'D997496224',SYSDATE);" calcext:value-type="string">
            <text:p>INSERT INTO CVT_PLACASSCT ( ENTIDAD, MASCARA, SERIEINICIAL, SERIEFINAL, PARTECADENA, PARTENUMERICA, TAMANOSERIE, SERIESCADENA, IDUSRCARGA, FECHACARGA) VALUES ('05','AAA99','DEA01','DT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D001Y</text:p>
          </table:table-cell>
          <table:table-cell office:value-type="string" calcext:value-type="string">
            <text:p>E999U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5];&quot;',&quot;;&quot;'&quot;;[.C275];&quot;',&quot;;&quot;'&quot;;[.D275];&quot;',&quot;;&quot;'&quot;;[.E275];&quot;',&quot;;&quot;'&quot;;[.F275];&quot;',&quot;;&quot;'&quot;;[.G275];&quot;',&quot;;&quot;&quot;;[.H275];&quot;,&quot;;&quot;&quot;;[.I275];&quot;,&quot;;&quot;'&quot;;[.J275];&quot;',&quot;;&quot;&quot;;[.K275];&quot;);&quot;)" office:value-type="string" office:string-value="INSERT INTO CVT_PLACASSCT ( ENTIDAD, MASCARA, SERIEINICIAL, SERIEFINAL, PARTECADENA, PARTENUMERICA, TAMANOSERIE, SERIESCADENA, IDUSRCARGA, FECHACARGA) VALUES ('06','A999A','D001Y','E999U','[[0,1],[4,5]]','[[1,4]]',2,3,'D997496224',SYSDATE);" calcext:value-type="string">
            <text:p>INSERT INTO CVT_PLACASSCT ( ENTIDAD, MASCARA, SERIEINICIAL, SERIEFINAL, PARTECADENA, PARTENUMERICA, TAMANOSERIE, SERIESCADENA, IDUSRCARGA, FECHACARGA) VALUES ('06','A999A','D001Y','E999U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DUA01</text:p>
          </table:table-cell>
          <table:table-cell office:value-type="string" calcext:value-type="string">
            <text:p>EG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6];&quot;',&quot;;&quot;'&quot;;[.C276];&quot;',&quot;;&quot;'&quot;;[.D276];&quot;',&quot;;&quot;'&quot;;[.E276];&quot;',&quot;;&quot;'&quot;;[.F276];&quot;',&quot;;&quot;'&quot;;[.G276];&quot;',&quot;;&quot;&quot;;[.H276];&quot;,&quot;;&quot;&quot;;[.I276];&quot;,&quot;;&quot;'&quot;;[.J276];&quot;',&quot;;&quot;&quot;;[.K276];&quot;);&quot;)" office:value-type="string" office:string-value="INSERT INTO CVT_PLACASSCT ( ENTIDAD, MASCARA, SERIEINICIAL, SERIEFINAL, PARTECADENA, PARTENUMERICA, TAMANOSERIE, SERIESCADENA, IDUSRCARGA, FECHACARGA) VALUES ('06','AAA99','DUA01','EGZ99','[[0,3]]','[[3,5]]',2,2,'D997496224',SYSDATE);" calcext:value-type="string">
            <text:p>INSERT INTO CVT_PLACASSCT ( ENTIDAD, MASCARA, SERIEINICIAL, SERIEFINAL, PARTECADENA, PARTENUMERICA, TAMANOSERIE, SERIESCADENA, IDUSRCARGA, FECHACARGA) VALUES ('06','AAA99','DUA01','EG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0001</text:p>
          </table:table-cell>
          <table:table-cell office:value-type="float" office:value="98999" calcext:value-type="float">
            <text:p>98999</text:p>
          </table:table-cell>
          <table:table-cell table:style-name="ce4" table:number-columns-repeated="5"/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7];&quot;',&quot;;&quot;'&quot;;[.C277];&quot;',&quot;;&quot;'&quot;;[.D277];&quot;',&quot;;&quot;'&quot;;[.E277];&quot;',&quot;;&quot;'&quot;;[.F277];&quot;',&quot;;&quot;'&quot;;[.G277];&quot;',&quot;;&quot;&quot;;[.H277];&quot;,&quot;;&quot;&quot;;[.I277];&quot;,&quot;;&quot;'&quot;;[.J277];&quot;',&quot;;&quot;&quot;;[.K277];&quot;);&quot;)" office:value-type="string" office:string-value="INSERT INTO CVT_PLACASSCT ( ENTIDAD, MASCARA, SERIEINICIAL, SERIEFINAL, PARTECADENA, PARTENUMERICA, TAMANOSERIE, SERIESCADENA, IDUSRCARGA, FECHACARGA) VALUES ('09','99999','00001','98999','','',,,'',SYSDATE);" calcext:value-type="string">
            <text:p>INSERT INTO CVT_PLACASSCT ( ENTIDAD, MASCARA, SERIEINICIAL, SERIEFINAL, PARTECADENA, PARTENUMERICA, TAMANOSERIE, SERIESCADENA, IDUSRCARGA, FECHACARGA) VALUES ('09','99999','00001','98999','','',,,'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E001V</text:p>
          </table:table-cell>
          <table:table-cell office:value-type="string" calcext:value-type="string">
            <text:p>F999A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8];&quot;',&quot;;&quot;'&quot;;[.C278];&quot;',&quot;;&quot;'&quot;;[.D278];&quot;',&quot;;&quot;'&quot;;[.E278];&quot;',&quot;;&quot;'&quot;;[.F278];&quot;',&quot;;&quot;'&quot;;[.G278];&quot;',&quot;;&quot;&quot;;[.H278];&quot;,&quot;;&quot;&quot;;[.I278];&quot;,&quot;;&quot;'&quot;;[.J278];&quot;',&quot;;&quot;&quot;;[.K278];&quot;);&quot;)" office:value-type="string" office:string-value="INSERT INTO CVT_PLACASSCT ( ENTIDAD, MASCARA, SERIEINICIAL, SERIEFINAL, PARTECADENA, PARTENUMERICA, TAMANOSERIE, SERIESCADENA, IDUSRCARGA, FECHACARGA) VALUES ('10','A999A','E001V','F999A','[[0,1],[4,5]]','[[1,4]]',2,3,'D997496224',SYSDATE);" calcext:value-type="string">
            <text:p>INSERT INTO CVT_PLACASSCT ( ENTIDAD, MASCARA, SERIEINICIAL, SERIEFINAL, PARTECADENA, PARTENUMERICA, TAMANOSERIE, SERIESCADENA, IDUSRCARGA, FECHACARGA) VALUES ('10','A999A','E001V','F999A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EHA01</text:p>
          </table:table-cell>
          <table:table-cell office:value-type="string" calcext:value-type="string">
            <text:p>ET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79];&quot;',&quot;;&quot;'&quot;;[.C279];&quot;',&quot;;&quot;'&quot;;[.D279];&quot;',&quot;;&quot;'&quot;;[.E279];&quot;',&quot;;&quot;'&quot;;[.F279];&quot;',&quot;;&quot;'&quot;;[.G279];&quot;',&quot;;&quot;&quot;;[.H279];&quot;,&quot;;&quot;&quot;;[.I279];&quot;,&quot;;&quot;'&quot;;[.J279];&quot;',&quot;;&quot;&quot;;[.K279];&quot;);&quot;)" office:value-type="string" office:string-value="INSERT INTO CVT_PLACASSCT ( ENTIDAD, MASCARA, SERIEINICIAL, SERIEFINAL, PARTECADENA, PARTENUMERICA, TAMANOSERIE, SERIESCADENA, IDUSRCARGA, FECHACARGA) VALUES ('10','AAA99','EHA01','ETZ99','[[0,3]]','[[3,5]]',2,2,'D997496224',SYSDATE);" calcext:value-type="string">
            <text:p>INSERT INTO CVT_PLACASSCT ( ENTIDAD, MASCARA, SERIEINICIAL, SERIEFINAL, PARTECADENA, PARTENUMERICA, TAMANOSERIE, SERIESCADENA, IDUSRCARGA, FECHACARGA) VALUES ('10','AAA99','EHA01','ET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F001B</text:p>
          </table:table-cell>
          <table:table-cell office:value-type="string" calcext:value-type="string">
            <text:p>F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0];&quot;',&quot;;&quot;'&quot;;[.C280];&quot;',&quot;;&quot;'&quot;;[.D280];&quot;',&quot;;&quot;'&quot;;[.E280];&quot;',&quot;;&quot;'&quot;;[.F280];&quot;',&quot;;&quot;'&quot;;[.G280];&quot;',&quot;;&quot;&quot;;[.H280];&quot;,&quot;;&quot;&quot;;[.I280];&quot;,&quot;;&quot;'&quot;;[.J280];&quot;',&quot;;&quot;&quot;;[.K280];&quot;);&quot;)" office:value-type="string" office:string-value="INSERT INTO CVT_PLACASSCT ( ENTIDAD, MASCARA, SERIEINICIAL, SERIEFINAL, PARTECADENA, PARTENUMERICA, TAMANOSERIE, SERIESCADENA, IDUSRCARGA, FECHACARGA) VALUES ('11','A999A','F001B','F999S','[[0,1],[4,5]]','[[1,4]]',2,3,'D997496224',SYSDATE);" calcext:value-type="string">
            <text:p>INSERT INTO CVT_PLACASSCT ( ENTIDAD, MASCARA, SERIEINICIAL, SERIEFINAL, PARTECADENA, PARTENUMERICA, TAMANOSERIE, SERIESCADENA, IDUSRCARGA, FECHACARGA) VALUES ('11','A999A','F001B','F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EUA01</text:p>
          </table:table-cell>
          <table:table-cell office:value-type="string" calcext:value-type="string">
            <text:p>FM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1];&quot;',&quot;;&quot;'&quot;;[.C281];&quot;',&quot;;&quot;'&quot;;[.D281];&quot;',&quot;;&quot;'&quot;;[.E281];&quot;',&quot;;&quot;'&quot;;[.F281];&quot;',&quot;;&quot;'&quot;;[.G281];&quot;',&quot;;&quot;&quot;;[.H281];&quot;,&quot;;&quot;&quot;;[.I281];&quot;,&quot;;&quot;'&quot;;[.J281];&quot;',&quot;;&quot;&quot;;[.K281];&quot;);&quot;)" office:value-type="string" office:string-value="INSERT INTO CVT_PLACASSCT ( ENTIDAD, MASCARA, SERIEINICIAL, SERIEFINAL, PARTECADENA, PARTENUMERICA, TAMANOSERIE, SERIESCADENA, IDUSRCARGA, FECHACARGA) VALUES ('11','AAA99','EUA01','FMZ99','[[0,3]]','[[3,5]]',2,2,'D997496224',SYSDATE);" calcext:value-type="string">
            <text:p>INSERT INTO CVT_PLACASSCT ( ENTIDAD, MASCARA, SERIEINICIAL, SERIEFINAL, PARTECADENA, PARTENUMERICA, TAMANOSERIE, SERIESCADENA, IDUSRCARGA, FECHACARGA) VALUES ('11','AAA99','EUA01','FM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F001T</text:p>
          </table:table-cell>
          <table:table-cell office:value-type="string" calcext:value-type="string">
            <text:p>F999Z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2];&quot;',&quot;;&quot;'&quot;;[.C282];&quot;',&quot;;&quot;'&quot;;[.D282];&quot;',&quot;;&quot;'&quot;;[.E282];&quot;',&quot;;&quot;'&quot;;[.F282];&quot;',&quot;;&quot;'&quot;;[.G282];&quot;',&quot;;&quot;&quot;;[.H282];&quot;,&quot;;&quot;&quot;;[.I282];&quot;,&quot;;&quot;'&quot;;[.J282];&quot;',&quot;;&quot;&quot;;[.K282];&quot;);&quot;)" office:value-type="string" office:string-value="INSERT INTO CVT_PLACASSCT ( ENTIDAD, MASCARA, SERIEINICIAL, SERIEFINAL, PARTECADENA, PARTENUMERICA, TAMANOSERIE, SERIESCADENA, IDUSRCARGA, FECHACARGA) VALUES ('12','A999A','F001T','F999Z','[[0,1],[4,5]]','[[1,4]]',2,3,'D997496224',SYSDATE);" calcext:value-type="string">
            <text:p>INSERT INTO CVT_PLACASSCT ( ENTIDAD, MASCARA, SERIEINICIAL, SERIEFINAL, PARTECADENA, PARTENUMERICA, TAMANOSERIE, SERIESCADENA, IDUSRCARGA, FECHACARGA) VALUES ('12','A999A','F001T','F999Z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FNA01</text:p>
          </table:table-cell>
          <table:table-cell office:value-type="string" calcext:value-type="string">
            <text:p>F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3];&quot;',&quot;;&quot;'&quot;;[.C283];&quot;',&quot;;&quot;'&quot;;[.D283];&quot;',&quot;;&quot;'&quot;;[.E283];&quot;',&quot;;&quot;'&quot;;[.F283];&quot;',&quot;;&quot;'&quot;;[.G283];&quot;',&quot;;&quot;&quot;;[.H283];&quot;,&quot;;&quot;&quot;;[.I283];&quot;,&quot;;&quot;'&quot;;[.J283];&quot;',&quot;;&quot;&quot;;[.K283];&quot;);&quot;)" office:value-type="string" office:string-value="INSERT INTO CVT_PLACASSCT ( ENTIDAD, MASCARA, SERIEINICIAL, SERIEFINAL, PARTECADENA, PARTENUMERICA, TAMANOSERIE, SERIESCADENA, IDUSRCARGA, FECHACARGA) VALUES ('12','AAA99','FNA01','FZZ99','[[0,3]]','[[3,5]]',2,2,'D997496224',SYSDATE);" calcext:value-type="string">
            <text:p>INSERT INTO CVT_PLACASSCT ( ENTIDAD, MASCARA, SERIEINICIAL, SERIEFINAL, PARTECADENA, PARTENUMERICA, TAMANOSERIE, SERIESCADENA, IDUSRCARGA, FECHACARGA) VALUES ('12','AAA99','FNA01','F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G001A</text:p>
          </table:table-cell>
          <table:table-cell office:value-type="string" calcext:value-type="string">
            <text:p>G999G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4];&quot;',&quot;;&quot;'&quot;;[.C284];&quot;',&quot;;&quot;'&quot;;[.D284];&quot;',&quot;;&quot;'&quot;;[.E284];&quot;',&quot;;&quot;'&quot;;[.F284];&quot;',&quot;;&quot;'&quot;;[.G284];&quot;',&quot;;&quot;&quot;;[.H284];&quot;,&quot;;&quot;&quot;;[.I284];&quot;,&quot;;&quot;'&quot;;[.J284];&quot;',&quot;;&quot;&quot;;[.K284];&quot;);&quot;)" office:value-type="string" office:string-value="INSERT INTO CVT_PLACASSCT ( ENTIDAD, MASCARA, SERIEINICIAL, SERIEFINAL, PARTECADENA, PARTENUMERICA, TAMANOSERIE, SERIESCADENA, IDUSRCARGA, FECHACARGA) VALUES ('13','A999A','G001A','G999G','[[0,1],[4,5]]','[[1,4]]',2,3,'D997496224',SYSDATE);" calcext:value-type="string">
            <text:p>INSERT INTO CVT_PLACASSCT ( ENTIDAD, MASCARA, SERIEINICIAL, SERIEFINAL, PARTECADENA, PARTENUMERICA, TAMANOSERIE, SERIESCADENA, IDUSRCARGA, FECHACARGA) VALUES ('13','A999A','G001A','G999G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GAA01</text:p>
          </table:table-cell>
          <table:table-cell office:value-type="string" calcext:value-type="string">
            <text:p>G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5];&quot;',&quot;;&quot;'&quot;;[.C285];&quot;',&quot;;&quot;'&quot;;[.D285];&quot;',&quot;;&quot;'&quot;;[.E285];&quot;',&quot;;&quot;'&quot;;[.F285];&quot;',&quot;;&quot;'&quot;;[.G285];&quot;',&quot;;&quot;&quot;;[.H285];&quot;,&quot;;&quot;&quot;;[.I285];&quot;,&quot;;&quot;'&quot;;[.J285];&quot;',&quot;;&quot;&quot;;[.K285];&quot;);&quot;)" office:value-type="string" office:string-value="INSERT INTO CVT_PLACASSCT ( ENTIDAD, MASCARA, SERIEINICIAL, SERIEFINAL, PARTECADENA, PARTENUMERICA, TAMANOSERIE, SERIESCADENA, IDUSRCARGA, FECHACARGA) VALUES ('13','AAA99','GAA01','GKZ99','[[0,3]]','[[3,5]]',2,2,'D997496224',SYSDATE);" calcext:value-type="string">
            <text:p>INSERT INTO CVT_PLACASSCT ( ENTIDAD, MASCARA, SERIEINICIAL, SERIEFINAL, PARTECADENA, PARTENUMERICA, TAMANOSERIE, SERIESCADENA, IDUSRCARGA, FECHACARGA) VALUES ('13','AAA99','GAA01','G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G001H</text:p>
          </table:table-cell>
          <table:table-cell office:value-type="string" calcext:value-type="string">
            <text:p>H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6];&quot;',&quot;;&quot;'&quot;;[.C286];&quot;',&quot;;&quot;'&quot;;[.D286];&quot;',&quot;;&quot;'&quot;;[.E286];&quot;',&quot;;&quot;'&quot;;[.F286];&quot;',&quot;;&quot;'&quot;;[.G286];&quot;',&quot;;&quot;&quot;;[.H286];&quot;,&quot;;&quot;&quot;;[.I286];&quot;,&quot;;&quot;'&quot;;[.J286];&quot;',&quot;;&quot;&quot;;[.K286];&quot;);&quot;)" office:value-type="string" office:string-value="INSERT INTO CVT_PLACASSCT ( ENTIDAD, MASCARA, SERIEINICIAL, SERIEFINAL, PARTECADENA, PARTENUMERICA, TAMANOSERIE, SERIESCADENA, IDUSRCARGA, FECHACARGA) VALUES ('14','A999A','G001H','H999S','[[0,1],[4,5]]','[[1,4]]',2,3,'D997496224',SYSDATE);" calcext:value-type="string">
            <text:p>INSERT INTO CVT_PLACASSCT ( ENTIDAD, MASCARA, SERIEINICIAL, SERIEFINAL, PARTECADENA, PARTENUMERICA, TAMANOSERIE, SERIESCADENA, IDUSRCARGA, FECHACARGA) VALUES ('14','A999A','G001H','H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GLA01</text:p>
          </table:table-cell>
          <table:table-cell office:value-type="string" calcext:value-type="string">
            <text:p>H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7];&quot;',&quot;;&quot;'&quot;;[.C287];&quot;',&quot;;&quot;'&quot;;[.D287];&quot;',&quot;;&quot;'&quot;;[.E287];&quot;',&quot;;&quot;'&quot;;[.F287];&quot;',&quot;;&quot;'&quot;;[.G287];&quot;',&quot;;&quot;&quot;;[.H287];&quot;,&quot;;&quot;&quot;;[.I287];&quot;,&quot;;&quot;'&quot;;[.J287];&quot;',&quot;;&quot;&quot;;[.K287];&quot;);&quot;)" office:value-type="string" office:string-value="INSERT INTO CVT_PLACASSCT ( ENTIDAD, MASCARA, SERIEINICIAL, SERIEFINAL, PARTECADENA, PARTENUMERICA, TAMANOSERIE, SERIESCADENA, IDUSRCARGA, FECHACARGA) VALUES ('14','AAA99','GLA01','HKZ99','[[0,3]]','[[3,5]]',2,2,'D997496224',SYSDATE);" calcext:value-type="string">
            <text:p>INSERT INTO CVT_PLACASSCT ( ENTIDAD, MASCARA, SERIEINICIAL, SERIEFINAL, PARTECADENA, PARTENUMERICA, TAMANOSERIE, SERIESCADENA, IDUSRCARGA, FECHACARGA) VALUES ('14','AAA99','GLA01','H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J001W</text:p>
          </table:table-cell>
          <table:table-cell office:value-type="string" calcext:value-type="string">
            <text:p>K999P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8];&quot;',&quot;;&quot;'&quot;;[.C288];&quot;',&quot;;&quot;'&quot;;[.D288];&quot;',&quot;;&quot;'&quot;;[.E288];&quot;',&quot;;&quot;'&quot;;[.F288];&quot;',&quot;;&quot;'&quot;;[.G288];&quot;',&quot;;&quot;&quot;;[.H288];&quot;,&quot;;&quot;&quot;;[.I288];&quot;,&quot;;&quot;'&quot;;[.J288];&quot;',&quot;;&quot;&quot;;[.K288];&quot;);&quot;)" office:value-type="string" office:string-value="INSERT INTO CVT_PLACASSCT ( ENTIDAD, MASCARA, SERIEINICIAL, SERIEFINAL, PARTECADENA, PARTENUMERICA, TAMANOSERIE, SERIESCADENA, IDUSRCARGA, FECHACARGA) VALUES ('16','A999A','J001W','K999P','[[0,1],[4,5]]','[[1,4]]',2,3,'D997496224',SYSDATE);" calcext:value-type="string">
            <text:p>INSERT INTO CVT_PLACASSCT ( ENTIDAD, MASCARA, SERIEINICIAL, SERIEFINAL, PARTECADENA, PARTENUMERICA, TAMANOSERIE, SERIESCADENA, IDUSRCARGA, FECHACARGA) VALUES ('16','A999A','J001W','K999P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JLA01</text:p>
          </table:table-cell>
          <table:table-cell office:value-type="string" calcext:value-type="string">
            <text:p>KB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89];&quot;',&quot;;&quot;'&quot;;[.C289];&quot;',&quot;;&quot;'&quot;;[.D289];&quot;',&quot;;&quot;'&quot;;[.E289];&quot;',&quot;;&quot;'&quot;;[.F289];&quot;',&quot;;&quot;'&quot;;[.G289];&quot;',&quot;;&quot;&quot;;[.H289];&quot;,&quot;;&quot;&quot;;[.I289];&quot;,&quot;;&quot;'&quot;;[.J289];&quot;',&quot;;&quot;&quot;;[.K289];&quot;);&quot;)" office:value-type="string" office:string-value="INSERT INTO CVT_PLACASSCT ( ENTIDAD, MASCARA, SERIEINICIAL, SERIEFINAL, PARTECADENA, PARTENUMERICA, TAMANOSERIE, SERIESCADENA, IDUSRCARGA, FECHACARGA) VALUES ('16','AAA99','JLA01','KBZ99','[[0,3]]','[[3,5]]',2,2,'D997496224',SYSDATE);" calcext:value-type="string">
            <text:p>INSERT INTO CVT_PLACASSCT ( ENTIDAD, MASCARA, SERIEINICIAL, SERIEFINAL, PARTECADENA, PARTENUMERICA, TAMANOSERIE, SERIESCADENA, IDUSRCARGA, FECHACARGA) VALUES ('16','AAA99','JLA01','KB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K001R</text:p>
          </table:table-cell>
          <table:table-cell office:value-type="string" calcext:value-type="string">
            <text:p>L999J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0];&quot;',&quot;;&quot;'&quot;;[.C290];&quot;',&quot;;&quot;'&quot;;[.D290];&quot;',&quot;;&quot;'&quot;;[.E290];&quot;',&quot;;&quot;'&quot;;[.F290];&quot;',&quot;;&quot;'&quot;;[.G290];&quot;',&quot;;&quot;&quot;;[.H290];&quot;,&quot;;&quot;&quot;;[.I290];&quot;,&quot;;&quot;'&quot;;[.J290];&quot;',&quot;;&quot;&quot;;[.K290];&quot;);&quot;)" office:value-type="string" office:string-value="INSERT INTO CVT_PLACASSCT ( ENTIDAD, MASCARA, SERIEINICIAL, SERIEFINAL, PARTECADENA, PARTENUMERICA, TAMANOSERIE, SERIESCADENA, IDUSRCARGA, FECHACARGA) VALUES ('17','A999A','K001R','L999J','[[0,1],[4,5]]','[[1,4]]',2,3,'D997496224',SYSDATE);" calcext:value-type="string">
            <text:p>INSERT INTO CVT_PLACASSCT ( ENTIDAD, MASCARA, SERIEINICIAL, SERIEFINAL, PARTECADENA, PARTENUMERICA, TAMANOSERIE, SERIESCADENA, IDUSRCARGA, FECHACARGA) VALUES ('17','A999A','K001R','L999J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KCA01</text:p>
          </table:table-cell>
          <table:table-cell office:value-type="string" calcext:value-type="string">
            <text:p>KT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1];&quot;',&quot;;&quot;'&quot;;[.C291];&quot;',&quot;;&quot;'&quot;;[.D291];&quot;',&quot;;&quot;'&quot;;[.E291];&quot;',&quot;;&quot;'&quot;;[.F291];&quot;',&quot;;&quot;'&quot;;[.G291];&quot;',&quot;;&quot;&quot;;[.H291];&quot;,&quot;;&quot;&quot;;[.I291];&quot;,&quot;;&quot;'&quot;;[.J291];&quot;',&quot;;&quot;&quot;;[.K291];&quot;);&quot;)" office:value-type="string" office:string-value="INSERT INTO CVT_PLACASSCT ( ENTIDAD, MASCARA, SERIEINICIAL, SERIEFINAL, PARTECADENA, PARTENUMERICA, TAMANOSERIE, SERIESCADENA, IDUSRCARGA, FECHACARGA) VALUES ('17','AAA99','KCA01','KTZ99','[[0,3]]','[[3,5]]',2,2,'D997496224',SYSDATE);" calcext:value-type="string">
            <text:p>INSERT INTO CVT_PLACASSCT ( ENTIDAD, MASCARA, SERIEINICIAL, SERIEFINAL, PARTECADENA, PARTENUMERICA, TAMANOSERIE, SERIESCADENA, IDUSRCARGA, FECHACARGA) VALUES ('17','AAA99','KCA01','KT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L001K</text:p>
          </table:table-cell>
          <table:table-cell office:value-type="string" calcext:value-type="string">
            <text:p>L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2];&quot;',&quot;;&quot;'&quot;;[.C292];&quot;',&quot;;&quot;'&quot;;[.D292];&quot;',&quot;;&quot;'&quot;;[.E292];&quot;',&quot;;&quot;'&quot;;[.F292];&quot;',&quot;;&quot;'&quot;;[.G292];&quot;',&quot;;&quot;&quot;;[.H292];&quot;,&quot;;&quot;&quot;;[.I292];&quot;,&quot;;&quot;'&quot;;[.J292];&quot;',&quot;;&quot;&quot;;[.K292];&quot;);&quot;)" office:value-type="string" office:string-value="INSERT INTO CVT_PLACASSCT ( ENTIDAD, MASCARA, SERIEINICIAL, SERIEFINAL, PARTECADENA, PARTENUMERICA, TAMANOSERIE, SERIESCADENA, IDUSRCARGA, FECHACARGA) VALUES ('18','A999A','L001K','L999S','[[0,1],[4,5]]','[[1,4]]',2,3,'D997496224',SYSDATE);" calcext:value-type="string">
            <text:p>INSERT INTO CVT_PLACASSCT ( ENTIDAD, MASCARA, SERIEINICIAL, SERIEFINAL, PARTECADENA, PARTENUMERICA, TAMANOSERIE, SERIESCADENA, IDUSRCARGA, FECHACARGA) VALUES ('18','A999A','L001K','L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KUA01</text:p>
          </table:table-cell>
          <table:table-cell office:value-type="string" calcext:value-type="string">
            <text:p>LD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3];&quot;',&quot;;&quot;'&quot;;[.C293];&quot;',&quot;;&quot;'&quot;;[.D293];&quot;',&quot;;&quot;'&quot;;[.E293];&quot;',&quot;;&quot;'&quot;;[.F293];&quot;',&quot;;&quot;'&quot;;[.G293];&quot;',&quot;;&quot;&quot;;[.H293];&quot;,&quot;;&quot;&quot;;[.I293];&quot;,&quot;;&quot;'&quot;;[.J293];&quot;',&quot;;&quot;&quot;;[.K293];&quot;);&quot;)" office:value-type="string" office:string-value="INSERT INTO CVT_PLACASSCT ( ENTIDAD, MASCARA, SERIEINICIAL, SERIEFINAL, PARTECADENA, PARTENUMERICA, TAMANOSERIE, SERIESCADENA, IDUSRCARGA, FECHACARGA) VALUES ('18','AAA99','KUA01','LDZ99','[[0,3]]','[[3,5]]',2,2,'D997496224',SYSDATE);" calcext:value-type="string">
            <text:p>INSERT INTO CVT_PLACASSCT ( ENTIDAD, MASCARA, SERIEINICIAL, SERIEFINAL, PARTECADENA, PARTENUMERICA, TAMANOSERIE, SERIESCADENA, IDUSRCARGA, FECHACARGA) VALUES ('18','AAA99','KUA01','LD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L001T</text:p>
          </table:table-cell>
          <table:table-cell office:value-type="string" calcext:value-type="string">
            <text:p>M999T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4];&quot;',&quot;;&quot;'&quot;;[.C294];&quot;',&quot;;&quot;'&quot;;[.D294];&quot;',&quot;;&quot;'&quot;;[.E294];&quot;',&quot;;&quot;'&quot;;[.F294];&quot;',&quot;;&quot;'&quot;;[.G294];&quot;',&quot;;&quot;&quot;;[.H294];&quot;,&quot;;&quot;&quot;;[.I294];&quot;,&quot;;&quot;'&quot;;[.J294];&quot;',&quot;;&quot;&quot;;[.K294];&quot;);&quot;)" office:value-type="string" office:string-value="INSERT INTO CVT_PLACASSCT ( ENTIDAD, MASCARA, SERIEINICIAL, SERIEFINAL, PARTECADENA, PARTENUMERICA, TAMANOSERIE, SERIESCADENA, IDUSRCARGA, FECHACARGA) VALUES ('19','A999A','L001T','M999T','[[0,1],[4,5]]','[[1,4]]',2,3,'D997496224',SYSDATE);" calcext:value-type="string">
            <text:p>INSERT INTO CVT_PLACASSCT ( ENTIDAD, MASCARA, SERIEINICIAL, SERIEFINAL, PARTECADENA, PARTENUMERICA, TAMANOSERIE, SERIESCADENA, IDUSRCARGA, FECHACARGA) VALUES ('19','A999A','L001T','M999T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LEA01</text:p>
          </table:table-cell>
          <table:table-cell office:value-type="string" calcext:value-type="string">
            <text:p>L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5];&quot;',&quot;;&quot;'&quot;;[.C295];&quot;',&quot;;&quot;'&quot;;[.D295];&quot;',&quot;;&quot;'&quot;;[.E295];&quot;',&quot;;&quot;'&quot;;[.F295];&quot;',&quot;;&quot;'&quot;;[.G295];&quot;',&quot;;&quot;&quot;;[.H295];&quot;,&quot;;&quot;&quot;;[.I295];&quot;,&quot;;&quot;'&quot;;[.J295];&quot;',&quot;;&quot;&quot;;[.K295];&quot;);&quot;)" office:value-type="string" office:string-value="INSERT INTO CVT_PLACASSCT ( ENTIDAD, MASCARA, SERIEINICIAL, SERIEFINAL, PARTECADENA, PARTENUMERICA, TAMANOSERIE, SERIESCADENA, IDUSRCARGA, FECHACARGA) VALUES ('19','AAA99','LEA01','LZZ99','[[0,3]]','[[3,5]]',2,2,'D997496224',SYSDATE);" calcext:value-type="string">
            <text:p>INSERT INTO CVT_PLACASSCT ( ENTIDAD, MASCARA, SERIEINICIAL, SERIEFINAL, PARTECADENA, PARTENUMERICA, TAMANOSERIE, SERIESCADENA, IDUSRCARGA, FECHACARGA) VALUES ('19','AAA99','LEA01','L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M001U</text:p>
          </table:table-cell>
          <table:table-cell office:value-type="string" calcext:value-type="string">
            <text:p>N999C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6];&quot;',&quot;;&quot;'&quot;;[.C296];&quot;',&quot;;&quot;'&quot;;[.D296];&quot;',&quot;;&quot;'&quot;;[.E296];&quot;',&quot;;&quot;'&quot;;[.F296];&quot;',&quot;;&quot;'&quot;;[.G296];&quot;',&quot;;&quot;&quot;;[.H296];&quot;,&quot;;&quot;&quot;;[.I296];&quot;,&quot;;&quot;'&quot;;[.J296];&quot;',&quot;;&quot;&quot;;[.K296];&quot;);&quot;)" office:value-type="string" office:string-value="INSERT INTO CVT_PLACASSCT ( ENTIDAD, MASCARA, SERIEINICIAL, SERIEFINAL, PARTECADENA, PARTENUMERICA, TAMANOSERIE, SERIESCADENA, IDUSRCARGA, FECHACARGA) VALUES ('20','A999A','M001U','N999C','[[0,1],[4,5]]','[[1,4]]',2,3,'D997496224',SYSDATE);" calcext:value-type="string">
            <text:p>INSERT INTO CVT_PLACASSCT ( ENTIDAD, MASCARA, SERIEINICIAL, SERIEFINAL, PARTECADENA, PARTENUMERICA, TAMANOSERIE, SERIESCADENA, IDUSRCARGA, FECHACARGA) VALUES ('20','A999A','M001U','N999C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MAA01</text:p>
          </table:table-cell>
          <table:table-cell office:value-type="string" calcext:value-type="string">
            <text:p>M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7];&quot;',&quot;;&quot;'&quot;;[.C297];&quot;',&quot;;&quot;'&quot;;[.D297];&quot;',&quot;;&quot;'&quot;;[.E297];&quot;',&quot;;&quot;'&quot;;[.F297];&quot;',&quot;;&quot;'&quot;;[.G297];&quot;',&quot;;&quot;&quot;;[.H297];&quot;,&quot;;&quot;&quot;;[.I297];&quot;,&quot;;&quot;'&quot;;[.J297];&quot;',&quot;;&quot;&quot;;[.K297];&quot;);&quot;)" office:value-type="string" office:string-value="INSERT INTO CVT_PLACASSCT ( ENTIDAD, MASCARA, SERIEINICIAL, SERIEFINAL, PARTECADENA, PARTENUMERICA, TAMANOSERIE, SERIESCADENA, IDUSRCARGA, FECHACARGA) VALUES ('20','AAA99','MAA01','MKZ99','[[0,3]]','[[3,5]]',2,2,'D997496224',SYSDATE);" calcext:value-type="string">
            <text:p>INSERT INTO CVT_PLACASSCT ( ENTIDAD, MASCARA, SERIEINICIAL, SERIEFINAL, PARTECADENA, PARTENUMERICA, TAMANOSERIE, SERIESCADENA, IDUSRCARGA, FECHACARGA) VALUES ('20','AAA99','MAA01','M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N001D</text:p>
          </table:table-cell>
          <table:table-cell office:value-type="string" calcext:value-type="string">
            <text:p>N999Z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8];&quot;',&quot;;&quot;'&quot;;[.C298];&quot;',&quot;;&quot;'&quot;;[.D298];&quot;',&quot;;&quot;'&quot;;[.E298];&quot;',&quot;;&quot;'&quot;;[.F298];&quot;',&quot;;&quot;'&quot;;[.G298];&quot;',&quot;;&quot;&quot;;[.H298];&quot;,&quot;;&quot;&quot;;[.I298];&quot;,&quot;;&quot;'&quot;;[.J298];&quot;',&quot;;&quot;&quot;;[.K298];&quot;);&quot;)" office:value-type="string" office:string-value="INSERT INTO CVT_PLACASSCT ( ENTIDAD, MASCARA, SERIEINICIAL, SERIEFINAL, PARTECADENA, PARTENUMERICA, TAMANOSERIE, SERIESCADENA, IDUSRCARGA, FECHACARGA) VALUES ('21','A999A','N001D','N999Z','[[0,1],[4,5]]','[[1,4]]',2,3,'D997496224',SYSDATE);" calcext:value-type="string">
            <text:p>INSERT INTO CVT_PLACASSCT ( ENTIDAD, MASCARA, SERIEINICIAL, SERIEFINAL, PARTECADENA, PARTENUMERICA, TAMANOSERIE, SERIESCADENA, IDUSRCARGA, FECHACARGA) VALUES ('21','A999A','N001D','N999Z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MLA01</text:p>
          </table:table-cell>
          <table:table-cell office:value-type="string" calcext:value-type="string">
            <text:p>M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299];&quot;',&quot;;&quot;'&quot;;[.C299];&quot;',&quot;;&quot;'&quot;;[.D299];&quot;',&quot;;&quot;'&quot;;[.E299];&quot;',&quot;;&quot;'&quot;;[.F299];&quot;',&quot;;&quot;'&quot;;[.G299];&quot;',&quot;;&quot;&quot;;[.H299];&quot;,&quot;;&quot;&quot;;[.I299];&quot;,&quot;;&quot;'&quot;;[.J299];&quot;',&quot;;&quot;&quot;;[.K299];&quot;);&quot;)" office:value-type="string" office:string-value="INSERT INTO CVT_PLACASSCT ( ENTIDAD, MASCARA, SERIEINICIAL, SERIEFINAL, PARTECADENA, PARTENUMERICA, TAMANOSERIE, SERIESCADENA, IDUSRCARGA, FECHACARGA) VALUES ('21','AAA99','MLA01','MZZ99','[[0,3]]','[[3,5]]',2,2,'D997496224',SYSDATE);" calcext:value-type="string">
            <text:p>INSERT INTO CVT_PLACASSCT ( ENTIDAD, MASCARA, SERIEINICIAL, SERIEFINAL, PARTECADENA, PARTENUMERICA, TAMANOSERIE, SERIESCADENA, IDUSRCARGA, FECHACARGA) VALUES ('21','AAA99','MLA01','M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P001A</text:p>
          </table:table-cell>
          <table:table-cell office:value-type="string" calcext:value-type="string">
            <text:p>P999E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0];&quot;',&quot;;&quot;'&quot;;[.C300];&quot;',&quot;;&quot;'&quot;;[.D300];&quot;',&quot;;&quot;'&quot;;[.E300];&quot;',&quot;;&quot;'&quot;;[.F300];&quot;',&quot;;&quot;'&quot;;[.G300];&quot;',&quot;;&quot;&quot;;[.H300];&quot;,&quot;;&quot;&quot;;[.I300];&quot;,&quot;;&quot;'&quot;;[.J300];&quot;',&quot;;&quot;&quot;;[.K300];&quot;);&quot;)" office:value-type="string" office:string-value="INSERT INTO CVT_PLACASSCT ( ENTIDAD, MASCARA, SERIEINICIAL, SERIEFINAL, PARTECADENA, PARTENUMERICA, TAMANOSERIE, SERIESCADENA, IDUSRCARGA, FECHACARGA) VALUES ('22','A999A','P001A','P999E','[[0,1],[4,5]]','[[1,4]]',2,3,'D997496224',SYSDATE);" calcext:value-type="string">
            <text:p>INSERT INTO CVT_PLACASSCT ( ENTIDAD, MASCARA, SERIEINICIAL, SERIEFINAL, PARTECADENA, PARTENUMERICA, TAMANOSERIE, SERIESCADENA, IDUSRCARGA, FECHACARGA) VALUES ('22','A999A','P001A','P999E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NAA01</text:p>
          </table:table-cell>
          <table:table-cell office:value-type="string" calcext:value-type="string">
            <text:p>N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1];&quot;',&quot;;&quot;'&quot;;[.C301];&quot;',&quot;;&quot;'&quot;;[.D301];&quot;',&quot;;&quot;'&quot;;[.E301];&quot;',&quot;;&quot;'&quot;;[.F301];&quot;',&quot;;&quot;'&quot;;[.G301];&quot;',&quot;;&quot;&quot;;[.H301];&quot;,&quot;;&quot;&quot;;[.I301];&quot;,&quot;;&quot;'&quot;;[.J301];&quot;',&quot;;&quot;&quot;;[.K301];&quot;);&quot;)" office:value-type="string" office:string-value="INSERT INTO CVT_PLACASSCT ( ENTIDAD, MASCARA, SERIEINICIAL, SERIEFINAL, PARTECADENA, PARTENUMERICA, TAMANOSERIE, SERIESCADENA, IDUSRCARGA, FECHACARGA) VALUES ('22','AAA99','NAA01','NKZ99','[[0,3]]','[[3,5]]',2,2,'D997496224',SYSDATE);" calcext:value-type="string">
            <text:p>INSERT INTO CVT_PLACASSCT ( ENTIDAD, MASCARA, SERIEINICIAL, SERIEFINAL, PARTECADENA, PARTENUMERICA, TAMANOSERIE, SERIESCADENA, IDUSRCARGA, FECHACARGA) VALUES ('22','AAA99','NAA01','N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P001F</text:p>
          </table:table-cell>
          <table:table-cell office:value-type="string" calcext:value-type="string">
            <text:p>P999N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2];&quot;',&quot;;&quot;'&quot;;[.C302];&quot;',&quot;;&quot;'&quot;;[.D302];&quot;',&quot;;&quot;'&quot;;[.E302];&quot;',&quot;;&quot;'&quot;;[.F302];&quot;',&quot;;&quot;'&quot;;[.G302];&quot;',&quot;;&quot;&quot;;[.H302];&quot;,&quot;;&quot;&quot;;[.I302];&quot;,&quot;;&quot;'&quot;;[.J302];&quot;',&quot;;&quot;&quot;;[.K302];&quot;);&quot;)" office:value-type="string" office:string-value="INSERT INTO CVT_PLACASSCT ( ENTIDAD, MASCARA, SERIEINICIAL, SERIEFINAL, PARTECADENA, PARTENUMERICA, TAMANOSERIE, SERIESCADENA, IDUSRCARGA, FECHACARGA) VALUES ('23','A999A','P001F','P999N','[[0,1],[4,5]]','[[1,4]]',2,3,'D997496224',SYSDATE);" calcext:value-type="string">
            <text:p>INSERT INTO CVT_PLACASSCT ( ENTIDAD, MASCARA, SERIEINICIAL, SERIEFINAL, PARTECADENA, PARTENUMERICA, TAMANOSERIE, SERIESCADENA, IDUSRCARGA, FECHACARGA) VALUES ('23','A999A','P001F','P999N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NLA01</text:p>
          </table:table-cell>
          <table:table-cell office:value-type="string" calcext:value-type="string">
            <text:p>P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3];&quot;',&quot;;&quot;'&quot;;[.C303];&quot;',&quot;;&quot;'&quot;;[.D303];&quot;',&quot;;&quot;'&quot;;[.E303];&quot;',&quot;;&quot;'&quot;;[.F303];&quot;',&quot;;&quot;'&quot;;[.G303];&quot;',&quot;;&quot;&quot;;[.H303];&quot;,&quot;;&quot;&quot;;[.I303];&quot;,&quot;;&quot;'&quot;;[.J303];&quot;',&quot;;&quot;&quot;;[.K303];&quot;);&quot;)" office:value-type="string" office:string-value="INSERT INTO CVT_PLACASSCT ( ENTIDAD, MASCARA, SERIEINICIAL, SERIEFINAL, PARTECADENA, PARTENUMERICA, TAMANOSERIE, SERIESCADENA, IDUSRCARGA, FECHACARGA) VALUES ('23','AAA99','NLA01','PKZ99','[[0,3]]','[[3,5]]',2,2,'D997496224',SYSDATE);" calcext:value-type="string">
            <text:p>INSERT INTO CVT_PLACASSCT ( ENTIDAD, MASCARA, SERIEINICIAL, SERIEFINAL, PARTECADENA, PARTENUMERICA, TAMANOSERIE, SERIESCADENA, IDUSRCARGA, FECHACARGA) VALUES ('23','AAA99','NLA01','P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P001P</text:p>
          </table:table-cell>
          <table:table-cell office:value-type="string" calcext:value-type="string">
            <text:p>R999B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4];&quot;',&quot;;&quot;'&quot;;[.C304];&quot;',&quot;;&quot;'&quot;;[.D304];&quot;',&quot;;&quot;'&quot;;[.E304];&quot;',&quot;;&quot;'&quot;;[.F304];&quot;',&quot;;&quot;'&quot;;[.G304];&quot;',&quot;;&quot;&quot;;[.H304];&quot;,&quot;;&quot;&quot;;[.I304];&quot;,&quot;;&quot;'&quot;;[.J304];&quot;',&quot;;&quot;&quot;;[.K304];&quot;);&quot;)" office:value-type="string" office:string-value="INSERT INTO CVT_PLACASSCT ( ENTIDAD, MASCARA, SERIEINICIAL, SERIEFINAL, PARTECADENA, PARTENUMERICA, TAMANOSERIE, SERIESCADENA, IDUSRCARGA, FECHACARGA) VALUES ('24','A999A','P001P','R999B','[[0,1],[4,5]]','[[1,4]]',2,3,'D997496224',SYSDATE);" calcext:value-type="string">
            <text:p>INSERT INTO CVT_PLACASSCT ( ENTIDAD, MASCARA, SERIEINICIAL, SERIEFINAL, PARTECADENA, PARTENUMERICA, TAMANOSERIE, SERIESCADENA, IDUSRCARGA, FECHACARGA) VALUES ('24','A999A','P001P','R999B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PLA01</text:p>
          </table:table-cell>
          <table:table-cell office:value-type="string" calcext:value-type="string">
            <text:p>P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5];&quot;',&quot;;&quot;'&quot;;[.C305];&quot;',&quot;;&quot;'&quot;;[.D305];&quot;',&quot;;&quot;'&quot;;[.E305];&quot;',&quot;;&quot;'&quot;;[.F305];&quot;',&quot;;&quot;'&quot;;[.G305];&quot;',&quot;;&quot;&quot;;[.H305];&quot;,&quot;;&quot;&quot;;[.I305];&quot;,&quot;;&quot;'&quot;;[.J305];&quot;',&quot;;&quot;&quot;;[.K305];&quot;);&quot;)" office:value-type="string" office:string-value="INSERT INTO CVT_PLACASSCT ( ENTIDAD, MASCARA, SERIEINICIAL, SERIEFINAL, PARTECADENA, PARTENUMERICA, TAMANOSERIE, SERIESCADENA, IDUSRCARGA, FECHACARGA) VALUES ('24','AAA99','PLA01','PZZ99','[[0,3]]','[[3,5]]',2,2,'D997496224',SYSDATE);" calcext:value-type="string">
            <text:p>INSERT INTO CVT_PLACASSCT ( ENTIDAD, MASCARA, SERIEINICIAL, SERIEFINAL, PARTECADENA, PARTENUMERICA, TAMANOSERIE, SERIESCADENA, IDUSRCARGA, FECHACARGA) VALUES ('24','AAA99','PLA01','PZ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R001C</text:p>
          </table:table-cell>
          <table:table-cell office:value-type="string" calcext:value-type="string">
            <text:p>R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6];&quot;',&quot;;&quot;'&quot;;[.C306];&quot;',&quot;;&quot;'&quot;;[.D306];&quot;',&quot;;&quot;'&quot;;[.E306];&quot;',&quot;;&quot;'&quot;;[.F306];&quot;',&quot;;&quot;'&quot;;[.G306];&quot;',&quot;;&quot;&quot;;[.H306];&quot;,&quot;;&quot;&quot;;[.I306];&quot;,&quot;;&quot;'&quot;;[.J306];&quot;',&quot;;&quot;&quot;;[.K306];&quot;);&quot;)" office:value-type="string" office:string-value="INSERT INTO CVT_PLACASSCT ( ENTIDAD, MASCARA, SERIEINICIAL, SERIEFINAL, PARTECADENA, PARTENUMERICA, TAMANOSERIE, SERIESCADENA, IDUSRCARGA, FECHACARGA) VALUES ('25','A999A','R001C','R999V','[[0,1],[4,5]]','[[1,4]]',2,3,'D997496224',SYSDATE);" calcext:value-type="string">
            <text:p>INSERT INTO CVT_PLACASSCT ( ENTIDAD, MASCARA, SERIEINICIAL, SERIEFINAL, PARTECADENA, PARTENUMERICA, TAMANOSERIE, SERIESCADENA, IDUSRCARGA, FECHACARGA) VALUES ('25','A999A','R001C','R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RAA01</text:p>
          </table:table-cell>
          <table:table-cell office:value-type="string" calcext:value-type="string">
            <text:p>RN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7];&quot;',&quot;;&quot;'&quot;;[.C307];&quot;',&quot;;&quot;'&quot;;[.D307];&quot;',&quot;;&quot;'&quot;;[.E307];&quot;',&quot;;&quot;'&quot;;[.F307];&quot;',&quot;;&quot;'&quot;;[.G307];&quot;',&quot;;&quot;&quot;;[.H307];&quot;,&quot;;&quot;&quot;;[.I307];&quot;,&quot;;&quot;'&quot;;[.J307];&quot;',&quot;;&quot;&quot;;[.K307];&quot;);&quot;)" office:value-type="string" office:string-value="INSERT INTO CVT_PLACASSCT ( ENTIDAD, MASCARA, SERIEINICIAL, SERIEFINAL, PARTECADENA, PARTENUMERICA, TAMANOSERIE, SERIESCADENA, IDUSRCARGA, FECHACARGA) VALUES ('25','AAA99','RAA01','RNZ99','[[0,3]]','[[3,5]]',2,2,'D997496224',SYSDATE);" calcext:value-type="string">
            <text:p>INSERT INTO CVT_PLACASSCT ( ENTIDAD, MASCARA, SERIEINICIAL, SERIEFINAL, PARTECADENA, PARTENUMERICA, TAMANOSERIE, SERIESCADENA, IDUSRCARGA, FECHACARGA) VALUES ('25','AAA99','RAA01','RN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R001W</text:p>
          </table:table-cell>
          <table:table-cell office:value-type="string" calcext:value-type="string">
            <text:p>S999M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8];&quot;',&quot;;&quot;'&quot;;[.C308];&quot;',&quot;;&quot;'&quot;;[.D308];&quot;',&quot;;&quot;'&quot;;[.E308];&quot;',&quot;;&quot;'&quot;;[.F308];&quot;',&quot;;&quot;'&quot;;[.G308];&quot;',&quot;;&quot;&quot;;[.H308];&quot;,&quot;;&quot;&quot;;[.I308];&quot;,&quot;;&quot;'&quot;;[.J308];&quot;',&quot;;&quot;&quot;;[.K308];&quot;);&quot;)" office:value-type="string" office:string-value="INSERT INTO CVT_PLACASSCT ( ENTIDAD, MASCARA, SERIEINICIAL, SERIEFINAL, PARTECADENA, PARTENUMERICA, TAMANOSERIE, SERIESCADENA, IDUSRCARGA, FECHACARGA) VALUES ('26','A999A','R001W','S999M','[[0,1],[4,5]]','[[1,4]]',2,3,'D997496224',SYSDATE);" calcext:value-type="string">
            <text:p>INSERT INTO CVT_PLACASSCT ( ENTIDAD, MASCARA, SERIEINICIAL, SERIEFINAL, PARTECADENA, PARTENUMERICA, TAMANOSERIE, SERIESCADENA, IDUSRCARGA, FECHACARGA) VALUES ('26','A999A','R001W','S999M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RPA01</text:p>
          </table:table-cell>
          <table:table-cell office:value-type="string" calcext:value-type="string">
            <text:p>SC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09];&quot;',&quot;;&quot;'&quot;;[.C309];&quot;',&quot;;&quot;'&quot;;[.D309];&quot;',&quot;;&quot;'&quot;;[.E309];&quot;',&quot;;&quot;'&quot;;[.F309];&quot;',&quot;;&quot;'&quot;;[.G309];&quot;',&quot;;&quot;&quot;;[.H309];&quot;,&quot;;&quot;&quot;;[.I309];&quot;,&quot;;&quot;'&quot;;[.J309];&quot;',&quot;;&quot;&quot;;[.K309];&quot;);&quot;)" office:value-type="string" office:string-value="INSERT INTO CVT_PLACASSCT ( ENTIDAD, MASCARA, SERIEINICIAL, SERIEFINAL, PARTECADENA, PARTENUMERICA, TAMANOSERIE, SERIESCADENA, IDUSRCARGA, FECHACARGA) VALUES ('26','AAA99','RPA01','SCZ99','[[0,3]]','[[3,5]]',2,2,'D997496224',SYSDATE);" calcext:value-type="string">
            <text:p>INSERT INTO CVT_PLACASSCT ( ENTIDAD, MASCARA, SERIEINICIAL, SERIEFINAL, PARTECADENA, PARTENUMERICA, TAMANOSERIE, SERIESCADENA, IDUSRCARGA, FECHACARGA) VALUES ('26','AAA99','RPA01','SC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S001N</text:p>
          </table:table-cell>
          <table:table-cell office:value-type="string" calcext:value-type="string">
            <text:p>S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0];&quot;',&quot;;&quot;'&quot;;[.C310];&quot;',&quot;;&quot;'&quot;;[.D310];&quot;',&quot;;&quot;'&quot;;[.E310];&quot;',&quot;;&quot;'&quot;;[.F310];&quot;',&quot;;&quot;'&quot;;[.G310];&quot;',&quot;;&quot;&quot;;[.H310];&quot;,&quot;;&quot;&quot;;[.I310];&quot;,&quot;;&quot;'&quot;;[.J310];&quot;',&quot;;&quot;&quot;;[.K310];&quot;);&quot;)" office:value-type="string" office:string-value="INSERT INTO CVT_PLACASSCT ( ENTIDAD, MASCARA, SERIEINICIAL, SERIEFINAL, PARTECADENA, PARTENUMERICA, TAMANOSERIE, SERIESCADENA, IDUSRCARGA, FECHACARGA) VALUES ('27','A999A','S001N','S999V','[[0,1],[4,5]]','[[1,4]]',2,3,'D997496224',SYSDATE);" calcext:value-type="string">
            <text:p>INSERT INTO CVT_PLACASSCT ( ENTIDAD, MASCARA, SERIEINICIAL, SERIEFINAL, PARTECADENA, PARTENUMERICA, TAMANOSERIE, SERIESCADENA, IDUSRCARGA, FECHACARGA) VALUES ('27','A999A','S001N','S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SDA01</text:p>
          </table:table-cell>
          <table:table-cell office:value-type="string" calcext:value-type="string">
            <text:p>SN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1];&quot;',&quot;;&quot;'&quot;;[.C311];&quot;',&quot;;&quot;'&quot;;[.D311];&quot;',&quot;;&quot;'&quot;;[.E311];&quot;',&quot;;&quot;'&quot;;[.F311];&quot;',&quot;;&quot;'&quot;;[.G311];&quot;',&quot;;&quot;&quot;;[.H311];&quot;,&quot;;&quot;&quot;;[.I311];&quot;,&quot;;&quot;'&quot;;[.J311];&quot;',&quot;;&quot;&quot;;[.K311];&quot;);&quot;)" office:value-type="string" office:string-value="INSERT INTO CVT_PLACASSCT ( ENTIDAD, MASCARA, SERIEINICIAL, SERIEFINAL, PARTECADENA, PARTENUMERICA, TAMANOSERIE, SERIESCADENA, IDUSRCARGA, FECHACARGA) VALUES ('27','AAA99','SDA01','SNZ99','[[0,3]]','[[3,5]]',2,2,'D997496224',SYSDATE);" calcext:value-type="string">
            <text:p>INSERT INTO CVT_PLACASSCT ( ENTIDAD, MASCARA, SERIEINICIAL, SERIEFINAL, PARTECADENA, PARTENUMERICA, TAMANOSERIE, SERIESCADENA, IDUSRCARGA, FECHACARGA) VALUES ('27','AAA99','SDA01','SN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S001W</text:p>
          </table:table-cell>
          <table:table-cell office:value-type="string" calcext:value-type="string">
            <text:p>T999S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2];&quot;',&quot;;&quot;'&quot;;[.C312];&quot;',&quot;;&quot;'&quot;;[.D312];&quot;',&quot;;&quot;'&quot;;[.E312];&quot;',&quot;;&quot;'&quot;;[.F312];&quot;',&quot;;&quot;'&quot;;[.G312];&quot;',&quot;;&quot;&quot;;[.H312];&quot;,&quot;;&quot;&quot;;[.I312];&quot;,&quot;;&quot;'&quot;;[.J312];&quot;',&quot;;&quot;&quot;;[.K312];&quot;);&quot;)" office:value-type="string" office:string-value="INSERT INTO CVT_PLACASSCT ( ENTIDAD, MASCARA, SERIEINICIAL, SERIEFINAL, PARTECADENA, PARTENUMERICA, TAMANOSERIE, SERIESCADENA, IDUSRCARGA, FECHACARGA) VALUES ('28','A999A','S001W','T999S','[[0,1],[4,5]]','[[1,4]]',2,3,'D997496224',SYSDATE);" calcext:value-type="string">
            <text:p>INSERT INTO CVT_PLACASSCT ( ENTIDAD, MASCARA, SERIEINICIAL, SERIEFINAL, PARTECADENA, PARTENUMERICA, TAMANOSERIE, SERIESCADENA, IDUSRCARGA, FECHACARGA) VALUES ('28','A999A','S001W','T999S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SPA01</text:p>
          </table:table-cell>
          <table:table-cell office:value-type="string" calcext:value-type="string">
            <text:p>TC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3];&quot;',&quot;;&quot;'&quot;;[.C313];&quot;',&quot;;&quot;'&quot;;[.D313];&quot;',&quot;;&quot;'&quot;;[.E313];&quot;',&quot;;&quot;'&quot;;[.F313];&quot;',&quot;;&quot;'&quot;;[.G313];&quot;',&quot;;&quot;&quot;;[.H313];&quot;,&quot;;&quot;&quot;;[.I313];&quot;,&quot;;&quot;'&quot;;[.J313];&quot;',&quot;;&quot;&quot;;[.K313];&quot;);&quot;)" office:value-type="string" office:string-value="INSERT INTO CVT_PLACASSCT ( ENTIDAD, MASCARA, SERIEINICIAL, SERIEFINAL, PARTECADENA, PARTENUMERICA, TAMANOSERIE, SERIESCADENA, IDUSRCARGA, FECHACARGA) VALUES ('28','AAA99','SPA01','TCZ99','[[0,3]]','[[3,5]]',2,2,'D997496224',SYSDATE);" calcext:value-type="string">
            <text:p>INSERT INTO CVT_PLACASSCT ( ENTIDAD, MASCARA, SERIEINICIAL, SERIEFINAL, PARTECADENA, PARTENUMERICA, TAMANOSERIE, SERIESCADENA, IDUSRCARGA, FECHACARGA) VALUES ('28','AAA99','SPA01','TC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T001T</text:p>
          </table:table-cell>
          <table:table-cell office:value-type="string" calcext:value-type="string">
            <text:p>T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4];&quot;',&quot;;&quot;'&quot;;[.C314];&quot;',&quot;;&quot;'&quot;;[.D314];&quot;',&quot;;&quot;'&quot;;[.E314];&quot;',&quot;;&quot;'&quot;;[.F314];&quot;',&quot;;&quot;'&quot;;[.G314];&quot;',&quot;;&quot;&quot;;[.H314];&quot;,&quot;;&quot;&quot;;[.I314];&quot;,&quot;;&quot;'&quot;;[.J314];&quot;',&quot;;&quot;&quot;;[.K314];&quot;);&quot;)" office:value-type="string" office:string-value="INSERT INTO CVT_PLACASSCT ( ENTIDAD, MASCARA, SERIEINICIAL, SERIEFINAL, PARTECADENA, PARTENUMERICA, TAMANOSERIE, SERIESCADENA, IDUSRCARGA, FECHACARGA) VALUES ('29','A999A','T001T','T999V','[[0,1],[4,5]]','[[1,4]]',2,3,'D997496224',SYSDATE);" calcext:value-type="string">
            <text:p>INSERT INTO CVT_PLACASSCT ( ENTIDAD, MASCARA, SERIEINICIAL, SERIEFINAL, PARTECADENA, PARTENUMERICA, TAMANOSERIE, SERIESCADENA, IDUSRCARGA, FECHACARGA) VALUES ('29','A999A','T001T','T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TDA01</text:p>
          </table:table-cell>
          <table:table-cell office:value-type="string" calcext:value-type="string">
            <text:p>TN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5];&quot;',&quot;;&quot;'&quot;;[.C315];&quot;',&quot;;&quot;'&quot;;[.D315];&quot;',&quot;;&quot;'&quot;;[.E315];&quot;',&quot;;&quot;'&quot;;[.F315];&quot;',&quot;;&quot;'&quot;;[.G315];&quot;',&quot;;&quot;&quot;;[.H315];&quot;,&quot;;&quot;&quot;;[.I315];&quot;,&quot;;&quot;'&quot;;[.J315];&quot;',&quot;;&quot;&quot;;[.K315];&quot;);&quot;)" office:value-type="string" office:string-value="INSERT INTO CVT_PLACASSCT ( ENTIDAD, MASCARA, SERIEINICIAL, SERIEFINAL, PARTECADENA, PARTENUMERICA, TAMANOSERIE, SERIESCADENA, IDUSRCARGA, FECHACARGA) VALUES ('29','AAA99','TDA01','TNZ99','[[0,3]]','[[3,5]]',2,2,'D997496224',SYSDATE);" calcext:value-type="string">
            <text:p>INSERT INTO CVT_PLACASSCT ( ENTIDAD, MASCARA, SERIEINICIAL, SERIEFINAL, PARTECADENA, PARTENUMERICA, TAMANOSERIE, SERIESCADENA, IDUSRCARGA, FECHACARGA) VALUES ('29','AAA99','TDA01','TN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T001W</text:p>
          </table:table-cell>
          <table:table-cell office:value-type="string" calcext:value-type="string">
            <text:p>U999V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6];&quot;',&quot;;&quot;'&quot;;[.C316];&quot;',&quot;;&quot;'&quot;;[.D316];&quot;',&quot;;&quot;'&quot;;[.E316];&quot;',&quot;;&quot;'&quot;;[.F316];&quot;',&quot;;&quot;'&quot;;[.G316];&quot;',&quot;;&quot;&quot;;[.H316];&quot;,&quot;;&quot;&quot;;[.I316];&quot;,&quot;;&quot;'&quot;;[.J316];&quot;',&quot;;&quot;&quot;;[.K316];&quot;);&quot;)" office:value-type="string" office:string-value="INSERT INTO CVT_PLACASSCT ( ENTIDAD, MASCARA, SERIEINICIAL, SERIEFINAL, PARTECADENA, PARTENUMERICA, TAMANOSERIE, SERIESCADENA, IDUSRCARGA, FECHACARGA) VALUES ('30','A999A','T001W','U999V','[[0,1],[4,5]]','[[1,4]]',2,3,'D997496224',SYSDATE);" calcext:value-type="string">
            <text:p>INSERT INTO CVT_PLACASSCT ( ENTIDAD, MASCARA, SERIEINICIAL, SERIEFINAL, PARTECADENA, PARTENUMERICA, TAMANOSERIE, SERIESCADENA, IDUSRCARGA, FECHACARGA) VALUES ('30','A999A','T001W','U999V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TPA01</text:p>
          </table:table-cell>
          <table:table-cell office:value-type="string" calcext:value-type="string">
            <text:p>U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7];&quot;',&quot;;&quot;'&quot;;[.C317];&quot;',&quot;;&quot;'&quot;;[.D317];&quot;',&quot;;&quot;'&quot;;[.E317];&quot;',&quot;;&quot;'&quot;;[.F317];&quot;',&quot;;&quot;'&quot;;[.G317];&quot;',&quot;;&quot;&quot;;[.H317];&quot;,&quot;;&quot;&quot;;[.I317];&quot;,&quot;;&quot;'&quot;;[.J317];&quot;',&quot;;&quot;&quot;;[.K317];&quot;);&quot;)" office:value-type="string" office:string-value="INSERT INTO CVT_PLACASSCT ( ENTIDAD, MASCARA, SERIEINICIAL, SERIEFINAL, PARTECADENA, PARTENUMERICA, TAMANOSERIE, SERIESCADENA, IDUSRCARGA, FECHACARGA) VALUES ('30','AAA99','TPA01','UKZ99','[[0,3]]','[[3,5]]',2,2,'D997496224',SYSDATE);" calcext:value-type="string">
            <text:p>INSERT INTO CVT_PLACASSCT ( ENTIDAD, MASCARA, SERIEINICIAL, SERIEFINAL, PARTECADENA, PARTENUMERICA, TAMANOSERIE, SERIESCADENA, IDUSRCARGA, FECHACARGA) VALUES ('30','AAA99','TPA01','U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U001W</text:p>
          </table:table-cell>
          <table:table-cell office:value-type="string" calcext:value-type="string">
            <text:p>W999R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8];&quot;',&quot;;&quot;'&quot;;[.C318];&quot;',&quot;;&quot;'&quot;;[.D318];&quot;',&quot;;&quot;'&quot;;[.E318];&quot;',&quot;;&quot;'&quot;;[.F318];&quot;',&quot;;&quot;'&quot;;[.G318];&quot;',&quot;;&quot;&quot;;[.H318];&quot;,&quot;;&quot;&quot;;[.I318];&quot;,&quot;;&quot;'&quot;;[.J318];&quot;',&quot;;&quot;&quot;;[.K318];&quot;);&quot;)" office:value-type="string" office:string-value="INSERT INTO CVT_PLACASSCT ( ENTIDAD, MASCARA, SERIEINICIAL, SERIEFINAL, PARTECADENA, PARTENUMERICA, TAMANOSERIE, SERIESCADENA, IDUSRCARGA, FECHACARGA) VALUES ('31','A999A','U001W','W999R','[[0,1],[4,5]]','[[1,4]]',2,3,'D997496224',SYSDATE);" calcext:value-type="string">
            <text:p>INSERT INTO CVT_PLACASSCT ( ENTIDAD, MASCARA, SERIEINICIAL, SERIEFINAL, PARTECADENA, PARTENUMERICA, TAMANOSERIE, SERIESCADENA, IDUSRCARGA, FECHACARGA) VALUES ('31','A999A','U001W','W999R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ULA01</text:p>
          </table:table-cell>
          <table:table-cell office:value-type="string" calcext:value-type="string">
            <text:p>VK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19];&quot;',&quot;;&quot;'&quot;;[.C319];&quot;',&quot;;&quot;'&quot;;[.D319];&quot;',&quot;;&quot;'&quot;;[.E319];&quot;',&quot;;&quot;'&quot;;[.F319];&quot;',&quot;;&quot;'&quot;;[.G319];&quot;',&quot;;&quot;&quot;;[.H319];&quot;,&quot;;&quot;&quot;;[.I319];&quot;,&quot;;&quot;'&quot;;[.J319];&quot;',&quot;;&quot;&quot;;[.K319];&quot;);&quot;)" office:value-type="string" office:string-value="INSERT INTO CVT_PLACASSCT ( ENTIDAD, MASCARA, SERIEINICIAL, SERIEFINAL, PARTECADENA, PARTENUMERICA, TAMANOSERIE, SERIESCADENA, IDUSRCARGA, FECHACARGA) VALUES ('31','AAA99','ULA01','VKZ99','[[0,3]]','[[3,5]]',2,2,'D997496224',SYSDATE);" calcext:value-type="string">
            <text:p>INSERT INTO CVT_PLACASSCT ( ENTIDAD, MASCARA, SERIEINICIAL, SERIEFINAL, PARTECADENA, PARTENUMERICA, TAMANOSERIE, SERIESCADENA, IDUSRCARGA, FECHACARGA) VALUES ('31','AAA99','ULA01','VKZ99','[[0,3]]','[[3,5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999A</text:p>
          </table:table-cell>
          <table:table-cell office:value-type="string" calcext:value-type="string">
            <text:p>W001S</text:p>
          </table:table-cell>
          <table:table-cell office:value-type="string" calcext:value-type="string">
            <text:p>W999Z</text:p>
          </table:table-cell>
          <table:table-cell office:value-type="string" calcext:value-type="string">
            <text:p>[[0,1],[4,5]]</text:p>
          </table:table-cell>
          <table:table-cell office:value-type="string" calcext:value-type="string">
            <text:p>[[1,4]]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0];&quot;',&quot;;&quot;'&quot;;[.C320];&quot;',&quot;;&quot;'&quot;;[.D320];&quot;',&quot;;&quot;'&quot;;[.E320];&quot;',&quot;;&quot;'&quot;;[.F320];&quot;',&quot;;&quot;'&quot;;[.G320];&quot;',&quot;;&quot;&quot;;[.H320];&quot;,&quot;;&quot;&quot;;[.I320];&quot;,&quot;;&quot;'&quot;;[.J320];&quot;',&quot;;&quot;&quot;;[.K320];&quot;);&quot;)" office:value-type="string" office:string-value="INSERT INTO CVT_PLACASSCT ( ENTIDAD, MASCARA, SERIEINICIAL, SERIEFINAL, PARTECADENA, PARTENUMERICA, TAMANOSERIE, SERIESCADENA, IDUSRCARGA, FECHACARGA) VALUES ('32','A999A','W001S','W999Z','[[0,1],[4,5]]','[[1,4]]',2,3,'D997496224',SYSDATE);" calcext:value-type="string">
            <text:p>INSERT INTO CVT_PLACASSCT ( ENTIDAD, MASCARA, SERIEINICIAL, SERIEFINAL, PARTECADENA, PARTENUMERICA, TAMANOSERIE, SERIESCADENA, IDUSRCARGA, FECHACARGA) VALUES ('32','A999A','W001S','W999Z','[[0,1],[4,5]]','[[1,4]]',2,3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AA99</text:p>
          </table:table-cell>
          <table:table-cell office:value-type="string" calcext:value-type="string">
            <text:p>VLA01</text:p>
          </table:table-cell>
          <table:table-cell office:value-type="string" calcext:value-type="string">
            <text:p>VZZ99</text:p>
          </table:table-cell>
          <table:table-cell office:value-type="string" calcext:value-type="string">
            <text:p>[[0,3]]</text:p>
          </table:table-cell>
          <table:table-cell office:value-type="string" calcext:value-type="string">
            <text:p>[[3,5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1];&quot;',&quot;;&quot;'&quot;;[.C321];&quot;',&quot;;&quot;'&quot;;[.D321];&quot;',&quot;;&quot;'&quot;;[.E321];&quot;',&quot;;&quot;'&quot;;[.F321];&quot;',&quot;;&quot;'&quot;;[.G321];&quot;',&quot;;&quot;&quot;;[.H321];&quot;,&quot;;&quot;&quot;;[.I321];&quot;,&quot;;&quot;'&quot;;[.J321];&quot;',&quot;;&quot;&quot;;[.K321];&quot;);&quot;)" office:value-type="string" office:string-value="INSERT INTO CVT_PLACASSCT ( ENTIDAD, MASCARA, SERIEINICIAL, SERIEFINAL, PARTECADENA, PARTENUMERICA, TAMANOSERIE, SERIESCADENA, IDUSRCARGA, FECHACARGA) VALUES ('32','AAA99','VLA01','VZZ99','[[0,3]]','[[3,5]]',2,2,'D997496224',SYSDATE);" calcext:value-type="string">
            <text:p>INSERT INTO CVT_PLACASSCT ( ENTIDAD, MASCARA, SERIEINICIAL, SERIEFINAL, PARTECADENA, PARTENUMERICA, TAMANOSERIE, SERIESCADENA, IDUSRCARGA, FECHACARGA) VALUES ('32','AAA99','VLA01','VZZ99','[[0,3]]','[[3,5]]',2,2,'D997496224',SYSDATE);</text:p>
          </table:table-cell>
        </table:table-row>
        <table:table-row table:style-name="ro2">
          <table:table-cell office:value-type="string" calcext:value-type="string">
            <text:p>DISCAPACIT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AA</text:p>
          </table:table-cell>
          <table:table-cell office:value-type="string" calcext:value-type="string">
            <text:p>999AJ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3];&quot;',&quot;;&quot;'&quot;;[.C323];&quot;',&quot;;&quot;'&quot;;[.D323];&quot;',&quot;;&quot;'&quot;;[.E323];&quot;',&quot;;&quot;'&quot;;[.F323];&quot;',&quot;;&quot;'&quot;;[.G323];&quot;',&quot;;&quot;&quot;;[.H323];&quot;,&quot;;&quot;&quot;;[.I323];&quot;,&quot;;&quot;'&quot;;[.J323];&quot;',&quot;;&quot;&quot;;[.K323];&quot;);&quot;)" office:value-type="string" office:string-value="INSERT INTO CVT_PLACASSCT ( ENTIDAD, MASCARA, SERIEINICIAL, SERIEFINAL, PARTECADENA, PARTENUMERICA, TAMANOSERIE, SERIESCADENA, IDUSRCARGA, FECHACARGA) VALUES ('01','999AA','001AA','999AJ','[[3,2]]','[[0,3]]',2,2,'D997496224',SYSDATE);" calcext:value-type="string">
            <text:p>INSERT INTO CVT_PLACASSCT ( ENTIDAD, MASCARA, SERIEINICIAL, SERIEFINAL, PARTECADENA, PARTENUMERICA, TAMANOSERIE, SERIESCADENA, IDUSRCARGA, FECHACARGA) VALUES ('01','999AA','001AA','999AJ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AK</text:p>
          </table:table-cell>
          <table:table-cell office:value-type="string" calcext:value-type="string">
            <text:p>999AU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4];&quot;',&quot;;&quot;'&quot;;[.C324];&quot;',&quot;;&quot;'&quot;;[.D324];&quot;',&quot;;&quot;'&quot;;[.E324];&quot;',&quot;;&quot;'&quot;;[.F324];&quot;',&quot;;&quot;'&quot;;[.G324];&quot;',&quot;;&quot;&quot;;[.H324];&quot;,&quot;;&quot;&quot;;[.I324];&quot;,&quot;;&quot;'&quot;;[.J324];&quot;',&quot;;&quot;&quot;;[.K324];&quot;);&quot;)" office:value-type="string" office:string-value="INSERT INTO CVT_PLACASSCT ( ENTIDAD, MASCARA, SERIEINICIAL, SERIEFINAL, PARTECADENA, PARTENUMERICA, TAMANOSERIE, SERIESCADENA, IDUSRCARGA, FECHACARGA) VALUES ('02','999AA','001AK','999AU','[[3,2]]','[[0,3]]',2,2,'D997496224',SYSDATE);" calcext:value-type="string">
            <text:p>INSERT INTO CVT_PLACASSCT ( ENTIDAD, MASCARA, SERIEINICIAL, SERIEFINAL, PARTECADENA, PARTENUMERICA, TAMANOSERIE, SERIESCADENA, IDUSRCARGA, FECHACARGA) VALUES ('02','999AA','001AK','999AU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AV</text:p>
          </table:table-cell>
          <table:table-cell office:value-type="string" calcext:value-type="string">
            <text:p>999BD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5];&quot;',&quot;;&quot;'&quot;;[.C325];&quot;',&quot;;&quot;'&quot;;[.D325];&quot;',&quot;;&quot;'&quot;;[.E325];&quot;',&quot;;&quot;'&quot;;[.F325];&quot;',&quot;;&quot;'&quot;;[.G325];&quot;',&quot;;&quot;&quot;;[.H325];&quot;,&quot;;&quot;&quot;;[.I325];&quot;,&quot;;&quot;'&quot;;[.J325];&quot;',&quot;;&quot;&quot;;[.K325];&quot;);&quot;)" office:value-type="string" office:string-value="INSERT INTO CVT_PLACASSCT ( ENTIDAD, MASCARA, SERIEINICIAL, SERIEFINAL, PARTECADENA, PARTENUMERICA, TAMANOSERIE, SERIESCADENA, IDUSRCARGA, FECHACARGA) VALUES ('03','999AA','001AV','999BD','[[3,2]]','[[0,3]]',2,2,'D997496224',SYSDATE);" calcext:value-type="string">
            <text:p>INSERT INTO CVT_PLACASSCT ( ENTIDAD, MASCARA, SERIEINICIAL, SERIEFINAL, PARTECADENA, PARTENUMERICA, TAMANOSERIE, SERIESCADENA, IDUSRCARGA, FECHACARGA) VALUES ('03','999AA','001AV','999BD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BE</text:p>
          </table:table-cell>
          <table:table-cell office:value-type="string" calcext:value-type="string">
            <text:p>999BN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6];&quot;',&quot;;&quot;'&quot;;[.C326];&quot;',&quot;;&quot;'&quot;;[.D326];&quot;',&quot;;&quot;'&quot;;[.E326];&quot;',&quot;;&quot;'&quot;;[.F326];&quot;',&quot;;&quot;'&quot;;[.G326];&quot;',&quot;;&quot;&quot;;[.H326];&quot;,&quot;;&quot;&quot;;[.I326];&quot;,&quot;;&quot;'&quot;;[.J326];&quot;',&quot;;&quot;&quot;;[.K326];&quot;);&quot;)" office:value-type="string" office:string-value="INSERT INTO CVT_PLACASSCT ( ENTIDAD, MASCARA, SERIEINICIAL, SERIEFINAL, PARTECADENA, PARTENUMERICA, TAMANOSERIE, SERIESCADENA, IDUSRCARGA, FECHACARGA) VALUES ('04','999AA','001BE','999BN','[[3,2]]','[[0,3]]',2,2,'D997496224',SYSDATE);" calcext:value-type="string">
            <text:p>INSERT INTO CVT_PLACASSCT ( ENTIDAD, MASCARA, SERIEINICIAL, SERIEFINAL, PARTECADENA, PARTENUMERICA, TAMANOSERIE, SERIESCADENA, IDUSRCARGA, FECHACARGA) VALUES ('04','999AA','001BE','999BN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BP</text:p>
          </table:table-cell>
          <table:table-cell office:value-type="string" calcext:value-type="string">
            <text:p>999BY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7];&quot;',&quot;;&quot;'&quot;;[.C327];&quot;',&quot;;&quot;'&quot;;[.D327];&quot;',&quot;;&quot;'&quot;;[.E327];&quot;',&quot;;&quot;'&quot;;[.F327];&quot;',&quot;;&quot;'&quot;;[.G327];&quot;',&quot;;&quot;&quot;;[.H327];&quot;,&quot;;&quot;&quot;;[.I327];&quot;,&quot;;&quot;'&quot;;[.J327];&quot;',&quot;;&quot;&quot;;[.K327];&quot;);&quot;)" office:value-type="string" office:string-value="INSERT INTO CVT_PLACASSCT ( ENTIDAD, MASCARA, SERIEINICIAL, SERIEFINAL, PARTECADENA, PARTENUMERICA, TAMANOSERIE, SERIESCADENA, IDUSRCARGA, FECHACARGA) VALUES ('07','999AA','001BP','999BY','[[3,2]]','[[0,3]]',2,2,'D997496224',SYSDATE);" calcext:value-type="string">
            <text:p>INSERT INTO CVT_PLACASSCT ( ENTIDAD, MASCARA, SERIEINICIAL, SERIEFINAL, PARTECADENA, PARTENUMERICA, TAMANOSERIE, SERIESCADENA, IDUSRCARGA, FECHACARGA) VALUES ('07','999AA','001BP','999BY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BZ</text:p>
          </table:table-cell>
          <table:table-cell office:value-type="string" calcext:value-type="string">
            <text:p>999BH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8];&quot;',&quot;;&quot;'&quot;;[.C328];&quot;',&quot;;&quot;'&quot;;[.D328];&quot;',&quot;;&quot;'&quot;;[.E328];&quot;',&quot;;&quot;'&quot;;[.F328];&quot;',&quot;;&quot;'&quot;;[.G328];&quot;',&quot;;&quot;&quot;;[.H328];&quot;,&quot;;&quot;&quot;;[.I328];&quot;,&quot;;&quot;'&quot;;[.J328];&quot;',&quot;;&quot;&quot;;[.K328];&quot;);&quot;)" office:value-type="string" office:string-value="INSERT INTO CVT_PLACASSCT ( ENTIDAD, MASCARA, SERIEINICIAL, SERIEFINAL, PARTECADENA, PARTENUMERICA, TAMANOSERIE, SERIESCADENA, IDUSRCARGA, FECHACARGA) VALUES ('08','999AA','001BZ','999BH','[[3,2]]','[[0,3]]',2,2,'D997496224',SYSDATE);" calcext:value-type="string">
            <text:p>INSERT INTO CVT_PLACASSCT ( ENTIDAD, MASCARA, SERIEINICIAL, SERIEFINAL, PARTECADENA, PARTENUMERICA, TAMANOSERIE, SERIESCADENA, IDUSRCARGA, FECHACARGA) VALUES ('08','999AA','001BZ','999BH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CJ</text:p>
          </table:table-cell>
          <table:table-cell office:value-type="string" calcext:value-type="string">
            <text:p>999DR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29];&quot;',&quot;;&quot;'&quot;;[.C329];&quot;',&quot;;&quot;'&quot;;[.D329];&quot;',&quot;;&quot;'&quot;;[.E329];&quot;',&quot;;&quot;'&quot;;[.F329];&quot;',&quot;;&quot;'&quot;;[.G329];&quot;',&quot;;&quot;&quot;;[.H329];&quot;,&quot;;&quot;&quot;;[.I329];&quot;,&quot;;&quot;'&quot;;[.J329];&quot;',&quot;;&quot;&quot;;[.K329];&quot;);&quot;)" office:value-type="string" office:string-value="INSERT INTO CVT_PLACASSCT ( ENTIDAD, MASCARA, SERIEINICIAL, SERIEFINAL, PARTECADENA, PARTENUMERICA, TAMANOSERIE, SERIESCADENA, IDUSRCARGA, FECHACARGA) VALUES ('05','999AA','001CJ','999DR','[[3,2]]','[[0,3]]',2,2,'D997496224',SYSDATE);" calcext:value-type="string">
            <text:p>INSERT INTO CVT_PLACASSCT ( ENTIDAD, MASCARA, SERIEINICIAL, SERIEFINAL, PARTECADENA, PARTENUMERICA, TAMANOSERIE, SERIESCADENA, IDUSRCARGA, FECHACARGA) VALUES ('05','999AA','001CJ','999DR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DS</text:p>
          </table:table-cell>
          <table:table-cell office:value-type="string" calcext:value-type="string">
            <text:p>999EA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0];&quot;',&quot;;&quot;'&quot;;[.C330];&quot;',&quot;;&quot;'&quot;;[.D330];&quot;',&quot;;&quot;'&quot;;[.E330];&quot;',&quot;;&quot;'&quot;;[.F330];&quot;',&quot;;&quot;'&quot;;[.G330];&quot;',&quot;;&quot;&quot;;[.H330];&quot;,&quot;;&quot;&quot;;[.I330];&quot;,&quot;;&quot;'&quot;;[.J330];&quot;',&quot;;&quot;&quot;;[.K330];&quot;);&quot;)" office:value-type="string" office:string-value="INSERT INTO CVT_PLACASSCT ( ENTIDAD, MASCARA, SERIEINICIAL, SERIEFINAL, PARTECADENA, PARTENUMERICA, TAMANOSERIE, SERIESCADENA, IDUSRCARGA, FECHACARGA) VALUES ('06','999AA','001DS','999EA','[[3,2]]','[[0,3]]',2,2,'D997496224',SYSDATE);" calcext:value-type="string">
            <text:p>INSERT INTO CVT_PLACASSCT ( ENTIDAD, MASCARA, SERIEINICIAL, SERIEFINAL, PARTECADENA, PARTENUMERICA, TAMANOSERIE, SERIESCADENA, IDUSRCARGA, FECHACARGA) VALUES ('06','999AA','001DS','999EA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EB</text:p>
          </table:table-cell>
          <table:table-cell office:value-type="string" calcext:value-type="string">
            <text:p>999EK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1];&quot;',&quot;;&quot;'&quot;;[.C331];&quot;',&quot;;&quot;'&quot;;[.D331];&quot;',&quot;;&quot;'&quot;;[.E331];&quot;',&quot;;&quot;'&quot;;[.F331];&quot;',&quot;;&quot;'&quot;;[.G331];&quot;',&quot;;&quot;&quot;;[.H331];&quot;,&quot;;&quot;&quot;;[.I331];&quot;,&quot;;&quot;'&quot;;[.J331];&quot;',&quot;;&quot;&quot;;[.K331];&quot;);&quot;)" office:value-type="string" office:string-value="INSERT INTO CVT_PLACASSCT ( ENTIDAD, MASCARA, SERIEINICIAL, SERIEFINAL, PARTECADENA, PARTENUMERICA, TAMANOSERIE, SERIESCADENA, IDUSRCARGA, FECHACARGA) VALUES ('10','999AA','001EB','999EK','[[3,2]]','[[0,3]]',2,2,'D997496224',SYSDATE);" calcext:value-type="string">
            <text:p>INSERT INTO CVT_PLACASSCT ( ENTIDAD, MASCARA, SERIEINICIAL, SERIEFINAL, PARTECADENA, PARTENUMERICA, TAMANOSERIE, SERIESCADENA, IDUSRCARGA, FECHACARGA) VALUES ('10','999AA','001EB','999EK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EW</text:p>
          </table:table-cell>
          <table:table-cell office:value-type="string" calcext:value-type="string">
            <text:p>999FE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2];&quot;',&quot;;&quot;'&quot;;[.C332];&quot;',&quot;;&quot;'&quot;;[.D332];&quot;',&quot;;&quot;'&quot;;[.E332];&quot;',&quot;;&quot;'&quot;;[.F332];&quot;',&quot;;&quot;'&quot;;[.G332];&quot;',&quot;;&quot;&quot;;[.H332];&quot;,&quot;;&quot;&quot;;[.I332];&quot;,&quot;;&quot;'&quot;;[.J332];&quot;',&quot;;&quot;&quot;;[.K332];&quot;);&quot;)" office:value-type="string" office:string-value="INSERT INTO CVT_PLACASSCT ( ENTIDAD, MASCARA, SERIEINICIAL, SERIEFINAL, PARTECADENA, PARTENUMERICA, TAMANOSERIE, SERIESCADENA, IDUSRCARGA, FECHACARGA) VALUES ('11','999AA','001EW','999FE','[[3,2]]','[[0,3]]',2,2,'D997496224',SYSDATE);" calcext:value-type="string">
            <text:p>INSERT INTO CVT_PLACASSCT ( ENTIDAD, MASCARA, SERIEINICIAL, SERIEFINAL, PARTECADENA, PARTENUMERICA, TAMANOSERIE, SERIESCADENA, IDUSRCARGA, FECHACARGA) VALUES ('11','999AA','001EW','999FE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FF</text:p>
          </table:table-cell>
          <table:table-cell office:value-type="string" calcext:value-type="string">
            <text:p>999FP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3];&quot;',&quot;;&quot;'&quot;;[.C333];&quot;',&quot;;&quot;'&quot;;[.D333];&quot;',&quot;;&quot;'&quot;;[.E333];&quot;',&quot;;&quot;'&quot;;[.F333];&quot;',&quot;;&quot;'&quot;;[.G333];&quot;',&quot;;&quot;&quot;;[.H333];&quot;,&quot;;&quot;&quot;;[.I333];&quot;,&quot;;&quot;'&quot;;[.J333];&quot;',&quot;;&quot;&quot;;[.K333];&quot;);&quot;)" office:value-type="string" office:string-value="INSERT INTO CVT_PLACASSCT ( ENTIDAD, MASCARA, SERIEINICIAL, SERIEFINAL, PARTECADENA, PARTENUMERICA, TAMANOSERIE, SERIESCADENA, IDUSRCARGA, FECHACARGA) VALUES ('12','999AA','001FF','999FP','[[3,2]]','[[0,3]]',2,2,'D997496224',SYSDATE);" calcext:value-type="string">
            <text:p>INSERT INTO CVT_PLACASSCT ( ENTIDAD, MASCARA, SERIEINICIAL, SERIEFINAL, PARTECADENA, PARTENUMERICA, TAMANOSERIE, SERIESCADENA, IDUSRCARGA, FECHACARGA) VALUES ('12','999AA','001FF','999FP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FR</text:p>
          </table:table-cell>
          <table:table-cell office:value-type="string" calcext:value-type="string">
            <text:p>999GX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4];&quot;',&quot;;&quot;'&quot;;[.C334];&quot;',&quot;;&quot;'&quot;;[.D334];&quot;',&quot;;&quot;'&quot;;[.E334];&quot;',&quot;;&quot;'&quot;;[.F334];&quot;',&quot;;&quot;'&quot;;[.G334];&quot;',&quot;;&quot;&quot;;[.H334];&quot;,&quot;;&quot;&quot;;[.I334];&quot;,&quot;;&quot;'&quot;;[.J334];&quot;',&quot;;&quot;&quot;;[.K334];&quot;);&quot;)" office:value-type="string" office:string-value="INSERT INTO CVT_PLACASSCT ( ENTIDAD, MASCARA, SERIEINICIAL, SERIEFINAL, PARTECADENA, PARTENUMERICA, TAMANOSERIE, SERIESCADENA, IDUSRCARGA, FECHACARGA) VALUES ('13','999AA','001FR','999GX','[[3,2]]','[[0,3]]',2,2,'D997496224',SYSDATE);" calcext:value-type="string">
            <text:p>INSERT INTO CVT_PLACASSCT ( ENTIDAD, MASCARA, SERIEINICIAL, SERIEFINAL, PARTECADENA, PARTENUMERICA, TAMANOSERIE, SERIESCADENA, IDUSRCARGA, FECHACARGA) VALUES ('13','999AA','001FR','999GX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JY</text:p>
          </table:table-cell>
          <table:table-cell office:value-type="string" calcext:value-type="string">
            <text:p>999JE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5];&quot;',&quot;;&quot;'&quot;;[.C335];&quot;',&quot;;&quot;'&quot;;[.D335];&quot;',&quot;;&quot;'&quot;;[.E335];&quot;',&quot;;&quot;'&quot;;[.F335];&quot;',&quot;;&quot;'&quot;;[.G335];&quot;',&quot;;&quot;&quot;;[.H335];&quot;,&quot;;&quot;&quot;;[.I335];&quot;,&quot;;&quot;'&quot;;[.J335];&quot;',&quot;;&quot;&quot;;[.K335];&quot;);&quot;)" office:value-type="string" office:string-value="INSERT INTO CVT_PLACASSCT ( ENTIDAD, MASCARA, SERIEINICIAL, SERIEFINAL, PARTECADENA, PARTENUMERICA, TAMANOSERIE, SERIESCADENA, IDUSRCARGA, FECHACARGA) VALUES ('14','999AA','001JY','999JE','[[3,2]]','[[0,3]]',2,2,'D997496224',SYSDATE);" calcext:value-type="string">
            <text:p>INSERT INTO CVT_PLACASSCT ( ENTIDAD, MASCARA, SERIEINICIAL, SERIEFINAL, PARTECADENA, PARTENUMERICA, TAMANOSERIE, SERIESCADENA, IDUSRCARGA, FECHACARGA) VALUES ('14','999AA','001JY','999JE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JF</text:p>
          </table:table-cell>
          <table:table-cell office:value-type="string" calcext:value-type="string">
            <text:p>999JP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6];&quot;',&quot;;&quot;'&quot;;[.C336];&quot;',&quot;;&quot;'&quot;;[.D336];&quot;',&quot;;&quot;'&quot;;[.E336];&quot;',&quot;;&quot;'&quot;;[.F336];&quot;',&quot;;&quot;'&quot;;[.G336];&quot;',&quot;;&quot;&quot;;[.H336];&quot;,&quot;;&quot;&quot;;[.I336];&quot;,&quot;;&quot;'&quot;;[.J336];&quot;',&quot;;&quot;&quot;;[.K336];&quot;);&quot;)" office:value-type="string" office:string-value="INSERT INTO CVT_PLACASSCT ( ENTIDAD, MASCARA, SERIEINICIAL, SERIEFINAL, PARTECADENA, PARTENUMERICA, TAMANOSERIE, SERIESCADENA, IDUSRCARGA, FECHACARGA) VALUES ('16','999AA','001JF','999JP','[[3,2]]','[[0,3]]',2,2,'D997496224',SYSDATE);" calcext:value-type="string">
            <text:p>INSERT INTO CVT_PLACASSCT ( ENTIDAD, MASCARA, SERIEINICIAL, SERIEFINAL, PARTECADENA, PARTENUMERICA, TAMANOSERIE, SERIESCADENA, IDUSRCARGA, FECHACARGA) VALUES ('16','999AA','001JF','999JP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JR</text:p>
          </table:table-cell>
          <table:table-cell office:value-type="string" calcext:value-type="string">
            <text:p>999JZ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7];&quot;',&quot;;&quot;'&quot;;[.C337];&quot;',&quot;;&quot;'&quot;;[.D337];&quot;',&quot;;&quot;'&quot;;[.E337];&quot;',&quot;;&quot;'&quot;;[.F337];&quot;',&quot;;&quot;'&quot;;[.G337];&quot;',&quot;;&quot;&quot;;[.H337];&quot;,&quot;;&quot;&quot;;[.I337];&quot;,&quot;;&quot;'&quot;;[.J337];&quot;',&quot;;&quot;&quot;;[.K337];&quot;);&quot;)" office:value-type="string" office:string-value="INSERT INTO CVT_PLACASSCT ( ENTIDAD, MASCARA, SERIEINICIAL, SERIEFINAL, PARTECADENA, PARTENUMERICA, TAMANOSERIE, SERIESCADENA, IDUSRCARGA, FECHACARGA) VALUES ('17','999AA','001JR','999JZ','[[3,2]]','[[0,3]]',2,2,'D997496224',SYSDATE);" calcext:value-type="string">
            <text:p>INSERT INTO CVT_PLACASSCT ( ENTIDAD, MASCARA, SERIEINICIAL, SERIEFINAL, PARTECADENA, PARTENUMERICA, TAMANOSERIE, SERIESCADENA, IDUSRCARGA, FECHACARGA) VALUES ('17','999AA','001JR','999JZ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KA</text:p>
          </table:table-cell>
          <table:table-cell office:value-type="string" calcext:value-type="string">
            <text:p>999KJ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8];&quot;',&quot;;&quot;'&quot;;[.C338];&quot;',&quot;;&quot;'&quot;;[.D338];&quot;',&quot;;&quot;'&quot;;[.E338];&quot;',&quot;;&quot;'&quot;;[.F338];&quot;',&quot;;&quot;'&quot;;[.G338];&quot;',&quot;;&quot;&quot;;[.H338];&quot;,&quot;;&quot;&quot;;[.I338];&quot;,&quot;;&quot;'&quot;;[.J338];&quot;',&quot;;&quot;&quot;;[.K338];&quot;);&quot;)" office:value-type="string" office:string-value="INSERT INTO CVT_PLACASSCT ( ENTIDAD, MASCARA, SERIEINICIAL, SERIEFINAL, PARTECADENA, PARTENUMERICA, TAMANOSERIE, SERIESCADENA, IDUSRCARGA, FECHACARGA) VALUES ('18','999AA','001KA','999KJ','[[3,2]]','[[0,3]]',2,2,'D997496224',SYSDATE);" calcext:value-type="string">
            <text:p>INSERT INTO CVT_PLACASSCT ( ENTIDAD, MASCARA, SERIEINICIAL, SERIEFINAL, PARTECADENA, PARTENUMERICA, TAMANOSERIE, SERIESCADENA, IDUSRCARGA, FECHACARGA) VALUES ('18','999AA','001KA','999KJ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KL</text:p>
          </table:table-cell>
          <table:table-cell office:value-type="string" calcext:value-type="string">
            <text:p>999ET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39];&quot;',&quot;;&quot;'&quot;;[.C339];&quot;',&quot;;&quot;'&quot;;[.D339];&quot;',&quot;;&quot;'&quot;;[.E339];&quot;',&quot;;&quot;'&quot;;[.F339];&quot;',&quot;;&quot;'&quot;;[.G339];&quot;',&quot;;&quot;&quot;;[.H339];&quot;,&quot;;&quot;&quot;;[.I339];&quot;,&quot;;&quot;'&quot;;[.J339];&quot;',&quot;;&quot;&quot;;[.K339];&quot;);&quot;)" office:value-type="string" office:string-value="INSERT INTO CVT_PLACASSCT ( ENTIDAD, MASCARA, SERIEINICIAL, SERIEFINAL, PARTECADENA, PARTENUMERICA, TAMANOSERIE, SERIESCADENA, IDUSRCARGA, FECHACARGA) VALUES ('19','999AA','001KL','999ET','[[3,2]]','[[0,3]]',2,2,'D997496224',SYSDATE);" calcext:value-type="string">
            <text:p>INSERT INTO CVT_PLACASSCT ( ENTIDAD, MASCARA, SERIEINICIAL, SERIEFINAL, PARTECADENA, PARTENUMERICA, TAMANOSERIE, SERIESCADENA, IDUSRCARGA, FECHACARGA) VALUES ('19','999AA','001KL','999ET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LU</text:p>
          </table:table-cell>
          <table:table-cell office:value-type="string" calcext:value-type="string">
            <text:p>999MC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0];&quot;',&quot;;&quot;'&quot;;[.C340];&quot;',&quot;;&quot;'&quot;;[.D340];&quot;',&quot;;&quot;'&quot;;[.E340];&quot;',&quot;;&quot;'&quot;;[.F340];&quot;',&quot;;&quot;'&quot;;[.G340];&quot;',&quot;;&quot;&quot;;[.H340];&quot;,&quot;;&quot;&quot;;[.I340];&quot;,&quot;;&quot;'&quot;;[.J340];&quot;',&quot;;&quot;&quot;;[.K340];&quot;);&quot;)" office:value-type="string" office:string-value="INSERT INTO CVT_PLACASSCT ( ENTIDAD, MASCARA, SERIEINICIAL, SERIEFINAL, PARTECADENA, PARTENUMERICA, TAMANOSERIE, SERIESCADENA, IDUSRCARGA, FECHACARGA) VALUES ('20','999AA','001LU','999MC','[[3,2]]','[[0,3]]',2,2,'D997496224',SYSDATE);" calcext:value-type="string">
            <text:p>INSERT INTO CVT_PLACASSCT ( ENTIDAD, MASCARA, SERIEINICIAL, SERIEFINAL, PARTECADENA, PARTENUMERICA, TAMANOSERIE, SERIESCADENA, IDUSRCARGA, FECHACARGA) VALUES ('20','999AA','001LU','999MC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MD</text:p>
          </table:table-cell>
          <table:table-cell office:value-type="string" calcext:value-type="string">
            <text:p>999MM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1];&quot;',&quot;;&quot;'&quot;;[.C341];&quot;',&quot;;&quot;'&quot;;[.D341];&quot;',&quot;;&quot;'&quot;;[.E341];&quot;',&quot;;&quot;'&quot;;[.F341];&quot;',&quot;;&quot;'&quot;;[.G341];&quot;',&quot;;&quot;&quot;;[.H341];&quot;,&quot;;&quot;&quot;;[.I341];&quot;,&quot;;&quot;'&quot;;[.J341];&quot;',&quot;;&quot;&quot;;[.K341];&quot;);&quot;)" office:value-type="string" office:string-value="INSERT INTO CVT_PLACASSCT ( ENTIDAD, MASCARA, SERIEINICIAL, SERIEFINAL, PARTECADENA, PARTENUMERICA, TAMANOSERIE, SERIESCADENA, IDUSRCARGA, FECHACARGA) VALUES ('21','999AA','001MD','999MM','[[3,2]]','[[0,3]]',2,2,'D997496224',SYSDATE);" calcext:value-type="string">
            <text:p>INSERT INTO CVT_PLACASSCT ( ENTIDAD, MASCARA, SERIEINICIAL, SERIEFINAL, PARTECADENA, PARTENUMERICA, TAMANOSERIE, SERIESCADENA, IDUSRCARGA, FECHACARGA) VALUES ('21','999AA','001MD','999MM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MN</text:p>
          </table:table-cell>
          <table:table-cell office:value-type="string" calcext:value-type="string">
            <text:p>999MX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2];&quot;',&quot;;&quot;'&quot;;[.C342];&quot;',&quot;;&quot;'&quot;;[.D342];&quot;',&quot;;&quot;'&quot;;[.E342];&quot;',&quot;;&quot;'&quot;;[.F342];&quot;',&quot;;&quot;'&quot;;[.G342];&quot;',&quot;;&quot;&quot;;[.H342];&quot;,&quot;;&quot;&quot;;[.I342];&quot;,&quot;;&quot;'&quot;;[.J342];&quot;',&quot;;&quot;&quot;;[.K342];&quot;);&quot;)" office:value-type="string" office:string-value="INSERT INTO CVT_PLACASSCT ( ENTIDAD, MASCARA, SERIEINICIAL, SERIEFINAL, PARTECADENA, PARTENUMERICA, TAMANOSERIE, SERIESCADENA, IDUSRCARGA, FECHACARGA) VALUES ('22','999AA','001MN','999MX','[[3,2]]','[[0,3]]',2,2,'D997496224',SYSDATE);" calcext:value-type="string">
            <text:p>INSERT INTO CVT_PLACASSCT ( ENTIDAD, MASCARA, SERIEINICIAL, SERIEFINAL, PARTECADENA, PARTENUMERICA, TAMANOSERIE, SERIESCADENA, IDUSRCARGA, FECHACARGA) VALUES ('22','999AA','001MN','999MX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MY</text:p>
          </table:table-cell>
          <table:table-cell office:value-type="string" calcext:value-type="string">
            <text:p>999NG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3];&quot;',&quot;;&quot;'&quot;;[.C343];&quot;',&quot;;&quot;'&quot;;[.D343];&quot;',&quot;;&quot;'&quot;;[.E343];&quot;',&quot;;&quot;'&quot;;[.F343];&quot;',&quot;;&quot;'&quot;;[.G343];&quot;',&quot;;&quot;&quot;;[.H343];&quot;,&quot;;&quot;&quot;;[.I343];&quot;,&quot;;&quot;'&quot;;[.J343];&quot;',&quot;;&quot;&quot;;[.K343];&quot;);&quot;)" office:value-type="string" office:string-value="INSERT INTO CVT_PLACASSCT ( ENTIDAD, MASCARA, SERIEINICIAL, SERIEFINAL, PARTECADENA, PARTENUMERICA, TAMANOSERIE, SERIESCADENA, IDUSRCARGA, FECHACARGA) VALUES ('23','999AA','001MY','999NG','[[3,2]]','[[0,3]]',2,2,'D997496224',SYSDATE);" calcext:value-type="string">
            <text:p>INSERT INTO CVT_PLACASSCT ( ENTIDAD, MASCARA, SERIEINICIAL, SERIEFINAL, PARTECADENA, PARTENUMERICA, TAMANOSERIE, SERIESCADENA, IDUSRCARGA, FECHACARGA) VALUES ('23','999AA','001MY','999NG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NH</text:p>
          </table:table-cell>
          <table:table-cell office:value-type="string" calcext:value-type="string">
            <text:p>999NS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4];&quot;',&quot;;&quot;'&quot;;[.C344];&quot;',&quot;;&quot;'&quot;;[.D344];&quot;',&quot;;&quot;'&quot;;[.E344];&quot;',&quot;;&quot;'&quot;;[.F344];&quot;',&quot;;&quot;'&quot;;[.G344];&quot;',&quot;;&quot;&quot;;[.H344];&quot;,&quot;;&quot;&quot;;[.I344];&quot;,&quot;;&quot;'&quot;;[.J344];&quot;',&quot;;&quot;&quot;;[.K344];&quot;);&quot;)" office:value-type="string" office:string-value="INSERT INTO CVT_PLACASSCT ( ENTIDAD, MASCARA, SERIEINICIAL, SERIEFINAL, PARTECADENA, PARTENUMERICA, TAMANOSERIE, SERIESCADENA, IDUSRCARGA, FECHACARGA) VALUES ('24','999AA','001NH','999NS','[[3,2]]','[[0,3]]',2,2,'D997496224',SYSDATE);" calcext:value-type="string">
            <text:p>INSERT INTO CVT_PLACASSCT ( ENTIDAD, MASCARA, SERIEINICIAL, SERIEFINAL, PARTECADENA, PARTENUMERICA, TAMANOSERIE, SERIESCADENA, IDUSRCARGA, FECHACARGA) VALUES ('24','999AA','001NH','999NS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NT</text:p>
          </table:table-cell>
          <table:table-cell office:value-type="string" calcext:value-type="string">
            <text:p>999PB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5];&quot;',&quot;;&quot;'&quot;;[.C345];&quot;',&quot;;&quot;'&quot;;[.D345];&quot;',&quot;;&quot;'&quot;;[.E345];&quot;',&quot;;&quot;'&quot;;[.F345];&quot;',&quot;;&quot;'&quot;;[.G345];&quot;',&quot;;&quot;&quot;;[.H345];&quot;,&quot;;&quot;&quot;;[.I345];&quot;,&quot;;&quot;'&quot;;[.J345];&quot;',&quot;;&quot;&quot;;[.K345];&quot;);&quot;)" office:value-type="string" office:string-value="INSERT INTO CVT_PLACASSCT ( ENTIDAD, MASCARA, SERIEINICIAL, SERIEFINAL, PARTECADENA, PARTENUMERICA, TAMANOSERIE, SERIESCADENA, IDUSRCARGA, FECHACARGA) VALUES ('25','999AA','001NT','999PB','[[3,2]]','[[0,3]]',2,2,'D997496224',SYSDATE);" calcext:value-type="string">
            <text:p>INSERT INTO CVT_PLACASSCT ( ENTIDAD, MASCARA, SERIEINICIAL, SERIEFINAL, PARTECADENA, PARTENUMERICA, TAMANOSERIE, SERIESCADENA, IDUSRCARGA, FECHACARGA) VALUES ('25','999AA','001NT','999PB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PC</text:p>
          </table:table-cell>
          <table:table-cell office:value-type="string" calcext:value-type="string">
            <text:p>999PL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6];&quot;',&quot;;&quot;'&quot;;[.C346];&quot;',&quot;;&quot;'&quot;;[.D346];&quot;',&quot;;&quot;'&quot;;[.E346];&quot;',&quot;;&quot;'&quot;;[.F346];&quot;',&quot;;&quot;'&quot;;[.G346];&quot;',&quot;;&quot;&quot;;[.H346];&quot;,&quot;;&quot;&quot;;[.I346];&quot;,&quot;;&quot;'&quot;;[.J346];&quot;',&quot;;&quot;&quot;;[.K346];&quot;);&quot;)" office:value-type="string" office:string-value="INSERT INTO CVT_PLACASSCT ( ENTIDAD, MASCARA, SERIEINICIAL, SERIEFINAL, PARTECADENA, PARTENUMERICA, TAMANOSERIE, SERIESCADENA, IDUSRCARGA, FECHACARGA) VALUES ('26','999AA','001PC','999PL','[[3,2]]','[[0,3]]',2,2,'D997496224',SYSDATE);" calcext:value-type="string">
            <text:p>INSERT INTO CVT_PLACASSCT ( ENTIDAD, MASCARA, SERIEINICIAL, SERIEFINAL, PARTECADENA, PARTENUMERICA, TAMANOSERIE, SERIESCADENA, IDUSRCARGA, FECHACARGA) VALUES ('26','999AA','001PC','999PL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PM</text:p>
          </table:table-cell>
          <table:table-cell office:value-type="string" calcext:value-type="string">
            <text:p>999PL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7];&quot;',&quot;;&quot;'&quot;;[.C347];&quot;',&quot;;&quot;'&quot;;[.D347];&quot;',&quot;;&quot;'&quot;;[.E347];&quot;',&quot;;&quot;'&quot;;[.F347];&quot;',&quot;;&quot;'&quot;;[.G347];&quot;',&quot;;&quot;&quot;;[.H347];&quot;,&quot;;&quot;&quot;;[.I347];&quot;,&quot;;&quot;'&quot;;[.J347];&quot;',&quot;;&quot;&quot;;[.K347];&quot;);&quot;)" office:value-type="string" office:string-value="INSERT INTO CVT_PLACASSCT ( ENTIDAD, MASCARA, SERIEINICIAL, SERIEFINAL, PARTECADENA, PARTENUMERICA, TAMANOSERIE, SERIESCADENA, IDUSRCARGA, FECHACARGA) VALUES ('27','999AA','001PM','999PL','[[3,2]]','[[0,3]]',2,2,'D997496224',SYSDATE);" calcext:value-type="string">
            <text:p>INSERT INTO CVT_PLACASSCT ( ENTIDAD, MASCARA, SERIEINICIAL, SERIEFINAL, PARTECADENA, PARTENUMERICA, TAMANOSERIE, SERIESCADENA, IDUSRCARGA, FECHACARGA) VALUES ('27','999AA','001PM','999PL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PX</text:p>
          </table:table-cell>
          <table:table-cell office:value-type="string" calcext:value-type="string">
            <text:p>999RF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8];&quot;',&quot;;&quot;'&quot;;[.C348];&quot;',&quot;;&quot;'&quot;;[.D348];&quot;',&quot;;&quot;'&quot;;[.E348];&quot;',&quot;;&quot;'&quot;;[.F348];&quot;',&quot;;&quot;'&quot;;[.G348];&quot;',&quot;;&quot;&quot;;[.H348];&quot;,&quot;;&quot;&quot;;[.I348];&quot;,&quot;;&quot;'&quot;;[.J348];&quot;',&quot;;&quot;&quot;;[.K348];&quot;);&quot;)" office:value-type="string" office:string-value="INSERT INTO CVT_PLACASSCT ( ENTIDAD, MASCARA, SERIEINICIAL, SERIEFINAL, PARTECADENA, PARTENUMERICA, TAMANOSERIE, SERIESCADENA, IDUSRCARGA, FECHACARGA) VALUES ('28','999AA','001PX','999RF','[[3,2]]','[[0,3]]',2,2,'D997496224',SYSDATE);" calcext:value-type="string">
            <text:p>INSERT INTO CVT_PLACASSCT ( ENTIDAD, MASCARA, SERIEINICIAL, SERIEFINAL, PARTECADENA, PARTENUMERICA, TAMANOSERIE, SERIESCADENA, IDUSRCARGA, FECHACARGA) VALUES ('28','999AA','001PX','999RF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RG</text:p>
          </table:table-cell>
          <table:table-cell office:value-type="string" calcext:value-type="string">
            <text:p>999RR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49];&quot;',&quot;;&quot;'&quot;;[.C349];&quot;',&quot;;&quot;'&quot;;[.D349];&quot;',&quot;;&quot;'&quot;;[.E349];&quot;',&quot;;&quot;'&quot;;[.F349];&quot;',&quot;;&quot;'&quot;;[.G349];&quot;',&quot;;&quot;&quot;;[.H349];&quot;,&quot;;&quot;&quot;;[.I349];&quot;,&quot;;&quot;'&quot;;[.J349];&quot;',&quot;;&quot;&quot;;[.K349];&quot;);&quot;)" office:value-type="string" office:string-value="INSERT INTO CVT_PLACASSCT ( ENTIDAD, MASCARA, SERIEINICIAL, SERIEFINAL, PARTECADENA, PARTENUMERICA, TAMANOSERIE, SERIESCADENA, IDUSRCARGA, FECHACARGA) VALUES ('29','999AA','001RG','999RR','[[3,2]]','[[0,3]]',2,2,'D997496224',SYSDATE);" calcext:value-type="string">
            <text:p>INSERT INTO CVT_PLACASSCT ( ENTIDAD, MASCARA, SERIEINICIAL, SERIEFINAL, PARTECADENA, PARTENUMERICA, TAMANOSERIE, SERIESCADENA, IDUSRCARGA, FECHACARGA) VALUES ('29','999AA','001RG','999RR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RS</text:p>
          </table:table-cell>
          <table:table-cell office:value-type="string" calcext:value-type="string">
            <text:p>999SA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50];&quot;',&quot;;&quot;'&quot;;[.C350];&quot;',&quot;;&quot;'&quot;;[.D350];&quot;',&quot;;&quot;'&quot;;[.E350];&quot;',&quot;;&quot;'&quot;;[.F350];&quot;',&quot;;&quot;'&quot;;[.G350];&quot;',&quot;;&quot;&quot;;[.H350];&quot;,&quot;;&quot;&quot;;[.I350];&quot;,&quot;;&quot;'&quot;;[.J350];&quot;',&quot;;&quot;&quot;;[.K350];&quot;);&quot;)" office:value-type="string" office:string-value="INSERT INTO CVT_PLACASSCT ( ENTIDAD, MASCARA, SERIEINICIAL, SERIEFINAL, PARTECADENA, PARTENUMERICA, TAMANOSERIE, SERIESCADENA, IDUSRCARGA, FECHACARGA) VALUES ('30','999AA','001RS','999SA','[[3,2]]','[[0,3]]',2,2,'D997496224',SYSDATE);" calcext:value-type="string">
            <text:p>INSERT INTO CVT_PLACASSCT ( ENTIDAD, MASCARA, SERIEINICIAL, SERIEFINAL, PARTECADENA, PARTENUMERICA, TAMANOSERIE, SERIESCADENA, IDUSRCARGA, FECHACARGA) VALUES ('30','999AA','001RS','999SA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SB</text:p>
          </table:table-cell>
          <table:table-cell office:value-type="string" calcext:value-type="string">
            <text:p>999SK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51];&quot;',&quot;;&quot;'&quot;;[.C351];&quot;',&quot;;&quot;'&quot;;[.D351];&quot;',&quot;;&quot;'&quot;;[.E351];&quot;',&quot;;&quot;'&quot;;[.F351];&quot;',&quot;;&quot;'&quot;;[.G351];&quot;',&quot;;&quot;&quot;;[.H351];&quot;,&quot;;&quot;&quot;;[.I351];&quot;,&quot;;&quot;'&quot;;[.J351];&quot;',&quot;;&quot;&quot;;[.K351];&quot;);&quot;)" office:value-type="string" office:string-value="INSERT INTO CVT_PLACASSCT ( ENTIDAD, MASCARA, SERIEINICIAL, SERIEFINAL, PARTECADENA, PARTENUMERICA, TAMANOSERIE, SERIESCADENA, IDUSRCARGA, FECHACARGA) VALUES ('31','999AA','001SB','999SK','[[3,2]]','[[0,3]]',2,2,'D997496224',SYSDATE);" calcext:value-type="string">
            <text:p>INSERT INTO CVT_PLACASSCT ( ENTIDAD, MASCARA, SERIEINICIAL, SERIEFINAL, PARTECADENA, PARTENUMERICA, TAMANOSERIE, SERIESCADENA, IDUSRCARGA, FECHACARGA) VALUES ('31','999AA','001SB','999SK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SL</text:p>
          </table:table-cell>
          <table:table-cell office:value-type="string" calcext:value-type="string">
            <text:p>999SV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52];&quot;',&quot;;&quot;'&quot;;[.C352];&quot;',&quot;;&quot;'&quot;;[.D352];&quot;',&quot;;&quot;'&quot;;[.E352];&quot;',&quot;;&quot;'&quot;;[.F352];&quot;',&quot;;&quot;'&quot;;[.G352];&quot;',&quot;;&quot;&quot;;[.H352];&quot;,&quot;;&quot;&quot;;[.I352];&quot;,&quot;;&quot;'&quot;;[.J352];&quot;',&quot;;&quot;&quot;;[.K352];&quot;);&quot;)" office:value-type="string" office:string-value="INSERT INTO CVT_PLACASSCT ( ENTIDAD, MASCARA, SERIEINICIAL, SERIEFINAL, PARTECADENA, PARTENUMERICA, TAMANOSERIE, SERIESCADENA, IDUSRCARGA, FECHACARGA) VALUES ('32','999AA','001SL','999SV','[[3,2]]','[[0,3]]',2,2,'D997496224',SYSDATE);" calcext:value-type="string">
            <text:p>INSERT INTO CVT_PLACASSCT ( ENTIDAD, MASCARA, SERIEINICIAL, SERIEFINAL, PARTECADENA, PARTENUMERICA, TAMANOSERIE, SERIESCADENA, IDUSRCARGA, FECHACARGA) VALUES ('32','999AA','001SL','999SV','[[3,2]]','[[0,3]]',2,2,'D997496224',SYSDATE);</text:p>
          </table:table-cell>
        </table:table-row>
        <table:table-row table:style-name="ro2"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99AA</text:p>
          </table:table-cell>
          <table:table-cell office:value-type="string" calcext:value-type="string">
            <text:p>001SW</text:p>
          </table:table-cell>
          <table:table-cell office:value-type="string" calcext:value-type="string">
            <text:p>999ZZ</text:p>
          </table:table-cell>
          <table:table-cell office:value-type="string" calcext:value-type="string">
            <text:p>[[3,2]]</text:p>
          </table:table-cell>
          <table:table-cell office:value-type="string" calcext:value-type="string">
            <text:p>[[0,3]]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997496224</text:p>
          </table:table-cell>
          <table:table-cell office:value-type="string" calcext:value-type="string">
            <text:p>SYSDATE</text:p>
          </table:table-cell>
          <table:table-cell table:formula="of:=CONCATENATE(&quot;INSERT INTO CVT_PLACASSCT ( ENTIDAD, MASCARA, SERIEINICIAL, SERIEFINAL, PARTECADENA, PARTENUMERICA, TAMANOSERIE, SERIESCADENA, IDUSRCARGA, FECHACARGA) VALUES (&quot;;&quot;'&quot;;[.B353];&quot;',&quot;;&quot;'&quot;;[.C353];&quot;',&quot;;&quot;'&quot;;[.D353];&quot;',&quot;;&quot;'&quot;;[.E353];&quot;',&quot;;&quot;'&quot;;[.F353];&quot;',&quot;;&quot;'&quot;;[.G353];&quot;',&quot;;&quot;&quot;;[.H353];&quot;,&quot;;&quot;&quot;;[.I353];&quot;,&quot;;&quot;'&quot;;[.J353];&quot;',&quot;;&quot;&quot;;[.K353];&quot;);&quot;)" office:value-type="string" office:string-value="INSERT INTO CVT_PLACASSCT ( ENTIDAD, MASCARA, SERIEINICIAL, SERIEFINAL, PARTECADENA, PARTENUMERICA, TAMANOSERIE, SERIESCADENA, IDUSRCARGA, FECHACARGA) VALUES ('9','999AA','001SW','999ZZ','[[3,2]]','[[0,3]]',2,2,'D997496224',SYSDATE);" calcext:value-type="string">
            <text:p>INSERT INTO CVT_PLACASSCT ( ENTIDAD, MASCARA, SERIEINICIAL, SERIEFINAL, PARTECADENA, PARTENUMERICA, TAMANOSERIE, SERIESCADENA, IDUSRCARGA, FECHACARGA) VALUES ('9','999AA','001SW','999ZZ','[[3,2]]','[[0,3]]',2,2,'D997496224',SYSDATE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 style:data-style-name="N2" text:time-value="10:37:03.368706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nca </meta:initial-creator>
    <meta:creation-date>2016-11-24T11:23:36.298180751</meta:creation-date>
    <dc:date>2016-11-28T11:44:17.346040132</dc:date>
    <dc:creator>Blanca </dc:creator>
    <meta:editing-duration>PT1H50M10S</meta:editing-duration>
    <meta:editing-cycles>4</meta:editing-cycles>
    <meta:generator>LibreOffice/4.2.6.3$Linux_X86_64 LibreOffice_project/420m0$Build-3</meta:generator>
    <meta:document-statistic meta:table-count="1" meta:cell-count="4107" meta:object-count="0"/>
  </office:meta>
</office:document-meta>
</file>